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12</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Herbinye, Finland's Herbin, and the over collapse of 27 people injured</text:span>
</text:h>
      <text:p text:style-name="P4">
Author: 联合早报 (Person)</text:p>
      <text:p text:style-name="P4">
Publisher: 联合早报 (Organization)</text:p>
      <text:p text:style-name="P4">
Published Time: 2023-05-11T-15:38</text:p>
      <text:p text:style-name="P4">
Modified Time: 2023-05-11T21:29</text:p>
      <text:p text:style-name="P4">
Description: A pedestrian bridge collapse occurred on Thursday (May 11), the capital of Finland, causing 27 people to be injured, most of which were minors. Comprehensive foreign news reports, the collapsed pedestrian flyover is located in ESPOO, west of Helsinki. Finnish media hels ...</text:p>
      <text:p text:style-name="P4">
Videos: []</text:p>
      <text:p text:style-name="P4">
Audios: []</text:p>
      <text:p text:style-name="P4">
Images: []</text:p>
      <text:p text:style-name="P4">
Type: NewsArticle</text:p>
      <text:p text:style-name="P4">
Breadcrumbs: ['即时', '国际']</text:p>
      <text:p text:style-name="P4">
Keywords: ['芬兰']</text:p>
      <!--METADATA-->
      <text:p text:style-name="P4">
A pedestrian bridge collapse occurred on Thursday (May 11), the capital of Finland, causing 27 people to be injured, most of which were minors.</text:p>
      <text:p text:style-name="P4">
Comprehensive foreign news reports, the collapsed pedestrian flyover is located in ESPOO, west of Helsinki. The Finnish media Helsing Sanomat said that a group of eight -grade students encountered a bridge.</text:p>
      <text:p text:style-name="P4">
The local health department stated that the wounded had been sent to the hospital and had no life.</text:p>
      <text:p text:style-name="P4">
Police said that the local area is under construction. The pedestrian flyover is a temporary flyover and is built from a plywood.</text:p>
      <text:p text:style-name="P4">
News Source: <text:a xlink:type="simple" xlink:href="https://www.zaobao.com.sg/realtime/world/story20230511-1393554" text:style-name="Internet_20_link" text:visited-style-name="Visited_20_Internet_20_Link">
https://www.zaobao.com.sg/realtime/world/story20230511-1393554</text:a>
</text:p>
      <!--NEWS-->
      <text:h text:style-name="P10" text:outline-level="1">
<text:span text:style-name="T4">
Sino -US defense ministers are expected to talk in June? Different tones on both sides</text:span>
</text:h>
      <text:p text:style-name="P4">
Author: None (Language: zh)</text:p>
      <text:p text:style-name="P4">
Publisher: None</text:p>
      <text:p text:style-name="P4">
Time: 2023-05-11T08:19:00Z</text:p>
      <text:p text:style-name="P4">
Description: Sino -US relations are difficult to warm up. It is reported that the United States intentionally promoted the meeting between the two countries' defense ministers in Singapore in June, but it was responded to "the possibility is very low." Experts pointed out that if China rejects the invitation of the United States, it may make the country around the country uneasy; and the American attitude is so positive, and it may also lose its diplomatic advantage. Why?</text:p>
      <text:p text:style-name="P4">
Videos: []</text:p>
      <text:p text:style-name="P4">
Images: ["<text:a xlink:type="simple" xlink:href="https://static.dw.com/image/59244760_303.jpg" text:style-name="Internet_20_link" text:visited-style-name="Visited_20_Internet_20_Link">
59244760_303.jpg</text:a>
", "<text:a xlink:type="simple" xlink:href="https://static.dw.com/image/65367112_401.jpg" text:style-name="Internet_20_link" text:visited-style-name="Visited_20_Internet_20_Link">
65367112_401.jpg</text:a>
", "<text:a xlink:type="simple" xlink:href="https://static.dw.com/image/65401967_401.jpg" text:style-name="Internet_20_link" text:visited-style-name="Visited_20_Internet_20_Link">
65401967_401.jpg</text:a>
", "<text:a xlink:type="simple" xlink:href="https://static.dw.com/image/64640006_302.jpg" text:style-name="Internet_20_link" text:visited-style-name="Visited_20_Internet_20_Link">
64640006_302.jpg</text:a>
", "<text:a xlink:type="simple" xlink:href="https://static.dw.com/image/64640851_302.jpg" text:style-name="Internet_20_link" text:visited-style-name="Visited_20_Internet_20_Link">
64640851_302.jpg</text:a>
", "<text:a xlink:type="simple" xlink:href="https://static.dw.com/image/64636821_302.jpg" text:style-name="Internet_20_link" text:visited-style-name="Visited_20_Internet_20_Link">
64636821_302.jpg</text:a>
", "<text:a xlink:type="simple" xlink:href="https://static.dw.com/image/64639698_302.jpg" text:style-name="Internet_20_link" text:visited-style-name="Visited_20_Internet_20_Link">
64639698_302.jpg</text:a>
", "<text:a xlink:type="simple" xlink:href="https://static.dw.com/image/64639569_302.jpg" text:style-name="Internet_20_link" text:visited-style-name="Visited_20_Internet_20_Link">
64639569_302.jpg</text:a>
", "<text:a xlink:type="simple" xlink:href="https://static.dw.com/image/64639728_302.jpg" text:style-name="Internet_20_link" text:visited-style-name="Visited_20_Internet_20_Link">
64639728_302.jpg</text:a>
", "<text:a xlink:type="simple" xlink:href="https://static.dw.com/image/64641001_302.jpg" text:style-name="Internet_20_link" text:visited-style-name="Visited_20_Internet_20_Link">
64641001_302.jpg</text:a>
"]</text:p>
      <text:p text:style-name="P4">
Subject: 时政风云</text:p>
      <text:p text:style-name="P4">
Subjects: ['南希·佩洛西', '专题报道：习近平访美']</text:p>
      <text:p text:style-name="P4">
Keywords: ['中美关系', '侦查气球', '香格里拉对话']</text:p>
      <text:p text:style-name="P4">
Id: 65584930</text:p>
      <!--METADATA-->
      <text:p text:style-name="P4">
<text:a xlink:type="simple" xlink:href="https://www.dw.com/zh/overlay/image/article/65584930/59244760" text:style-name="Internet_20_link" text:visited-style-name="Visited_20_Internet_20_Link">
 <draw:frame draw:style-name="fr1" draw:name="Image2" text:anchor-type="as-char" svg:width="6.9236in" svg:height="3.896998in" draw:z-index="0">
<draw:image xlink:href="../Images/dwzh/2023-05-11T08-19-00Z/59244760_303.jpg" xlink:type="simple" xlink:show="embed" xlink:actuate="onLoad" draw:mime-type="image/jpeg"/>
</draw:frame>
</text:a>
The United States has repeatedly wanted to restart communication with China in the near future (information photo)</text:p>
      <text:p text:style-name="P4">
(Voice of Germany), Lloyd Austin, USA, hopes that in June, at the "The Shangri-Ladialogue" in Singapore, he met with the new Chinese defense minister Li Shangfu. The British "Financial Times" reported on Thursday (May 11) that China said that due to the US sanctions on the Minister, the possibility of the two countries' defense ministers was very low. This is<text:a xlink:type="simple" xlink:href="https://www.dw.com/zh/zh/美中關係陷寒冰-秦剛籲美深刻反思/a-65556918" text:style-name="Internet_20_link" text:visited-style-name="Visited_20_Internet_20_Link">
 </text:a>
Essence</text:p>
      <text:p text:style-name="P4">
In 2018, Li Shangfu, then general, has not yet served as the Minister of Defense of China, and <text:a xlink:type="simple" xlink:href="https://www.dw.com/zh/zh/再次惹恼中国美制裁中央军委职能部门及部长/a-45599922" text:style-name="Internet_20_link" text:visited-style-name="Visited_20_Internet_20_Link">
</text:a>
Essence To this day, the United States stated that the sanctions did not hinder Austin meeting with Li Shangfu in a third country, but some anonymous people told the Financial Times that the Bayeng government did not intentionally cancel the sanctions. It's almost impossible.</text:p>
      <text:p text:style-name="P4">
The White House did not respond to the review request of the Financial Times.</text:p>
      <text:p text:style-name="P4">
<draw:frame draw:style-name="fr1" draw:name="Image3" text:anchor-type="as-char" svg:width="6.9236in" svg:height="3.896998in" draw:z-index="0">
<draw:image xlink:href="../Images/dwzh/2023-05-11T08-19-00Z/65367112_401.jpg" xlink:type="simple" xlink:show="embed" xlink:actuate="onLoad" draw:mime-type="image/jpeg"/>
</draw:frame>
China Defense Minister Li Shangfu went to Moscow to talk to the Russian Defense Minister in April</text:p>
      <text:p text:style-name="P4">
The "Shangri -La Dialogue" is an annual security forum operated by the Internal Institute Institute for StrategicStudies, which often becomes a place where US -China defense officials meet. <text:a xlink:type="simple" xlink:href="https://www.dw.com/zh/zh/美防长香格里拉对话上炮轰北京/a-62101847" text:style-name="Internet_20_link" text:visited-style-name="Visited_20_Internet_20_Link">
</text:a>
Essence</text:p>
      <text:p text:style-name="P4">
If Beijing accepts the proposal, this will be Sino -US relations due to February [] <text:a xlink:type="simple" xlink:href="https://www.dw.com/zh/zh/中國氣球能實時回傳信號美無法證實/a-65222124" text:style-name="Internet_20_link" text:visited-style-name="Visited_20_Internet_20_Link">
</text:a>
Since the frustration point, the highest -level face -to -face talks between the two sides.</text:p>
      <text:p text:style-name="P4">
After the balloon incident, General General Markmilley, Chairman of the Co -Chiefs of Staff of Austin and the Chief of Staff, has repeatedly requested calls with Chinese corresponding officials and has been rejected by the Chinese side. The high -level visit plans are also forced to cancel or postpone. Biden has repeatedly called on Sino -US relations to ease, and it has also been refuted by China as "no sincerity."</text:p>
      <text:p text:style-name="P4">
In this regard, the Pentagon stated that the United States hopes that "the Chinese military leaders such as the Chinese Defense Minister will maintain an open communication channel", but "it is China to decide to ignore, refuse or cancel a number of high -level communication requests in the United States."</text:p>
      <text:p text:style-name="P4">
The Chinese Embassy in the United States stated that the two countries are conducting "necessary communication." The embassy spokesman Liu Pengyu added that China and the United States "should not communicate for communication" and called on "the United States to take out sincerity ... to create the conditions and atmosphere required for communication with actual actions" can help Sino -US relations "return to the right track."</text:p>
      <text:p text:style-name="P4">
However, whether the talks that can be promoted to be studied have become an embarrassing situation for both China and the United States.</text:p>
      <text:p text:style-name="P4">
<draw:frame draw:style-name="fr1" draw:name="Image4" text:anchor-type="as-char" svg:width="6.9236in" svg:height="3.896998in" draw:z-index="0">
<draw:image xlink:href="../Images/dwzh/2023-05-11T08-19-00Z/65401967_401.jpg" xlink:type="simple" xlink:show="embed" xlink:actuate="onLoad" draw:mime-type="image/jpeg"/>
</draw:frame>
US Defense Secretary Austin (Data Photo)</text:p>
      <text:h text:style-name="P12" text:outline-level="3">
<text:span text:style-name="T4">
China refusal talks to cause surrounding countries to disturb</text:span>
</text:h>
      <text:p text:style-name="P4">
"Financial Times" reported that Bonnieglaser, a Chinese expert in German Marshall Fund, said that the fierce competition in the United States and China, coupled with the lack of dialogue between the two countries, became more and more. Unhappy, if Austin and Li Shangfu each attended the "Shangri -La Dialogue" and the two had not held talks, these countries would be very "shocked".</text:p>
      <text:p text:style-name="P4">
Ge Laiyi said: "The question is, would they blame the United States or China? My feeling is that most countries in the region have understood that the United States has been seeking contact with China, but it is blocked."</text:p>
      <text:p text:style-name="P4">
Judeblanchette, an expert in CSIS Think Tank, believes that the dispute shows whether the relationship between Washington and Beijing can stabilize depends on "political interaction between the two sides." He said: "The longer Beijing does not meet with the United States, more European Asia will feel that China is stubborn."</text:p>
      <text:p text:style-name="P4">
*<draw:frame draw:style-name="fr1" draw:name="Image5" text:anchor-type="as-char" svg:width="6.9236in" svg:height="3.898288in" draw:z-index="0">
<draw:image xlink:href="../Images/dwzh/2023-05-11T08-19-00Z/64640006_302.jpg" xlink:type="simple" xlink:show="embed" xlink:actuate="onLoad" draw:mime-type="image/jpeg"/>
</draw:frame>
##### "Balloon" incident exacerbates the tension between the United States and China</text:p>
      <text:h text:style-name="P12" text:outline-level="3">
<text:span text:style-name="T4">
Shooting</text:span>
</text:h>
      <text:p text:style-name="P4">
A balloon in China fluttered over the United States for a few days. On February 4, the U.S. military shot down in the coastal waters of the South Carolina. The United States has accused China of using balloons for espionage. But China said that this is just an out of control meteorological balloon.</text:p>
      <text:p text:style-name="P4">
*<draw:frame draw:style-name="fr1" draw:name="Image6" text:anchor-type="as-char" svg:width="6.9236in" svg:height="3.898288in" draw:z-index="0">
<draw:image xlink:href="../Images/dwzh/2023-05-11T08-19-00Z/64640851_302.jpg" xlink:type="simple" xlink:show="embed" xlink:actuate="onLoad" draw:mime-type="image/jpeg"/>
</draw:frame>
##### "Balloon" incident exacerbates the tension between the United States and China</text:p>
      <text:h text:style-name="P12" text:outline-level="3">
<text:span text:style-name="T4">
search</text:span>
</text:h>
      <text:p text:style-name="P4">
The shot of balloon fell into the sea a few miles away from the coast of South Carolina. The U.S. Navy and the Coast Guard positioned the areas where the balloon fell, and sent helicopters and ships to sort out the wreckage of balloons in the fall area.</text:p>
      <text:p text:style-name="P4">
*<draw:frame draw:style-name="fr1" draw:name="Image7" text:anchor-type="as-char" svg:width="6.9236in" svg:height="3.898288in" draw:z-index="0">
<draw:image xlink:href="../Images/dwzh/2023-05-11T08-19-00Z/64636821_302.jpg" xlink:type="simple" xlink:show="embed" xlink:actuate="onLoad" draw:mime-type="image/jpeg"/>
</draw:frame>
##### "Balloon" incident exacerbates the tension between the United States and China</text:p>
      <text:h text:style-name="P12" text:outline-level="3">
<text:span text:style-name="T4">
salvage</text:span>
</text:h>
      <text:p text:style-name="P4">
It looks like fishermen are fishing a large jellyfish, but in fact, this is a group member of the US military who is responsible for dealing with explosives. This balloon has a diameter of about 61 meters, and the weight is equivalent to a small passenger aircraft.</text:p>
      <text:p text:style-name="P4">
*<draw:frame draw:style-name="fr1" draw:name="Image8" text:anchor-type="as-char" svg:width="6.9236in" svg:height="3.898288in" draw:z-index="0">
<draw:image xlink:href="../Images/dwzh/2023-05-11T08-19-00Z/64639698_302.jpg" xlink:type="simple" xlink:show="embed" xlink:actuate="onLoad" draw:mime-type="image/jpeg"/>
</draw:frame>
##### "Balloon" incident exacerbates the tension between the United States and China</text:p>
      <text:h text:style-name="P12" text:outline-level="3">
<text:span text:style-name="T4">
wreckage</text:span>
</text:h>
      <text:p text:style-name="P4">
Due to the huge balloon size and uncertainty of its security, the United States eventually decided to shoot down at sea. The water depth of the balloon falling is about 15 meters. The U.S. military is trying to salvage more wreckage in order to more accurately understand the actual use of this flying object.</text:p>
      <text:p text:style-name="P4">
*<draw:frame draw:style-name="fr1" draw:name="Image9" text:anchor-type="as-char" svg:width="6.9236in" svg:height="3.898288in" draw:z-index="0">
<draw:image xlink:href="../Images/dwzh/2023-05-11T08-19-00Z/64639569_302.jpg" xlink:type="simple" xlink:show="embed" xlink:actuate="onLoad" draw:mime-type="image/jpeg"/>
</draw:frame>
##### "Balloon" incident exacerbates the tension between the United States and China</text:p>
      <text:h text:style-name="P12" text:outline-level="3">
<text:span text:style-name="T4">
tool</text:span>
</text:h>
      <ul>
        <li>
<draw:frame draw:style-name="fr1" draw:name="Image10" text:anchor-type="as-char" svg:width="6.9236in" svg:height="3.898288in" draw:z-index="0">
<draw:image xlink:href="../Images/dwzh/2023-05-11T08-19-00Z/64639728_302.jpg" xlink:type="simple" xlink:show="embed" xlink:actuate="onLoad" draw:mime-type="image/jpeg"/>
</draw:frame>
##### "Balloon" incident exacerbates the tension between the United States and China</li>
      </ul>
      <text:h text:style-name="P10" text:outline-level="1">
<text:span text:style-name="T4">
</text:span>
</text:h>
      <text:h text:style-name="P13" text:outline-level="4">
<text:span text:style-name="T4">
</text:span>
</text:h>
      <text:p text:style-name="P4">
In a statement on February 13, the U.S. Northern Command said, "The salvage team found some important wreckage from the balloon fall, including confirming all the main sensors and electronic devices, and the overall structure."</text:p>
      <text:p text:style-name="P4">
*<draw:frame draw:style-name="fr1" draw:name="Image11" text:anchor-type="as-char" svg:width="6.9236in" svg:height="3.898288in" draw:z-index="0">
<draw:image xlink:href="../Images/dwzh/2023-05-11T08-19-00Z/64641001_302.jpg" xlink:type="simple" xlink:show="embed" xlink:actuate="onLoad" draw:mime-type="image/jpeg"/>
</draw:frame>
##### "Balloon" incident exacerbates the tension between the United States and China</text:p>
      <text:h text:style-name="P12" text:outline-level="3">
<text:span text:style-name="T4">
upgrade</text:span>
</text:h>
      <text:p text:style-name="P4">
After the United States shot down China's suspected spy balloon, the tension between the United States and China further intensified. This time, the Minister of Defense of China had rejected the US Secretary of Defense Austin to discuss matters related to balloons. China claims that the U.S. shot down is an over -reaction and violates international standards. The U.S. Department of Commerce will add 6 entities related to Beijing's suspected spy ball plan to export blacklists. In the past few days, the U.S. military has shot down three flying bodies over the Alas California Coast in northwestern United States, Yakong areas in northwestern Canada, and the overhead of the US -Canada border.</text:p>
      <text:p text:style-name="P4">
Author: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The United States looks too anxious?</text:span>
</text:h>
      <text:p text:style-name="P4">
Bloomberg reported on the 11th that although the Bayeng government continued to be rejected by the Chinese side to restart communication, it continued to try to promote the positive attitude of China and the United States regardless of the grassroots and senior dialogues, in order to appease "worrying that the United States did not do enough tensions in the tension" " Eurasian allies. However, some public opinion is also worried that such a strategy may make the United States look weak and nose in China.</text:p>
      <text:p text:style-name="P4">
"Obama National Security Council" (EvanMedeiros), a former Asian senior director, believes that although this "smart and adventurous" strategy can help the United States receive trust in Eurasian countries, it may also strengthen China. The argument that the "Western world needs China more" and the China -US agenda is at the helm of China.</text:p>
      <text:p text:style-name="P4">
Denniswilder, former deputy assistant director of the East Asia and Pacific Region, also said that this move may make Chinese leaders think that "the strategy of the frozen relationship between them after investigating the balloon is shot down." In the wrestling, the tactical advantage was achieved.</text:p>
      <text:p text:style-name="P4">
The chairman of the "China Issue Special Committee" of the US House of Representatives Mikegallagher criticized on the 10th: "I just don't understand why the Bayeng government held a meeting (with China) to make such an eager and diligent suitor Performance. "Garrat believes that this move shows the intention of the Biden government to compete in other regional status and participation in regional affairs, but the overall strategy of the United States appears chaotic and clueless.</text:p>
      <text:p text:style-name="P4">
("Financial Times", Bloomberg News)</text:p>
      <text:p text:style-name="P4">
News Source: <text:a xlink:type="simple" xlink:href="https://www.dw.com/zh/中美防長6月有望會談？雙方不同調/a-65584930" text:style-name="Internet_20_link" text:visited-style-name="Visited_20_Internet_20_Link">
https://www.dw.com/zh/中美防長6月有望會談？雙方不同調/a-65584930?maca=chi-rss-chi-all-1127-rdf</text:a>
</text:p>
      <!--NEWS-->
      <text:h text:style-name="P10" text:outline-level="1">
<text:span text:style-name="T4">
The German government approves the highest shares of Hamburg Port in Hamburg Port 24.99%</text:span>
</text:h>
      <text:p text:style-name="P4">
Author: None (Language: zh)</text:p>
      <text:p text:style-name="P4">
Publisher: None</text:p>
      <text:p text:style-name="P4">
Time: 2023-05-11T10:30:00Z</text:p>
      <text:p text:style-name="P4">
Description: The German federal government spokesman said on Wednesday (May 10) that the Berlin government approved COSCO Group to invest in Hamburg Port, with a maximum of 24.99%of the shares. The debate around the German government around the acquisition case has lasted for several months.</text:p>
      <text:p text:style-name="P4">
Videos: []</text:p>
      <text:p text:style-name="P4">
Images: ["<text:a xlink:type="simple" xlink:href="https://static.dw.com/image/56913535_303.jpg" text:style-name="Internet_20_link" text:visited-style-name="Visited_20_Internet_20_Link">
56913535_303.jpg</text:a>
"]</text:p>
      <text:p text:style-name="P4">
Subject: 经济纵横</text:p>
      <text:p text:style-name="P4">
Subjects: ['欧债危机', '欧盟', '岛屿主权争端', '专题报道：全景观看“习马会”', '德国', '中国', '留学德国', '中共十九大', '留学德国', '德国联邦大选']</text:p>
      <text:p text:style-name="P4">
Keywords: ['德国', '中国', '汉堡港', '中远', '收购']</text:p>
      <text:p text:style-name="P4">
Id: 65589368</text:p>
      <!--METADATA-->
      <text:p text:style-name="P4">
<text:a xlink:type="simple" xlink:href="https://www.dw.com/zh/overlay/image/article/65589368/56913535" text:style-name="Internet_20_link" text:visited-style-name="Visited_20_Internet_20_Link">
 <draw:frame draw:style-name="fr1" draw:name="Image12" text:anchor-type="as-char" svg:width="6.9236in" svg:height="3.896998in" draw:z-index="0">
<draw:image xlink:href="../Images/dwzh/2023-05-11T10-30-00Z/56913535_303.jpg" xlink:type="simple" xlink:show="embed" xlink:actuate="onLoad" draw:mime-type="image/jpeg"/>
</draw:frame>
</text:a>
China is the most important trading partner of Hamburg so far, accounting for about one -third of its container.</text:p>
      <text:p text:style-name="P4">
(Voice of Germany) COSCO Group's original plan to acquire 35%of the shares of the Tollerort container terminal in Hamburg Port. In October last year, the acquisition was first rejected by the German government. On October 26, the federal government approved <text:a xlink:type="simple" xlink:href="https://www.dw.com/zh/zh/中资入股汉堡港争议双方或可接受妥协方案/a-63554802" text:style-name="Internet_20_link" text:visited-style-name="Visited_20_Internet_20_Link">
</text:a>
The proportion of acquisition shares dropped to 24.9%.</text:p>
      <text:p text:style-name="P4">
The government has continued to argue internally whether it should allow Chinese companies to invest in German ports.</text:p>
      <text:p text:style-name="P4">
German Chancellor Savz is agreed with the acquisition, but the Green Party and Liberal Democratic Party, the joint ruling, holds objections.</text:p>
      <text:p text:style-name="P4">
In April this year, the German Information Technology Security Agency (BSI) put the Tollerort terminal of Hamburg Port <text:a xlink:type="simple" xlink:href="https://www.dw.com/zh/zh/汉堡港福地码头被列入关键基础设施-中远入股还有戏吗/a-65293775" text:style-name="Internet_20_link" text:visited-style-name="Visited_20_Internet_20_Link">
</text:a>
Essence The Federal Ministry of Economic Affairs stated that the ministry is studying related influences due to changes in the prerequisites. According to a survey by North Germany's Will Radio and West Germany, the Ministry of Economic Affairs has advocated starting a new investment procedure to re -evaluate the investment scope of key infrastructure. But this requires consistency within the federal government.</text:p>
      <text:p text:style-name="P4">
At that time, the Chinese Ministry of Foreign Affairs urged the German government to objectively and rationally view pragmatic cooperation between the two states and provide non -discriminatory business environment for Chinese companies.</text:p>
      <text:p text:style-name="P4">
The federal government now stated in a statement that "the revised acquisition agreement meets the conditions for partial ban." At the same time, it is emphasized that the Hamburg Port container terminal is classified as a key infrastructure in Germany.</text:p>
      <text:p text:style-name="P4">
Tollerort container pier operator <text:a xlink:type="simple" xlink:href="https://www.dw.com/zh/zh/汉堡港为何急盼中资入股/a-63519175" text:style-name="Internet_20_link" text:visited-style-name="Visited_20_Internet_20_Link">
</text:a>
(HHLA) announced that the TOLLERORT terminal can now be expanded as a transit point for COSCO Group. Logistics between Asia and Europe will concentrate here.</text:p>
      <text:p text:style-name="P4">
HHLA also said that the shares acquisition transaction "soon" can be completed.</text:p>
      <text:p text:style-name="P4">
The Hamburg Port said that a few equity of Chinese companies will ensure the employment of the port, and strengthen the importance of burgers as a logistics intersection at home and abroad, and the importance of Germany as an industrial country.</text:p>
      <text:p text:style-name="P4">
Tanjagönner, the director of the German Industry Federation (BDI), said that the German government finally approved the Hamburg Port acquisition case slightly lower than 25%of the Hamburg Port, which is a good thing for Germany as an investment place. She said: "The economic competitiveness and technical sovereignty of Germany and the European Union need to maintain basic openness on our local foreign investment, which also includes investment from China." She added: "Expanding the economic relationship with China is reasonable, it is reasonable. Even if it is increasingly tense in the geopolitical situation today. "</text:p>
      <text:h text:style-name="P12" text:outline-level="3">
<text:span text:style-name="T4">
Hamburg Port needs to invest in the Chinese to pay: Why are anyone dissatisfied?</text:span>
</text:h>
      <text:p text:style-name="P4">
(Germany, Reuters, etc.)</text:p>
      <text:p text:style-name="P4">
News Source: <text:a xlink:type="simple" xlink:href="https://www.dw.com/zh/德国政府批准中远入股汉堡港-最高参股24-99/a-65589368" text:style-name="Internet_20_link" text:visited-style-name="Visited_20_Internet_20_Link">
https://www.dw.com/zh/德国政府批准中远入股汉堡港-最高参股24-99/a-65589368?maca=chi-rss-chi-all-1127-rdf</text:a>
</text:p>
      <!--NEWS-->
      <text:h text:style-name="P10" text:outline-level="1">
<text:span text:style-name="T4">
Column | China Perspective: In order to avoid freedom of fear</text:span>
</text:h>
      <text:p text:style-name="P4">
Author: None</text:p>
      <text:p text:style-name="P4">
Publisher: Radio Free Asia (Organization)</text:p>
      <text:p text:style-name="P4">
Published Time: 2023-05-11T11:25:00-04:00</text:p>
      <text:p text:style-name="P4">
Modified Time: 2023-05-12T14:06:14-04:00</text:p>
      <text:p text:style-name="P4">
Description: None</text:p>
      <text:p text:style-name="P4">
Videos: []</text:p>
      <text:p text:style-name="P4">
Audios: ["<text:a xlink:type="simple" xlink:href="https://www.rfa.org/mandarin/zhuanlan/zhongguotoushi/panel-0511202311243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 text:anchor-type="as-char" svg:width="6.9236in" svg:height="5.427209in" draw:z-index="0">
<draw:image xlink:href="../Images/rfamandarin/2023-05-11T11-25-00-04-00/000000.png" xlink:type="simple" xlink:show="embed" xlink:actuate="onLoad" draw:mime-type="image/png"/>
</draw:frame>
Li Yanhe (Fucha), the editor -in -chief of Taiwan's "Eight Banners Culture" Publishing House, was detained in mainland China <text:a xlink:type="simple" xlink:href="https://www.rfa.org/mandarin/zhuanlan/zhongguotoushi/panel-05112023112439.html/@@images/image" text:style-name="Internet_20_link" text:visited-style-name="Visited_20_Internet_20_Link">
</text:a>
Beiling Facebook picture <text:a xlink:type="simple" xlink:href="https://www.rfa.org/mandarin/zhuanlan/zhongguotoushi/panel-05112023112439.html/@@stream" text:style-name="Internet_20_link" text:visited-style-name="Visited_20_Internet_20_Link">
</text:a>
<text:span text:style-name="T4">
 Moderator: </text:span>
 <text:span text:style-name="T4">
 Chen Kuide </text:span>
</text:p>
      <text:p text:style-name="P4">
<text:span text:style-name="T4">
 Sympoters: Dr. Zhang Jie </text:span>
 <text:span text:style-name="T4">
, </text:span>
 <text:span text:style-name="T4">
 Weekly "Nine -headed Birds: Freedom say </text:span>
 <text:span text:style-name="T4">
" </text:span>
 <text:span text:style-name="T4">
 founder, </text:span>
 *<text:span text:style-name="T5">
 "YouTube" host</text:span>
 *</text:p>
      <text:p text:style-name="P4">
<text:span text:style-name="T4">
 1. "Evaporation on the World" reproduces China </text:span>
</text:p>
      <text:p text:style-name="P4">
Recently, some knowledgeable journalists have evaporated in mainland China. Mainland China has become more and more like a magical horror world.</text:p>
      <text:p text:style-name="P4">
What goals. Finally, let's take a look at the response of overseas Chinese students to China's internal political situation.</text:p>
      <text:p text:style-name="P4">
<text:span text:style-name="T4">
 1) Li Yanhe (Fucha) case </text:span>
</text:p>
      <text:p text:style-name="P4">
Li Yanhe, chief editor of Taiwan's "Eight Banners Culture" Publishing House, was detained in mainland China.</text:p>
      <text:p text:style-name="P4">
The Beijing authorities confirmed on April 26 that a Taiwanese publisher who was missing in China had been detained for suspected violation of the National Security Law. This has triggered the cold effect of Taiwanese cultural people. The increasingly popular publishing industry in Taiwan suddenly, a large unprecedented unknown cloud was spreading, and the black clouds crowded the city to destroy.</text:p>
      <text:p text:style-name="P4">
What people immediately remembered was the "Causeway Bay Bookstore" incident in Hong Kong in 2015. The five important bookstores in the bookstore suddenly disappeared. Later, the news revealed that they were abducted by the Chinese authorities to abduct the border to the mainland.</text:p>
      <text:p text:style-name="P4">
<text:span text:style-name="T4">
 Li Yan congratulated people </text:span>
</text:p>
      <text:p text:style-name="P4">
Li Yanhe, a pseudonym, Fucha, is a publisher in Taiwan and a Chinese citizen. He has been living in Taiwan as a Taiwanese son -in -law since 2009. The Eight Banners Culture Press he operated in Taiwan is famous for publishing criticism of the CCP in Taiwan. Li Yanhe returned to China to visit relatives in early March this year. Soon after that, he evaporated, and suddenly lost contact.</text:p>
      <text:p text:style-name="P4">
In the recent tension between the Republic of China and the People's Republic of China, Li Yanhe's detention may become a new crisis point. Beijing claims that Democratic Taiwan is part of the People's Republic of China and must be unified with the CCP. However, most people in Taiwan refuse to reunification in Beijing. They hate Xi Jinping's totalitarian rule, including his overlord's hard bow, abandoned Sino -British joint statement, canceled the two systems and two systems in Hong Kong, and destroyed Hong Kong's freedom and rule of law with the Hong Kong version of the country's security law. Hong Kong, an international financial center and a free port. This is a tragedy of the rare brutal destruction of civilization in human history.</text:p>
      <text:p text:style-name="P4">
Zhu Fenglian, a spokesman for the Taiwan Affairs Office of the Chinese Government, told reporters in Beijing on April 25 that Li Yanhe was under investigation for "suspected activities that endanger national security". She did not specify the allegations against Li Yanhe, but said that China would protect his legitimate rights.</text:p>
      <text:p text:style-name="P4">
In China, spy activities are not strictly distinguished from criticizing the CCP, and they are all crimes that violate the National Security Law. People who have been charged with such crimes may be detained for several months when they are not allowed to get in touch with their family or lawyers.</text:p>
      <text:p text:style-name="P4">
For Li Yanhe's supporters, the case is similar to the disappearance of five Hong Kong book vendors in the mainland in 2015. Chinese investigators secretly detained those Hong Kong people. They all involved a publishing house that strictly criticized Xi Jinping and other CCP leaders, and the described books described by them. One of the bookmakers Gui Minhai is still serving his sentence in China. He was sentenced to ten years in prison because he was accused of providing intelligence abroad. Other book vendors were released after public confession on Chinese official television stations.</text:p>
      <text:p text:style-name="P4">
Publisher Li Yanhe was born in Northeast China in 1971. Before moving to Taiwan, he worked in Shanghai Literature and Art Publishing House.</text:p>
      <text:p text:style-name="P4">
He was proud of his descendants of the Manchu. The Qing Dynasty established by the Manchu ethnic group ruled China from 1644 to 1912. Li Yanhe established the Eight Banners Cultural Press in Taiwan in 2009.</text:p>
      <text:p text:style-name="P4">
There are many types of books published by the Eight Banner Culture hosted by Li Yanhe, including many translation works, mainly based on mainstream non -fiction works, such as Wang Feiling, a professor of George Ya Institute of Technology, "Chinese Record: Evaluate the People's Republic of China" and Du Rusong(SH Doshi)The Chinese translation of "Long -term game: China weakens the Great Strategy of the United States and Establishs Global hegemony".</text:p>
      <text:p text:style-name="P4">
The Taiwan authorities may be difficult to contact him during the detention of Li Yanhe by the mainland, because the current cross -strait relations are tight and he is still the citizen of the People's Republic of China.</text:p>
      <text:p text:style-name="P4">
"Born in mainland China itself, it is also possible to prevent him from leaving mainland China." Lin Rongji, one of the Hong Kong scholars detained by mainland China in 2015, said that since 2019, he has lived in Taiwan. Essence He said: "Publishers in Taiwan should be careful, because you can't change China's thoughts."</text:p>
      <text:p text:style-name="P4">
Li Yanhe's wife is Taiwanese, and she refuses to discuss her husband's case publicly.</text:p>
      <text:p text:style-name="P4">
The Mainland Commission of Taiwan, which handles cross -strait relations, stated in a written statement that it is keeping close contact with Li Yanhe's family.</text:p>
      <text:p text:style-name="P4">
"For the handling of this case," the committee said, "the government will use all methods and channels to provide the most appropriate care and assistance on the premise of respecting their families."</text:p>
      <text:p text:style-name="P4">
<text:span text:style-name="T4">
 2) Yang Zhiyuan case </text:span>
</text:p>
      <text:p text:style-name="P4">
Similar to the above -mentioned Li Yanhe case, this is also a case of political colors. Chinese prosecutors said on April 25 that Taiwanese man Yang Zhiyuan was officially arrested by the mainland authorities, and he was accused of "sin the country." Yang Zhiyuan is the vice chairman of the Taiwan National Party. Zhu Fenglian, a spokesman for the Taiwan Affairs Office of the State Council, said that the Yang Zhiyuan case "further sounds the alarm clock of severe punishment of the" Taiwan independence "split forces."</text:p>
      <text:p text:style-name="P4">
Yang Zhiyuan (January 21, 1990) is a politician and social movement from Taiwan, and founded the Taiwan National Party. On August 3, 2022, it was arrested and detained by public security during the business residence in Fujian, mainland China.</text:p>
      <text:p text:style-name="P4">
On August 3, 2022, Yang Zhiyuan was criminally arrested by the National Security Bureau of Wenzhou City, Zhejiang Province of the People's Republic of China on the grounds of "suspected split national crimes and inciting split state crimes". The State Council spokesman Ma Xiaoguang responded that night that "the national security organs took measures on Taiwan independence elements who were suspected of endangering national security crimes in accordance with the law, which fully illustrates all the" Taiwan independence "stubborn stubborn elements that are tried on the law and cannot escape the severe punishment of national laws, but the Republic of China The Executive Yuan stated that the Ministry of Justice and the MAC have not yet received a Chinese notification.</text:p>
      <text:p text:style-name="P4">
Former Taoyuan City Councilor Wang Haoyu said in social media that Yang Zhiyuan had developed in China before his arrest. Wang Haoyu said that about one or two years ago, he settled there with "White Wolf" (referring to Zhang Anle) to visit China, and he settled there, thinking that he had been separated from the Taiwan independence camp and joined the CCP.</text:p>
      <text:p text:style-name="P4">
Yang Zhiyuan's friend Wu Baiwei said that according to his understanding, Yang went to mainland China this time "should be participating in Go competitions, and some business activities, political beliefs are not Taiwan independence."Yang Zhiyuan is another Taiwanese who lived by China after Li Mingzhe.</text:p>
      <text:p text:style-name="P4">
On September 16, 2022, the mainland committee of the Republic of China support Yang Zhiyuan, saying that it should be innocent and called on the CCP authorities to release its return to Taiwan.</text:p>
      <text:p text:style-name="P4">
On April 25, 2023, the case of Yang Zhiyuan was investigated by the National Security Bureau of Wenzhou City, Zhejiang Province, and was transferred to the Wenzhou Procuratorate for review and prosecution. The procuratorial organs of Zhejiang Province approved the arrest of Yang Zhiyuan.</text:p>
      <text:p text:style-name="P4">
Yang Zhiyuan Zheng Juan</text:p>
      <text:p text:style-name="P4">
Yang Zhiyuan joined the Democratic Progressive Party in 2008. One year later, he realized that there was a huge gap in the national consciousness of the pan -green camp and the pan -blue camp. He has also exchanged with the unified independence parties; he believes that the two sides of the strait should maintain friendly relations and promote democratization in mainland China. He believes that the population on both sides of the strait belongs to Chinese society, and do not fight against China because of anti -communist. His friend Wu Baiwei said that "Yang should be the same in theory"; many blue camps said that Yang was arrested "incredible".</text:p>
      <text:p text:style-name="P4">
In 2016, the slogan of "national supremacy, third position, resolute anti -communist and resistance".</text:p>
      <text:p text:style-name="P4">
In November 2019, as a nomination of the party's non -district legislators on one side, Yang Zhiyuan said that he could not recognize Hong Xiuzhu's "one middle and same table", and also believed that Cai Yingwen's cross -strait policy "did not have his own opinion". The president implements a country on both sides of the strait. " In addition, Yang Zhiyuan rebuked the Democratic Progressive Party to "have no small roads" and called on the party to vote to the small party to allow the small party to enter the Legislative Yuan. "Don't let the DPP continue arrogant."</text:p>
      <text:p text:style-name="P4">
Zhou Chongde, president of the 908 Taiwan National Movement, said that Yang did not develop in Taiwan, and it was likely that he was seduced to mainland China. He happened to be arrested for foreign propaganda when he met Perosi to visit Taiwan. Perlus left Taiwan in the afternoon, and the authorities in the evening of China announced that the authorities arrested a Taiwanese. (RFA report)</text:p>
      <text:p text:style-name="P4">
<text:span text:style-name="T4">
 3) Dong Yuyu case </text:span>
</text:p>
      <text:p text:style-name="P4">
Dong Yuyu, deputy director of the comment department of the CPC Central Committee, was taken away by the police more than a year ago by the police more than a year ago. The recent defendant of his family will be sued for spy. Although Dong Yuyu has served the official media in the system for many years, it is known for its liberal tendencies and support for reform and opening up, and frequently contacts foreign journalists and diplomats in China. Dong's supporters firmly believe that what he does is normal communication. The so -called spy crime is another heavy attack that the CCP has tightened the space of speech and suppress the disagreement in recent years.</text:p>
      <text:p text:style-name="P4">
Dong Yuyu, deputy director of the comment department of Guangming Daily, one of the most influential official media in China, was taken away by the police with a police officer with a Japanese diplomat with a Japanese diplomat on February 21, 2022. The Japanese diplomat was also taken away and released a few hours later. The Japanese government protested this incident, and the Chinese government responded to this diplomat engaged in a "inconsistent" activity with him.</text:p>
      <text:p text:style-name="P4">
On March 23, 2023, Dong Yuyu's family was told that he would face the crime of spy. The silent family has always decided to disclose the matter recently. Dong Yuyu has not been allowed to meet his family for more than a year, and only met with a lawyer once.</text:p>
      <text:p text:style-name="P4">
<text:span text:style-name="T4">
 Active Liberal Reporter -Dong Yuyu </text:span>
</text:p>
      <text:p text:style-name="P4">
61 -year -old Dong Yuyu was originally born in Fushun, Liaoning. After graduating from the Law Department of Peking University in 1987, he joined the Guangming Daily. In 1989, Dong was decentralized for one year for participating in the June 4th protest, and then returned to the Guangming Daily. He wrote an article for the historical magazine "Yan Huang Chunqiu" and wrote a comment on the New York Times Chinese website. In 2006, Dong Yuyu won the Niman News Scholarship at Harvard University in the United States and visited Harvard for one year. He also served as a visiting scholar at Kyoto University and Hokkaido University in Japan.</text:p>
      <text:p text:style-name="P4">
As a liberal reporter, Dong Yuyu often wrote a comment article on liberal tendencies, and has often maintained close connection with foreign media and diplomats for many years.</text:p>
      <text:p text:style-name="P4">
** International Sound in China</text:p>
      <text:p text:style-name="P4">
More than 60 scholars, journalists and intellectuals from all over the world signed an open letter to treat Dong Yuyu fairly. Sign signs include Bob Woodword, a senior reporter of the Washington Post in the Washington Post(BobWoodward)Former "Wall Street Journal", former Vice National Security Counselor of the White House(Matthew Pottinger), Orville Schell, an expert in China who went to China in the 1970s.</text:p>
      <text:p text:style-name="P4">
The open letter said: "Just like all reporters around the world, Dong Yuyu often meets other countries, journalists, and scholars, including some of us. Our meeting plans are often agreed on WeChat, and it has always been always. Public, the place of meeting is all public places. "</text:p>
      <text:p text:style-name="P4">
"Some of us are Dong Yuyu's classmates when studying abroad, such as Harvard Niman scholars in 2007. We appreciate Dong Yuyu's open humorous character and insight into world issues. Chinese cultural messenger. "</text:p>
      <text:p text:style-name="P4">
"All of us can prove that Dong Yuyu has a high degree of academic ethics and standards. We have conducted frank and open exchanges on each other's country and the world situation. This communication is part of the normal 'civil diplomacy'. Support. "</text:p>
      <text:p text:style-name="P4">
The open letter calls on the Chinese government to re -consider the severe punishment that Dong Yuyu may face: "The contact with foreign diplomats, journalists, and scholars should not be the reason for constituting a spy. Scholars and diplomats meet? "</text:p>
      <text:p text:style-name="P4">
Founded in 1908, the "American National News Club" in Washington(American PressClub)A statement on this matter was issued on April 24. The statement said: "Through his work, Dong Yuyu allows the world to better understand China and let China understand the life of the United States and Japan. Dong Yuyu is a reporter with outstanding results. . We call on the Chinese government to revoke the complaint and release Dong Yuyu. "</text:p>
      <text:p text:style-name="P4">
<text:span text:style-name="T4">
 Silent game in the system </text:span>
</text:p>
      <text:p text:style-name="P4">
Dong Yuyu often wrote comments on economic affairs in the Guangming Daily, and the article often revealed his reform and liberal ideological tendency.</text:p>
      <text:p text:style-name="P4">
In 2012, Dong Yuyu expressed China's claim in the article "Why the Republic becomes the Great of History" written by the historical magazine "Yan Huang Chunqiu", which expresses the claim that China needs to establish constitutional government. He said in the text: "Freedom, security, order, efficiency and other values provided by the constitutional and democratic system, freedom is undoubtedly the most important value"; In the beginning, it is the system design of its depression and distorted humanity. "</text:p>
      <text:p text:style-name="P4">
In July 2012, Dong Yuyu wrote an article entitled "I want to send my son to the United States to study university" for the New York Times Chinese website. In the text, Dong Yuyu quoted the observation of the New Year columnist Thomas Friedman: More and more foreign immigrants chose to go to the United States for education. The United States is still the biggest magnet in the world. Dong Yuyu himself is one of the many parents who sent their children to the United States. His son's elite middle school Beijing No. 4 Middle School. One -third of students hope that after graduating from high school, they will abandon Chinese universities after graduating from high school and go directly to the United States to study university.</text:p>
      <text:p text:style-name="P4">
Wu Yanlai, a scholar who lives overseas, said that some "different voices" can occasionally see "different voices" on Chinese official media because some people like Dong Yuyu are working hard. "Although the Central Propaganda Department has his extremely left -left thinking or the set of language expression used by the leftist, the right to writing and the right to publish in the editor of the front line. Some people like Mr. Dong are there, and he has some measurement. There are some enlightenedness, or there will be more things that are in line with universal values. It is not the wind above, the upper level is open, not the editor and director of the bottom line, their representative and position decision decide of."Dong Yuyu's family said in a statement that Dong was neither spy nor as a foreign agent. The exchanges between scholars, journalists and diplomats in Japan, the United States and other countries can be traced back to more than 20 years ago. It is open and bright, and it is part of normal knowledge and cultural exchanges that China has encouraged for many years.</text:p>
      <text:p text:style-name="P4">
Wu Yilai did not think that Dong Yuyu had any "spy" behavior. He said: "As a media person and a commentator, Mr. Dong cannot contact deep secrets, but only exchanged some of his own views. But that's such a thing, they can go online. Many of them have a lot of places to eat. The monitoring device, or the phone monitor. He can characterize you as leaked by the content of the content you communicated. "</text:p>
      <text:p text:style-name="P4">
Dong Yuyu's family said in a statement that it is unclear about specific trial time. According to the current criminal law of China, if a spy is convicted, the plot is milder may be in prison for less than three years or less; those who endanger national security will be sentenced to more than ten years in prison or life imprisonment.</text:p>
      <text:p text:style-name="P4">
<text:span text:style-name="T4">
 2. The basic characteristics of the case </text:span>
</text:p>
      <text:p text:style-name="P4">
<text:span text:style-name="T4">
 1. Beijing cross -border long -arm suppression(The detainees include the Taiwan citizens of the Republic of China, the Taiwanese son -in -law who lived in Taiwan for a long time, and the citizen of the People's Republic of China ...)</text:span>
</text:p>
      <text:p text:style-name="P4">
** 2. The Chinese Communist Party focuses on the extinguishing heresy thought and free knowledge.</text:p>
      <text:p text:style-name="P4">
<text:span text:style-name="T4">
 3. Xi Jin's plane facing isolation, China is moving towards martial arts, seeking to regulate during quasi -war. </text:span>
</text:p>
      <text:p text:style-name="P4">
<text:span text:style-name="T4">
 4. "Spy Law" has made China enter the era of martial arts in quasi -war. The crime of spy has become a crime of pocket- "No need" charges </text:span>
</text:p>
      <text:p text:style-name="P4">
On April 24, the draft of the Anti -Spy Law was requested to the third session of the 14th National People's Congress Standing Committee of the 14th National People's Congress. According to Chinese official news reports, the three draft draft drafts further improved the regulations on cyber spies and clarified the behavior of cyber spy.</text:p>
      <text:p text:style-name="P4">
In fact, it has greatly expanded the boundary between the "spy" definition, blurred "confidential intelligence," and "and" and "objections". The spiritual environment of the quasi -Cultural Revolution: the knowledge elite and the entrepreneur group are cold. The silent China appeared in anti -intellectualism. The anxiety of the security of the regime has made Beijing increasingly lock the country. This will strengthen the barriers and hostility between mainland China and the mainstream international community, creating an increasingly unsafe and isolation international environment for the CCP.</text:p>
      <text:p text:style-name="P4">
<text:span text:style-name="T4">
 Three, the overseas effect of suppressing the intellectual industry </text:span>
</text:p>
      <text:p text:style-name="P4">
<text:span text:style-name="T4">
 The East is not bright and West Light: overseas Chinese students began to organize their sounds. Similar to the situation of overseas students who came forward after Hu Yaobang's death in 1989. </text:span>
</text:p>
      <text:p text:style-name="Horizontal_20_Line"/>
      <ul>
        <li>
<text:span text:style-name="T5">
George Washington University Independence Chinese Student Organization Declaration: Light our torch!(Student union supported by the embassy to resist gifts) </text:span>
<text:span text:style-name="T5">
 </text:span>
*</li>
      </ul>
      <text:p text:style-name="P4">
(... In our campus, the demands on citizens' rights and academic freedom are higher than that of the waves. With the beginning of the White Paper Revolution at the end of November last year, many of them and hundreds of other Chinese students from the University of George Washington participated. The night guarding and protests elsewhere elsewhere in Kogan Plaza and other parts of Washington. Expression and behavior, but lacks space that allows free expression.</text:p>
      <text:p text:style-name="P4">
With this understanding, we announced the establishment of the George Washington University Independent Chinese Student Union -Toronto Potomak. In general, we hope to provide Chinese students and scholars at the University of George Washington University and Chinese youths scattered in a larger scale, and provide a organizational platform, social support and community independent of the Communist Party of China and its puppets. In addition, we also welcome students who are interested in Chinese culture, politics and identity from various backgrounds.</text:p>
      <text:p text:style-name="P4">
Our priority is still to protect the students of George Washington University from being influenced by the Federation of Federation and the CCP, and to promote the comprehensive withdrawal of companies from companies participating in the Uyghur racial extinction and the company that supports the CCP. Part of ethical reconstruction. For a long time, the Federation and similar organizations have maintained the monopoly of the culture and political representatives of Chinese students. As we all know, Xuelian cooperates with the Communist Party of China and its puppets and accepts its leadership. It has announced this in its promotional video. More widely known among Chinese students at the University of George Washington University that they are led by the Third Generation and the rich two generations. Their moral deficit burst, and the transparency is zero. For example, in the past few years, they even misappropriated their membership of their members who should be used in the Internet and employment -related activities. The leaders of the Leadership Federation bragged their activities to participate in the Chinese Embassy and had dinner with the ambassador. These people's monopoly power is not because they provide an attractive vision or a respectable administrative ability. The academic federation protects its monopoly position by intimidation, surveillance, extortion, and other forms of suppression and threats of violence-especially through fear.</text:p>
      <text:p text:style-name="P4">
Lu Xun once wrote: "There is a point of heat, and a point of light will make the fireflies average. You can also send a little light in the dark without waiting for the torch fire. If there is no torch, I am the only light." In view of the CCP, The oppression of the Xuelian and the cold blood of school management, we no longer wait for the torch, but decided to ignite Mars on the bank of the Poto Mark. ...)</text:p>
      <text:p text:style-name="P4">
Roryo'Connor, chairman of the American Student Organization "Athenai Institute", told VOA in the United States that the destruction of the "democratic wall" "is equivalent to letting those almost no other ways can safely express their opinions safely Students whispered. "</text:p>
      <text:p text:style-name="P4">
The "Athens Society" is committed to promoting the interests of American universities to get rid of the interests with China and protecting the academic and speech freedom of the school. The "Athens Society" supports the establishment of the George Washington University Independent Chinese Student Union.</text:p>
      <text:p text:style-name="P4">
"Our time and resources are rarely used than supporting Chinese democratic students. They are now facing the agent of the fascist party state because they try to truly express themselves."</text:p>
      <text:p text:style-name="P4">
In addition to the "Athens Society", some student organizations at the University of George Washington have also expressed support for the Independent Student Union, including the Campus Democratic Party and Republican Organizations, GW Chinese Feminist (GW UyGhur Human Rights Initiative) and Uyghur Human Rights Initiative. GW Russianspeaking Association.</text:p>
      <text:p text:style-name="P4">
In the statement, the independent student union stated that the school's Chinese Student and Scholars Federation (CSSA) is the main force that suppress them to express political appeals: "Our priority is still the students who protect George Washington University are not affected by the Federation of Federation and the CCP ... For a long time, the Xuelian and similar organizations have maintained the monopoly of the culture and political representatives of Chinese students. "</text:p>
      <text:p text:style-name="P4">
** 2) Established "Citizenship" in May 2022, Toronto, Canada.</text:p>
      <text:p text:style-name="P4">
A wave of protests caused by 1987 and 1989 when Hu Yaobang was reinforced and died, and the wave of protests in overseas Chinese students overseas gradually began to rise from 2022-2023, which can be regarded as the spiritual trend of Chinese intellectual circles. We believe that this righteousness of overseas Chinese students will soon be popular to form a fire of Liaoyuan.</text:p>
      <text:p text:style-name="P4">
News Source: <text:a xlink:type="simple" xlink:href="https://www.rfa.org/mandarin/zhuanlan/zhongguotoushi/panel-05112023112439.html" text:style-name="Internet_20_link" text:visited-style-name="Visited_20_Internet_20_Link">
https://www.rfa.org/mandarin/zhuanlan/zhongguotoushi/panel-05112023112439.html</text:a>
</text:p>
      <!--NEWS-->
      <text:h text:style-name="P10" text:outline-level="1">
<text:span text:style-name="T4">
The Minister of Trade in Australia is the focus of talks in China today.</text:span>
</text:h>
      <text:p text:style-name="P4">
Author: None (Language: zh)</text:p>
      <text:p text:style-name="P4">
Publisher: None</text:p>
      <text:p text:style-name="P4">
Time: 2023-05-11T12:04:00Z</text:p>
      <text:p text:style-name="P4">
Description: The Australian Minister of Trade arrived in Beijing on Thursday and will hold talks with the Chinese Minister of Commerce. The Australian side is working hard to let China eliminate trade barriers and restore the stable development of bilateral diplomatic relations.</text:p>
      <text:p text:style-name="P4">
Videos: []</text:p>
      <text:p text:style-name="P4">
Images: ["<text:a xlink:type="simple" xlink:href="https://static.dw.com/image/51379312_303.jpg" text:style-name="Internet_20_link" text:visited-style-name="Visited_20_Internet_20_Link">
51379312_303.jpg</text:a>
", "<text:a xlink:type="simple" xlink:href="https://static.dw.com/image/63763964_401.jpg" text:style-name="Internet_20_link" text:visited-style-name="Visited_20_Internet_20_Link">
63763964_401.jpg</text:a>
", "<text:a xlink:type="simple" xlink:href="https://static.dw.com/image/56492674_401.jpg" text:style-name="Internet_20_link" text:visited-style-name="Visited_20_Internet_20_Link">
56492674_401.jpg</text:a>
"]</text:p>
      <text:p text:style-name="P4">
Subject: 新闻广角</text:p>
      <text:p text:style-name="P4">
Subjects: ['澳大利亚', '汉诺威工业博览会', '岛屿主权争端', '专题报道：全景观看“习马会”', '移民难民', '中国', '中共十九大', '人权', '德中关系']</text:p>
      <text:p text:style-name="P4">
Keywords: ['澳大利亚', '中国', '澳中关系', '人权', '成蕾', '贸易', '关税', '新冠溯源调查']</text:p>
      <text:p text:style-name="P4">
Id: 65591021</text:p>
      <!--METADATA-->
      <text:p text:style-name="P4">
<text:a xlink:type="simple" xlink:href="https://www.dw.com/zh/overlay/image/article/65591021/51379312" text:style-name="Internet_20_link" text:visited-style-name="Visited_20_Internet_20_Link">
 <draw:frame draw:style-name="fr1" draw:name="Image14" text:anchor-type="as-char" svg:width="6.9236in" svg:height="3.896998in" draw:z-index="0">
<draw:image xlink:href="../Images/dwzh/2023-05-11T12-04-00Z/51379312_303.jpg" xlink:type="simple" xlink:show="embed" xlink:actuate="onLoad" draw:mime-type="image/jpeg"/>
</draw:frame>
</text:a>
(Voice of Germany Chinese) Don Farrell, Minister of Trade in Australia, said that he will meet with Chinese Minister of Commerce Wang Wentao in Beijing and strive to "fully restore the trade in various fields in Australia. It is beneficial and in line with the interests of exporters and manufacturers in Australia. "</text:p>
      <text:p text:style-name="P4">
Farrell said to reporters before flying to Beijing that both Australia and China have the willingness to improve the relationship, but they still need to pay more efforts. He said: "The establishment of a strong trade relationship between Australia and China is the greatest contribution to the realization of peace and stability in the region."</text:p>
      <text:p text:style-name="P4">
China is the largest trading partner in Australia. In 2022, the total bilateral trade was 287 billion AUD 287 billion (equivalent to $ 195 billion), including the irreplaceable Australian iron ore in the Chinese market. Nevertheless, the Australian Minister of Trade has not visited China since 2019.</text:p>
      <text:p text:style-name="P4">
The Chinese Ministry of Commerce said Farrell will stay in China to Saturday. China said that it was hoped that Farrell's visit will "further consolidate the" important consensus' "that the leaders of the two sides have achieved during the Bali G20 summit last November last year.</text:p>
      <text:p text:style-name="P4">
<draw:frame draw:style-name="fr1" draw:name="Image15" text:anchor-type="as-char" svg:width="6.9236in" svg:height="3.896998in" draw:z-index="0">
<draw:image xlink:href="../Images/dwzh/2023-05-11T12-04-00Z/63763964_401.jpg" xlink:type="simple" xlink:show="embed" xlink:actuate="onLoad" draw:mime-type="image/jpeg"/>
</draw:frame>
During the Bali G20 summit last year, China -Australia's leaders met and reached a series of "important consensus'".</text:p>
      <text:p text:style-name="P4">
Spokesperson of the Chinese Ministry of Commerce said: "China expects that China and Australia can exchange opinions on the development of bilateral economic and trade and promote the exchange of relations between the two countries." The Minister of Trade, China and Australia, will also co -host the 16th China -Australian Minister of Economic Union. Meeting. The meeting of the Economic Joint Committee of China and Australia was held in 1986 for the first time. With the intensification of diplomatic friction between the two parties, the meeting has been interrupted since 2017.</text:p>
      <text:p text:style-name="P4">
Since 2020, China has begun import restrictions on wine, beef, barley, coal, seafood and wood from Australia. Australia's request to launch a new crown traceability survey has caused strong dissatisfaction in Beijing. Soon after that, Australian reporter Cheng Lei was arrested for harmful national security. In addition, Canberra also excludes the products of Huawei, a Chinese network equipment manufacturer, from the national security considerations.</text:p>
      <text:p text:style-name="P4">
After the Labor government came to power in May 2022, although the Australian government did not change the policy of security review for foreign investment, <text:a xlink:type="simple" xlink:href="https://www.dw.com/zh/zh/澳大利亚实施防御调整-应对地区军事威胁/a-65417123" text:style-name="Internet_20_link" text:visited-style-name="Visited_20_Internet_20_Link">
</text:a>
However, Australian -China diplomatic relations still show signs of relief.</text:p>
      <text:p text:style-name="P4">
<draw:frame draw:style-name="fr1" draw:name="Image16" text:anchor-type="as-char" svg:width="6.9236in" svg:height="3.896998in" draw:z-index="0">
<draw:image xlink:href="../Images/dwzh/2023-05-11T12-04-00Z/56492674_401.jpg" xlink:type="simple" xlink:show="embed" xlink:actuate="onLoad" draw:mime-type="image/jpeg"/>
</draw:frame>
Australian Chinese reporter Cheng Lei has been detained by China for more than a thousand days.</text:p>
      <text:p text:style-name="P4">
Last week, Australian Prime Minister Albanis said in an interview with British television that his government would not participate in the "statement against China". <text:a xlink:type="simple" xlink:href="https://www.dw.com/zh/zh/关系改善-中澳将谈判解决大麦争端/a-65277773" text:style-name="Internet_20_link" text:visited-style-name="Visited_20_Internet_20_Link">
</text:a>
Farrell said: "What makes the Australian government happy is that the trade of coal, cotton, and copper ore has begun to recover, and China has also agreed to review the tariffs on Australian barley."</text:p>
      <text:p text:style-name="P4">
Australian customs data shows that in the first few months of this year, Australia had exported copper ore and copper concentrate worth $ 40 million to China, which was the first time since 2020 resumed exports to China.</text:p>
      <text:p text:style-name="P4">
Farrell said that during his visit to China, he also talked about other "important topics for Australia to the main". It is generally believed that the above topic may involve cases related to human rights.</text:p>
      <text:p text:style-name="P4">
Albanis said that Australia will continue to pay attention to the fate of Australian journalist Cheng Lei, who has been detained for more than a thousand days.</text:p>
      <text:p text:style-name="P4">
(Reuters)</text:p>
      <text:p text:style-name="P4">
News Source: <text:a xlink:type="simple" xlink:href="https://www.dw.com/zh/澳大利亚贸易部长今起访华-恢复贸易是会谈重点/a-65591021" text:style-name="Internet_20_link" text:visited-style-name="Visited_20_Internet_20_Link">
https://www.dw.com/zh/澳大利亚贸易部长今起访华-恢复贸易是会谈重点/a-65591021?maca=chi-rss-chi-all-1127-rdf</text:a>
</text:p>
      <!--NEWS-->
      <text:h text:style-name="P10" text:outline-level="1">
<text:span text:style-name="T4">
Foxconn in Taiwan fell 56% in the first quarter</text:span>
</text:h>
      <text:p text:style-name="P4">
Author: None (Language: zh)</text:p>
      <text:p text:style-name="P4">
Publisher: None</text:p>
      <text:p text:style-name="P4">
Time: 2023-05-11T14:16:00Z</text:p>
      <text:p text:style-name="P4">
Description: Foxconn in Taiwan released the first quarter financial report on Thursday (May 11), and the profit plummeted by 56%in the first quarter. Foxconn said that the global economic downturn has led to a decline in demand for smart consumer electronics.</text:p>
      <text:p text:style-name="P4">
Videos: []</text:p>
      <text:p text:style-name="P4">
Images: ["<text:a xlink:type="simple" xlink:href="https://static.dw.com/image/63598242_303.jpg" text:style-name="Internet_20_link" text:visited-style-name="Visited_20_Internet_20_Link">
63598242_303.jpg</text:a>
"]</text:p>
      <text:p text:style-name="P4">
Subject: 经济纵横</text:p>
      <text:p text:style-name="P4">
Subjects: ['富士康', '岛屿主权争端', '马英九', '专题报道：全景观看“习马会”', '专题报道：2016年台湾大选', '中国', '智能手机', '台湾', '中共十九大', '德中关系']</text:p>
      <text:p text:style-name="P4">
Keywords: ['富士康', '台湾', '鸿海', '苹果', '中国']</text:p>
      <text:p text:style-name="P4">
Id: 65593498</text:p>
      <!--METADATA-->
      <text:p text:style-name="P4">
<text:a xlink:type="simple" xlink:href="https://www.dw.com/zh/overlay/image/article/65593498/63598242" text:style-name="Internet_20_link" text:visited-style-name="Visited_20_Internet_20_Link">
 <draw:frame draw:style-name="fr1" draw:name="Image17" text:anchor-type="as-char" svg:width="6.9236in" svg:height="3.896998in" draw:z-index="0">
<draw:image xlink:href="../Images/dwzh/2023-05-11T14-16-00Z/63598242_303.jpg" xlink:type="simple" xlink:show="embed" xlink:actuate="onLoad" draw:mime-type="image/jpeg"/>
</draw:frame>
</text:a>
From January to March this year, Foxconn's net profit was NT $ 12.8 billion, a year -on -year decrease of 56%.</text:p>
      <text:p text:style-name="P4">
(Voice of Germany Chinese) <text:a xlink:type="simple" xlink:href="https://www.dw.com/zh/zh/富士康今年1月份业绩亮眼/a-64615888" text:style-name="Internet_20_link" text:visited-style-name="Visited_20_Internet_20_Link">
</text:a>
It is the world's largest electronic product foundry, which is a well -known brand foundry.(https://www.dw.com/zh/zh/苹果的中国麻烦/a-64071155)IPhone mobile phone.</text:p>
      <text:p text:style-name="P4">
From January to March this year, Foxconn's net profit was NT $ 12.8 billion, a year -on -year decrease of 56%. In the first quarter, revenue was NT $ 1.46 trillion, an increase of 4%year -on -year.</text:p>
      <text:p text:style-name="P4">
Foxconn Chairman Liu Yangwei said at a telephone conference call that the company's revenue of smart consumer electronics and other products in the second quarter will also decline. These three months will be a low season for traditional electronic products. He expects that the whole quarter will show quarterly and annual reduction, and it is expected that there will be a clearer direction at the end of the year.</text:p>
      <text:p text:style-name="P4">
He also said that because companies are still in the stage of new business investment and continuous globalization layout, capital expenditures have been relatively improved, and they have affected the cost of depreciation amortization. It will have a lot of challenges to reach the same gross profit margin this year.</text:p>
      <text:p text:style-name="P4">
Fuji's parent company Hon Hai Group expanded its layout of India. The local subsidiary spent 3 billion yuan to purchase land in Bangall, Kanataka in Kanataka. The purpose was operating needs. In addition to expanding the production line of the iPhone in India, Hon Hai Group is also active <text:a xlink:type="simple" xlink:href="https://www.dw.com/zh/zh/2025年四分之一苹果手机将是印度造/a-63193200" text:style-name="Internet_20_link" text:visited-style-name="Visited_20_Internet_20_Link">
</text:a>
Essence</text:p>
      <text:p text:style-name="P4">
Foxconn currently has production and service points in more than 20 countries around the world.</text:p>
      <text:h text:style-name="P12" text:outline-level="3">
<text:span text:style-name="T4">
Foxconn conflict reflects China's "clear zero" dilemma</text:span>
</text:h>
      <text:p text:style-name="P4">
Because China takes [] during the epidemic period(https://www.dw.com/zh/zh/富士康iphone产能11月恐降三成以上/a-63885278)In addition to the influence of multiple factors such as the continued tension of US -China relations, Foxconn is also seeking diversification of production lines.</text:p>
      <text:p text:style-name="P4">
Lin Keyu, a senior analyst of Counterpoint Research, said that the plunge in profits should be regarded as Foxconn's "investment curve" because it seeks to invest more funds into the automotive industry and virtual technology.</text:p>
      <text:p text:style-name="P4">
Lin Keyu said: "The manufacturing side cannot make profits, because they need to invest in re -investment, upgrade equipment and technology, and support customers such as Apple.</text:p>
      <text:p text:style-name="P4">
(Agence France -Presse)</text:p>
      <text:p text:style-name="P4">
News Source: <text:a xlink:type="simple" xlink:href="https://www.dw.com/zh/台湾富士康第一季度利润暴跌56/a-65593498" text:style-name="Internet_20_link" text:visited-style-name="Visited_20_Internet_20_Link">
https://www.dw.com/zh/台湾富士康第一季度利润暴跌56/a-65593498?maca=chi-rss-chi-all-1127-rdf</text:a>
</text:p>
      <!--NEWS-->
      <text:h text:style-name="P10" text:outline-level="1">
<text:span text:style-name="T4">
Column | Military No Forbidden Area: Sprinkling Gong Gong -Look at the supersonic weapon who fights with each other</text:span>
</text:h>
      <text:p text:style-name="P4">
Author: None</text:p>
      <text:p text:style-name="P4">
Publisher: Radio Free Asia (Organization)</text:p>
      <text:p text:style-name="P4">
Published Time: 2023-05-11T14:38:00-04:00</text:p>
      <text:p text:style-name="P4">
Modified Time: 2023-05-12T10:05:16-04:00</text:p>
      <text:p text:style-name="P4">
Description: None</text:p>
      <text:p text:style-name="P4">
Videos: []</text:p>
      <text:p text:style-name="P4">
Audios: ["<text:a xlink:type="simple" xlink:href="https://www.rfa.org/mandarin/zhuanlan/junshiwujinqu/mil-0511202313555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 text:anchor-type="as-char" svg:width="6.9236in" svg:height="4.612011in" draw:z-index="0">
<draw:image xlink:href="../Images/rfamandarin/2023-05-11T14-38-00-04-00/000000.png" xlink:type="simple" xlink:show="embed" xlink:actuate="onLoad" draw:mime-type="image/png"/>
</draw:frame>
The Ukrainian Air Force confirmed that the Patriot Air Defense missile shot down the dagger missile. The picture shows the US -made Patriot air defense missile deployed in Poland. <text:a xlink:type="simple" xlink:href="https://www.rfa.org/mandarin/zhuanlan/junshiwujinqu/mil-05112023135551.html/@@images/image" text:style-name="Internet_20_link" text:visited-style-name="Visited_20_Internet_20_Link">
</text:a>
Associated Press Information Picture <text:a xlink:type="simple" xlink:href="https://www.rfa.org/mandarin/zhuanlan/junshiwujinqu/mil-05112023135551.html/@@stream" text:style-name="Internet_20_link" text:visited-style-name="Visited_20_Internet_20_Link">
</text:a>
Audience friends, hello everyone. What you are listening to is the "Military Forbidden Area" column of Radio Free Asia. I am the host of the column. Russia described the high supersonic weapons developed in recent years. It is an indestructible and is a big killer to check the US anti -missile system. This statement has been broken recently.</text:p>
      <text:p text:style-name="P4">
The Ukrainian Armed Forces Air Force Commander Mykolaoleshchuk pointed out that over May 4th in the surrounding areas of Kiev, the Ukraine uses Patriot Air Defense missiles to shoot down a "unprincipated" Kinzhal missile, which is history Sexual events. The missile was launched from Russia by the MiG-31 fighter. The National News Agency of Ukraine confirmed the news on May 6. Russia has not responded so far.</text:p>
      <text:p text:style-name="P4">
<text:span text:style-name="T4">
 Sprinkle 破 mythology is broken </text:span>
</text:p>
      <text:p text:style-name="P4">
The dagger is called a hypersonic missile. The flight speed is 10 Mach (10 times the speed). It can be mobilized. It can be equipped with nuclear and conventional warheads according to the task. The range is 2,000 kilometers and the accuracy is better than 10 meters. Russian President VladimirPutin publicly stated in the National Information Counseling in 2018 that the air -fired dagger hypersonic missiles will conduct a combat duty mission in the Southern Military Region since December 2017. At the Putin report, the big screen demonstrated the crackdown of the launch of the missile missile, which caused warm applause in the audience.</text:p>
      <text:p text:style-name="P4">
The Russian simulation experience shows that a dagger missile can break through the intensive interception firepower network composed of more than 20 NATO standard and patriots' air defense missiles, which is a "Sprinkle" weapon tailored by the anti -missile system. Russia's Air Heavenly Army Commander Sergeysurovikin said confidently that dagger missiles can effectively break through the current and future air defense and anti -missile systems of Western countries.</text:p>
      <text:p text:style-name="P4">
In February last year, Russia invaded Ukraine. Six months later, Russian Defense Minister Sergeishoigu announced that he used a dagger hypersonic missile with a dagger at 3 degrees during the combat to successfully hit high -value targets and performance. In April this year, Ukraine obtained the first batch of patriot missile systems, and the air defense capacity was enhanced. It was unexpected to break the myth that Russia could not intercept.</text:p>
      <text:p text:style-name="P4">
The United States did not respond as soon as possible. Until May 9th, Patrickry, a spokesman for the Ministry of National Defense, confirmed at a press conference that Ukraine's use of Patriot missile defense systems to shoot down a Russian dagger missile. He said that the Patriot system is part of the US and the international community to provide wider air defense capabilities to Ukraine. In the future, we will continue to step up the provision of land -based air defense capabilities and ammunition to help Ukraine control their sovereign sky and protect Ukraine from attacks from Russian cruise missiles and Iranian drones.</text:p>
      <text:p text:style-name="P4">
Please note that Lede confirmed that the dagger missile was shot down, but it did not emphasize that it was a "hypersonic missile," which said that Ukraine shot down "a Russian missile." Does this imply that the United States has not regarded the dagger as a real high supersonic speed speed Weapons, but an air -fired ballistic missile, not a new weapon.</text:p>
      <text:p text:style-name="P4">
<text:span text:style-name="T4">
 Guide -type air -firing ballistic missile </text:span>
</text:p>
      <text:p text:style-name="P4">
US defense technology experts, including Alexhollings, pointed out that the dagger missile is a modified version of the Russian short-range ballistic missile Iskander. The new guidance system designed for air -to -ground combat is a guide -type air -firing ballistic missile, not a new technology; it may reach the supersonic speed, but it is not a hypersonic weapon.</text:p>
      <text:p text:style-name="P4">
Holinus believes that Russia uses the public's misunderstanding of the term "hypersonic speed" term. By improving the original weapon system, it promotes military sales as an advanced cutting -edge technology, so as to obtain funding to develop the next generation of weapons and equipment. In order to attract foreign buyers, Russia must show the ability to develop the same, even stronger weapons as the United States and China, and create a 21 -century military power image at a smaller cost. The dagger missile is a representative work.</text:p>
      <text:p text:style-name="P4">
However, it cannot be denied that the advantages of air -fired ballistic missiles are obvious compared with the trajectory missile launched by land -based and sea -based types. The first is that the launch costs are low and cost -effective. The air -ray type can save the ballistic missile launch device used by land and Haitu, and does not need to build preset positions or arrays, and no first -class engine can reduce the launch fuel.</text:p>
      <text:p text:style-name="P4">
The second is high mobility and strong survivability. The aircraft is equipped with ballistic missiles is much faster than land -based and sea -based types, and the range of activities is much larger. Flying outside the country's leading or defense zone is difficult to be investigated, positioned and attacked by enemy. This dagger missile was launched by the MiG-31 fighter aircraft from Russia. It did not need to attack before, and it was not necessary to attack to ensure safety. Due to the high mobility, the enemy's early warning time is compressed, and the ability to stop.</text:p>
      <text:p text:style-name="P4">
Based on these characteristics, the air -fired ballistic missile is indeed unusual, but after all, it is not a hypersonic weapon.</text:p>
      <text:p text:style-name="P4">
What is a hypersonic weapon?</text:p>
      <text:p text:style-name="P4">
<text:span text:style-name="T4">
 Inside the atmosphere </text:span>
 <text:span text:style-name="T4">
 5 </text:span>
 <text:span text:style-name="T4">
 Machi Flying </text:span>
</text:p>
      <text:p text:style-name="P4">
The term "hypersonic weapon" is often misuse. Strictly speaking, it refers to a missile in the earth atmosphere that is higher than Mach 5 (Mach is about 1.7 kilometers per second and about 6,120 kilometers per hour). Most of the time it is flying inside the atmosphere of the earth (instead of outside space and outside the atmosphere). It is necessary to stop extreme high temperature tests, and use the design characteristics of air dynamics to maneuverate.</text:p>
      <text:p text:style-name="P4">
On the other hand, most of the flight missiles are outside the atmosphere, and there is no effect on interaction with air for a long time. When returning to the atmosphere, the air resistance will also face extreme high temperature, but the time is short. The difference between the hypersonic missile is that they must respond to the test of the internal thermal effects in the atmosphere during most flights. Therefore, it is essentially different from the ballistic missile.</text:p>
      <text:p text:style-name="P4">
Another decisive feature of the hypersonic missile is that they rely on air dynamic control surfaces (such as missile wings or rear wings) for taxiing and maneuverability, flying with irregular trajectories, and hypersonic speeds, it is difficult for the enemy to find interception. The ballistic missiles fly with a relatively fixed parabolic trajectory, which is also a hypersonic speed, but it has a higher probability that it is intercepted than the hypersonic weapon.</text:p>
      <text:p text:style-name="P4">
There are two types of high supersonic weapons that are in line with the above -mentioned definitions: hypersonic speed booster glide missiles (HGV) and hypersonic cruise missiles (HCM). At present, the Russian land-based pioneer (Avangard) missile and the Chinese land-based Dongfeng-17 missile belong to the former; the latter is serving the Tsirkon sea-based hypersonic anti-ship cruise missile. The Russia claims that The ultra -combustion stamping engine is the power, and the flight speed is 9 Mach.<text:span text:style-name="T4">
 Multiple technical difficulties need to be overcome </text:span>
</text:p>
      <text:p text:style-name="P4">
In January of the US Congress Budget Office (CBO), at the request of the Military Commission of the Senate of the Senate this January, a research and analysis report of the "U.S. Hyders and Alternatives" was completed. The content pointed out that the development of hypersonic weapons has many technical difficulties to be overcome, including designing strong insulation devices, so that the structure materials of the missile can bear the high temperature of more than 2,000 ° degrees Celsius during the air. The warhead can emit and receive communication and positioning signals.</text:p>
      <text:p text:style-name="P4">
When the flying speed exceeds 5 Mach, the transition from stable to turbulence around the missiles will destroy its stability and cause a sudden local temperature to rise. When the missile turns, in addition to increasing the thermal burden of the missile, it will also significantly reduce the speed of missile flight and reduce the range. These factors often limit the maneuverability of hypersonic missiles.</text:p>
      <text:p text:style-name="P4">
The development of hypersonic cruise missiles requires excellent super -combustion stamping technology and engine components. Its difficulty is metaphorical how to keep matches ignited and immortal in hurricanes. Prior to 2022, the United States only successfully run for a few minutes of ultra -burning stamping engines. Several successful demonstrations were successfully demonstrated to overcome some design difficulties, but there were still engineering barriers. It must meet the missile size, range and speed requirements, and it needs to overcome the challenges of extreme high temperature and aerodynamics.</text:p>
      <text:p text:style-name="P4">
It is unknown whether Russia and China have served in the United States' development standards. However, it is certain that the United States has no active hypersonic missiles so far, which does not represent technical backwardness, but is considered more aspects, shortening the running time of missiles from to fine. The development ideas of Russia and China are to first seek and then refine. The running -in time may be longer, and the performance requirements may not be higher than that of the United States.</text:p>
      <text:p text:style-name="P4">
The research and analysis report of the US Congress Budget Office pointed out that the United States' development of hypersonic weapons mainly considers 4 aspects. First of all, it is necessary to overcome technical challenges to deploy hypersonic missiles, including to withstand extreme high temperatures, and a large number of flight tests are required to determine the case.</text:p>
      <text:p text:style-name="P4">
<text:span text:style-name="T4">
 Overall technology United States leads </text:span>
</text:p>
      <text:p text:style-name="P4">
Second, the hypersonic weapon is mainly used to respond to the strict defense of missiles and is extremely sensitive to time. The so -called time sensitivity requires a blow to the target within 15 to 30 minutes. Based on cost considerations, if time is not sensitive, you can use cheap cruise missile attacks. If the time is urgent and the opponent lacks an effective anti -missile system, it can use a low cost of a motor warhead. Many tasks do not need to hit high -speed weapons quickly.</text:p>
      <text:p text:style-name="P4">
Third, in the conflict, hypersonic missiles may not have more survivability than ballistic missiles with motorized warheads, unless the opponent has an efficient and long -range missile defense system. So far, potential opponents in the United States have not deployed such an efficient defense system.</text:p>
      <text:p text:style-name="P4">
Fourth, compared with ballistic missiles with the same range and the same range, the procurement and deployment cost of hypersonic missiles may be one third higher. The United States does not deploy hypersonic missiles, but related technologies are developing well. The U.S. Army, the Navy, and the Air Force have developed their respective high supersonic weapons, and there are also cooperative research and development projects. It is expected to be deployed in place from 2025 to 2028, respectively.</text:p>
      <text:p text:style-name="P4">
Chinese missile technology expert Yang Chengjun once said. "The U.S. hypersonic technology is generally the world's most advanced, but it is not used in the field of the Missile Battle Department." Once the United States invested, it can quickly live in the world's leading position, so "cannot Blind Yelang is arrogant. "You can see the blood.</text:p>
      <text:p text:style-name="P4">
This column premiered a new program every Friday, and there were several backs after it. You can listen to short waves, or listen through YouTube and RFA's official website. Essence</text:p>
      <text:p text:style-name="P4">
Writer///人(The host of this show is a military commentator who has long been concerned about cross -strait and Indo -Pacific military security affairs for a long time.)</text:p>
      <text:p text:style-name="P4">
News Source: <text:a xlink:type="simple" xlink:href="https://www.rfa.org/mandarin/zhuanlan/junshiwujinqu/mil-05112023135551.html" text:style-name="Internet_20_link" text:visited-style-name="Visited_20_Internet_20_Link">
https://www.rfa.org/mandarin/zhuanlan/junshiwujinqu/mil-05112023135551.html</text:a>
</text:p>
      <!--NEWS-->
      <text:h text:style-name="P10" text:outline-level="1">
<text:span text:style-name="T4">
Hong Kong's rule of law retreats to the United States Cong</text:span>
</text:h>
      <text:p text:style-name="P4">
Author: None</text:p>
      <text:p text:style-name="P4">
Publisher: Radio Free Asia (Organization)</text:p>
      <text:p text:style-name="P4">
Published Time: 2023-05-11T16:00:00-04:00</text:p>
      <text:p text:style-name="P4">
Modified Time: 2023-05-12T07:14:20-04:00</text:p>
      <text:p text:style-name="P4">
Description: None</text:p>
      <text:p text:style-name="P4">
Videos: []</text:p>
      <text:p text:style-name="P4">
Audios: ["<text:a xlink:type="simple" xlink:href="https://www.rfa.org/mandarin/yataibaodao/gangtai/tj-0511202310574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19" text:anchor-type="as-char" svg:width="6.9236in" svg:height="3.495301in" draw:z-index="0">
<draw:image xlink:href="../Images/rfamandarin/2023-05-11T16-00-00-04-00/000000.png" xlink:type="simple" xlink:show="embed" xlink:actuate="onLoad" draw:mime-type="image/png"/>
</draw:frame>
The China Congress and the Chinese Commission (CECC) held a hearing on the 11th to publicize the publicity of the serious retreat of the rule of law in Hong Kong. <text:a xlink:type="simple" xlink:href="https://www.rfa.org/mandarin/yataibaodao/gangtai/tj-05112023105743.html/@@images/image" text:style-name="Internet_20_link" text:visited-style-name="Visited_20_Internet_20_Link">
</text:a>
(CECC Hearing Video Screenshot)  <text:a xlink:type="simple" xlink:href="https://www.rfa.org/mandarin/yataibaodao/gangtai/tj-05112023105743.html/@@stream" text:style-name="Internet_20_link" text:visited-style-name="Visited_20_Internet_20_Link">
</text:a>
Since the Beijing authorities have pushed the "National Security Law of the Hong Kong District" in 2020, Hong Kong's former "one country, two systems" commitment has been demanding death. At the hearing organized by the U.S. Congress on Thursday, several members expressed their concerns about the serious retreat of the rule of law in Hong Kong.</text:p>
      <text:p text:style-name="P4">
<text:a xlink:type="simple" xlink:href="https://www.rfa.org/mandarin/yataibaodao/gangtai/al-04252023073750.html" text:style-name="Internet_20_link" text:visited-style-name="Visited_20_Internet_20_Link">
</text:a>
<text:a xlink:type="simple" xlink:href="https://www.rfa.org/mandarin/yataibaodao/gangtai/al-04252023073750.html" text:style-name="Internet_20_link" text:visited-style-name="Visited_20_Internet_20_Link">
<text:span text:style-name="T4">
 The son of Li Zhiying went to the UK to urge the British government to speak for his father </text:span>
</text:a>
<text:span text:style-name="T5">
[</text:span>
<text:span text:style-name="T5">
 Human Rights Directors talks about the Li Zhiying case.(https://www.rfa.org/mandarin/yataibaodao/gangtai/ec-03162023071309.html)  * </text:span>
<text:span text:style-name="T5">
<text:a xlink:type="simple" xlink:href="https://www.rfa.org/mandarin/yataibaodao/gangtai/al-01132023073845.html" text:style-name="Internet_20_link" text:visited-style-name="Visited_20_Internet_20_Link">
 </text:a>
</text:span>
<text:span text:style-name="T4">
[</text:span>
 Li Zhiying hired a foreign lawyer to the Standing Committee of the Chinese People's Congress.(https://www.rfa.org/mandarin/Xinwen/5-12272022110558.html) <text:span text:style-name="T4">
<text:a xlink:type="simple" xlink:href="https://www.rfa.org/mandarin/yataibaodao/gangtai/ec-04212023072020.html" text:style-name="Internet_20_link" text:visited-style-name="Visited_20_Internet_20_Link">
 </text:a>
 </text:span>
  * <text:span text:style-name="T4">
<text:a xlink:type="simple" xlink:href="https://www.rfa.org/mandarin/yataibaodao/gangtai/ec-05252022081629.html" text:style-name="Internet_20_link" text:visited-style-name="Visited_20_Internet_20_Link">
 </text:a>
</text:span>
</text:p>
      <text:p text:style-name="P4">
On Thursday, the CECC held a hearing at the CECC). Chrissmith, chairman of the committee and Republican member of the Republican party, pointed out that after Hong Kong's implementation of the "National Security Law of the Port District", the rule of law has retreated sharply: "Hong Kong no longer owns the rule of law but is made by law. Made by the leaders of the Communist Party in Beijing. "</text:p>
      <text:p text:style-name="Quotations">

<text:p text:style-name="P4">
[Li Zhiying's son, Li Chongen, went to the United States to call for Hong Kong political prisoners] <text:a xlink:type="simple" xlink:href="https://twitter.com/hashtag/%E9%BB%8E%E6%99%BA%E8%8B%B1" text:style-name="Internet_20_link" text:visited-style-name="Visited_20_Internet_20_Link">
&gt;
</text:a>
&gt;
 Son <text:a xlink:type="simple" xlink:href="https://twitter.com/hashtag/%E9%BB%8E%E5%B4%87%E6%81%A9" text:style-name="Internet_20_link" text:visited-style-name="Visited_20_Internet_20_Link">
&gt;
</text:a>
&gt;
 Go to the United States for the freedom of his father, and attend the US Congress and the Chinese Committee of the US Congress and the Chinese Committee of the Executive authorities. He hopes to expose the Hong Kong government’s foreign announcement and lies, and evoke the international community's pair <text:a xlink:type="simple" xlink:href="https://twitter.com/hashtag/%E9%A6%99%E6%B8%AF%E6%94%BF%E6%B2%BB%E7%8A%AF" text:style-name="Internet_20_link" text:visited-style-name="Visited_20_Internet_20_Link">
&gt;
</text:a>
&gt;
 Follow. The founder of Apple Daily Li Zhiying was sentenced to 5 years and 9 months on December 10, 2022 for fraud. <text:a xlink:type="simple" xlink:href="https://t.co/74nozjLOK8" text:style-name="Internet_20_link" text:visited-style-name="Visited_20_Internet_20_Link">
</text:a>
&gt;
&gt;
 - Liberty Asia Radio(@RFA_Chinese) <text:a xlink:type="simple" xlink:href="https://twitter.com/RFA_Chinese/status/1656816494213201921" text:style-name="Internet_20_link" text:visited-style-name="Visited_20_Internet_20_Link">
&gt;
 </text:a>
Smith criticized the freedom of remarks and assemblies of the Hong Kong people in the "National Security Law of the Hong Kong District", but Hong Kong officials were complacent: "Deng Bingqiang, director of the Hong Kong Security Agency, bragged last month that in Hong Kong, the crime of crime related to Guoan is the crime. 100%. "</text:p>

</text:p>
      <text:p text:style-name="P4">
<draw:frame draw:style-name="fr1" draw:name="Image20" text:anchor-type="as-char" svg:width="6.9236in" svg:height="3.774592in" draw:z-index="0">
<draw:image xlink:href="../Images/rfamandarin/2023-05-11T16-00-00-04-00/000001.png" xlink:type="simple" xlink:show="embed" xlink:actuate="onLoad" draw:mime-type="image/png"/>
</draw:frame>
The Chairman of the CECC and Republican member Chris Smith (CECC), chairman of the CECC.(CECC Hearing Video Screenshot)  <text:a xlink:type="simple" xlink:href="https://www.rfa.org/mandarin/yataibaodao/gangtai/tj-05112023105743.html/screenshot-2023-05-11-154946.jpg" text:style-name="Internet_20_link" text:visited-style-name="Visited_20_Internet_20_Link">
</text:a>
U.S. Democratic Representatives Andreasalinas also expressed their concerns about the increasingly broken judicial system of Hong Kong at the meeting: "I am extremely worried about the retrogression of Hong Kong's freedom and democracy. False charges are contrary to international legal standards. "</text:p>
      <text:p text:style-name="P4">
<text:span text:style-name="T4">
 Li Chongen: Li Zhiying may be sentenced to life imprisonment </text:span>
</text:p>
      <text:p text:style-name="P4">
Li Chongen, the son of Li Zhiying, the founder of the Hong Kong "Apple Daily", also attended the hearing. He pointed out that Li Zhiying was suppressed by the Chinese chief in order to defend his remarks, and now Li Zhiying is arrested. Although the court has not made a final ruling, Li Zhiying is likely to be unable to obtain freedom in his lifetime according to the judicial trend of Hong Kong.Li Chongen said: "He (Li Zhiying) is convinced of freedom, democracy, and human rights, because these values have founded the" Apple Daily "because he said that" free and independent news will have no democracy '.... My father founded "Apple After the Daily, he confronted China, and the Chinese leader targeted him. After the Hong Kong Democratic Movement, the Hong Kong authorities shattered his career and took him into the prison. "National Security Law" and incite crime. "</text:p>
      <text:p text:style-name="P4">
Li Chongen also said that the Hong Kong authorities investigated the "Apple Daily" and the "fraud crime" re -sentenced Li Zhiying for 5 years and 9 months. Bad, the cost of business in Hong Kong has become quite high. "</text:p>
      <text:p text:style-name="P4">
The Cantonese group of this station had previously reported that Li Zhiying was rented to the relevant company of Apple Group for the 0.16%area of the factory building. In December 2022, the Hong Kong court was sentenced to 5 years and 9 months in prison for "fraud", fined 2 million Hong Kong dollars And for 8 years as a company's director.</text:p>
      <text:p text:style-name="P4">
<text:span text:style-name="T4">
 American writer: Hong Kong's younger generation is </text:span>
 <text:span text:style-name="T4">
 "</text:span>
 <text:span text:style-name="T4">
 being detained by generation </text:span>
 <text:span text:style-name="T4">
" </text:span>
</text:p>
      <text:p text:style-name="P4">
American writer Brianker, who has lived in Hong Kong for a long time, also pointed out at the hearing that many Hong Kong citizens were arrested by the authorities because of supporting democratic freedom: "Not only the leaders of the democratic movement were locked into the jail, and the arrest was generally Hong Kong in Hong Kong. People: College students, high school students, medical staff, first -line first -aid staff, lawyers, teachers, business people, journalists. The oldest person is Li Zhiying, who is 75 years old; the youngest prisoner is only 13 years old. He is in It was sentenced last week. The arrest of the Hong Kong authorities affects each industry and community. "</text:p>
      <text:p text:style-name="P4">
<draw:frame draw:style-name="fr1" draw:name="Image21" text:anchor-type="as-char" svg:width="6.9236in" svg:height="3.475456in" draw:z-index="0">
<draw:image xlink:href="../Images/rfamandarin/2023-05-11T16-00-00-04-00/000003.png" xlink:type="simple" xlink:show="embed" xlink:actuate="onLoad" draw:mime-type="image/png"/>
</draw:frame>
American writer Briankern, who has lived in Hong Kong for a long time, also published testimony at the hearing.(CECC Hearing Video Screenshot)  <text:a xlink:type="simple" xlink:href="https://www.rfa.org/mandarin/yataibaodao/gangtai/tj-05112023105743.html/screenshot-2023-05-11-150157.jpg" text:style-name="Internet_20_link" text:visited-style-name="Visited_20_Internet_20_Link">
</text:a>
Cohen also mentioned that most of the political prisoners arrested by the Hong Kong authorities are young people: "Hong Kong's political prisoners are mainly divided into three types, first of all, the protesters participating in Hong Kong's counterfeiting campaign; second, because they violate the National Security Law Those who were arrested; third, those who violated the "incitement". Among them, the most personally sentenced because of the democratic movement, about 1,300 people. Young people were particularly targeted. This is 10%of the total number of political prisoners in Hong Kong; 70%of political prisoners are less than 30 years old. I call young people in Hong Kong today as the detained generations. Their common experience is oppressed by the government. "</text:p>
      <text:p text:style-name="P4">
<text:span text:style-name="T4">
 American Representatives Named: Should siege specific Hong Kong judges </text:span>
</text:p>
      <text:p text:style-name="P4">
Cohen suggested that the U.S. government should formulate relevant policies to assist the sustainable development of democratic rule of law in Hong Kong and assist Hong Kong residents to political refuge in the United States.</text:p>
      <text:p text:style-name="P4">
Members of Smith urged the US government to sanction the judges who endanger the judicial system of Hong Kong: "Just like we sanctioned Venezuela and Iranian judges, we should sanction Hong Kong judge Hu Yawen because she infringes the rule of law and the judicial system. We should also sanction Judge Guo Weijian, he sentenced to 19 months of prisoner of five language therapists, because these therapists issued 3 children's books about sheep and wild wolves. The above -mentioned children's books were found to be related to incitement. "</text:p>
      <text:p text:style-name="P4">
This station has previously reported that since 2020, the Hong Kong Word Therapist Federation of Trade Unions has successively published three children's picture books "Yangcun Guardian", "Yangcun Twelve Warriors" and "Yangcun Chiang Daofu". The above -mentioned picture books were accused of reflecting relevant incidents such as demonstrations and demonstrations, and described Hong Kong and China in "Yangcun" and "Wolf Village". The picture book has led to five directors of the Hong Kong Word Therapist Association in September last year.</text:p>
      <text:p text:style-name="P4">
Reporter: Tang Yuanyuan Responsible: He Ping.com Editor: He Fu</text:p>
      <text:p text:style-name="P4">
News Source: <text:a xlink:type="simple" xlink:href="https://www.rfa.org/mandarin/yataibaodao/gangtai/tj-05112023105743.html" text:style-name="Internet_20_link" text:visited-style-name="Visited_20_Internet_20_Link">
https://www.rfa.org/mandarin/yataibaodao/gangtai/tj-05112023105743.html</text:a>
</text:p>
      <!--NEWS-->
      <text:h text:style-name="P10" text:outline-level="1">
<text:span text:style-name="T4">
Comments | He Qinglian: The high unemployment rate in China will grow in the shadow</text:span>
</text:h>
      <text:p text:style-name="P4">
Author: None</text:p>
      <text:p text:style-name="P4">
Publisher: Radio Free Asia (Organization)</text:p>
      <text:p text:style-name="P4">
Published Time: 2023-05-11T18:49:35-04:00</text:p>
      <text:p text:style-name="P4">
Modified Time: 2023-05-11T18:49:3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 text:anchor-type="as-char" svg:width="6.9236in" svg:height="3.88615in" draw:z-index="0">
<draw:image xlink:href="../Images/rfamandarin/2023-05-11T18-49-35-04-00/000000.png" xlink:type="simple" xlink:show="embed" xlink:actuate="onLoad" draw:mime-type="image/png"/>
</draw:frame>
President of Peking University National Development Academy: China's unemployment rate may be as high as 20 % Photo: RFA</text:p>
      <text:p text:style-name="P4">
On the eve of the May 4th Youth Festival, Chinese President Xi Jinping gave a letter to college students as a stone that stirred a lot of waves. In this letter, the phrase "Chinese youth in the new era should enter the country and have the spirit of" finding hard to eat '", and it is widely circulated, and once again, nearly 20%of the young people in the urban and towns of 16-24 years old in China Bring a hidden danger into the public vision. There are even many people who think that the CCP issued this signal before the May 4th, that is, the Beijing authorities have hinted that "the upper mountain and the countryside of the new era".</text:p>
      <text:p text:style-name="P4">
This article will adopt the method of peeling bamboo shoots to analyze how China's youth unemployment rate is high.</text:p>
      <text:p text:style-name="P4">
<text:span text:style-name="T4">
 Rural lack of job opportunities to undertake urban youth </text:span>
</text:p>
      <text:p text:style-name="P4">
The 20%unemployment rate at the beginning of this article is the unemployment rate of urban youth, excluding rural areas, and the rural population has never entered the scope of unemployment statistics. In May 2021, China's seventh national census main data was announced. The population living in cities and towns was 902 million, accounting for 63.89%; the population living in the countryside was 510 million, accounting for 36.11%. Compared with 2010, the urban population increased by 240 million, the rural population decreased by 160 million, and the proportion of urban population increased by 14.21% -basically achieved the urbanization rate set by the Chinese government more than 20 years ago. The media often quoted the following data to prove the effectiveness of China's urbanization: At the beginning of the industrial revolution, farmers also exceeded 22 million among the 100 million people in the United States. Relying on continuous scientific and technological progress, the United States has reduced farmers by 85%in a century. China is a post -developing country, and has experienced experience. Relying on industrialization and urbanization. In the past 40 years, contemporary China has reduced 900 million farmers to 500 million today.</text:p>
      <text:p text:style-name="P4">
The above results are almost the limit of the industrialization era. China and the United States were different at that time: after many rural people lived in new towns, they still did not work. It is reflected in the consequences of social consequences, it is just the hidden unemployment rate of rural youth that has not entered the statistics to the urban youth unemployment rate.</text:p>
      <text:p text:style-name="P4">
<text:span text:style-name="T4">
 Rural population employment is a structural problem </text:span>
</text:p>
      <text:p text:style-name="P4">
After Xi Jinping took office, in view of the lessons of rural decline during the Hu Jintao period, "building a new socialist countryside" has always regarded "building a new socialist countryside" as an important political task, emphasizing that talents returned to their hometown. The reason for making this decision is to consider the population structure of rural China. According to the seventh national census, the threat of aging to rural areas far exceeds the town. Among the permanent population in the countryside, the population over 65 years old accounts for more than 18%, which is much higher than the average level of 12.6%in the country. In 2019, the population of 15-59 years in rural China was 313 million, accounting for 56.8%of the permanent population in the countryside. Among them, young people 15 to 39 were young people who lived in rural are less than 30%. The ages of 60, 65, and above account for 23.8%and 17.7%of the rural population. Data from the age structure of the above population show that the lack of rural talents, especially young talents, is obvious.</text:p>
      <text:p text:style-name="P4">
Is this strategy valid for talent returning to hometown? According to data from the Ministry of Agriculture and Rural Ministry of Agriculture and Rural, in the past four years, the new scale of newly -returned entrepreneurs in the country every year is 1 million, 8.5 million in 2019, 10.1 million in 2020, 11 million in 2021, as of 2022, as of 2022, and 2022 At the end of the year, a total of 12.2 million entrepreneurs returned to the countryside. People go high, rising from rural areas to cities -the population is flowing forward; from the city to the countryside, it is reverse flowing. In the case of only promoting and people's own living pressure to promote talents to return to their hometowns, these 12.2 million People are large -scale -in the Mao era, the Chinese government went up and down the countryside through strong political propaganda and various political high -voltage knowledge. After 25 years, the total number of educated youths in the countryside was only about 20 million. However, if considering that in 2019, the number of migrant workers has reached 290 million, then 12.2 million people returning home are not much.</text:p>
      <text:p text:style-name="P4">
In January of this year, Xi emphasized at the Central Rural Working Conference, "It is necessary to guide college graduates in an orderly manner to go to the countryside, return to the countryside, return to the countryside, and enter the countryside." In a letter, many social media called this "going to the countryside" in the new era. After experiencing the older generation of going up the mountains and the countryside, may wish to put the two -time urban and rural social population structure, government policies (especially deep breadth and government resettlement methods), mobilization objects, related account changes, returned home and rural people's employment methods in the countryside in the countryside To compare, naturally the difference between the two will be compared.</text:p>
      <text:p text:style-name="P4">
<text:span text:style-name="T4">
 The intelligent production of agriculture is constrained by geographical conditions </text:span>
</text:p>
      <text:p text:style-name="P4">
Of course, the Chinese government also knows that in order to allow rural youths who have experienced urban life to return to their hometown to continue the kind of "facing the loess and facing the sky", it is impossible to rely on a hoe. Technical, intelligent robots, big data and smart decision -making methods to promote the change of agricultural production methods. For example, Alibaba launched the "Agricultural Scientist Base Direct Selection" a few years ago, and cultivating "new farmers" to serve rural revitalization strategies.</text:p>
      <text:p text:style-name="P4">
In 2019, Alibaba also established a large agricultural office to gather more than 20 businesses around the entire chain of agriculture to improve digital agricultural infrastructure from technology, finance, logistics, and sales. According to the latest research results of the Nanjing University Space Planning Research Center and the Ali Research Institute, the number of "Taobao Village" in 2022 reached 7,780; the number of "Taobao Town" reached 2,429. Local products, collected orders for screening and packaging, and also entered the category of primary processing and modern service industries. These people are called "new farmers" and "new rural businessmen". The media praised these new farmers to use digitalization to open up the full link of "research-production-supply-sales-service" to build infrastructure for future agricultural construction.</text:p>
      <text:p text:style-name="P4">
Here, we do not discuss the exaggeration and moisture of the above numbers (this is the inevitable propaganda of Chinese political propaganda). Only one cold reality is discussed: digitalization is used in agricultural production and is limited by geographical conditions: many provinces and regions in China are hills and hills. Large -scale machine (intelligent) production cannot be promoted. In terms of terrain, the proportion of China's plains and pots accounted for 11.98%and 18.75%of the total land area, and hilly and mountainous areas accounted for about 43.23%of the total land area, close to half of the total land area; the plateau accounted for 26.04%.</text:p>
      <text:p text:style-name="P4">
This special topography has always limited the modern development of Chinese agriculture and is still the same in the future. Rural China will have long -term coexistence of modern agriculture and traditional farming.</text:p>
      <text:p text:style-name="P4">
<text:span text:style-name="T4">
 The era of global profit in China has ended </text:span>
The above data reflects from the side that foreign -funded enterprises are evacuating the Chinese market one after another, which is a great blow to China's employment, especially considering that foreign investors have absorbed employment. Taking 2017 data as an example, 267,000 foreign -invested enterprises in total absorbing 25.81 million people in urban employment, with an average of 96.6 employment in the absorption of employment in each foreign -invested enterprise; 18.098 million nationwide companies absorbed 42.462 million urban employees, with an average number of people. For 24 people. The number of foreign -invested enterprises to attract employment is 4.1 times that of the number of households in the country.</text:p>
      <text:p text:style-name="P4">
It is no longer possible for China to return to the employment status of the world factory. Because of the past two years, the world has entered the stage of reorganization of the international supply chain. China has faced several major competition: China has faced several major competition:</text:p>
      <text:p text:style-name="P4">
The first is that the US manufacturing industry is "reappearing." According to data from the US Population Agency (Censusbureau), in 2022, building expenditures related to manufacturing reached US $ 108 billion, which was the highest value of the year in the history -the expenditure of the construction school, medical center or office building. This shows that the US manufacturing industry is reunited from local. In the past 20 years, China and the United States have almost been the first investment country. The United States' manufacturing industry has reached the local area, which will inevitably reduce investment in China. This is not good news for China.</text:p>
      <text:p text:style-name="P4">
The second is that the world is dividing the big cake in the manufacturing industry. As the Sino -US tariff war, the new crown epidemic, and the continuous deterioration of US -China relations have prompted enterprises to re -deploy the global supply chain, countries are striving to attract manufacturing activities transferred from China. These countries include India, Mexico, Vietnam, Cambodia, and the Philippines.</text:p>
      <text:p text:style-name="P4">
Everything has the cause and effect, watching the fruit, and tracing its cause, knowing that the solution of this youth employment problem involved in the overall society is related to the national conditions of China. It is gradually replacing various factors such as manpower. The current economic state of rural China is difficult to undertake the excess labor for urban surplus; most of the 12.2 million returnees are born in the countryside. They are not urban educated youths in line and settled in the country. The rural population is responsible for fields, even if they return home "employment." In a word, when China gradually lost its status in the world's factory, tens of millions of rural families helped the government "digestion" these unemployed people, otherwise China's urban youth unemployment rate would be more than 20%.(The article only represents the personal position and point of view of the special commentator))</text:p>
      <text:p text:style-name="P4">
News Source: <text:a xlink:type="simple" xlink:href="https://www.rfa.org/mandarin/pinglun/heqinglian/hql-05112023174539.html" text:style-name="Internet_20_link" text:visited-style-name="Visited_20_Internet_20_Link">
https://www.rfa.org/mandarin/pinglun/heqinglian/hql-05112023174539.html</text:a>
</text:p>
      <!--NEWS-->
      <text:h text:style-name="P10" text:outline-level="1">
<text:span text:style-name="T4">
"Asia Pacific Report" May 11, 2023 Audio</text:span>
</text:h>
      <text:p text:style-name="P4">
Author: None</text:p>
      <text:p text:style-name="P4">
Publisher: Radio Free Asia (Organization)</text:p>
      <text:p text:style-name="P4">
Published Time: 2023-05-11T19:00:00-04:00</text:p>
      <text:p text:style-name="P4">
Modified Time: 2023-05-12T13:45:19-04:00</text:p>
      <text:p text:style-name="P4">
Description: None</text:p>
      <text:p text:style-name="P4">
Videos: []</text:p>
      <text:p text:style-name="P4">
Audios: ["<text:a xlink:type="simple" xlink:href="https://www.rfa.org/mandarin/apr-audio/yp-0511202312020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 text:anchor-type="as-char" svg:width="6.9236in" svg:height="3.908484in" draw:z-index="0">
<draw:image xlink:href="../Images/rfamandarin/2023-05-11T19-00-00-04-00/000000.png" xlink:type="simple" xlink:show="embed" xlink:actuate="onLoad" draw:mime-type="image/png"/>
</draw:frame>
 <text:a xlink:type="simple" xlink:href="https://www.rfa.org/mandarin/apr-audio/yp-05112023120207.html/@@images/image" text:style-name="Internet_20_link" text:visited-style-name="Visited_20_Internet_20_Link">
</text:a>
Free Asia Radio Drawing <text:a xlink:type="simple" xlink:href="https://www.rfa.org/mandarin/apr-audio/yp-05112023120207.html/@@stream" text:style-name="Internet_20_link" text:visited-style-name="Visited_20_Internet_20_Link">
</text:a>
The main content of this show:</text:p>
      <text:p text:style-name="P4">
1 . The Chinese authorities have repeatedly sentenced Guo Feixiong to the disagreement for 8 years in prison for 8 years, causing public opinion condemnation;</text:p>
      <text:p text:style-name="P4">
2 . Hong Kong's political prisoner Li Zhiying's son testified in the US Congress and called on international support;</text:p>
      <text:p text:style-name="P4">
3 . American Senator Rubio proposes to formulate the Indo -Pacific Bunter Plan to prevent China ’s air strike in Taiwan;</text:p>
      <text:p text:style-name="P4">
4 . In the 15th anniversary of the Wenchuan Earthquake, the parents of the students who were killed were still blocked;</text:p>
      <text:p text:style-name="P4">
5 . CCP leader Xi Jinping inspected Xiong'an high -profile inspections. What information was transmitted behind?</text:p>
      <text:p text:style-name="P4">
News Source: <text:a xlink:type="simple" xlink:href="https://www.rfa.org/mandarin/apr-audio/yp-05112023120207.html" text:style-name="Internet_20_link" text:visited-style-name="Visited_20_Internet_20_Link">
https://www.rfa.org/mandarin/apr-audio/yp-05112023120207.html</text:a>
</text:p>
      <!--NEWS-->
      <text:h text:style-name="P10" text:outline-level="1">
<text:span text:style-name="T4">
Waved more than 3 years of more new crown epidemic world sports events to return to China</text:span>
</text:h>
      <text:p text:style-name="P4">
Publisher: 法新社</text:p>
      <text:p text:style-name="P4">
Published Time: 2023-05-12T-11:02:10+00:00</text:p>
      <text:p text:style-name="P4">
Modified Time: 2023-05-12T08:35:02+00:00</text:p>
      <text:p text:style-name="P4">
Description: (Agence France -Presse, Shanghai, 12th) China will hold the first important international sports competition after revoking strict zero -epidemic prevention next week, announcing that the elite events will return to China again after more than 3 yea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 text:anchor-type="as-char" svg:width="6.9236in" svg:height="3.617581in" draw:z-index="0">
<draw:image xlink:href="../Images/rficn/2023-05-12T-11-02-10-00-00/000000.png" xlink:type="simple" xlink:show="embed" xlink:actuate="onLoad" draw:mime-type="image/png"/>
</draw:frame>
Since the new crown epidemic erupted at the end of 2019, except for the Beijing Winter Olympics in the "Bubble Park" of strict epidemic prevention, almost all world sports have been temporarily rejected outside the Chinese door.</text:p>
      <text:p text:style-name="P4">
In December last year, China suddenly announced the revocation of zero -zero -epidemic prevention, making various sports organizations in the world more expected to return to the second largest economy in the world to host events.</text:p>
      <text:p text:style-name="P4">
The Badman Cup Badminton Tournament, one of the worldwide groups in the badminton industry, will debut in Suzhou on the 14th.</text:p>
      <text:p text:style-name="P4">
The tour of the World Women's Professional Tennis Association WTA and the Men's World Professional Tennis Association ATP will return to China later this year; the Hangzhou Asian Games last year will be held this fall.</text:p>
      <text:p text:style-name="P4">
Other important events and Snooker played the Chinese schedule this year. Although the Shanghai -level Formula Racing will only return next year, the high ball game will also be available this year.</text:p>
      <text:p text:style-name="P4">
News Source: <text:a xlink:type="simple" xlink:href="https://www.rfi.fr/cn/%E5%9B%BD%E9%99%85%E6%8A%A5%E9%81%93/20230512-%E6%8C%A5%E5%88%AB3%E5%B9%B4%E5%A4%9A%E6%96%B0%E5%86%A0%E7%96%AB%E6%83%85-%E4%B8%96%E7%95%8C%E4%BD%93%E8%82%B2%E8%B5%9B%E4%BA%8B%E7%BA%B7%E9%87%8D%E8%BF%94%E4%B8%AD%E5%9B%BD" text:style-name="Internet_20_link" text:visited-style-name="Visited_20_Internet_20_Link">
https://www.rfi.fr/cn/%E5%9B%BD%E9%99%85%E6%8A%A5%E9%81%93/20230512-%E6%8C%A5%E5%88%AB3%E5%B9%B4%E5%A4%9A%E6%96%B0%E5%86%A0%E7%96%AB%E6%83%85-%E4%B8%96%E7%95%8C%E4%BD%93%E8%82%B2%E8%B5%9B%E4%BA%8B%E7%BA%B7%E9%87%8D%E8%BF%94%E4%B8%AD%E5%9B%BD</text:a>
</text:p>
      <!--NEWS-->
      <text:h text:style-name="P10" text:outline-level="1">
<text:span text:style-name="T4">
Former Philippine President Duterte's political opponent drug trafficking was sued by the court to be sentenced to innocence</text:span>
</text:h>
      <text:p text:style-name="P4">
Publisher: 法新社</text:p>
      <text:p text:style-name="P4">
Published Time: 2023-05-12T-13:02:10+00:00</text:p>
      <text:p text:style-name="P4">
Modified Time: 2023-05-12T08:50:02+00:00</text:p>
      <text:p text:style-name="P4">
Description: (Agence France -Presse Manila, 12th) Delima, a Philippine -person -owned activist who was imprisoned, faced multiple allegations during the administration of former President Duteti. Make her a step closer to freedom.</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 text:anchor-type="as-char" svg:width="6.9236in" svg:height="3.617581in" draw:z-index="0">
<draw:image xlink:href="../Images/rficn/2023-05-12T-13-02-10-00-00/000000.png" xlink:type="simple" xlink:show="embed" xlink:actuate="onLoad" draw:mime-type="image/png"/>
</draw:frame>
Leila de Lima, who was former Senator and Minister of Justice, was one of the main critics of Rodriduterete's "drug sweeping war". She has been detained since February 2017. She and the human rights organization claimed that her allegations were fabricated to retaliate against her to criticize Duteti and the anti -drug war that caused thousands of people to die.</text:p>
      <text:p text:style-name="P4">
According to the announcement of Manila's preliminary trial court, ABRAHAM Alcantara, the 63 -year -old Delima and another defendant were sentenced to innocence.</text:p>
      <text:p text:style-name="P4">
After the case was pronounced, when the police escorted Delima to a waiting bus, she told the media with relief: "This is a glorious day. This is the beginning of my rehabilitation."</text:p>
      <text:p text:style-name="P4">
"Please allow me to say to those who oppressed me: You can never nail the truth on the cross."</text:p>
      <text:p text:style-name="P4">
Although the judgment was not guilty, she would still stay in prison because of the trial of another criminal case. She has applied for bail and is waiting for the judge to decide.</text:p>
      <text:p text:style-name="P4">
If there is only one of the leasing prosecution, Delima will face a lifelong imprisonment. She was charged with the judicial minister of President Benigno Aquinoiii from 2010 to 2015, and received bribes from drug lords in the largest prison in the Philippines in exchange for allowing them to traffick at drug trafficking.</text:p>
      <text:p text:style-name="P4">
However, due to the death of the two witnesses and the prosecution of Delima's third prosecution, the case of the prosecution had been disintegrated. Another witnesses withdrew the testimony, claiming to be forced to be charged. (Translator: Lin Yifeng/Draft: Dai Yazhen)</text:p>
      <text:p text:style-name="P4">
News Source: <text:a xlink:type="simple" xlink:href="https://www.rfi.fr/cn/%E5%9B%BD%E9%99%85%E6%8A%A5%E9%81%93/20230512-%E8%8F%B2%E5%BE%8B%E5%AE%BE%E5%89%8D%E6%80%BB%E7%BB%9F%E6%9D%9C%E7%89%B9%E8%92%82%E6%94%BF%E6%95%8C%E8%B4%A9%E6%AF%92%E9%81%AD%E8%AF%89-%E6%B3%95%E9%99%A2%E5%AE%A3%E5%88%A4%E6%97%A0%E7%BD%AA" text:style-name="Internet_20_link" text:visited-style-name="Visited_20_Internet_20_Link">
https://www.rfi.fr/cn/%E5%9B%BD%E9%99%85%E6%8A%A5%E9%81%93/20230512-%E8%8F%B2%E5%BE%8B%E5%AE%BE%E5%89%8D%E6%80%BB%E7%BB%9F%E6%9D%9C%E7%89%B9%E8%92%82%E6%94%BF%E6%95%8C%E8%B4%A9%E6%AF%92%E9%81%AD%E8%AF%89-%E6%B3%95%E9%99%A2%E5%AE%A3%E5%88%A4%E6%97%A0%E7%BD%AA</text:a>
</text:p>
      <!--NEWS-->
      <text:h text:style-name="P10" text:outline-level="1">
<text:span text:style-name="T4">
Special representatives of the Chinese government Eurasian affairs will visit 5 countries including Ukraine and Russia</text:span>
</text:h>
      <text:p text:style-name="P4">
Publisher: 法新社</text:p>
      <text:p text:style-name="P4">
Published Time: 2023-05-12T-17:32:09+00:00</text:p>
      <text:p text:style-name="P4">
Modified Time: 2023-05-12T08:05:02+00:00</text:p>
      <text:p text:style-name="P4">
Description: (Agence France -Presse, Beijing, 12th) The Chinese Ministry of Foreign Affairs stated that the Chinese government's special representatives of Eurasian Affairs of the Chinese government set off on the 15th to visit Ukraine, Russia, and other European countries to communicate in depth with the parties in the Ukraine crisi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 text:anchor-type="as-char" svg:width="6.9236in" svg:height="3.617581in" draw:z-index="0">
<draw:image xlink:href="../Images/rficn/2023-05-12T-17-32-09-00-00/000000.png" xlink:type="simple" xlink:show="embed" xlink:actuate="onLoad" draw:mime-type="image/png"/>
</draw:frame>
Chinese Foreign Ministry spokesman Wang Wenbin said in a routine press conference: "From May 15th, Ambassador Li Hui, a special representative of the Chinese government Eurasian affairs, will visit Wulan, Poland, France, Germany, and Russia to solve Ukrainian in politics. Communicate with all parties. "</text:p>
      <text:p text:style-name="P4">
News Source: <text:a xlink:type="simple" xlink:href="https://www.rfi.fr/cn/%E5%9B%BD%E9%99%85%E6%8A%A5%E9%81%93/20230512-%E4%B8%AD%E5%9B%BD%E6%94%BF%E5%BA%9C%E6%AC%A7%E4%BA%9A%E4%BA%8B%E5%8A%A1%E7%89%B9%E5%88%AB%E4%BB%A3%E8%A1%A8%E5%B0%86%E8%AE%BF%E4%B9%8C%E4%BF%84%E7%AD%895%E5%9B%BD" text:style-name="Internet_20_link" text:visited-style-name="Visited_20_Internet_20_Link">
https://www.rfi.fr/cn/%E5%9B%BD%E9%99%85%E6%8A%A5%E9%81%93/20230512-%E4%B8%AD%E5%9B%BD%E6%94%BF%E5%BA%9C%E6%AC%A7%E4%BA%9A%E4%BA%8B%E5%8A%A1%E7%89%B9%E5%88%AB%E4%BB%A3%E8%A1%A8%E5%B0%86%E8%AE%BF%E4%B9%8C%E4%BF%84%E7%AD%895%E5%9B%BD</text:a>
</text:p>
      <!--NEWS-->
      <text:h text:style-name="P10" text:outline-level="1">
<text:span text:style-name="T4">
Musk tweeted the text that the Twitter CEO has been found</text:span>
</text:h>
      <text:p text:style-name="P4">
Publisher: 法新社</text:p>
      <text:p text:style-name="P4">
Published Time: 2023-05-12T-19:32:09+00:00</text:p>
      <text:p text:style-name="P4">
Modified Time: 2023-05-12T08:20:02+00:00</text:p>
      <text:p text:style-name="P4">
Description: (Agence France -Presse San Francisco, 11th) Musk, CEO of Tesla and Twitter, said today that he has found a proper CEO for Twitt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 text:anchor-type="as-char" svg:width="6.9236in" svg:height="3.617581in" draw:z-index="0">
<draw:image xlink:href="../Images/rficn/2023-05-12T-19-32-09-00-00/000000.png" xlink:type="simple" xlink:show="embed" xlink:actuate="onLoad" draw:mime-type="image/png"/>
</draw:frame>
After buying Ted Musk for many weeks after Elon Musk, Twitter users in December last December in an informal and lack of scientific polls in favor of Musk's resignation of Twitter CEO.</text:p>
      <text:p text:style-name="P4">
Elon Musk today tweets that it has found the new CEO for Twitter, and "she" will take office after about 6 weeks. He also said that his role "will be transformed into Execchair and CTO (CTO) (CTO) , Responsible for supervising products, software and system operators. "</text:p>
      <text:p text:style-name="P4">
Musk was criticized for Twitter and served as the CEO of his own career, and he deserved to focus on Tesla and Space to explore technology companies SpaceX to Twitter.</text:p>
      <text:p text:style-name="P4">
Industrial analyst Dan Ives said that Musk has finally started to face up to "this Twitter nightmare" and understand that he wants to take care of operations, Tesla, and SpaceX at the same time.</text:p>
      <text:p text:style-name="P4">
Last year, after the disputed decision to be linked to other social media websites was made, Musk agreed that as long as "the stupid person was willing to take over", Musk handed over the post of CEO.</text:p>
      <text:p text:style-name="P4">
In the polls made by Musk in December last year, 57.5%of the 17 million Twitter users who participated in the voting agreed that he resigned from the CEO. Musk's personnel today announced that he would fulfill his promise. Although it was not timely enough Essence</text:p>
      <text:p text:style-name="P4">
People familiar with the matter pointed out that Musk negotiated with the National Broadcasting Global Group (NBCUNIVIVERSAL), which is responsible for the global advertising business and expanding partnership, Lindayaccarino, the chief president of Twitter has come to an end. The two have discussed for several weeks before. Last month, Jacques also visited Musk on the stage in a advertising event in Miami.</text:p>
      <text:p text:style-name="P4">
The outside world believes that Musk, who bought Twitter at $ 44 billion last year, will not relax to Twitter even if he hand over the position of CEO.</text:p>
      <text:p text:style-name="P4">
News Source: <text:a xlink:type="simple" xlink:href="https://www.rfi.fr/cn/%E8%B4%A2%E7%BB%8F%E5%BF%AB%E8%AE%AF/20230512-%E9%A9%AC%E6%96%AF%E5%85%8B%E6%8E%A8%E6%96%87-%E7%A7%B0%E5%B7%B2%E8%A7%85%E5%A6%A5%E6%96%B0%E7%9A%84%E6%8E%A8%E7%89%B9%E6%89%A7%E8%A1%8C%E9%95%BF" text:style-name="Internet_20_link" text:visited-style-name="Visited_20_Internet_20_Link">
https://www.rfi.fr/cn/%E8%B4%A2%E7%BB%8F%E5%BF%AB%E8%AE%AF/20230512-%E9%A9%AC%E6%96%AF%E5%85%8B%E6%8E%A8%E6%96%87-%E7%A7%B0%E5%B7%B2%E8%A7%85%E5%A6%A5%E6%96%B0%E7%9A%84%E6%8E%A8%E7%89%B9%E6%89%A7%E8%A1%8C%E9%95%BF</text:a>
</text:p>
      <!--NEWS-->
      <text:h text:style-name="P10" text:outline-level="1">
<text:span text:style-name="T4">
Jokovich overcomes his elbow injury and said that Ekaraz is a strong opponent</text:span>
</text:h>
      <text:p text:style-name="P4">
Publisher: 法新社</text:p>
      <text:p text:style-name="P4">
Published Time: 2023-05-12T-21:32:09+00:00</text:p>
      <text:p text:style-name="P4">
Modified Time: 2023-05-12T08:20:03+00:00</text:p>
      <text:p text:style-name="P4">
Description: (AFP, Rome, 11th) The Serbian men's network star Novak Djokovic recently injured his elbow. He said today that Spanish player Carlos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 text:anchor-type="as-char" svg:width="6.9236in" svg:height="3.617581in" draw:z-index="0">
<draw:image xlink:href="../Images/rficn/2023-05-12T-21-32-09-00-00/000000.png" xlink:type="simple" xlink:show="embed" xlink:actuate="onLoad" draw:mime-type="image/png"/>
</draw:frame>
The number one seed for the conference, Jokovic, seized the king 6 degrees. When he participated in this red earth competition tomorrow, he was going to give the men's first throne to Aikaraz.</text:p>
      <text:p text:style-name="P4">
Icaraz recently felt hot and won the championship in the Barcelona and Madrid's Red Turkey. He just played another game in Rome in the Italian capital, and he could board the glorius in front of the French Open (Frenchopen) this month. The throne.</text:p>
      <text:p text:style-name="P4">
"After playing this game, he will become the world's number one after the game. If this happens, he is also well deserved. His style is admirable and high. There is no doubt that he is, he is the The strong opponent of this event. "Jokovic will defend his championship, and tomorrow's first game will play the Argentine player Tomasetcheverry.</text:p>
      <text:p text:style-name="P4">
Jokovic won the 22nd Grand Slam Gold Cup in the Australian Open in January, but did not participate in the March American hard ground competition due to the refusal to vaccinate the COVID-19 (2019 Coronary Virus Disease) vaccine. Indianwells Masters.</text:p>
      <text:p text:style-name="P4">
The 35 -year -old Jokovic did not play well in the European Red Earth Network season. The top 16 of the Monte Carlo Masters and the SRPSKAOPEN were eliminated in the top 16 , Then withdrew from the Madrid Open due to elbow problems.</text:p>
      <text:p text:style-name="P4">
But Jokovic said today that he has overcome physical problems that trouble this season. He also said, "Everything is very good now. At this stage, there will always be something that troubles you."</text:p>
      <text:p text:style-name="P4">
"This is normal. When you are no longer 20 to 25 years old, you will experience a little more than before. I feel good now ... In my career, Rome has always been very great for me The event. I have succeeded in this game many times and reached the finals. "</text:p>
      <text:p text:style-name="P4">
"This is my most successful red field event. When entering the French Open, this can be a great springboard. I want to come up with my best performance in Paris."</text:p>
      <text:p text:style-name="P4">
News Source: <text:a xlink:type="simple" xlink:href="https://www.rfi.fr/cn/%E8%BF%90%E5%8A%A8%E5%A4%A9%E5%9C%B0/20230512-%E4%B9%94%E7%A7%91%E7%BB%B4%E5%A5%87%E5%85%8B%E6%9C%8D%E6%89%8B%E8%82%98%E4%BC%A4%E5%8A%BF-%E7%A7%B0%E8%89%BE%E5%8D%A1%E6%8B%89%E5%85%B9%E4%B8%BA%E5%BC%BA%E5%8A%B2%E5%AF%B9%E6%89%8B" text:style-name="Internet_20_link" text:visited-style-name="Visited_20_Internet_20_Link">
https://www.rfi.fr/cn/%E8%BF%90%E5%8A%A8%E5%A4%A9%E5%9C%B0/20230512-%E4%B9%94%E7%A7%91%E7%BB%B4%E5%A5%87%E5%85%8B%E6%9C%8D%E6%89%8B%E8%82%98%E4%BC%A4%E5%8A%BF-%E7%A7%B0%E8%89%BE%E5%8D%A1%E6%8B%89%E5%85%B9%E4%B8%BA%E5%BC%BA%E5%8A%B2%E5%AF%B9%E6%89%8B</text:a>
</text:p>
      <!--NEWS-->
      <text:h text:style-name="P10" text:outline-level="1">
<text:span text:style-name="T4">
In response to the climate crisis, the new plan to curb the carbon row of the power plant</text:span>
</text:h>
      <text:p text:style-name="P4">
Publisher: 法新社</text:p>
      <text:p text:style-name="P4">
Published Time: 2023-05-12T-24:02:09+00:00</text:p>
      <text:p text:style-name="P4">
Modified Time: 2023-05-12T07:50:02+00:00</text:p>
      <text:p text:style-name="P4">
Description: (Agence France -Presse, Washington, 11th) U.S. President Biden announced a comprehensive plan today that will curb the gas of US power plant emissions that lead to global warming as a part of the United States dedicated to climate crisi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 text:anchor-type="as-char" svg:width="6.9236in" svg:height="3.617581in" draw:z-index="0">
<draw:image xlink:href="../Images/rficn/2023-05-12T-24-02-09-00-00/000000.png" xlink:type="simple" xlink:show="embed" xlink:actuate="onLoad" draw:mime-type="image/png"/>
</draw:frame>
Since 2030, this plan will implement increasingly stringent carbon emissions restrictions on power plants that use fossil fuel power generation, including compulsory some coal -fired power plants to recover pollutants directly in the chimney of exhaust.</text:p>
      <text:p text:style-name="P4">
Michael Regan, director of the U.S. Environmental Protection Agency, stated at the announcement of the draft: "In all corners of our country, the American people can see and feel the destructive impact of climate change."</text:p>
      <text:p text:style-name="P4">
"Obviously, we have come to a critical moment of human history, and all of us must take action immediately to protect our future."</text:p>
      <text:p text:style-name="P4">
The U.S. Environmental Protection Agency estimates that its measures for coal and natural gas will prevent 617 million metric tons of carbon dioxide discharge to the atmosphere by 2042, which is equivalent to reducing half of the annual carbon displacement of American auto.</text:p>
      <text:p text:style-name="P4">
However, related proposals will inevitably face legal challenges from the Republican ruling states, which may allow the proposal to be submitted to the Supreme Court of Conservatives. Relevant proposals of controlling power plants were previously rejected by the US Supreme Court.</text:p>
      <text:p text:style-name="P4">
These proposals were condemned by the US Federal Senate Republican leader MitchmcConnell, and said that the proposal would pose a threat to survival for "providing (American people) affordable energy, and reliable US energy suppliers."</text:p>
      <text:p text:style-name="P4">
Due to the decline in the cost of renewable energy, the emissions of US power plants have declined, but 1/4 of the greenhouse gas generated by the world's largest economy in the world still comes from power plants, which makes power plants the primary goal of Biden.</text:p>
      <text:p text:style-name="P4">
Danlashof, director of the World Resources Institute Institute Institute, told AFP that "I think such standards are very important, which announced that the era when power plants can restrict discharge carbon pollution have ended."</text:p>
      <text:p text:style-name="P4">
Juliemcnamara, a US "Union of Concerned Scientist", said the standard "symbolizes a key turning point" in this research. Coal -fired and gas power plants are responsible for its continuous carbon pollution. "</text:p>
      <text:p text:style-name="P4">
News Source: <text:a xlink:type="simple" xlink:href="https://www.rfi.fr/cn/%E7%BC%A4%E7%BA%B7%E4%B8%96%E7%95%8C/20230512-%E7%BE%8E%E5%9B%A0%E5%BA%94%E6%B0%94%E5%80%99%E5%8D%B1%E6%9C%BA-%E6%8B%9C%E7%99%BB%E6%8F%90%E6%96%B0%E8%AE%A1%E7%94%BB%E9%81%8F%E5%88%B6%E7%94%B5%E5%8E%82%E7%A2%B3%E6%8E%92" text:style-name="Internet_20_link" text:visited-style-name="Visited_20_Internet_20_Link">
https://www.rfi.fr/cn/%E7%BC%A4%E7%BA%B7%E4%B8%96%E7%95%8C/20230512-%E7%BE%8E%E5%9B%A0%E5%BA%94%E6%B0%94%E5%80%99%E5%8D%B1%E6%9C%BA-%E6%8B%9C%E7%99%BB%E6%8F%90%E6%96%B0%E8%AE%A1%E7%94%BB%E9%81%8F%E5%88%B6%E7%94%B5%E5%8E%82%E7%A2%B3%E6%8E%92</text:a>
</text:p>
      <!--NEWS-->
      <text:h text:style-name="P10" text:outline-level="1">
<text:span text:style-name="T4">
Investors buy financial reports, good stocks, Japanese stocks closed up, Japanese stocks rose up</text:span>
</text:h>
      <text:p text:style-name="P4">
Publisher: 法新社</text:p>
      <text:p text:style-name="P4">
Published Time: 2023-05-12T-28:32:09+00:00</text:p>
      <text:p text:style-name="P4">
Modified Time: 2023-05-12T07:20:04+00:00</text:p>
      <text:p text:style-name="P4">
Description: (Agence France -Presse, Tokyo, 12th) Although the trend of Wall Street's stock market is different, Tokyo's shares have closed today. Investors buy financial reports to stable corporate stocks and pay attention to foreign exchange trend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0" text:anchor-type="as-char" svg:width="6.9236in" svg:height="3.617581in" draw:z-index="0">
<draw:image xlink:href="../Images/rficn/2023-05-12T-28-32-09-00-00/000000.png" xlink:type="simple" xlink:show="embed" xlink:actuate="onLoad" draw:mime-type="image/png"/>
</draw:frame>
The Japanese stock base 225 index closed up 261.58 points or 0.90%to 29388.30 points. Dongzhi's stock price index rose 13.30 points or 0.64%to 2096.39 points.</text:p>
      <text:p text:style-name="P4">
News Source: <text:a xlink:type="simple" xlink:href="https://www.rfi.fr/cn/%E8%B4%A2%E7%BB%8F%E5%BF%AB%E8%AE%AF/20230512-%E6%8A%95%E8%B5%84%E4%BA%BA%E4%B9%B0%E8%BF%9B%E8%B4%A2%E6%8A%A5%E7%BB%A9%E4%BC%98%E8%82%A1-%E6%97%A5%E8%82%A1%E6%94%B6%E6%B6%A8" text:style-name="Internet_20_link" text:visited-style-name="Visited_20_Internet_20_Link">
https://www.rfi.fr/cn/%E8%B4%A2%E7%BB%8F%E5%BF%AB%E8%AE%AF/20230512-%E6%8A%95%E8%B5%84%E4%BA%BA%E4%B9%B0%E8%BF%9B%E8%B4%A2%E6%8A%A5%E7%BB%A9%E4%BC%98%E8%82%A1-%E6%97%A5%E8%82%A1%E6%94%B6%E6%B6%A8</text:a>
</text:p>
      <!--NEWS-->
      <text:h text:style-name="P10" text:outline-level="1">
<text:span text:style-name="T4">
Column | Finance Listen: What is the turning point of the Zibo barbecue logo in China?</text:span>
</text:h>
      <text:p text:style-name="P4">
Author: None</text:p>
      <text:p text:style-name="P4">
Publisher: Radio Free Asia (Organization)</text:p>
      <text:p text:style-name="P4">
Published Time: 2023-05-12T-4:00:00-04:00</text:p>
      <text:p text:style-name="P4">
Modified Time: 2023-05-12T14:04:55-04:00</text:p>
      <text:p text:style-name="P4">
Description: None</text:p>
      <text:p text:style-name="P4">
Videos: []</text:p>
      <text:p text:style-name="P4">
Audios: ["<text:a xlink:type="simple" xlink:href="https://www.rfa.org/mandarin/zhuanlan/jingmaorediansaomiao/econ-0512202313563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1" text:anchor-type="as-char" svg:width="6.9236in" svg:height="4.511507in" draw:z-index="0">
<draw:image xlink:href="../Images/rfamandarin/2023-05-12T-4-00-00-04-00/000000.png" xlink:type="simple" xlink:show="embed" xlink:actuate="onLoad" draw:mime-type="image/png"/>
</draw:frame>
Shandong Zibo Barbecue Festival held on May 2, 2023 <text:a xlink:type="simple" xlink:href="https://www.rfa.org/mandarin/zhuanlan/jingmaorediansaomiao/econ-05122023135633.html/@@images/image" text:style-name="Internet_20_link" text:visited-style-name="Visited_20_Internet_20_Link">
</text:a>
Agencence France -Presse <text:a xlink:type="simple" xlink:href="https://www.rfa.org/mandarin/zhuanlan/jingmaorediansaomiao/econ-05122023135633.html/@@stream" text:style-name="Internet_20_link" text:visited-style-name="Visited_20_Internet_20_Link">
</text:a>
Good audience and friends, welcome to listen to the financial and epochs of Liberty Asia, I am Rao Yiming.</text:p>
      <text:p text:style-name="P4">
Recently, Zibo's barbecue culture has attracted great attention across the country. The degree of hotness is not the same, it can be said that it is red throughout the network, and the whole city is hot!The secretaries and mayor of various places have organized a group to "go to Zi Bake Chasa" to learn the city's management and management. Many places, such as Shenzhen and other places, have begun to imitate Zibo's lifting of the stall economy. What are the factors behind Zibo barbecue? Why can Zibo City successfully become a new hot spot in cultural tourism? Zibo barbecue has become a trend or a flash? How much help can it help to unblock the stall economy in many places? This program will discuss the above topics. The guests who participated in the discussion were Qin Weiping, an economist in the United States.</text:p>
      <text:p text:style-name="P4">
<text:span text:style-name="T4">
 Zibo barbecue overnight red </text:span>
</text:p>
      <text:p text:style-name="P4">
In the past May Day Golden Week, people at the country were overcrowded, and the most popular was the number of people in Zibo, Shandong, and it was estimated that 120,000 people were going. It is said that the local government has even issued open faith "dismissal" tourists.</text:p>
      <text:p text:style-name="P4">
The city is so hot, mainly because Zibo barbecue became popular overnight, and tourists swarmed to make fun. Some netizens said that a barbecue restaurant could not come, and the boss kneeling to forgive me. Another Duan Zi said that the local deputy director served as a waiter to help beer. These information reflect a signal, that is, Zibo is too hot.</text:p>
      <text:p text:style-name="P4">
The cause behind this phenomenon is complicated, the dissemination effect of the "Douyin era", and some retaliatory consumption caused by the three -year blocker of the epidemic, as well as the display of local governments to survive and change.</text:p>
      <text:p text:style-name="P4">
So, how did Zibo barbecue get angry? It is understood that the Zibo Municipal Government held the "Famous School Talents Express" in Beijing in March. Ma Xiaolei, secretary of the municipal party committee, went to Tsinghua and Peking University to preach, inviting students to develop in Zibo.</text:p>
      <text:p text:style-name="P4">
To this end, he proposed to visit the two universities for free to visit the tour during the May 1st period and eat it. Some Tsinghua and Bei University students began to search for Zibo scenic spots and found that Zibo barbecue was interesting. Therefore, discussions on platforms such as Douyin and Xiaohongshu. Based on the algorithm effect, Zibo barbecue became more popular and out of control.</text:p>
      <text:p text:style-name="P4">
<text:span text:style-name="T4">
 Zibo government performance is remarkable and available </text:span>
</text:p>
      <text:p text:style-name="P4">
In order to allow foreign tourists to "bake in Zibo", leaders at all levels of Zibo have also ushered in a Great Leap Forward for ideological liberation, urban management capabilities and informatization levels.</text:p>
      <text:p text:style-name="P4">
It is understood that Zibo made a set of combined fists, "overall planning, upper and lower linkage, and the city's heart", and released two open letters to all citizens and tourists. In order to do a good job of daily management, no leaks are not leaked, and various meetings such as mobilization, coordination, and promotion meeting every day will open until 3 or four in the morning.</text:p>
      <text:p text:style-name="P4">
Multiple Zibo barbecue stalls temporarily build welcoming tourists, and have unlicensed operations, but local urban management no longer crack down. Under the call of the municipal government, they roll up their sleeves with other civil servants and guests.</text:p>
      <text:p text:style-name="P4">
In order to create Zibo barbecue, the city will pick up and deliver tourists for free, and provide free accommodation without lack of two less. There are also 21 "barbecue" bus lines and opened a special line for barbecue. The phenomenon of taxis slaughter.</text:p>
      <text:p text:style-name="P4">
The barbecue feast of Zibo also brought people's changes in Zibo and Shandong.</text:p>
      <text:p text:style-name="P4">
In fact, Zibo used to be a cities with heavy industries. For a long time, Zibo's traditional industry proportion reached 70%, and the heavy chemical industry accounted for 70%of the traditional industries. This is a typical traditional industry. Traditional industries such as chemical industry, building pottery, medicine, and textile were once the foundation of the city.</text:p>
      <text:p text:style-name="P4">
In recent years, Zibo has seized the historical opportunities of Shandong's green and low -carbon high -quality development pioneer, and promoted the transformation of old industrial cities and the conversion of new and old kinetic energy. Old trees have developed new branches, new materials, intelligent equipment, new medicine, electronic information, etc. "Strong" industry is rejuvenating.</text:p>
      <text:p text:style-name="P4">
Walking in Zibo City, when you look at it, you will find that the traditional labels that have been posted by people over the years have long been torn off. This ancient city has a lot of net red temperament, because this time the barbecue is famous, although there are accidental components, it is not completely surprising.</text:p>
      <text:p text:style-name="P4">
<text:span text:style-name="T4">
 The stall economy has become the driving force for domestic demand? </text:span>
</text:p>
      <text:p text:style-name="P4">
Recently, it has been reported that Shenzhen has announced that it will no longer prohibit roadside stalls from September. Previously, Beijing, Shanghai, Kunming, Hangzhou and other places have announced the relaxation of stalls. According to the Huaxia Times, there are 28 cities in the open -stall economy in China.</text:p>
      <text:p text:style-name="P4">
The Shenzhen Special Economic Zone reported that Shenzhen recently amended the regulations on the management of city and environmental sanitation, allowing street offices to be based on "facilitating the masses", "reasonable layout", "orderly supervision" and other principles. Under the circumstances, the venue of stalls is delineated. The stipulated shops can also place the goods outside the store's entrance to solicit customers.</text:p>
      <text:p text:style-name="P4">
Professor Zhu Lijia of the Central Committee of the Communist Party of China told the media that liberalizing the "roadside stall" policy is worthy of recognition, which is good for the development of the economy and satisfying the daily life and exchanges of the people. The "roadside stall" itself does not have fundamental contradictions with urban management. As long as it is well managed, it can develop benign. Of course, this also tests the wisdom and level of urban managers.</text:p>
      <text:p text:style-name="P4">
When the former Prime Minister of the State Council of the State Council went to Yantai, Shandong in June 2020, he had described the stall economy as "fireworks of the world" and "Chinese vitality". However, at that time, official media such as Beijing Daily were not suitable for Beijing and other comments. Therefore, the open stall economy can be said to be a "concession" of the government's living space at the bottom of the people. Similar to poverty alleviation to alleviate the social conflicts and crises that may cause high unemployment rates.</text:p>
      <text:p text:style-name="P4">
The above is the current financial and economic listening, thank you for your listening. I am Rao Yiming. If you have any opinions and suggestions on this show, please write to [] <text:a xlink:type="simple" xlink:href="Buy Unicom: Feedback@买 买 .orG" text:style-name="Internet_20_link" text:visited-style-name="Visited_20_Internet_20_Link">
</text:a>
.或我个人推特账号是RFA_RYM进行联系。</text:p>
      <text:p text:style-name="P4">
那么就在此祝福各位有个愉快的周末，下次节目再会!</text:p>
      <text:p text:style-name="P4">
撰稿、主持、制作：饶怡明</text:p>
      <text:p text:style-name="P4">
News Source: <text:a xlink:type="simple" xlink:href="https://www.rfa.org/mandarin/zhuanlan/jingmaorediansaomiao/econ-05122023135633.html" text:style-name="Internet_20_link" text:visited-style-name="Visited_20_Internet_20_Link">
https://www.rfa.org/mandarin/zhuanlan/jingmaorediansaomiao/econ-05122023135633.html</text:a>
</text:p>
      <!--NEWS-->
      <text:h text:style-name="P10" text:outline-level="1">
<text:span text:style-name="T4">
Senior officials of the Federal Assembly said that the evidence of the decline in inflation may still be raised</text:span>
</text:h>
      <text:p text:style-name="P4">
Publisher: 法新社</text:p>
      <text:p text:style-name="P4">
Published Time: 2023-05-12T-4:02:08+00:00</text:p>
      <text:p text:style-name="P4">
Modified Time: 2023-05-12T09:35:01+00:00</text:p>
      <text:p text:style-name="P4">
Description: (Agence France -Presse, Washington, 12th) Bowman, director of the Federal Federal Preparatory Council (FED), said that if the U.S. inflation will not have more continuous cooling situations in the next few weeks, the Fed may be necessary to further increase interest rat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2" text:anchor-type="as-char" svg:width="6.9236in" svg:height="3.617581in" draw:z-index="0">
<draw:image xlink:href="../Images/rficn/2023-05-12T-4-02-08-00-00/000000.png" xlink:type="simple" xlink:show="embed" xlink:actuate="onLoad" draw:mime-type="image/png"/>
</draw:frame>
Michellebowman issued a pre -prepared speech at a meeting in a meeting of Frankfurt, Germany: "If the inflation rate is still high and the labor market remains tight, the tightening of more monetary policy is likely to be appropriate. "</text:p>
      <text:p text:style-name="P4">
As the Bank of the United States, the Federal Statistics of the United States has quickly raised interest rates at 10 degrees in order to deal with inflation, but the inflation rate is still much higher than the 2%level of the Fed's long -term target.</text:p>
      <text:p text:style-name="P4">
The last raising of the Federal Reserve has raised the benchmark interest rate to 5.0%to 5.25%, which is the highest level in almost 16 years. The Federal Reserve decision officials have stated that they will adopt economic data -oriented ways to determine whether to adjust their interest rates.</text:p>
      <text:p text:style-name="P4">
In addition to the other duties of the Fed, the Federal Mandarin is targeted at the US labor market. The latter has remained active so far. The unemployment rate is hovering at a historical low, and it has not been affected by the recent weakening of US economic growth.</text:p>
      <text:p text:style-name="P4">
"In my opinion, the consumer price index (CPI) and employment report results did not provide coherent evidence to prove that the inflation was in a downward trend."</text:p>
      <text:p text:style-name="P4">
However, she also said, "I will continue to watch the next data closely. Before our June meeting comes, I will think about how it is a suitable monetary policy position."</text:p>
      <text:p text:style-name="P4">
News Source: <text:a xlink:type="simple" xlink:href="https://www.rfi.fr/cn/%E8%B4%A2%E7%BB%8F%E5%BF%AB%E8%AE%AF/20230512-%E8%81%94%E5%87%86%E4%BC%9A%E9%AB%98%E5%AE%98%E7%A7%B0%E9%80%9A%E8%86%A8%E8%B7%8C%E5%8A%BF%E8%AF%81%E6%8D%AE%E4%B8%8D%E8%B6%B3-%E6%81%90%E4%BB%8D%E9%9C%80%E5%8D%87%E6%81%AF" text:style-name="Internet_20_link" text:visited-style-name="Visited_20_Internet_20_Link">
https://www.rfi.fr/cn/%E8%B4%A2%E7%BB%8F%E5%BF%AB%E8%AE%AF/20230512-%E8%81%94%E5%87%86%E4%BC%9A%E9%AB%98%E5%AE%98%E7%A7%B0%E9%80%9A%E8%86%A8%E8%B7%8C%E5%8A%BF%E8%AF%81%E6%8D%AE%E4%B8%8D%E8%B6%B3-%E6%81%90%E4%BB%8D%E9%9C%80%E5%8D%87%E6%81%AF</text:a>
</text:p>
      <!--NEWS-->
      <text:h text:style-name="P10" text:outline-level="1">
<text:span text:style-name="T4">
Ukrainian Foreign Minister visited Guati Mara to promote Latin to condemn Russia's aggression</text:span>
</text:h>
      <text:p text:style-name="P4">
Publisher: 法新社</text:p>
      <text:p text:style-name="P4">
Published Time: 2023-05-12T-8:32:08+00:00</text:p>
      <text:p text:style-name="P4">
Modified Time: 2023-05-12T09:05:02+00:00</text:p>
      <text:p text:style-name="P4">
Description: (French Xinhe Gourd City, 12th) Ukraine Foreign Minister Dmytro Kuleba ended a two -day visit to Guaimara. He urged all Russian countries to condemn Russia for the "aggression" of Ukrai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3.617581in" draw:z-index="0">
<draw:image xlink:href="../Images/rficn/2023-05-12T-8-32-08-00-00/000000.png" xlink:type="simple" xlink:show="embed" xlink:actuate="onLoad" draw:mime-type="image/png"/>
</draw:frame>
Coleba criticized several Latin American government to maintain "neutrality", saying that Russia's invasion of the army set up a preceding example of other countries.</text:p>
      <text:p text:style-name="P4">
Kurlaba said at a press conference held in the Malandimara National Palace: "If Russia has successfully invaded neighboring countries, violating the border and committing massacre, it will encourage other countries to imitate Russia."</text:p>
      <text:p text:style-name="P4">
Guatemala is one of the few Latin American countries that unswervingly support Ukraine. Five months after the Russian army invaded Ukraine, the President Alejandrogiammattei visited Ukraine, showing the same place with the President of Ukraine Volodymyr ZELENSKYY.</text:p>
      <text:p text:style-name="P4">
"Some countries in Latin America think ... the best way to resolve the Russian war of invasion of the Ukraine is to maintain neutrality. Others say that this war happened in Europe and has nothing to do with Latin America."</text:p>
      <text:p text:style-name="P4">
He said: "Others try to maintain friendship with Russia and Ukraine. I am worried that this is not the kind of war that these practices can play a effect."</text:p>
      <text:p text:style-name="P4">
Kulbaba thanked Guanda Mara for supporting Ukraine and pointed out that "Guatemala knows the suffering and destruction of the war." He refers to the brutal civil war from 1960 to 1996.</text:p>
      <text:p text:style-name="P4">
He said, "Believe me, no other countries in the world want to end this war more than Ukraine."</text:p>
      <text:p text:style-name="P4">
News Source: <text:a xlink:type="simple" xlink:href="https://www.rfi.fr/cn/%E5%9B%BD%E9%99%85%E6%8A%A5%E9%81%93/20230512-%E4%B9%8C%E5%85%8B%E5%85%B0%E5%A4%96%E9%95%BF%E8%AE%BF%E7%93%9C%E5%9C%B0%E9%A9%AC%E6%8B%89-%E4%BF%83%E6%8B%89%E7%BE%8E%E8%B0%B4%E8%B4%A3%E4%BF%84%E7%BD%97%E6%96%AF%E4%BE%B5%E7%95%A5" text:style-name="Internet_20_link" text:visited-style-name="Visited_20_Internet_20_Link">
https://www.rfi.fr/cn/%E5%9B%BD%E9%99%85%E6%8A%A5%E9%81%93/20230512-%E4%B9%8C%E5%85%8B%E5%85%B0%E5%A4%96%E9%95%BF%E8%AE%BF%E7%93%9C%E5%9C%B0%E9%A9%AC%E6%8B%89-%E4%BF%83%E6%8B%89%E7%BE%8E%E8%B0%B4%E8%B4%A3%E4%BF%84%E7%BD%97%E6%96%AF%E4%BE%B5%E7%95%A5</text:a>
</text:p>
      <!--NEWS-->
      <text:h text:style-name="P10" text:outline-level="1">
<text:span text:style-name="T4">
350 cultural people in Taiwan have appealed to protect the human rights of Fucha</text:span>
</text:h>
      <text:p text:style-name="P4">
Author: None</text:p>
      <text:p text:style-name="P4">
Publisher: Radio Free Asia (Organization)</text:p>
      <text:p text:style-name="P4">
Published Time: 2023-05-12T01:47:29-04:00</text:p>
      <text:p text:style-name="P4">
Modified Time: 2023-05-12T01:47:2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4" text:anchor-type="as-char" svg:width="6.9236in" svg:height="3.88615in" draw:z-index="0">
<draw:image xlink:href="../Images/rfamandarin/2023-05-12T01-47-29-04-00/000000.png" xlink:type="simple" xlink:show="embed" xlink:actuate="onLoad" draw:mime-type="image/png"/>
</draw:frame>
 <text:a xlink:type="simple" xlink:href="https://www.rfa.org/mandarin/Xinwen/st1-05122023014639.html/@@images/image" text:style-name="Internet_20_link" text:visited-style-name="Visited_20_Internet_20_Link">
</text:a>
Photo: RFA</text:p>
      <text:p text:style-name="P4">
In the publishing, academic, cultural, and media communities in Taiwan, a press conference was held on the 12th to publish a press conference to speak for Taiwan's publisher Fucha in China.</text:p>
      <text:p text:style-name="P4">
The editor -in -chief editor of Taiwan Eight Banner Publishing House has lost contact in mainland China for more than 50 days, and all walks of life in Taiwan have continued. Following the recent statement of NGOs, which are concerned about human rights. Relevant sources also announced a new list of connection, including academic, cultural, publishing, and media workers, and the compliance is far away from Japan and the United States, including Japanese scholars Highland, Agu Tomoko, and Matsuda Kangbo; Peterhesler and EvanosNOS also signed the support. Taiwan includes Zheng Ruicheng, former minister of the Ministry of Education, Zheng Lijun, former minister of the Ministry of Culture; writers Ping Lu, Wu Mingyi; scholar Chen Weishui, Chen Fangming, Zhou Wanzhang, Chen Cuilian; and the media, the head of the publishing industry Zhan Hongzhi, Hao Mingyi, Jian Zhizhong and other more than three more than three One hundred and fifty people.</text:p>
      <text:p text:style-name="P4">
The joint deployment put forward two major demands:</text:p>
      <text:p text:style-name="P4">
I. Beijing authorities should properly respect Fucha's rights according to Chinese law, including contact with family members and lawyers, and announce the results of the investigation as soon as possible.</text:p>
      <ol>
        <li>
The Beijing authorities should handle this case carefully to avoid the cold effect of the cicada in the publishing industry in Taiwan and hurt the normal cultural exchange activities between the two sides of the strait.</li>
      </ol>
      <text:p text:style-name="P4">
Taiwanese writer Yan Chuya said that unless he does not touch history at all, he does not touch Chinese history at all, does not touch politics at all, and does not touch the economy at all. Otherwise (Taiwan) None of the banned books in China. She emphasized that this is the cold -cicada effect, and it hopes that Taiwan's publishing industry is self -censorship.</text:p>
      <text:p text:style-name="P4">
At the end of April of the Taiwan Affairs Office of Mainland China, Li Yanhe (Fucha) was under investigation by national security organs for suspected activities to endanger national security.</text:p>
      <text:p text:style-name="P4">
Editor Xu Shuting</text:p>
      <text:p text:style-name="P4">
News Source: <text:a xlink:type="simple" xlink:href="https://www.rfa.org/mandarin/Xinwen/st1-05122023014639.html" text:style-name="Internet_20_link" text:visited-style-name="Visited_20_Internet_20_Link">
https://www.rfa.org/mandarin/Xinwen/st1-05122023014639.html</text:a>
</text:p>
      <!--NEWS-->
      <text:h text:style-name="P10" text:outline-level="1">
<text:span text:style-name="T4">
Sino -US relations thaw? Shalvin and Wang Yi "frankly" talk about 8 hours long.</text:span>
</text:h>
      <text:p text:style-name="P4">
Author: None (Language: zh)</text:p>
      <text:p text:style-name="P4">
Publisher: None</text:p>
      <text:p text:style-name="P4">
Time: 2023-05-12T01:59:00Z</text:p>
      <text:p text:style-name="P4">
Description: After the "balloon incident", Sino -US relations fell to freezing; the United States intends to restore diplomatic interaction, but it has been repeatedly splashed with cold water by China. Recently, senior Sino -US officials held rare bilateral talks. What did the two say? Will it help Brinken to start a trip to China?</text:p>
      <text:p text:style-name="P4">
Videos: []</text:p>
      <text:p text:style-name="P4">
Images: ["<text:a xlink:type="simple" xlink:href="https://static.dw.com/image/65334703_303.jpg" text:style-name="Internet_20_link" text:visited-style-name="Visited_20_Internet_20_Link">
65334703_303.jpg</text:a>
", "<text:a xlink:type="simple" xlink:href="https://static.dw.com/image/64640006_303.jpg" text:style-name="Internet_20_link" text:visited-style-name="Visited_20_Internet_20_Link">
64640006_303.jpg</text:a>
", "<text:a xlink:type="simple" xlink:href="https://static.dw.com/image/64640851_303.jpg" text:style-name="Internet_20_link" text:visited-style-name="Visited_20_Internet_20_Link">
64640851_303.jpg</text:a>
", "<text:a xlink:type="simple" xlink:href="https://static.dw.com/image/64636821_303.jpg" text:style-name="Internet_20_link" text:visited-style-name="Visited_20_Internet_20_Link">
64636821_303.jpg</text:a>
", "<text:a xlink:type="simple" xlink:href="https://static.dw.com/image/64639698_303.jpg" text:style-name="Internet_20_link" text:visited-style-name="Visited_20_Internet_20_Link">
64639698_303.jpg</text:a>
", "<text:a xlink:type="simple" xlink:href="https://static.dw.com/image/64639569_303.jpg" text:style-name="Internet_20_link" text:visited-style-name="Visited_20_Internet_20_Link">
64639569_303.jpg</text:a>
", "<text:a xlink:type="simple" xlink:href="https://static.dw.com/image/64639728_303.jpg" text:style-name="Internet_20_link" text:visited-style-name="Visited_20_Internet_20_Link">
64639728_303.jpg</text:a>
", "<text:a xlink:type="simple" xlink:href="https://static.dw.com/image/64641001_303.jpg" text:style-name="Internet_20_link" text:visited-style-name="Visited_20_Internet_20_Link">
64641001_303.jpg</text:a>
", "<text:a xlink:type="simple" xlink:href="https://static.dw.com/image/65568035_401.jpg" text:style-name="Internet_20_link" text:visited-style-name="Visited_20_Internet_20_Link">
65568035_401.jpg</text:a>
"]</text:p>
      <text:p text:style-name="P4">
Subject: 时政风云</text:p>
      <text:p text:style-name="P4">
Subjects: ['专题报道：习近平访美', '南希·佩洛西']</text:p>
      <text:p text:style-name="P4">
Keywords: ['中美关系', '气球事件', '布林肯', '王毅', '沙利文']</text:p>
      <text:p text:style-name="P4">
Id: 65597495</text:p>
      <!--METADATA-->
      <text:p text:style-name="P4">
<text:a xlink:type="simple" xlink:href="https://www.dw.com/zh/overlay/image/article/65597495/65334703" text:style-name="Internet_20_link" text:visited-style-name="Visited_20_Internet_20_Link">
 <draw:frame draw:style-name="fr1" draw:name="Image35" text:anchor-type="as-char" svg:width="6.9236in" svg:height="3.896998in" draw:z-index="0">
<draw:image xlink:href="../Images/dwzh/2023-05-12T01-59-00Z/65334703_303.jpg" xlink:type="simple" xlink:show="embed" xlink:actuate="onLoad" draw:mime-type="image/jpeg"/>
</draw:frame>
</text:a>
From May 10th to 11th, Wang Yi (pictured), director of the Foreign Affairs Office of the Central Committee of the Communist Party of China, met with the US National Security Consultant Sha Liwen to agree to maintain communication channels with the United States.</text:p>
      <text:p text:style-name="P4">
(Voice of German in Chinese) The United States and the Chinese Ministry of Foreign Affairs announced that Jakesullivan, USA, and Wang Yi, director of the CPC Central Committee of the CPC Central Committee, met in Austria on May 10th and 11th. The United States revealed that the two talked for 8 hours, including the two most sensitive topics between China and the United States: the Russian and Ukraine War and Taiwan issues. Both the White House and the Chinese embassy in the United States stated that this was "frank, realistic, and constructive."</text:p>
      <text:p text:style-name="P4">
Reuters pointed out, <text:a xlink:type="simple" xlink:href="https://www.dw.com/zh/zh/中国未就气球事件道歉-王毅美方歇斯底里/a-64751729" text:style-name="Internet_20_link" text:visited-style-name="Visited_20_Internet_20_Link">
</text:a>
And show that after the relationship drops to the freezing point, the two countries still try to maintain communication with each other.</text:p>
      <text:p text:style-name="P4">
A senior US official who is unknown to be named pointed out that the talks between Shalvin and Wang Yi are a major progress in Sino -US relations. Washington does not seek conflict or confrontation, and believes that "maintaining communication channels is particularly important when the relationship between the relationship between the two parties is particularly important." China also expresses this recognition.</text:p>
      <text:p text:style-name="P4">
The official added that Shalvin and Wang Yi's talks were to "try to find the overlap of interests in some issues." Talking about the issues include Taiwan issues, regional security, the Russian and Ukraine War, anti -drugs, and Beijing's detaining American citizens.</text:p>
      <text:p text:style-name="P4">
*<draw:frame draw:style-name="fr1" draw:name="Image36" text:anchor-type="as-char" svg:width="6.9236in" svg:height="3.896998in" draw:z-index="0">
<draw:image xlink:href="../Images/dwzh/2023-05-12T01-59-00Z/64640006_303.jpg" xlink:type="simple" xlink:show="embed" xlink:actuate="onLoad" draw:mime-type="image/jpeg"/>
</draw:frame>
##### "Balloon" incident exacerbates the tension between the United States and China</text:p>
      <text:h text:style-name="P12" text:outline-level="3">
<text:span text:style-name="T4">
Shooting</text:span>
</text:h>
      <text:p text:style-name="P4">
A balloon in China fluttered over the United States for a few days. On February 4, the U.S. military shot down in the coastal waters of the South Carolina. The United States has accused China of using balloons for espionage. But China said that this is just an out of control meteorological balloon.</text:p>
      <text:p text:style-name="P4">
*<draw:frame draw:style-name="fr1" draw:name="Image37" text:anchor-type="as-char" svg:width="6.9236in" svg:height="3.896998in" draw:z-index="0">
<draw:image xlink:href="../Images/dwzh/2023-05-12T01-59-00Z/64640851_303.jpg" xlink:type="simple" xlink:show="embed" xlink:actuate="onLoad" draw:mime-type="image/jpeg"/>
</draw:frame>
##### "Balloon" incident exacerbates the tension between the United States and China</text:p>
      <text:h text:style-name="P12" text:outline-level="3">
<text:span text:style-name="T4">
search</text:span>
</text:h>
      <text:p text:style-name="P4">
The shot of balloon fell into the sea a few miles away from the coast of South Carolina. The U.S. Navy and the Coast Guard positioned the areas where the balloon fell, and sent helicopters and ships to sort out the wreckage of balloons in the fall area.</text:p>
      <text:p text:style-name="P4">
*<draw:frame draw:style-name="fr1" draw:name="Image38" text:anchor-type="as-char" svg:width="6.9236in" svg:height="3.896998in" draw:z-index="0">
<draw:image xlink:href="../Images/dwzh/2023-05-12T01-59-00Z/64636821_303.jpg" xlink:type="simple" xlink:show="embed" xlink:actuate="onLoad" draw:mime-type="image/jpeg"/>
</draw:frame>
##### "Balloon" incident exacerbates the tension between the United States and China</text:p>
      <text:h text:style-name="P12" text:outline-level="3">
<text:span text:style-name="T4">
salvage</text:span>
</text:h>
      <text:p text:style-name="P4">
It looks like fishermen are fishing a large jellyfish, but in fact, this is a group member of the US military who is responsible for dealing with explosives. This balloon has a diameter of about 61 meters, and the weight is equivalent to a small passenger aircraft.</text:p>
      <text:p text:style-name="P4">
*<draw:frame draw:style-name="fr1" draw:name="Image39" text:anchor-type="as-char" svg:width="6.9236in" svg:height="3.896998in" draw:z-index="0">
<draw:image xlink:href="../Images/dwzh/2023-05-12T01-59-00Z/64639698_303.jpg" xlink:type="simple" xlink:show="embed" xlink:actuate="onLoad" draw:mime-type="image/jpeg"/>
</draw:frame>
##### "Balloon" incident exacerbates the tension between the United States and China</text:p>
      <text:h text:style-name="P12" text:outline-level="3">
<text:span text:style-name="T4">
wreckage</text:span>
</text:h>
      <text:p text:style-name="P4">
Due to the huge balloon size and uncertainty of its security, the United States eventually decided to shoot down at sea. The water depth of the balloon falling is about 15 meters. The U.S. military is trying to salvage more wreckage in order to more accurately understand the actual use of this flying object.</text:p>
      <text:p text:style-name="P4">
*<draw:frame draw:style-name="fr1" draw:name="Image40" text:anchor-type="as-char" svg:width="6.9236in" svg:height="3.896998in" draw:z-index="0">
<draw:image xlink:href="../Images/dwzh/2023-05-12T01-59-00Z/64639569_303.jpg" xlink:type="simple" xlink:show="embed" xlink:actuate="onLoad" draw:mime-type="image/jpeg"/>
</draw:frame>
##### "Balloon" incident exacerbates the tension between the United States and China</text:p>
      <text:h text:style-name="P12" text:outline-level="3">
<text:span text:style-name="T4">
tool</text:span>
</text:h>
      <text:p text:style-name="P4">
The U.S. military uses special equipment such as underwater drones to search and salvage balloon wreckage. The "Explorer" -class marine measurement ship uses the sound of sound to find the wreckage fragments in the fall area. According to the U.S. military, the search area is about 2.25 square kilometers.</text:p>
      <text:p text:style-name="P4">
*<draw:frame draw:style-name="fr1" draw:name="Image41" text:anchor-type="as-char" svg:width="6.9236in" svg:height="3.896998in" draw:z-index="0">
<draw:image xlink:href="../Images/dwzh/2023-05-12T01-59-00Z/64639728_303.jpg" xlink:type="simple" xlink:show="embed" xlink:actuate="onLoad" draw:mime-type="image/jpeg"/>
</draw:frame>
##### "Balloon" incident exacerbates the tension between the United States and China</text:p>
      <text:h text:style-name="P10" text:outline-level="1">
<text:span text:style-name="T4">
</text:span>
</text:h>
      <text:h text:style-name="P13" text:outline-level="4">
<text:span text:style-name="T4">
</text:span>
</text:h>
      <text:p text:style-name="P4">
In a statement on February 13, the U.S. Northern Command said, "The salvage team found some important wreckage from the balloon fall, including confirming all the main sensors and electronic devices, and the overall structure."</text:p>
      <text:p text:style-name="P4">
*<draw:frame draw:style-name="fr1" draw:name="Image42" text:anchor-type="as-char" svg:width="6.9236in" svg:height="3.896998in" draw:z-index="0">
<draw:image xlink:href="../Images/dwzh/2023-05-12T01-59-00Z/64641001_303.jpg" xlink:type="simple" xlink:show="embed" xlink:actuate="onLoad" draw:mime-type="image/jpeg"/>
</draw:frame>
##### "Balloon" incident exacerbates the tension between the United States and China</text:p>
      <text:h text:style-name="P12" text:outline-level="3">
<text:span text:style-name="T4">
upgrade</text:span>
</text:h>
      <text:p text:style-name="P4">
After the United States shot down China's suspected spy balloon, the tension between the United States and China further intensified. This time, the Minister of Defense of China had rejected the US Secretary of Defense Austin to discuss matters related to balloons. China claims that the U.S. shot down is an over -reaction and violates international standards. The U.S. Department of Commerce will add 6 entities related to Beijing's suspected spy ball plan to export blacklists. In the past few days, the U.S. military has shot down three flying bodies over the Alas California Coast in northwestern United States, Yakong areas in northwestern Canada, and the overhead of the US -Canada border.</text:p>
      <text:p text:style-name="P4">
Author: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In response to the Taiwan Strait issue, the Chinese official media Xinhua News Agency reported on the 11th that Wang Yi comprehensively expounded the "strict position of China" on the Taiwan issue and agreed to continue to make good use of the "strategic communication channel". The US officials said that Shalvin emphasized that the two sides of the strait have "no conflict for more than 40 years" under the differences, and Washington does not want to see the status quo of the situation unilaterally.</text:p>
      <text:p text:style-name="P4">
In addition, Shalvin also put forward concerns about the three American citizens detained in China, and emphasized that this was a priority of the US President Biden.</text:p>
      <text:p text:style-name="P4">
Agence France -Presse reported that Danielrussel, the former East Asian affairs assistant Daniel During the administration of the United States President Obama, said that from a historical point of view, the communication between the US National Security Counsel and the highest diplomat in China has always been important. Sand The talks between Liwen and Wang Yi, "seem to be almost the only important channel that is still operating."</text:p>
      <text:p text:style-name="P4">
Russell pointed out that the US -China dispute to avoid openness is "encouraging", but this does not mean that Sino -US relations must be restored. He said: "Both sides are passing severe transmission -sometimes anger -information." However, he also affirmed that these interactions did increase the possibility of finding something in common, which helps to stabilize a dangerous turbulence relation".</text:p>
      <text:h text:style-name="P12" text:outline-level="3">
<text:span text:style-name="T4">
Re -arrange Brinkeit to visit China?Afterwards, Brinken did meet with Wang Yi at the Munich Security Conference, but this did not relieve tension. Brincken warned China not to take such "irresponsible behavior." Wang Yi claimed that China was affected by Washington's reaction.</text:span>
</text:h>
      <text:p text:style-name="P4">
<draw:frame draw:style-name="fr1" draw:name="Image43" text:anchor-type="as-char" svg:width="6.9236in" svg:height="3.896998in" draw:z-index="0">
<draw:image xlink:href="../Images/dwzh/2023-05-12T01-59-00Z/65568035_401.jpg" xlink:type="simple" xlink:show="embed" xlink:actuate="onLoad" draw:mime-type="image/jpeg"/>
</draw:frame>
After the balloon incident, U.S. Secretary of State Brosky postponed its trip to Beijing, which was originally scheduled to be in February this year.</text:p>
      <text:p text:style-name="P4">
After the meeting with Wang Yi, when asked about the "balloon incident", an unnamed US official said, "I think both parties realize that this unfortunate incident has caused the interaction between the two sides. "Movebeyond), re -establish standardized and normal communication channels."</text:p>
      <text:p text:style-name="P4">
The official added that Shalvin and Wang Yi did not discuss the exact date of Brinken's re -arranging visit, but the White House is expected to maintain interaction in the next few months. At the same time, Biden has been seeking calling with Chinese President Xi Jinping, but the official said that the latest situation in this regard can be disclosed.</text:p>
      <text:p text:style-name="P4">
In this regard, at the regular press conference of the Chinese Ministry of Foreign Affairs on the 11th, some reporters asked if there was a spectrum of worship and call, and spokesman Wang Wenbin responded to "there is no information in this area."</text:p>
      <text:p text:style-name="P4">
Reuters on the 11th quoted anonymous insider reporting, [] <text:a xlink:type="simple" xlink:href="https://www.dw.com/zh/zh/击落间谍气球后-美国为何推迟对中国的制裁/a-65593443" text:style-name="Internet_20_link" text:visited-style-name="Visited_20_Internet_20_Link">
</text:a>
, To prevent further damage to the US -China relations.</text:p>
      <text:p text:style-name="P4">
(Comprehensive report)</text:p>
      <text:p text:style-name="P4">
News Source: <text:a xlink:type="simple" xlink:href="https://www.dw.com/zh/中美關係解凍？沙利文與王毅「坦率」長談8小時/a-65597495" text:style-name="Internet_20_link" text:visited-style-name="Visited_20_Internet_20_Link">
https://www.dw.com/zh/中美關係解凍？沙利文與王毅「坦率」長談8小時/a-65597495?maca=chi-rss-chi-all-1127-rdf</text:a>
</text:p>
      <!--NEWS-->
      <text:h text:style-name="P10" text:outline-level="1">
<text:span text:style-name="T4">
Shanghai Pudong Development Bank employees are dissatisfied with salary reduction and blessing sitting protest</text:span>
</text:h>
      <text:p text:style-name="P4">
Author: None</text:p>
      <text:p text:style-name="P4">
Publisher: Radio Free Asia (Organization)</text:p>
      <text:p text:style-name="P4">
Published Time: 2023-05-12T02:28:00-04:00</text:p>
      <text:p text:style-name="P4">
Modified Time: 2023-05-12T12:00:29-04:00</text:p>
      <text:p text:style-name="P4">
Description: None</text:p>
      <text:p text:style-name="P4">
Videos: []</text:p>
      <text:p text:style-name="P4">
Audios: ["<text:a xlink:type="simple" xlink:href="https://www.rfa.org/mandarin/yataibaodao/jingmao/gt-0512202302280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44" text:anchor-type="as-char" svg:width="6.9236in" svg:height="3.88615in" draw:z-index="0">
<draw:image xlink:href="../Images/rfamandarin/2023-05-12T02-28-00-04-00/000000.png" xlink:type="simple" xlink:show="embed" xlink:actuate="onLoad" draw:mime-type="image/png"/>
</draw:frame>
Lujiazui, Pudong New District, Shanghai, and SPD Bank employees sit in front of the company. <text:a xlink:type="simple" xlink:href="https://www.rfa.org/mandarin/yataibaodao/jingmao/gt-05122023022803.html/@@images/image" text:style-name="Internet_20_link" text:visited-style-name="Visited_20_Internet_20_Link">
</text:a>
Screenshot of Weibo <text:a xlink:type="simple" xlink:href="https://www.rfa.org/mandarin/yataibaodao/jingmao/gt-05122023022803.html/@@stream" text:style-name="Internet_20_link" text:visited-style-name="Visited_20_Internet_20_Link">
</text:a>
Nearly a hundred protesters appeared outside the gate of Pudong Development Bank in Shanghai. They were dissatisfied with the bank's large reduction in welfare benefits such as salary, including a salary reduction of 30 %. In this regard, the bank also responded.</text:p>
      <text:p text:style-name="P4">
<text:span text:style-name="T4">
<text:span text:style-name="T5">
 <text:a xlink:type="simple" xlink:href="https://www.rfa.org/mandarin/Xinwen/1-02252023112312.html" text:style-name="Internet_20_link" text:visited-style-name="Visited_20_Internet_20_Link">
</text:a>
 </text:span>
*  * </text:span>
<text:a xlink:type="simple" xlink:href="https://www.rfa.org/mandarin/yataibaodao/zhengzhi/gt2-09092022050534.html" text:style-name="Internet_20_link" text:visited-style-name="Visited_20_Internet_20_Link">
 </text:a>
 <text:span text:style-name="T4">
  * </text:span>
<text:a xlink:type="simple" xlink:href="https://www.rfa.org/mandarin/yataibaodao/jingmao/ec-08182022074002.html" text:style-name="Internet_20_link" text:visited-style-name="Visited_20_Internet_20_Link">
 </text:a>
<text:span text:style-name="T4">
*[</text:span>
 The salary reduction of civil servants in many provinces of the coast is 30 % of the doctors in Yunnan.(https://www.rfa.org/mandarin/yataibaodao/jingmao/ql-06302022055912.html)The incident was on Thursday morning, and the pictures showed that on the steps in front of the Pudong Development Bank of Lujiazui, Shanghai, sitting or standing at least 70 people sitting or standing at least 70 people. They wore employee cards on their chests and sitting on a mask. At the door of SPDB behind them, people in the security uniforms guarded the door. In another picture, dozens of employees gathered in front of the SPD Bank, blocked the entrance, and urban management maintained order in the crowd. In the pictures passed on the Internet, someone was posted in the office with the word "strike" printed with A4 paper. There are even employees who have received the "notice of salary reduction". Ordinary employees have reduced their salary by 30%to 50%, and the competent level or above salary reduction is 40%. The news refers to the credit card center of the bank.</text:p>
      <text:p text:style-name="P4">
<draw:frame draw:style-name="fr1" draw:name="Image45" text:anchor-type="as-char" svg:width="6.9236in" svg:height="4.207109in" draw:z-index="0">
<draw:image xlink:href="../Images/rfamandarin/2023-05-12T02-28-00-04-00/000001.png" xlink:type="simple" xlink:show="embed" xlink:actuate="onLoad" draw:mime-type="image/png"/>
</draw:frame>
Protestant outside SPD Bank. (Weibo picture/ancient pavilion provided) <text:a xlink:type="simple" xlink:href="https://www.rfa.org/mandarin/yataibaodao/jingmao/gt-05122023022803.html/m0512-gtp2-1.jpg" text:style-name="Internet_20_link" text:visited-style-name="Visited_20_Internet_20_Link">
</text:a>
** Residents: There are about one hundred people strike and petition protests.</text:p>
      <text:p text:style-name="P4">
A resident of Zhou, who lives in Lujiazui, Lujiazui, Pudong New District, told the station on Friday that there were about 100 people at the gate of SPDB gathered to protest: "I passed the Pudong Development Bank door yesterday and gathered many people. It was dissatisfied with SPD reduction of benefits, they went downstairs to protest after they finished their cards. Later, the bank issued a statement saying that it was not a strike. "</text:p>
      <text:p text:style-name="P4">
Comprehensive network sources said that the salary reduction of Shanghai Pudong Development Bank caused employees to fight against them by sitting. He also said that a classmate named Liu Yanwen said in the internal communication of SPD Bank, "My salary was reduced to a monthly salary of 6250.09 yuan, which was far lower than my own value, and my strike protested." Some people say that the monthly salary has dropped from RMB 20,000 to 6,000 yuan.</text:p>
      <text:p text:style-name="P4">
<text:span text:style-name="T4">
<draw:frame draw:style-name="fr1" draw:name="Image46" text:anchor-type="as-char" svg:width="6.9236in" svg:height="4.633753in" draw:z-index="0">
<draw:image xlink:href="../Images/rfamandarin/2023-05-12T02-28-00-04-00/000002.png" xlink:type="simple" xlink:show="embed" xlink:actuate="onLoad" draw:mime-type="image/png"/>
</draw:frame>
Figure: The entrance of Shanghai Pudong Development Bank was surrounded by employees, and urban management maintained order at the scene. Right: Some employees are posted with "strike" paper in the office. (Weibo picture/ancient pavilion provided) <text:a xlink:type="simple" xlink:href="https://www.rfa.org/mandarin/yataibaodao/jingmao/gt-05122023022803.html/m0512-gtp45.jpg" text:style-name="Internet_20_link" text:visited-style-name="Visited_20_Internet_20_Link">
</text:a>
</text:span>
</text:p>
      <text:p text:style-name="P4">
<text:span text:style-name="T4">
 Residents: Civil servants and small banks have already reduced their salaries or reduced welfare </text:span>
</text:p>
      <text:p text:style-name="P4">
Mr. Tang, a resident of Shanghai, told this station that not only SPDB, but many small banks have cut salary and benefits from the epidemic period. He said: "Many civil servants in Shanghai are now salary reduction, and the higher the level, the higher the level. Many of the leaders I have contacted, they also feel that they are working hard now. Zhejiang also salary reduction."</text:p>
      <text:p text:style-name="P4">
Regarding the bank employee strike protest to protest the salary reduction, SPD Bank told the reporter of the Finance News Agency on the same day that the salary of a subsidiary's employee was due to poor performance assessment. There are labor disputes, and the outsourcing company is currently communicating with employees.</text:p>
      <text:p text:style-name="P4">
Financial commentator Cai Shenkun said in an interview with this station that according to his understanding, the incident involved a number of financial management departments in SPD Bank: "These investment and financial departments, including the asset management department, are facing great pressure, and they are as large as SPD Bank. Salary reduction, including central enterprises, will appear. Because the profits of central enterprises are also rapidly declined, the final businesses must be borne by banks. Who dares to challenge the bank? "</text:p>
      <text:p text:style-name="P4">
<text:span text:style-name="T4">
 Bank salary cuts have been reduced annual salary reduction </text:span>
</text:p>
      <text:p text:style-name="P4">
Some insiders of the bank disclosed that the fuse of this incident was actually the bank's credit card center's required employees from a positive position to outsourcing, causing some people to dissatisfy. He also said that internal salary has been reduced twice. Affected by the three -year epidemic, department heads are even more annual salaries.</text:p>
      <text:p text:style-name="P4">
In addition, a civil servant of Zhuzhou, Hunan Zhuzhou told this station that civil servants have been reduced benefits, including the police: "Various subsidies and rewards with a variety of names have reduced this part. At the end of each year, there are performance awards and political and legal commissions. There are all years old, the captain of the National Security Zhuzhou City, he said that the income of 40,000 yuan a year is certain. The salary reduction is certain. This incident is already public. There are still many government agencies that cannot pay. I didn't send it a month. "</text:p>
      <text:p text:style-name="P4">
Reporter: Ancient Pavilion Editor: Xu Shuting Jiayuan Network Editor: Ruizhe</text:p>
      <text:p text:style-name="P4">
News Source: <text:a xlink:type="simple" xlink:href="https://www.rfa.org/mandarin/yataibaodao/jingmao/gt-05122023022803.html" text:style-name="Internet_20_link" text:visited-style-name="Visited_20_Internet_20_Link">
https://www.rfa.org/mandarin/yataibaodao/jingmao/gt-05122023022803.html</text:a>
</text:p>
      <!--NEWS-->
      <text:h text:style-name="P10" text:outline-level="1">
<text:span text:style-name="T4">
US Treasury Secretary: G7 will join forces to counter China's economic coercion</text:span>
</text:h>
      <text:p text:style-name="P4">
Author: None (Language: zh)</text:p>
      <text:p text:style-name="P4">
Publisher: None</text:p>
      <text:p text:style-name="P4">
Time: 2023-05-12T02:34:00Z</text:p>
      <text:p text:style-name="P4">
Description: US Treasury Secretary Janet Yellen said on the 11th that the United States and other G7 member states are studying how to counter China's "economic coercion". It is reported that in addition to the plan to issue an economic security statement, the G7 will also take corresponding actions.</text:p>
      <text:p text:style-name="P4">
Videos: []</text:p>
      <text:p text:style-name="P4">
Images: ["<text:a xlink:type="simple" xlink:href="https://static.dw.com/image/65487205_303.jpg" text:style-name="Internet_20_link" text:visited-style-name="Visited_20_Internet_20_Link">
65487205_303.jpg</text:a>
", "<text:a xlink:type="simple" xlink:href="https://static.dw.com/image/65224835_401.jpeg" text:style-name="Internet_20_link" text:visited-style-name="Visited_20_Internet_20_Link">
65224835_401....</text:a>
"]</text:p>
      <text:p text:style-name="P4">
Subject: 时政风云</text:p>
      <text:p text:style-name="P4">
Subjects: ['专题报道：习近平访美', '南希·佩洛西']</text:p>
      <text:p text:style-name="P4">
Keywords: ['七国集团', '中美关系', '反间谍法', '制裁', '经济胁迫']</text:p>
      <text:p text:style-name="P4">
Id: 65597554</text:p>
      <!--METADATA-->
      <text:p text:style-name="P4">
<text:a xlink:type="simple" xlink:href="https://www.dw.com/zh/overlay/image/article/65597554/65487205" text:style-name="Internet_20_link" text:visited-style-name="Visited_20_Internet_20_Link">
 <draw:frame draw:style-name="fr1" draw:name="Image47" text:anchor-type="as-char" svg:width="6.9236in" svg:height="3.896998in" draw:z-index="0">
<draw:image xlink:href="../Images/dwzh/2023-05-12T02-34-00Z/65487205_303.jpg" xlink:type="simple" xlink:show="embed" xlink:actuate="onLoad" draw:mime-type="image/jpeg"/>
</draw:frame>
</text:a>
US Treasury Secretary Yellen said that the United States and other G7 member states are investigating how to counter China's "economic stress"</text:p>
      <text:p text:style-name="P4">
(Voice of Germany Chinese) US Financial Secretary Janetyellen said on Thursday (May 11) that the United States is worried that China will use "economic coercion" for other countries. Worry, thinking about how to deal with this action.</text:p>
      <text:p text:style-name="P4">
Yellen said at a press conference that for a long time, Washington has been considering further and targeted restrictions on "overseas investment in China" and has been discussing this possibility with the G7 allies. She said that although the U.S. government has no conclusion, the Bayeng government believes that like -minded countries must act together in order to maximize their effectiveness.</text:p>
      <text:p text:style-name="P4">
The G7 Treasury Minister meeting held in Niigata from the 11th to 13th in Japan has become the focus of attention from all parties. G7's current rotating chairman of Japan discusses with the participating countries, how to make the supply chain of various countries more diverse and reduce the serious dependence on China.</text:p>
      <text:p text:style-name="P4">
Based on concerns about national security and supply chain issues, members of the United States Congress have been urging its government to strengthen the supervision of investing in US companies and individuals in other countries -especially China -and urging Biden to issue administrative orders. Yellen said that the United States has been discussing related discussions with other G7 member states. She expects such discussions to continue in this conference, "at least in a form of informal way."</text:p>
      <text:p text:style-name="P4">
Yellen said in a speech last month that in order to gain a dominant position among foreign competitors, Washington will counter Chinese economic coercion. She continued the statement that the member states of the G7 will also join the counterattack and continue to work hard to reduce the risk of geographical strategy. She told reporters that China has made economic coercion on Australia and Lithuania. "This is a question that all of us should pay attention to."</text:p>
      <text:p text:style-name="P4">
She said that the United States has begun to review domestic investment and export control. Extracting restrictions on overseas investment will make this layer of protection more complete: "I personally think that this matter should focus on national security, rather than deliberately destroying the economic competitiveness or the ability to develop the economy of China and other countries." She added to add. If the United States takes any action, "the scope of the goal will be very focused and the technology that has impact on Guoan," she does not say that it takes the relevant action time.</text:p>
      <text:p text:style-name="P4">
China has recently pushed the "Anti -Spy Law". The authorities pointed out that it was operating in the country.(https://www.dw.com/zh/zh/中國加強反間諜-諮詢公司涉危害國安遭查/a-65557271)And assault it. Yellen said she was not sure if this move could be attributed to the actions that the United States had adopted.</text:p>
      <text:h text:style-name="P12" text:outline-level="3">
<text:span text:style-name="T4">
G7 will take action</text:span>
</text:h>
      <text:p text:style-name="P4">
According to the documents obtained by the Financial Times, the G7 plans to issue an independent economic security statement for the first time when the main communique of the summit is released, which will promise to "jointly resist, deal with and counter economic stress."</text:p>
      <text:p text:style-name="P4">
<draw:frame draw:style-name="fr1" draw:name="Image48" text:anchor-type="as-char" svg:width="6.9236in" svg:height="3.896998in" draw:z-index="0">
<draw:image xlink:href="../Images/dwzh/2023-05-12T02-34-00Z/65224835_401.jpeg" xlink:type="simple" xlink:show="embed" xlink:actuate="onLoad" draw:mime-type="image/jpeg"/>
</draw:frame>
The Chinese authorities recently investigated the US chip manufacturer Miguang</text:p>
      <text:p text:style-name="P4">
In recent months, <text:a xlink:type="simple" xlink:href="https://www.dw.com/zh/zh/中國突擊美企上海辦公室-掀外商憂慮/a-65447816" text:style-name="Internet_20_link" text:visited-style-name="Visited_20_Internet_20_Link">
</text:a>
——Stolarly US weapons companies such as Lockheed Martin and Raytheon, <text:a xlink:type="simple" xlink:href="https://www.dw.com/zh/zh/北京恐禁美光芯片-媒體美籲韓勿填補缺口/a-65414199" text:style-name="Internet_20_link" text:visited-style-name="Visited_20_Internet_20_Link">
</text:a>
, Assault search US due diligence company Mintz (Mintz), [] <text:a xlink:type="simple" xlink:href="https://www.dw.com/zh/zh/日本藥廠員工遭中國拘留-北京证实涉嫌间谍活动/a-65129171" text:style-name="Internet_20_link" text:visited-style-name="Visited_20_Internet_20_Link">
</text:a>
According to the report, a review report from the Ministry of Commerce shows that the Xi Jinping government is currently considering restricting important raw materials and technologies for western countries to acquire the automotive industry.</text:p>
      <text:p text:style-name="P4">
Yellen said that many G7 members are quite jealous of such actions in China, so they have developed measures to jointly resist this behavior.</text:p>
      <text:p text:style-name="P4">
The European Commission Chairman Ursula Von Derleyen said in March that Brussels is studying its own review mechanism to review the overseas investment of EU companies in a specific and sensitive technical level that may enhance the military capabilities of the opponent. She added that the European Union needs to ensure the company's capital, professional technology and knowledge, and will not be used to enhance the military and intelligence capabilities of "systemic competitors" such as China.</text:p>
      <text:p text:style-name="P4">
A senior EU official who participated in the Drafting G7 summit told the Financial Times that they had the confidence to reach a consensus on the review of foreign investment and would not share the same review mechanism with the United States.</text:p>
      <text:p text:style-name="P4">
In late March this year, Japan also announced the export of 23 technologies under the agreement with the United States and the Netherlands. Although Tokyo emphasizes that this measure is not aimed at a specific country, the Japanese authorities will be able to monitor the equipment sold in Japan. Whether it is used by the buyer country for the production of high -end chips and exported to China and other places for military use.</text:p>
      <text:p text:style-name="P4">
(Comprehensive report)</text:p>
      <text:p text:style-name="P4">
News Source: <text:a xlink:type="simple" xlink:href="https://www.dw.com/zh/美財長：g7將聯手反制中國經濟脅迫/a-65597554" text:style-name="Internet_20_link" text:visited-style-name="Visited_20_Internet_20_Link">
https://www.dw.com/zh/美財長：g7將聯手反制中國經濟脅迫/a-65597554?maca=chi-rss-chi-all-1127-rdf</text:a>
</text:p>
      <!--NEWS-->
      <text:h text:style-name="P10" text:outline-level="1">
<text:span text:style-name="T4">
"15 Years of Wenchuan Earthquake" (below): The pain that parents of students can't forget</text:span>
</text:h>
      <text:p text:style-name="P4">
Author: None</text:p>
      <text:p text:style-name="P4">
Publisher: Radio Free Asia (Organization)</text:p>
      <text:p text:style-name="P4">
Published Time: 2023-05-12T05:21:00-04:00</text:p>
      <text:p text:style-name="P4">
Modified Time: 2023-05-12T11:59:35-04:00</text:p>
      <text:p text:style-name="P4">
Description: None</text:p>
      <text:p text:style-name="P4">
Videos: []</text:p>
      <text:p text:style-name="P4">
Audios: ["<text:a xlink:type="simple" xlink:href="https://www.rfa.org/mandarin/yataibaodao/renquanfazhi/ec-0512202305194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49" text:anchor-type="as-char" svg:width="6.9236in" svg:height="3.88615in" draw:z-index="0">
<draw:image xlink:href="../Images/rfamandarin/2023-05-12T05-21-00-04-00/000000.png" xlink:type="simple" xlink:show="embed" xlink:actuate="onLoad" draw:mime-type="image/png"/>
</draw:frame>
Parents of students who are killed in Jiyuan Middle School in Dujiangyan to mourn the memorial near the school site every year, but they are separated by public security. <text:a xlink:type="simple" xlink:href="https://www.rfa.org/mandarin/yataibaodao/renquanfazhi/ec-05122023051943.html/@@images/image" text:style-name="Internet_20_link" text:visited-style-name="Visited_20_Internet_20_Link">
</text:a>
Parents provided by the students of Jiyuan Middle School. <text:a xlink:type="simple" xlink:href="https://www.rfa.org/mandarin/yataibaodao/renquanfazhi/ec-05122023051943.html/@@stream" text:style-name="Internet_20_link" text:visited-style-name="Visited_20_Internet_20_Link">
</text:a>
On May 12, 15 years ago, a large earthquake occurred in Wenchuan, Sichuan, causing more than 70,000 people to die. Duyanjiang, Mianzhu and Beichuan have collapsed in many places, and a large number of students were killed. The official "People's Daily" uploaded a film on the 15th anniversary of the earthquake, telling the story of the survivors of the earthquake, but not allowed the parents of the students to come to the site to mourn. However, Dujiangyan and Mianzhu still have mourning activities. Some parents said that if the official continues to investigate the tofu dregs project, they will insist on public mourning.</text:p>
      <text:p text:style-name="P4">
<text:a xlink:type="simple" xlink:href="https://www.rfa.org/mandarin/yataibaodao/renquanfazhi/ec-05112023051522.html" text:style-name="Internet_20_link" text:visited-style-name="Visited_20_Internet_20_Link">
<text:span text:style-name="T4">
 "Wenchuan Earthquake 15 Years" (Part 1): Parents of students who are killed in the death of rights to defend their rights to protect their rights </text:span>
</text:a>
Lu Biyu: "Look, this is the site of Juyuan Middle School. After 15 years, no one lives, all of which are empty houses. They want the phenomenon of building a song and dancing to rise, but things are contrary to their wishes.</text:p>
      <text:p text:style-name="P4">
Parents of students who are killed by the Dujiangyan Jiyuan Middle School over a hundred Dujiangyan Middle School will return to the collapse of the teaching building every year when they occur at the earthquake.</text:p>
      <text:p text:style-name="Quotations">

<text:p text:style-name="P4">
[<text:a xlink:type="simple" xlink:href="https://twitter.com/hashtag/%E6%B1%B6%E5%B7%9D%E5%9C%B0%E9%9C%87" text:style-name="Internet_20_link" text:visited-style-name="Visited_20_Internet_20_Link">
&gt;
</text:a>
&gt;
 15th Anniversary]&gt;
 [Parents of students who are killed in memorial thinking]&gt;
 Today, 15 years ago, a large earthquake occurred in Wenchuan, Sichuan, causing more than 70,000 people to die. A large number of students were killed. Although the official stops, <text:a xlink:type="simple" xlink:href="https://twitter.com/hashtag/%E9%83%BD%E6%B1%9F%E5%A0%B0" text:style-name="Internet_20_link" text:visited-style-name="Visited_20_Internet_20_Link">
&gt;
</text:a>
&gt;
 <text:a xlink:type="simple" xlink:href="https://twitter.com/hashtag/%E8%81%9A%E6%BA%90%E4%B8%AD%E5%AD%A6" text:style-name="Internet_20_link" text:visited-style-name="Visited_20_Internet_20_Link">
&gt;
 </text:a>
&gt;
 And <text:a xlink:type="simple" xlink:href="https://twitter.com/hashtag/%E7%BB%B5%E7%AB%B9" text:style-name="Internet_20_link" text:visited-style-name="Visited_20_Internet_20_Link">
&gt;
</text:a>
&gt;
 There are still mourning activities, and some parents said that if the official will not be <text:a xlink:type="simple" xlink:href="https://twitter.com/hashtag/%E8%B1%86%E8%85%90%E6%B8%A3" text:style-name="Internet_20_link" text:visited-style-name="Visited_20_Internet_20_Link">
&gt;
</text:a>
&gt;
 … <text:a xlink:type="simple" xlink:href="https://t.co/2QDuoeDAAt" text:style-name="Internet_20_link" text:visited-style-name="Visited_20_Internet_20_Link">
 </text:a>
&gt;
&gt;
 - Liberty Asia Radio(@RFA_Chinese) <text:a xlink:type="simple" xlink:href="https://twitter.com/RFA_Chinese/status/1656980600061063168" text:style-name="Internet_20_link" text:visited-style-name="Visited_20_Internet_20_Link">
&gt;
 </text:a>
** More than a hundred parents have no fear to stop returning to the former site of Dujiangyan Jiyuan Middle School to mourn the students.</text:p>

</text:p>
      <text:p text:style-name="P4">
Like the local government, as in previous years, a large number of plainclothes and public security have set up a blockade line near the site in the morning to prevent parents from entering. They can only put flowers and the photos of the young children in the past few hundred meters away.</text:p>
      <text:p text:style-name="P4">
Lu Biyu, the parent of the victims,, like other parents, insists on returning to the site every year to mourn. She told this station that the authorities stopped her mother who couldn't stop her mother mourning the child.</text:p>
      <text:p text:style-name="P4">
Lu Biyu: "Every year, the government and the police station, many people are guarding the scene, and they are unwilling to let us go in. But for me, I have to go. First, I must go. Missing, second, so many years of rights protection has not been successful. I feel too sorry for children. I feel that I have been sitting on the scene for 1 or 2 hours. I always feel that I can accompany the doll. I will be better in my heart. "</text:p>
      <text:p text:style-name="P4">
Lu Biyu said that her son's state of rubble still remembered so far. 15 years have passed, and the pain of the dead son has not retreated.</text:p>
      <text:p text:style-name="P4">
Lu Biyu: "512 is here again, the earthquake has been 15 years, and I don't believe it. For me, the earthquake is the most painful day. The experience was in my mind. The scene of the earthquake at that time was like yesterday. When holding him, his kind of toughness, his feeling of life is not as good as death, really vividly. Because the first doll is too important in his mind, it is more important than his own life. Many times many times. I am thinking, why can't I replace him? It was an earthquake, why did n’t he leave me to death? He left without experienced anything, so he could n’t let it go. "</text:p>
      <text:p text:style-name="P4">
<text:span text:style-name="T4">
 The parents of the victims insist on mourning the tofu dregs project </text:span>
</text:p>
      <text:p text:style-name="P4">
Lu Biyu and many parents of the victims were detained for many petitions and were detained for many petitions. They were destroyed in their physical and mental physical and mental. She should often enter and exit the police station and hospital, but she said that she would insist on holding responsibility for the dead.</text:p>
      <text:p text:style-name="P4">
Lu Biyu: "If it is a real earthquake, I will admit his death; if I am in Yingxiu, because of such a large earthquake, he is dead, then my heart will be better, but it is at the source of the convergence, because the concentration source Without a private house, I just poured a teaching building. So there is no tofu residue project. How can I die so many dolls. "</text:p>
      <text:p text:style-name="P4">
<draw:frame draw:style-name="fr1" draw:name="Image50" text:anchor-type="as-char" svg:width="6.9236in" svg:height="4.646385in" draw:z-index="0">
<draw:image xlink:href="../Images/rfamandarin/2023-05-12T05-21-00-04-00/000001.png" xlink:type="simple" xlink:show="embed" xlink:actuate="onLoad" draw:mime-type="image/png"/>
</draw:frame>
On May 27, 2008, a mother mourned for her died son in the ruins of Jiyuan Middle School in the earthquake -stricken area of Dujiangyan, Sichuan Province. (Reuters) [] <text:a xlink:type="simple" xlink:href="https://www.rfa.org/mandarin/yataibaodao/renquanfazhi/ec-05122023051943.html/2008-05-27t000000z_665369192_gm1e45r16ka01_rtrmadp_3_quake.jpg" text:style-name="Internet_20_link" text:visited-style-name="Visited_20_Internet_20_Link">
</text:a>
<text:span text:style-name="T4">
 Official media shooting videos to sing a good earthquake wounded. Parents of the victims of the victims: the official will forget the dead person </text:span>
The Chinese official media "People's Daily" released the 15th anniversary video of the earthquake on Friday to introduce the new life of the survivors of the earthquake. Sang Jun, the parent of the students of Fuxin Second Little Semisle, said that the official only paid attention to the living people and forgot to the death of the dead.</text:p>
      <text:p text:style-name="P4">
Sang Jun: "Show good things and let everyone see that their government's injured by the government gets a good treatment and soothing. People have forgotten that they have not been able to investigate our affairs. Now we do n’t even have mourning places, and we are not allowed to mourn at the site. "</text:p>
      <text:p text:style-name="P4">
Sang Jun said that many rich and new parents, like him, could not forget their children's death, but because the school ruins have been rebuilt, parents can only mourn outside the municipal government at the "512" afternoon. He said that the government refused to admit that the tofu residue project caused the students to be killed, and parents would insist on mourning.</text:p>
      <text:p text:style-name="P4">
Reporter: Chen Zifei Editor: Xu Shuting Jiayuan Network Editor: Ruizhe</text:p>
      <text:p text:style-name="P4">
News Source: <text:a xlink:type="simple" xlink:href="https://www.rfa.org/mandarin/yataibaodao/renquanfazhi/ec-05122023051943.html" text:style-name="Internet_20_link" text:visited-style-name="Visited_20_Internet_20_Link">
https://www.rfa.org/mandarin/yataibaodao/renquanfazhi/ec-05122023051943.html</text:a>
</text:p>
      <!--NEWS-->
      <text:h text:style-name="P10" text:outline-level="1">
<text:span text:style-name="T4">
Divided by China: Why is the Philippines daring?</text:span>
</text:h>
      <text:p text:style-name="P4">
Author: None (Language: zh)</text:p>
      <text:p text:style-name="P4">
Publisher: None</text:p>
      <text:p text:style-name="P4">
Time: 2023-05-12T06:13:00Z</text:p>
      <text:p text:style-name="P4">
Description: The Philippines has continued frictions with China, and has recently strengthened cooperation with the United States, which has become the focus of the situation in the South China Sea. What conflicts have erupted in China and the Philippines in recent years? How do experts predict the future development of China and Philippines?</text:p>
      <text:p text:style-name="P4">
Videos: []</text:p>
      <text:p text:style-name="P4">
Images: ["<text:a xlink:type="simple" xlink:href="https://static.dw.com/image/65459303_303.jpg" text:style-name="Internet_20_link" text:visited-style-name="Visited_20_Internet_20_Link">
65459303_303.jpg</text:a>
", "<text:a xlink:type="simple" xlink:href="https://static.dw.com/image/65381986_401.jpg" text:style-name="Internet_20_link" text:visited-style-name="Visited_20_Internet_20_Link">
65381986_401.jpg</text:a>
", "<text:a xlink:type="simple" xlink:href="https://static.dw.com/image/65435603_401.jpg" text:style-name="Internet_20_link" text:visited-style-name="Visited_20_Internet_20_Link">
65435603_401.jpg</text:a>
"]</text:p>
      <text:p text:style-name="P4">
Subject: 时政风云</text:p>
      <text:p text:style-name="P4">
Subjects: ['专题报道：习近平访美', '南中国海主权争端', '南希·佩洛西']</text:p>
      <text:p text:style-name="P4">
Keywords: ['中菲关系', '中美关系', '南海']</text:p>
      <text:p text:style-name="P4">
Id: 65598014</text:p>
      <!--METADATA-->
      <text:p text:style-name="P4">
<text:a xlink:type="simple" xlink:href="https://www.dw.com/zh/overlay/image/article/65598014/65459303" text:style-name="Internet_20_link" text:visited-style-name="Visited_20_Internet_20_Link">
 <draw:frame draw:style-name="fr1" draw:name="Image51" text:anchor-type="as-char" svg:width="6.9236in" svg:height="3.896998in" draw:z-index="0">
<draw:image xlink:href="../Images/dwzh/2023-05-12T06-13-00Z/65459303_303.jpg" xlink:type="simple" xlink:show="embed" xlink:actuate="onLoad" draw:mime-type="image/jpeg"/>
</draw:frame>
</text:a>
At the end of April, the maritime police ships of China and the Philippines almost collided, and the size of the ships between the two parties was very different.</text:p>
      <text:p text:style-name="P4">
(Voice of Germany Chinese) Recently, the dispute between Manila and Beijing in the South China Sea has continued to intensify. In February this year, <text:a xlink:type="simple" xlink:href="https://www.dw.com/zh/zh/菲总统激光照射事件不足以触发美菲共防条约/a-64751900" text:style-name="Internet_20_link" text:visited-style-name="Visited_20_Internet_20_Link">
</text:a>
Essence Ferdinand Marcos Jr., President of the Philippines, summoned the Chinese ambassador Huang Xilian in the Philippines; in April, <text:a xlink:type="simple" xlink:href="https://www.dw.com/zh/zh/菲海警船巡南海遭擋道-險與中國海警船相撞/a-65460061" text:style-name="Internet_20_link" text:visited-style-name="Visited_20_Internet_20_Link">
</text:a>
Essence Why are China and the Philippines so frequent?</text:p>
      <text:h text:style-name="P12" text:outline-level="3">
<text:span text:style-name="T4">
South China Sea fishing right</text:span>
</text:h>
      <text:p text:style-name="P4">
International Relations Analyst Dr. Elainetolentino said: "The Philippines hopes to enjoy fishing rights in its exclusive economic zone (EEZ), but since China began to occupy some military deployment in the South China Sea, Beijing has denied this right . Before China's actions became so aggressive, fishermen in many countries in the region could fish freely in these sea areas. "</text:p>
      <text:p text:style-name="P4">
She added: "The Philippines expects all walks of life to pay attention to the problem of fishing rights in the South China Sea and ensure the safety of the country's waters."</text:p>
      <text:p text:style-name="P4">
In 2016, the International Court of Hague had arbitrarily arranged the sovereignty dispute between the Philippines and sovereignty, and ruled the Philippines to win the lawsuit with an overwhelming advantage. China refused to recognize this ruling.</text:p>
      <text:p text:style-name="P4">
<draw:frame draw:style-name="fr1" draw:name="Image52" text:anchor-type="as-char" svg:width="6.9236in" svg:height="3.896998in" draw:z-index="0">
<draw:image xlink:href="../Images/dwzh/2023-05-12T06-13-00Z/65381986_401.jpg" xlink:type="simple" xlink:show="embed" xlink:actuate="onLoad" draw:mime-type="image/jpeg"/>
</draw:frame>
The Philippines and China have been in conflict in recent years (data photo)</text:p>
      <text:p text:style-name="P4">
In early May this year, <text:a xlink:type="simple" xlink:href="https://www.dw.com/zh/zh/美菲公布防務準則-小馬科斯基地非進攻用途/a-65525290" text:style-name="Internet_20_link" text:visited-style-name="Visited_20_Internet_20_Link">
</text:a>
Essence The small Marcos reiterated that China and the Philippines should establish a "direct communication channel" to prefer the Philippines' offshore security. He reported that he had asked the Philippine Maritime Police and the Ministry of Foreign Affairs to make a fishing ground map and submit it to Beijing.</text:p>
      <text:p text:style-name="P4">
However, JaybatongBacal, a professor of Maritime Law of the Philippines, is skeptical. He said: "Even if it is proposed to establish a new communication channel, it is meaningless; the Philippines and China have announced the establishment of the" hotline "between maritime police teams between the two countries in 2017, but this has not changed China's aggression."</text:p>
      <text:p text:style-name="P4">
He said that since China controls Huangyan Island about 124 浬 (also known as Scarboroughshoal), which is about 124 浬 (also known as Scarborough), it has been "actively intervene in fishery activities" in the South China Sea. China's control scope has been expanded south to the surroundings of the Nansha Islands, as well as the Filipino exclusive economic zone. Since 2013, China has deployed fishing vessels and maritime militia in the main coral reefs and fishing grounds in the Philippines.</text:p>
      <text:p text:style-name="P4">
He added that although Beijing and Manila are negotiating, "there is no results so far."</text:p>
      <text:h text:style-name="P12" text:outline-level="3">
<text:span text:style-name="T4">
Strengthening cooperation with the United States</text:span>
</text:h>
      <text:p text:style-name="P4">
Unlike its predecessor Rodriduterte's relationship with the United States, Little Marcos has been strengthening cooperation with the United States since he took office last year. Batong Paka believes that this shows that the Philippines' positions in China are now tougher.</text:p>
      <text:p text:style-name="P4">
Deepen the defense and security relationships with the United States and Western World. "</text:p>
      <text:p text:style-name="P4">
<draw:frame draw:style-name="fr1" draw:name="Image53" text:anchor-type="as-char" svg:width="6.9236in" svg:height="3.896998in" draw:z-index="0">
<draw:image xlink:href="../Images/dwzh/2023-05-12T06-13-00Z/65435603_401.jpg" xlink:type="simple" xlink:show="embed" xlink:actuate="onLoad" draw:mime-type="image/jpeg"/>
</draw:frame>
The United States and Philippine recently held the largest joint military exercise ever in history</text:p>
      <text:p text:style-name="P4">
At the end of April, <text:a xlink:type="simple" xlink:href="https://www.dw.com/zh/zh/中美角力延伸至東南亞-各覓盟友聯合軍演/a-65424706" text:style-name="Internet_20_link" text:visited-style-name="Visited_20_Internet_20_Link">
</text:a>
 ， <text:a xlink:type="simple" xlink:href="https://www.dw.com/zh/zh/菲总统到访前夕美国敦促中国停止在南中国海继续挑衅/a-65474613" text:style-name="Internet_20_link" text:visited-style-name="Visited_20_Internet_20_Link">
</text:a>
U.S. officials said that the United States and Philippine's "Balikatan" joint army lasted two weeks, and more than 17,000 soldiers participated, of which 12,000 were from the United States to strengthen the international alliance and improve the military's response to the seal The ability to emergency in the region. During the exercise, the troops simulated defense against one of the islands in the Philippines and sank an imaginary enemy warship.</text:p>
      <text:p text:style-name="P4">
Experts of Raymond M.Powell, an expert at the Gordian Knot Center for National Security Innovation Atstanford University, predict that Beijing may reiterate that it will have "nothing in western Philippines in the future. Argue "Sovereignty", and urged Manila not to pay too much attention to maritime disputes, or expand military cooperation with the United States, so as not to complicate the situation.</text:p>
      <text:p text:style-name="P4">
"China will emphasize the necessity of solving all disputes in both sides, rather than letting the United States such as outsiders", "he said.</text:p>
      <text:p text:style-name="P4">
Powell said that Beijing may "warn the Philippines" not to further "provoke". activity. He added: "China may suggest that the Philippines and the adopting any further" unrestrained move "may lead to difficulties in economic relations between the two countries."</text:p>
      <text:p text:style-name="P4">
News Source: <text:a xlink:type="simple" xlink:href="https://www.dw.com/zh/與中國打交道：菲律賓為何變得更大膽？/a-65598014" text:style-name="Internet_20_link" text:visited-style-name="Visited_20_Internet_20_Link">
https://www.dw.com/zh/與中國打交道：菲律賓為何變得更大膽？/a-65598014?maca=chi-rss-chi-all-1127-rdf</text:a>
</text:p>
      <!--NEWS-->
      <text:h text:style-name="P10" text:outline-level="1">
<text:span text:style-name="T4">
Italian biography will withdraw from China to withdraw from the "Belt and Road"</text:span>
</text:h>
      <text:p text:style-name="P4">
Author: None (Language: zh)</text:p>
      <text:p text:style-name="P4">
Publisher: None</text:p>
      <text:p text:style-name="P4">
Time: 2023-05-12T06:28:00Z</text:p>
      <text:p text:style-name="P4">
Description: Italy is the only member country to join the "Belt and Road" in the "Belt and Road" in the Seventh Kingdom Group (G7). Its prime minister Meloni intends to terminate the contract and says that signing is a "big mistake." Why did she say that? What is the possibility of Italy's exit?</text:p>
      <text:p text:style-name="P4">
Videos: []</text:p>
      <text:p text:style-name="P4">
Images: ["<text:a xlink:type="simple" xlink:href="https://static.dw.com/image/65444662_303.jpg" text:style-name="Internet_20_link" text:visited-style-name="Visited_20_Internet_20_Link">
65444662_303.jpg</text:a>
", "<text:a xlink:type="simple" xlink:href="https://static.dw.com/image/64736928_401.jpg" text:style-name="Internet_20_link" text:visited-style-name="Visited_20_Internet_20_Link">
64736928_401.jpg</text:a>
"]</text:p>
      <text:p text:style-name="P4">
Subject: 时政风云</text:p>
      <text:p text:style-name="P4">
Subjects: ['岛屿主权争端', '专题报道：全景观看“习马会”', '欧洲难民危机', '中国', '中共十九大', '意大利', '德中关系']</text:p>
      <text:p text:style-name="P4">
Keywords: ['意大利', '中意关系', '中国', '一带一路']</text:p>
      <text:p text:style-name="P4">
Id: 65598090</text:p>
      <!--METADATA-->
      <text:p text:style-name="P4">
<text:a xlink:type="simple" xlink:href="https://www.dw.com/zh/overlay/image/article/65598090/65444662" text:style-name="Internet_20_link" text:visited-style-name="Visited_20_Internet_20_Link">
 <draw:frame draw:style-name="fr1" draw:name="Image54" text:anchor-type="as-char" svg:width="6.9236in" svg:height="3.896998in" draw:z-index="0">
<draw:image xlink:href="../Images/dwzh/2023-05-12T06-28-00Z/65444662_303.jpg" xlink:type="simple" xlink:show="embed" xlink:actuate="onLoad" draw:mime-type="image/jpeg"/>
</draw:frame>
</text:a>
Will Italy withdraw from the "Belt and Road" and cause heated discussions. The picture shows the Italian Prime Minister Meloni. (Data photo)</text:p>
      <text:p text:style-name="P4">
(Voice of Germany Chinese) reported that the Financial Times reported on Thursday (May 11) that the Italian plan held talks with China to negotiate with the "Belt and Road" initiative to withdraw from Beijing. Stable business connection.</text:p>
      <text:p text:style-name="P4">
<text:a xlink:type="simple" xlink:href="https://www.dw.com/zh/zh/中国人带着钱来我们非常欢迎/a-48449562" text:style-name="Internet_20_link" text:visited-style-name="Visited_20_Internet_20_Link">
</text:a>
, Is the only member of the Seventh Kingdom Group (G7), who joined this initiative, <text:a xlink:type="simple" xlink:href="https://www.dw.com/zh/zh/加入一带一路收获投资-意大利招致盟友批评/a-48043098" text:style-name="Internet_20_link" text:visited-style-name="Visited_20_Internet_20_Link">
</text:a>
Essence In 2022, the current Italian Prime Minister Giorgia Meloni for the first time at the campaign, it publicly stated that the decision was "a big mistake."</text:p>
      <text:p text:style-name="P4">
However, the report pointed out that Melonini said on Wednesday (10th) that she has not yet determined to be terminated <text:a xlink:type="simple" xlink:href="https://www.dw.com/zh/zh/一带一路扩版图-习访欧后有暗涌/a-48015677" text:style-name="Internet_20_link" text:visited-style-name="Visited_20_Internet_20_Link">
</text:a>
The "discussion is still open."</text:p>
      <text:p text:style-name="P4">
Several unnamed Italian officials told the Financial Times that the Melony government should find a way to let Italy's release from the "Belt and Road" initiative, but not to anger Beijing and be punished. Essence One of the officials emphasized that Italy would "work hard to avoid the upgrade of the problem."</text:p>
      <text:p text:style-name="P4">
"Politics is to make a choice. She (Melonini) cannot have China and the United States at the same time," "The former Italian Ambassador to NATO Ambassador Stefanostefanini told the Financial Times that when the US -China relations were tight, the Italian University Li is a clear signal to the international community.</text:p>
      <text:p text:style-name="P4">
"We cannot continue to participate in the" Belt and Road "cooperation as an American allies," said Standani: "We must try to negotiate a peace or the least destructive way to exit with China."</text:p>
      <text:p text:style-name="P4">
<draw:frame draw:style-name="fr1" draw:name="Image55" text:anchor-type="as-char" svg:width="6.9236in" svg:height="3.896998in" draw:z-index="0">
<draw:image xlink:href="../Images/dwzh/2023-05-12T06-28-00Z/64736928_401.jpg" xlink:type="simple" xlink:show="embed" xlink:actuate="onLoad" draw:mime-type="image/jpeg"/>
</draw:frame>
On February 16th, Wang Yi (left) of the CPC Central Committee of the CPC Central Committee visited Europe and met Antonio Tajani (right) at the Italian Foreign Minister in Rome.</text:p>
      <text:h text:style-name="P12" text:outline-level="3">
<text:span text:style-name="T4">
Different opinion of internal opinion in Italy</text:span>
</text:h>
      <text:p text:style-name="P4">
At the end of last month, Bloomberg quoted anonymous insiders that Melonney plans to announce its position on the "Belt and Road" at the Seven Kingdoms Group (G7) summit held in Japan in May, but the current opinions of the co -government of the government are different. Most members of the Italian Brothers' Brothers leading the leader of Lomite are mostly in favor of withdrawal, and other party factions are not.</text:p>
      <text:p text:style-name="P4">
The original Roman and Beijing initiative was promoted by then Italian Prime Minister GiuseputConte. At that time, Italy was influenced by the debt crisis, and Conte hoped that it could boost the country's sluggish economy. But to this day, several Italy's proposed traffic infrastructure plans proposed in BRI have almost no progress.</text:p>
      <text:p text:style-name="P4">
"Italia Viva) member and Senator Enricoborghi said," In these 5 years, people's awareness of risk of BRI has risen sharply. "He pointed out that almost all political parties" abandon China in China The idea of the Italian (economic) problem can be solved. "</text:p>
      <text:p text:style-name="P4">
Melonyne's successor and former Prime Minister Mariodraghi's confrontation is more cautious in economic and trade exchanges with China. Melonini reviewed the Chinese state -owned chemical giant Sinochem Group because the group had a stake in the Italian well -known tire company, Beirely, as much as 37%. The Financial Times stated that Pirelli refused to comment on this.</text:p>
      <text:p text:style-name="P4">
Bloomberg also quoted unknown people on April 20 that Italy intends to abandon China's "Belt and Road" initiative and strengthen cooperation with Taiwan to strengthen semiconductor production and exports.</text:p>
      <text:p text:style-name="P4">
However, some analysts in Italy believed that Melony's best solution was to maintain the status quo and automatically renew the contract. "Stopping a vague cooperation" said, "StriceGallelli), a Chinese researcher at the Roman Think Tank International Institute (IAI), said it will have greater noise than let it automatically renew its contract."</text:p>
      <text:h text:style-name="P12" text:outline-level="3">
<text:span text:style-name="T4">
"Belt and Road"</text:span>
</text:h>
      <text:h text:style-name="P12" text:outline-level="3">
<text:span text:style-name="T4">
Exit the two dilemma</text:span>
</text:h>
      <text:p text:style-name="P4">
The Melony administration's discussion of the initiative is facing urgent time pressure. The Financial Times pointed out that the BRI agreement involved in Italy is included in a 4 -year cooperation, but its stipulated contract will automatically renew the contract at the time of March next year (2024). To cancel, Italy must be 3 months in advance -before the end of this year -officially notified the Chinese government.</text:p>
      <text:p text:style-name="P4">
However, some officials stated that the United States has slowed down Italy on the withdrawal of the initiative because Melonini has clearly expressed its support for Ukraine in the Russia -Ukraine War. They also pointed out that if Italy maintains communication channels with Beijing, it may help put pressure on China and promote the end of the Ukrainian war.</text:p>
      <text:p text:style-name="P4">
However, after the Russian and Ukraine War, in order to respond to the government's sanctions to Russia, the Italian business community has shifted its attention to China after the epidemic. In the first quarter of 2023, Italy's exports to China increased by 92.5%compared with the same period last year, mainly because the source was that the exports of drugs grew significantly in the short term.</text:p>
      <text:p text:style-name="P4">
"When companies and business people are eager to return to the Chinese market, the behavior that may withdraw (initiative) will cause bilateral relations to cool down," the Chairman of the Italian China Director Foundation MarioBoselli told the Financial Times Essence</text:p>
      <text:h text:style-name="P12" text:outline-level="3">
<text:span text:style-name="T4">
Joining the "Belt and Road" is not good?</text:span>
</text:h>
      <text:p text:style-name="P4">
According to the Taiwan Central News Agency on the 10th, according to statistics released by Shanghai Fudan University International Finance College, the amount of investment related to the "Belt and Road" in Italy has fallen sharply in one year, from more than 2.5 billion US dollars in 2019, It was only about $ 800 million to the following year.</text:p>
      <text:h text:style-name="P12" text:outline-level="3">
<text:span text:style-name="T4">
As long as China has money Italy, you don't worry</text:span>
</text:h>
      <text:p text:style-name="P4">
According to data from the US think tank Rhodiumgroup, China ’s FDI (FDI) implemented by China’ s implementation of Italy also dropped from 650 million US dollars in 2019 to US $ 20 million; 2021 is also slight Increased to $ 33 million. At the same time, China ’s FDI in Germany in 2020 reached 1.9 billion and 1.8 billion US dollars, respectively.</text:p>
      <text:p text:style-name="P4">
ENRICO Fardella, associate professor of oriental University of Naoli, said [] <text:a xlink:type="simple" xlink:href="https://www.dw.com/zh/zh/意大利要加入一带一路-欧盟提醒别低估中国/a-47789989" text:style-name="Internet_20_link" text:visited-style-name="Visited_20_Internet_20_Link">
</text:a>
"Italy did not get any economic feedback, but instead reluctant to sign a better economic profit with Chinese European countries with China."("Financial Times", Bloomberg, Taiwan Central News Agency, etc.)</text:p>
      <text:p text:style-name="P4">
News Source: <text:a xlink:type="simple" xlink:href="https://www.dw.com/zh/義大利傳將與中國談判退出「一帶一路」/a-65598090" text:style-name="Internet_20_link" text:visited-style-name="Visited_20_Internet_20_Link">
https://www.dw.com/zh/義大利傳將與中國談判退出「一帶一路」/a-65598090?maca=chi-rss-chi-all-1127-rdf</text:a>
</text:p>
      <!--NEWS-->
      <text:h text:style-name="P10" text:outline-level="1">
<text:span text:style-name="T4">
US officials: The United States and China want to put down the relationship between the two sides to stabilize the balloon incident</text:span>
</text:h>
      <text:p text:style-name="P4">
Author: 联合早报 (Person)</text:p>
      <text:p text:style-name="P4">
Publisher: 联合早报 (Organization)</text:p>
      <text:p text:style-name="P4">
Published Time: 2023-05-12T06:50</text:p>
      <text:p text:style-name="P4">
Modified Time: 2023-05-12T07:03</text:p>
      <text:p text:style-name="P4">
Description: A senior US official says that the United States and China are aware that it is necessary to stop focusing on the suspected spy balloon incident that leads to the tight relations between the two superpowers in the United States and China, and restore normal communication channels to stable relationships. Reuters reports that the White House National Security Counselor Shalvin and the CCP Central ...</text:p>
      <text:p text:style-name="P4">
Videos: []</text:p>
      <text:p text:style-name="P4">
Audios: []</text:p>
      <text:p text:style-name="P4">
Images: []</text:p>
      <text:p text:style-name="P4">
Type: NewsArticle</text:p>
      <text:p text:style-name="P4">
Breadcrumbs: ['即时', '国际']</text:p>
      <text:p text:style-name="P4">
Keywords: ['美中关系', '沙利文', '王毅']</text:p>
      <!--METADATA-->
      <text:p text:style-name="P4">
A senior US official says that the United States and China are aware that it is necessary to stop focusing on the two superpowers of the United States and China. <text:a xlink:type="simple" xlink:href="https://www.zaobao.com/realtime/world/story20230205-1359873" text:style-name="Internet_20_link" text:visited-style-name="Visited_20_Internet_20_Link">
</text:a>
, Restore normal communication channels to stable relationships.</text:p>
      <text:p text:style-name="P4">
Reuters reports that the White House National Security Consultant Sha Liwen and a member of the Political Bureau of the Central Committee of the Communist Party of China and the director of the Central Foreign Office Wang Yi on Wednesday and Thursday (May 10th and 11th), <text:a xlink:type="simple" xlink:href="https://www.zaobao.com/realtime/china/story20230511-1393596" text:style-name="Internet_20_link" text:visited-style-name="Visited_20_Internet_20_Link">
</text:a>
Essence</text:p>
      <text:p text:style-name="P4">
A senior official in the United States requested that senior officials in the United States held a talks in Shalvin and Wang Yi that the White House hoped that the meeting between Shalvin and Wang Yi could make more exchanges for the two world's largest economies in the world.</text:p>
      <text:p text:style-name="P4">
The official said on Thursday that Shalvin and Wang Yi did not discuss the date of the US Secretary of State Brosky's visit to Beijing, but the White House is expected to continue to communicate in the next few months.</text:p>
      <text:p text:style-name="P4">
The White House issued a statement saying that Shalvin and Wang Yi discussed Russia's war on Ukraine in the talks in Vienna.</text:p>
      <text:p text:style-name="P4">
The White House said: "The two sides conducted frank, substantial and constructive discussions on the key issues of bilateral relations, global and regional security issues, Russia's war on Ukraine, and cross -strait issues."</text:p>
      <text:p text:style-name="P4">
The statement also said that the meeting between Shalvin and Wang Yi was part of the two sides "part of the continuous efforts to maintain open communication channels and responsibly managing competitive relationships."</text:p>
      <text:p text:style-name="P4">
The Chinese Embassy in Washington issued a statement saying that Wang Yi and Shalvin "discussed a frank, deep, substantial, and constructive discussion on eliminating obstacles in Sino -US relations and stabilizing stability.</text:p>
      <text:p text:style-name="P4">
US President Biden has been seeking calling with Chinese President Xi Jinping, but anonymous US officials have not disclosed the latest progress in this area.</text:p>
      <text:p text:style-name="P4">
A suspected Chinese spy balloon flying over the American sensitive military facilities was fell behind by the US fighter jets and caused the US -China Foreign Diplomacy crisis. As a result, Brinken was therefore [] <text:a xlink:type="simple" xlink:href="https://www.zaobao.com/realtime/world/story20230203-1359458" text:style-name="Internet_20_link" text:visited-style-name="Visited_20_Internet_20_Link">
</text:a>
Essence</text:p>
      <text:p text:style-name="P4">
When asked what the Sarawan and Wang Yi discussed the balloon incident, anonymous US officials said: "I think both parties realize that this regrettable incident has led to the interruption of communication between the two parties. We are seeking letting go down now. This incident has re -established some standard and normal communication channels. "</text:p>
      <text:p text:style-name="P4">
News Source: <text:a xlink:type="simple" xlink:href="https://www.zaobao.com.sg/realtime/world/story20230512-1393734" text:style-name="Internet_20_link" text:visited-style-name="Visited_20_Internet_20_Link">
https://www.zaobao.com.sg/realtime/world/story20230512-1393734</text:a>
</text:p>
      <!--NEWS-->
      <text:h text:style-name="P10" text:outline-level="1">
<text:span text:style-name="T4">
The US Court ruled that 18 to 20 years old to buy pistols is unconstitutional</text:span>
</text:h>
      <text:p text:style-name="P4">
Publisher: 法新社</text:p>
      <text:p text:style-name="P4">
Published Time: 2023-05-12T07:32:09+00:00</text:p>
      <text:p text:style-name="P4">
Modified Time: 2023-05-12T07:05:01+00:00</text:p>
      <text:p text:style-name="P4">
Description: (Agence France -Presse, Washington, 11th) A Federal District Court of the United States announced that a federal law for prohibiting a license dealer from selling pistols under the age of 21 is unconstitutional. Pow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6" text:anchor-type="as-char" svg:width="6.9236in" svg:height="3.617581in" draw:z-index="0">
<draw:image xlink:href="../Images/rficn/2023-05-12T07-32-09-00-00/000000.png" xlink:type="simple" xlink:show="embed" xlink:actuate="onLoad" draw:mime-type="image/png"/>
</draw:frame>
Agence France -Presse reported that Robert Payne, the Federal Federal Judge of the Eastern District of Virginia, accepted a lawsuit proposed by 4 men. Four people were 18 years old and hope to buy pistols at the age of 21.</text:p>
      <text:p text:style-name="P4">
The current federal law is prohibited from selling pistols to those under the age of 21, but parents can buy pistols for their children, and children can also buy them by their own firearms exhibitions or privately.</text:p>
      <text:p text:style-name="P4">
And although the U.S. people cannot buy pistols at the age of 21, they can buy rifles or shotguns.</text:p>
      <text:p text:style-name="P4">
Panne's decision on the 10th quoted the recent decision of the Supreme Court to expand the ownership of guns and the second amendment to the US Constitution. The latter stated that "the right of the people's holding and carrying weapons cannot be violated."</text:p>
      <text:p text:style-name="P4">
Eventtown Law to prevent gun violent organization condemn the judge Panne's evidence.</text:p>
      <text:p text:style-name="P4">
Janetcarter, a senior executive responsible for the issue and demand, issued a statement saying: "Guns are not only the main causes of death of American children and adolescents. Studies also show that the ratio of young people aged 18 to 20 is an adult over 21 years old. Three times the person. "</text:p>
      <text:p text:style-name="P4">
Carter said: "The court's judgment will undoubtedly put life in risks, which must be changed." (Translator: Ji Jinling)</text:p>
      <text:p text:style-name="P4">
News Source: <text:a xlink:type="simple" xlink:href="https://www.rfi.fr/cn/%E5%9B%BD%E9%99%85%E6%8A%A5%E9%81%93/20230512-%E7%BE%8E%E6%B3%95%E9%99%A2%E5%88%A4%E5%86%B3-%E7%A6%8118%E5%88%B020%E5%B2%81%E8%80%85%E4%B9%B0%E6%89%8B%E6%9E%AA%E8%BF%9D%E5%AE%AA" text:style-name="Internet_20_link" text:visited-style-name="Visited_20_Internet_20_Link">
https://www.rfi.fr/cn/%E5%9B%BD%E9%99%85%E6%8A%A5%E9%81%93/20230512-%E7%BE%8E%E6%B3%95%E9%99%A2%E5%88%A4%E5%86%B3-%E7%A6%8118%E5%88%B020%E5%B2%81%E8%80%85%E4%B9%B0%E6%89%8B%E6%9E%AA%E8%BF%9D%E5%AE%AA</text:a>
</text:p>
      <!--NEWS-->
      <text:h text:style-name="P10" text:outline-level="1">
<text:span text:style-name="T4">
The debt negotiation between the White House and Congress will be held next week</text:span>
</text:h>
      <text:p text:style-name="P4">
Author: 联合早报 (Person)</text:p>
      <text:p text:style-name="P4">
Publisher: 联合早报 (Organization)</text:p>
      <text:p text:style-name="P4">
Published Time: 2023-05-12T07:41</text:p>
      <text:p text:style-name="P4">
Modified Time: 2023-05-12T07:41</text:p>
      <text:p text:style-name="P4">
Description: The US President Biden and Congress leaders were scheduled to discuss a meeting on Friday (May 12) to raise the upper limit of federal debt and be held next week. Reuters reported that the White House spokesman said on Thursday: "The two parties agree to meet at the beginning of the week, and the consultation work of the assistants will continue ...</text:p>
      <text:p text:style-name="P4">
Videos: []</text:p>
      <text:p text:style-name="P4">
Audios: []</text:p>
      <text:p text:style-name="P4">
Images: []</text:p>
      <text:p text:style-name="P4">
Type: NewsArticle</text:p>
      <text:p text:style-name="P4">
Breadcrumbs: ['即时', '国际']</text:p>
      <text:p text:style-name="P4">
Keywords: ['美国', '债务违约', '拜登', '麦卡锡']</text:p>
      <!--METADATA-->
      <text:p text:style-name="P4">
The US President Biden and Congress leaders were scheduled to discuss a meeting on Friday (May 12) to raise the upper limit of federal debt and be held next week.</text:p>
      <text:p text:style-name="P4">
Reuters reported that the White House spokesman said on Thursday: "The two parties agree to meet at the beginning of the week, and the consultation work of the assistants will continue."</text:p>
      <text:p text:style-name="P4">
The Republican House Speaker McCarthy told reporters that the extension did not mean that the negotiations had a problem, but he believed that the negotiation representatives of the two sides needed more discussions before the Bidden and Congress leaders met again.</text:p>
      <text:p text:style-name="P4">
He pointed out that one of the Congress leaders could not attend the meeting on Friday, and said that "the negotiations have not made enough progress", and it is not the time to arrange for both parties to meet. "</text:p>
      <text:p text:style-name="P4">
People familiar with the matter said that the debt limit of US $ 3.14 trillion (approximately S $ 41.8 trillion) of the US government is to avoid negotiations on disaster debt defaults. The assistant leaders of the White House and the Republican and Democratic parties have begun to discuss methods to restrict federal expenditure.</text:p>
      <text:p text:style-name="P4">
The White House said earlier that the assistants of Biden, McCarthy, Senate's leader Shumo, Senate's minority party leader McConal and the Democratic Party leader Jeffris were in a meeting on Wednesday and Thursday.</text:p>
      <text:p text:style-name="P4">
According to two sources, the White House officials admit that to reach an agreement with the Republican Party to increase the upper limit of debt, the White House must agree to reduce some expenditures or implement strict restrictions on future expenditure. However, they also emphasized that they must retain the iconic climate legislation passed by the party line last year.</text:p>
      <text:p text:style-name="P4">
News Source: <text:a xlink:type="simple" xlink:href="https://www.zaobao.com.sg/realtime/world/story20230512-1393736" text:style-name="Internet_20_link" text:visited-style-name="Visited_20_Internet_20_Link">
https://www.zaobao.com.sg/realtime/world/story20230512-1393736</text:a>
</text:p>
      <!--NEWS-->
      <text:h text:style-name="P10" text:outline-level="1">
<text:span text:style-name="T4">
A magnitude 5.5 earthquake occurred in the east coast of California, USA</text:span>
</text:h>
      <text:p text:style-name="P4">
Author: 陈慧璋 (Person)</text:p>
      <text:p text:style-name="P4">
Publisher: 联合早报 (Organization)</text:p>
      <text:p text:style-name="P4">
Published Time: 2023-05-12T07:46</text:p>
      <text:p text:style-name="P4">
Modified Time: 2023-05-12T07:46</text:p>
      <text:p text:style-name="P4">
Description: Reuters reports that according to the US Geological Survey (USGS) information, a magnitude 5.5 earthquake occurred in the California on the East Coast of the United States. There are no reports or damage reports for the time being.</text:p>
      <text:p text:style-name="P4">
Videos: []</text:p>
      <text:p text:style-name="P4">
Audios: []</text:p>
      <text:p text:style-name="P4">
Images: []</text:p>
      <text:p text:style-name="P4">
Type: NewsArticle</text:p>
      <text:p text:style-name="P4">
Breadcrumbs: ['即时', '国际']</text:p>
      <text:p text:style-name="P4">
Keywords: ['地震', '美国', '加利福尼亚州']</text:p>
      <!--METADATA-->
      <text:p text:style-name="P4">
Reuters reports that according to the US Geological Survey (USGS) information, a magnitude 5.5 earthquake occurred in the California on the East Coast of the United States.</text:p>
      <text:p text:style-name="P4">
There are no reports or damage reports for the time being.</text:p>
      <text:p text:style-name="P4">
News Source: <text:a xlink:type="simple" xlink:href="https://www.zaobao.com.sg/realtime/world/story20230512-1393737" text:style-name="Internet_20_link" text:visited-style-name="Visited_20_Internet_20_Link">
https://www.zaobao.com.sg/realtime/world/story20230512-1393737</text:a>
</text:p>
      <!--NEWS-->
      <text:h text:style-name="P10" text:outline-level="1">
<text:span text:style-name="T4">
New York subway tourists have been controlled by the United States War of the United States and the United States of New York.</text:span>
</text:h>
      <text:p text:style-name="P4">
Publisher: 法新社</text:p>
      <text:p text:style-name="P4">
Published Time: 2023-05-12T08:02:09+00:00</text:p>
      <text:p text:style-name="P4">
Modified Time: 2023-05-12T07:50:03+00:00</text:p>
      <text:p text:style-name="P4">
Description: (Agence France -Presse, New York, 11th) A spokesman for the New York prosecutor said today that the US Marine player Daniel Penny was suspected of holding the tourist noristan on the New York subway trains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7" text:anchor-type="as-char" svg:width="6.9236in" svg:height="3.617581in" draw:z-index="0">
<draw:image xlink:href="../Images/rficn/2023-05-12T08-02-09-00-00/000000.png" xlink:type="simple" xlink:show="embed" xlink:actuate="onLoad" draw:mime-type="image/png"/>
</draw:frame>
A spokesman for Manhattan local prosecutor Alvinbragg told AFP: "We can confirm that Panny will be arrested for suspected second -level negligence killing." Essence</text:p>
      <text:p text:style-name="P4">
The victim Jordan Neely often performs on the subway to imitate Michael Jackson as well as people who are well known that Nili's death earlier this month has triggered public anger.</text:p>
      <text:p text:style-name="P4">
The process of the entire incident was taken by the photographer, and the angeles of the sportsmen and the leftist members also caused a wave of protests and asked to arrest the criminals.</text:p>
      <text:p text:style-name="P4">
The film shows that on the subway train, 30 -year -old Nili was strangled by another man's neck. It is believed that the man was a 24 -year -old land war player Panny.</text:p>
      <text:p text:style-name="P4">
Witnesses said that Nili was weird on the train and shouted to the passengers to ask for food and drinks, and Panny suppressed Nili to the ground.</text:p>
      <text:p text:style-name="P4">
This incident touched two hot problems in New York. One was that the financial capital of New York had many tourists with mental illness; in addition, residents were also worried about their personal safety when taking the subway.</text:p>
      <text:p text:style-name="P4">
This incident also contains racial factors, Nili is African, and Panny is white.</text:p>
      <text:p text:style-name="P4">
Forensic doctors in New York City said that Nili died because of his "oppression" and judged that he died in his killing.</text:p>
      <text:p text:style-name="P4">
News Source: <text:a xlink:type="simple" xlink:href="https://www.rfi.fr/cn/%E7%BC%A4%E7%BA%B7%E4%B8%96%E7%95%8C/20230512-%E7%BA%BD%E7%BA%A6%E5%9C%B0%E9%93%81%E6%B8%B8%E6%B0%91%E9%81%AD%E5%8E%8B%E9%A2%88%E8%87%B4%E6%AD%BB-%E7%BE%8E%E9%99%86%E6%88%98%E9%98%9F%E5%91%98%E8%A2%AB%E6%8E%A7%E8%BF%87%E5%A4%B1%E6%9D%80%E4%BA%BA" text:style-name="Internet_20_link" text:visited-style-name="Visited_20_Internet_20_Link">
https://www.rfi.fr/cn/%E7%BC%A4%E7%BA%B7%E4%B8%96%E7%95%8C/20230512-%E7%BA%BD%E7%BA%A6%E5%9C%B0%E9%93%81%E6%B8%B8%E6%B0%91%E9%81%AD%E5%8E%8B%E9%A2%88%E8%87%B4%E6%AD%BB-%E7%BE%8E%E9%99%86%E6%88%98%E9%98%9F%E5%91%98%E8%A2%AB%E6%8E%A7%E8%BF%87%E5%A4%B1%E6%9D%80%E4%BA%BA</text:a>
</text:p>
      <!--NEWS-->
      <text:h text:style-name="P10" text:outline-level="1">
<text:span text:style-name="T4">
Monkey acne epidemic slows downwars: no longer the international concern to public health emergencies</text:span>
</text:h>
      <text:p text:style-name="P4">
Publisher: 法新社</text:p>
      <text:p text:style-name="P4">
Published Time: 2023-05-12T08:32:09+00:00</text:p>
      <text:p text:style-name="P4">
Modified Time: 2023-05-12T08:05:03+00:00</text:p>
      <text:p text:style-name="P4">
Description: (AFA, Geneva, 11th) The World Health Organization (WHO) announced today that MPOX (MPOX) epidemic is no longer an internationally concerned about public health emergency (PHEIC).</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3.617581in" draw:z-index="0">
<draw:image xlink:href="../Images/rficn/2023-05-12T08-32-09-00-00/000000.png" xlink:type="simple" xlink:show="embed" xlink:actuate="onLoad" draw:mime-type="image/png"/>
</draw:frame>
The World Health Organization announced in July 2022 that the epidemic of the monkey acne constituted an international concern for public health.</text:p>
      <text:p text:style-name="P4">
However, after the number of cases of acne, the Secretary -General of the WHO Tedros Adhanomghebreyesus said at today's online press conference that he had received the suggestion of the WHO's emergency committee to terminate the highest -level alarm on the epidemic of the monkey acne.</text:p>
      <text:p text:style-name="P4">
From January 2022 to April 2023, there were 111 countries or regions in the world notified more than 87,000 confirmed cases of monkey acne, including 140 deaths.</text:p>
      <text:p text:style-name="P4">
News Source: <text:a xlink:type="simple" xlink:href="https://www.rfi.fr/cn/%E7%BC%A4%E7%BA%B7%E4%B8%96%E7%95%8C/20230512-%E7%8C%B4%E7%97%98%E7%96%AB%E6%83%85%E8%B6%8B%E7%BC%93-%E4%B8%96%E5%8D%AB-%E4%B8%8D%E5%86%8D%E6%98%AF%E5%9B%BD%E9%99%85%E5%85%B3%E6%B3%A8%E5%85%AC%E5%8D%AB%E7%B4%A7%E6%80%A5%E4%BA%8B%E4%BB%B6" text:style-name="Internet_20_link" text:visited-style-name="Visited_20_Internet_20_Link">
https://www.rfi.fr/cn/%E7%BC%A4%E7%BA%B7%E4%B8%96%E7%95%8C/20230512-%E7%8C%B4%E7%97%98%E7%96%AB%E6%83%85%E8%B6%8B%E7%BC%93-%E4%B8%96%E5%8D%AB-%E4%B8%8D%E5%86%8D%E6%98%AF%E5%9B%BD%E9%99%85%E5%85%B3%E6%B3%A8%E5%85%AC%E5%8D%AB%E7%B4%A7%E6%80%A5%E4%BA%8B%E4%BB%B6</text:a>
</text:p>
      <!--NEWS-->
      <text:h text:style-name="P10" text:outline-level="1">
<text:span text:style-name="T4">
The US immigration limit order is about to terminate the house to strengthen the border security bill</text:span>
</text:h>
      <text:p text:style-name="P4">
Author: 联合早报 (Person)</text:p>
      <text:p text:style-name="P4">
Publisher: 联合早报 (Organization)</text:p>
      <text:p text:style-name="P4">
Published Time: 2023-05-12T08:48</text:p>
      <text:p text:style-name="P4">
Modified Time: 2023-05-12T08:51</text:p>
      <text:p text:style-name="P4">
Description: A large number of immigrants rushed to gathers on both sides of the US -Mexico border before the arrival of midnight (May 11), hoping that the restriction of immigration restrictions in the United States immediately poured into the United States as soon as it ended. Reuters reports that the United States Code 42 (TITL ... Titl ...</text:p>
      <text:p text:style-name="P4">
Videos: []</text:p>
      <text:p text:style-name="P4">
Audios: []</text:p>
      <text:p text:style-name="P4">
Images: []</text:p>
      <text:p text:style-name="P4">
Type: NewsArticle</text:p>
      <text:p text:style-name="P4">
Breadcrumbs: ['即时', '国际']</text:p>
      <text:p text:style-name="P4">
Keywords: ['移民', '美国众议院', '法案', '美墨边境']</text:p>
      <!--METADATA-->
      <text:p text:style-name="P4">
A large number of immigrants rushed to gathers on both sides of the US -Mexico border before the arrival of midnight (May 11), hoping that the restriction of immigration restrictions in the United States immediately poured into the United States as soon as it ended.</text:p>
      <text:p text:style-name="P4">
Reuters reports that the US Code 42rd (Title42) immigration restrictions that the United States performed during the popularity of crown diseases will end at 11.59 pm (at 11:59 am on May 12, Singapore time). Immigration hopes to enter the country before the United States tighten her asylum application measures.</text:p>
      <text:p text:style-name="P4">
Minister of Land and Resources Mariocas said a large number of conflicts broke out in some parts of the border before the immigration order was terminated.</text:p>
      <text:p text:style-name="P4">
At the White House briefing on Thursday, Mariokas emphasized that "we have no open border" and warn that those who try to cross the American border will face more severe consequences.</text:p>
      <text:p text:style-name="P4">
Mexican President Lopez said on the same day that Mexico is working with the United States to avoid "confusion" and "violence" in the common border between the two countries before the 42nd Volume 42 immigration restrictions.</text:p>
      <text:p text:style-name="P4">
At the same time, the US House of Representatives passed a strengthening of the border security bill proposed by Republican lawmakers on Thursday.</text:p>
      <text:p text:style-name="P4">
The bill aims to prevent immigrants and illegal drugs from crossing the border of the United States and Mexiong, and the Senate tries to pass a broader cross -party immigration bill.</text:p>
      <text:p text:style-name="P4">
The bill will set strict restrictions on the seekers who seeks asylum, ask them to apply for the United States outside the United States, and will restore the construction of a barrier wall along the border and expand the law enforcement efforts of the federal authorities.</text:p>
      <text:p text:style-name="P4">
The House of Representatives passed the bill 219 votes against 213 votes, and all Democrats and a Republican voted against the vote. The Democratic Party stated that the bill would be blocked in the Senate.</text:p>
      <text:p text:style-name="P4">
In addition, the National Defense Minister of Venezuela and Columbia said on Thursday that Venezuela and Columbia will increase the number of garrisons who have informal in the common border, and armed criminal groups related to drug trafficking often move in these locations.</text:p>
      <text:p text:style-name="P4">
The US Code Volume 42 (Title 42) immigration restrictions began to take effect in March 2020, allowing authorities to expel immigrants back to Mexico according to public health measures and do not have the opportunity to seek US asylum.</text:p>
      <text:p text:style-name="P4">
News Source: <text:a xlink:type="simple" xlink:href="https://www.zaobao.com.sg/realtime/world/story20230512-1393743" text:style-name="Internet_20_link" text:visited-style-name="Visited_20_Internet_20_Link">
https://www.zaobao.com.sg/realtime/world/story20230512-1393743</text:a>
</text:p>
      <!--NEWS-->
      <text:h text:style-name="P10" text:outline-level="1">
<text:span text:style-name="T4">
The first round of the first round of the European Union Forte</text:span>
</text:h>
      <text:p text:style-name="P4">
Publisher: 法新社</text:p>
      <text:p text:style-name="P4">
Published Time: 2023-05-12T09:02:10+00:00</text:p>
      <text:p text:style-name="P4">
Modified Time: 2023-05-12T08:50:03+00:00</text:p>
      <text:p text:style-name="P4">
Description: (AFP, London, 12th) The Premier League West Ham United scored in advance by Michail Antoni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9" text:anchor-type="as-char" svg:width="6.9236in" svg:height="3.617581in" draw:z-index="0">
<draw:image xlink:href="../Images/rficn/2023-05-12T09-02-10-00-00/000000.png" xlink:type="simple" xlink:show="embed" xlink:actuate="onLoad" draw:mime-type="image/png"/>
</draw:frame>
After West Ham won the game, he had a chance to re -enter the European finals again in 47 years. The UEFA is the third European Champions League and the European Champions League.</text:p>
      <text:p text:style-name="P4">
In addition to the Western Ham United, the Swiss Super League's FCBASEL also lags behind. Before 20 minutes left, they scored two goals before the end of the game. Glory to the European finals.</text:p>
      <text:p text:style-name="P4">
News Source: <text:a xlink:type="simple" xlink:href="https://www.rfi.fr/cn/%E8%BF%90%E5%8A%A8%E5%A4%A9%E5%9C%B0/20230512-%E6%AC%A7%E5%8D%8F%E8%81%944%E5%BC%BA%E9%A6%96%E8%BD%AE-%E8%A5%BF%E6%B1%89%E5%A7%86%E8%81%94%E4%B8%8E%E5%B7%B4%E5%A1%9E%E5%B0%94%E5%91%8A%E6%8D%B7" text:style-name="Internet_20_link" text:visited-style-name="Visited_20_Internet_20_Link">
https://www.rfi.fr/cn/%E8%BF%90%E5%8A%A8%E5%A4%A9%E5%9C%B0/20230512-%E6%AC%A7%E5%8D%8F%E8%81%944%E5%BC%BA%E9%A6%96%E8%BD%AE-%E8%A5%BF%E6%B1%89%E5%A7%86%E8%81%94%E4%B8%8E%E5%B7%B4%E5%A1%9E%E5%B0%94%E5%91%8A%E6%8D%B7</text:a>
</text:p>
      <!--NEWS-->
      <text:h text:style-name="P10" text:outline-level="1">
<text:span text:style-name="T4">
Getty in the 97th minute of the European Domineering Finals Juventus and Sevia</text:span>
</text:h>
      <text:p text:style-name="P4">
Publisher: 法新社</text:p>
      <text:p text:style-name="P4">
Published Time: 2023-05-12T09:32:08+00:00</text:p>
      <text:p text:style-name="P4">
Modified Time: 2023-05-12T09:05:03+00:00</text:p>
      <text:p text:style-name="P4">
Description: (Agence France -Presse, Italy, 12th) Yijiezus, Juventus, relying on Federico Gatti to break the goal in the 97th minute. La Liga Sevi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0" text:anchor-type="as-char" svg:width="6.9236in" svg:height="3.617581in" draw:z-index="0">
<draw:image xlink:href="../Images/rficn/2023-05-12T09-32-08-00-00/000000.png" xlink:type="simple" xlink:show="embed" xlink:actuate="onLoad" draw:mime-type="image/png"/>
</draw:frame>
The 26th minute of Youssef EN-naturalri in Sevia scored the goal to feed the team first, and kept fighting. Essence</text:p>
      <text:p text:style-name="P4">
Sevia won 6 European Champions championship, and the top 8 of the 8th event eliminated Manchester United to advance. In the past, the finals of the European tyrants have never been eliminated. In the 2014 European Finals, they defeated their opponents in Juventus's home. Win the championship.</text:p>
      <text:p text:style-name="P4">
News Source: <text:a xlink:type="simple" xlink:href="https://www.rfi.fr/cn/%E8%BF%90%E5%8A%A8%E5%A4%A9%E5%9C%B0/20230512-%E5%8A%A0%E8%92%82%E7%AC%AC97%E5%88%86%E9%92%9F%E8%BF%9B%E7%90%83-%E6%AC%A7%E9%9C%B8%E5%87%86%E5%86%B3%E8%B5%9B%E5%B0%A4%E6%96%87%E9%80%BC%E5%92%8C%E5%A1%9E%E7%BB%B4%E4%BA%9A" text:style-name="Internet_20_link" text:visited-style-name="Visited_20_Internet_20_Link">
https://www.rfi.fr/cn/%E8%BF%90%E5%8A%A8%E5%A4%A9%E5%9C%B0/20230512-%E5%8A%A0%E8%92%82%E7%AC%AC97%E5%88%86%E9%92%9F%E8%BF%9B%E7%90%83-%E6%AC%A7%E9%9C%B8%E5%87%86%E5%86%B3%E8%B5%9B%E5%B0%A4%E6%96%87%E9%80%BC%E5%92%8C%E5%A1%9E%E7%BB%B4%E4%BA%9A</text:a>
</text:p>
      <!--NEWS-->
      <text:h text:style-name="P10" text:outline-level="1">
<text:span text:style-name="T4">
Musk: Find the new CEO of Twitter, she will take office after six weeks</text:span>
</text:h>
      <text:p text:style-name="P4">
Author: None (Language: zh)</text:p>
      <text:p text:style-name="P4">
Publisher: None</text:p>
      <text:p text:style-name="P4">
Time: 2023-05-12T09:40:00Z</text:p>
      <text:p text:style-name="P4">
Description: Musk announced that the new Twitter CEO who replaced him was a woman who would take office about six weeks.</text:p>
      <text:p text:style-name="P4">
Videos: []</text:p>
      <text:p text:style-name="P4">
Images: ["<text:a xlink:type="simple" xlink:href="https://static.dw.com/image/64731986_303.jpg" text:style-name="Internet_20_link" text:visited-style-name="Visited_20_Internet_20_Link">
64731986_303.jpg</text:a>
"]</text:p>
      <text:p text:style-name="P4">
Subject: 经济纵横</text:p>
      <text:p text:style-name="P4">
Subjects: ['明镜周刊', '言论自由', '推特', '社交媒体', '人权', '新闻审查', '微博']</text:p>
      <text:p text:style-name="P4">
Keywords: ['马斯克', '推特.社交平台.言论自由', '推特', '社交平台', '言论自由']</text:p>
      <text:p text:style-name="P4">
Id: 65600560</text:p>
      <!--METADATA-->
      <text:p text:style-name="P4">
<text:a xlink:type="simple" xlink:href="https://www.dw.com/zh/overlay/image/article/65600560/64731986" text:style-name="Internet_20_link" text:visited-style-name="Visited_20_Internet_20_Link">
 <draw:frame draw:style-name="fr1" draw:name="Image61" text:anchor-type="as-char" svg:width="6.9236in" svg:height="3.896998in" draw:z-index="0">
<draw:image xlink:href="../Images/dwzh/2023-05-12T09-40-00Z/64731986_303.jpg" xlink:type="simple" xlink:show="embed" xlink:actuate="onLoad" draw:mime-type="image/jpeg"/>
</draw:frame>
</text:a>
Musk became the owner and CEO of Twitter in late October last year</text:p>
      <text:p text:style-name="P4">
(Voice of Germany) Musk announced on Thursday (May 11) that he had found alternative candidates for Twitter's new CEO (CEO).</text:p>
      <text:p text:style-name="P4">
"I am glad to announce that I hire a new CEO for Twitter. She will take office about 6 weeks later!" Musk published a tweet, "My role will be transformed into executive chairman and chief technician, Responsible for supervising products, software and system operations. "</text:p>
      <text:p text:style-name="P4">
Musk became the owner and CEO of Twitter in late October last year. In December last year, he stated on Twitter, "Once I find that someone is stupid enough to accept the job," he will resign from the position of CEO.</text:p>
      <text:p text:style-name="P4">
Due to Musk's announcement, Twitter's stock price rose on Thursday. Investors are becoming more and more worried that Musk's energy investment in Twitter has affected his management of other companies under his subordinates, including electric vehicle companies Tesla and Space Exploration Company SpaceX.</text:p>
      <text:h text:style-name="P12" text:outline-level="3">
<text:span text:style-name="T4">
<text:span text:style-name="T4">
 How about Musk Management Twitter? </text:span>
</text:span>
</text:h>
      <text:p text:style-name="P4">
<text:a xlink:type="simple" xlink:href="https://www.dw.com/zh/zh/马斯克最后通牒到期-推特面临辞职潮/a-63811036" text:style-name="Internet_20_link" text:visited-style-name="Visited_20_Internet_20_Link">
</text:a>
Including the then CEO Parag Agrawal. He also vowed to relax restrictions and trigger people's criticism of the platform as hate remarks and error information centers.</text:p>
      <text:p text:style-name="P4">
Another new policy launched by Musk is "Twitter Blue". Users need to pay $ 8 (7.3 euros) a monthly verification account.</text:p>
      <text:p text:style-name="P4">
After introducing "Twitter Blue", the Twitter users who have passed the check -ups verified by the early system have lost their authentication and induced the monthly fee. This means that verification is meaningless, and accounts that are impersonated by celebrities, enterprises and government organizations will be filled with this platform.</text:p>
      <text:p text:style-name="P4">
Musk, who claims to be "free and absolutely absoluteist", also released a tweet that hinted that conspiracy theory. For example, the fatal shooting incident that recently claimed to have recently occurred in Allen, Texas came from "psychological problems".</text:p>
      <text:h text:style-name="P12" text:outline-level="3">
<text:span text:style-name="T4">
"Roll King" Musk: The workload has increased for seven days without stopping</text:span>
</text:h>
      <text:p text:style-name="P4">
(Agence France -Presse, German Federation, Associated Press)</text:p>
      <text:p text:style-name="P4">
News Source: <text:a xlink:type="simple" xlink:href="https://www.dw.com/zh/马斯克：找到推特新任ceo，她将于六周后上任/a-65600560" text:style-name="Internet_20_link" text:visited-style-name="Visited_20_Internet_20_Link">
https://www.dw.com/zh/马斯克：找到推特新任ceo，她将于六周后上任/a-65600560?maca=chi-rss-chi-all-1127-rdf</text:a>
</text:p>
      <!--NEWS-->
      <text:h text:style-name="P10" text:outline-level="1">
<text:span text:style-name="T4">
Yin Xiyue has dinner with former Japanese Prime Minister Aso Taro</text:span>
</text:h>
      <text:p text:style-name="P4">
Author: 联合早报 (Person)</text:p>
      <text:p text:style-name="P4">
Publisher: 联合早报 (Organization)</text:p>
      <text:p text:style-name="P4">
Published Time: 2023-05-12T09:43</text:p>
      <text:p text:style-name="P4">
Modified Time: 2023-05-12T09:43</text:p>
      <text:p text:style-name="P4">
Description: South Korean President Yin Xiyue, on Thursday (May 11), was dinner with former Japanese Prime Minister and Vice President of Liberal Democratic Party in Hannan Dongdun, Seoul. Yosheng Taro is also the chairman of the Japan -South Korean Cooperation Committee. This time he attended the forum hosted by the China Institute of Peace, to visit South Korea, Yin Xi ...</text:p>
      <text:p text:style-name="P4">
Videos: []</text:p>
      <text:p text:style-name="P4">
Audios: []</text:p>
      <text:p text:style-name="P4">
Images: []</text:p>
      <text:p text:style-name="P4">
Type: NewsArticle</text:p>
      <text:p text:style-name="P4">
Breadcrumbs: ['即时', '国际']</text:p>
      <text:p text:style-name="P4">
Keywords: ['尹锡悦', '韩国', '日本']</text:p>
      <!--METADATA-->
      <text:p text:style-name="P4">
South Korean President Yin Xiyue, on Thursday (May 11), was dinner with former Japanese Prime Minister and Vice President of Liberal Democratic Party in Hannan Dongdun, Seoul.</text:p>
      <text:p text:style-name="P4">
Masaki Taro is also the president of the Japan -South Korean Cooperation Committee. He visited South Korea to attend the forum organized by the China Institute of Peace, and Yin Xiyue called on him to care and support the development of South Korea and Japan.</text:p>
      <text:p text:style-name="P4">
The Yonhap News Agency reported that a spokesman for the South Korean Presidential Office, Li Dunyun in writing in writing on Friday, said that Yin Xiyue highly evaluated the role of Masaki Taro recently played many role in the improvement of South Korea and Japan, and asked him to continue to pay attention to promote the restoration of the "shuttle diplomacy" of the leader South Korea -Japan relations have been further developed.</text:p>
      <text:p text:style-name="P4">
When Yin Xiyue mentioned that the communication between the two countries became more and more close, he pointed out that the two countries should work hard to promote the active exchanges of future generations. He also told Makotaro that he hoped that the South Korea, Japan, and South Korea Cooperation Commission took the lead in doing a good job of promoting friendly cooperation between the two countries.</text:p>
      <text:p text:style-name="P4">
Masheng Taro said that he admired Yin Xiyue's recent decision and leadership ability in the process of improvement in South Korea and Japan. Thanks to this, the relationship between the two countries has ushered in a completely different new situation in just over a year. The Masaki Taro also agrees with the necessity of expanding the future generation of exchanges and promised to play an active role for it.</text:p>
      <text:p text:style-name="P4">
Yosheng Taro visited Yin Xiyue at the Presidential Palace of Longshan, Seoul last year. On March 17 this year, he met with Yin Xiyue as the chairman of the Japan -South Korean Cooperation Committee in Tokyo on March 17 this year.</text:p>
      <text:p text:style-name="P4">
News Source: <text:a xlink:type="simple" xlink:href="https://www.zaobao.com.sg/realtime/world/story20230512-1393759" text:style-name="Internet_20_link" text:visited-style-name="Visited_20_Internet_20_Link">
https://www.zaobao.com.sg/realtime/world/story20230512-1393759</text:a>
</text:p>
      <!--NEWS-->
      <text:h text:style-name="P10" text:outline-level="1">
<text:span text:style-name="T4">
Malicious fraud messages add Turkish elections Dark -faced opposition referring to Russia involved</text:span>
</text:h>
      <text:p text:style-name="P4">
Publisher: 法新社</text:p>
      <text:p text:style-name="P4">
Published Time: 2023-05-12T10:02:08+00:00</text:p>
      <text:p text:style-name="P4">
Modified Time: 2023-05-12T09:50:02+00:00</text:p>
      <text:p text:style-name="P4">
Description: (AFP, Istanbul, 12th) The one -stage film displayed by Turkish President Recep Tayyip Erdogan is about 14 seconds long. I hope to prove that his election competitors and illegal Kurdie militants "handle hand Hold hands.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2" text:anchor-type="as-char" svg:width="6.9236in" svg:height="3.617581in" draw:z-index="0">
<draw:image xlink:href="../Images/rficn/2023-05-12T10-02-08-00-00/000000.png" xlink:type="simple" xlink:show="embed" xlink:actuate="onLoad" draw:mime-type="image/png"/>
</draw:frame>
The film was broadcast on a large rally and lived on the TV. The screen shows that the opposition leader Kilicdaroglu strives for voter support in the campaign song.</text:p>
      <text:p text:style-name="P4">
The picture is subsequently presented in a member of the Kurds Workers (PKK) who has been banned by Turkey, and applauded with Kirida Ouru's campaign. The message that El section tries to convey is very clear: the secular opposition leader Kiridauru is the "alliance of terrorists."</text:p>
      <text:p text:style-name="P4">
However, it is one of the latest movies and the latest disinformation. It pollutes the most important and most important election of Turkey's generations. Turkey will hold a president and Congress election on the 14th. The current President El section strives for re -election. Kiridaou is the main competitor.</text:p>
      <text:p text:style-name="P4">
Kiridaolu said angrily on the 9th, "How can people sitting in the presidential position be so unpredictable." Kiridaou's election was supported by the major Turkish pro -Kurde party. Kiridaolu and Al Duan are currently evenly matched in the election campaign. He claims that the El section team recruits "Foreign Hacker" to prepare for in -depth falsification. Essence</text:p>
      <text:p text:style-name="P4">
Kiridao Lu said in Twitter yesterday, "Dear Russian friend", "Dear Russian friends", "Conspiracy, deep pseudo -content and recording tapes exposed in this country, you are behind the scenes." Kida Dada. "Kirida." Ouru did not explain why he accused Russia. Kirida Ouru said: "If you (Russia) wants to establish each other's friendship after May 15, please take it away from Turkey."</text:p>
      <text:p text:style-name="P4">
The back of El section was exactly the same, claiming that the "group of online troops" was working for opponents.</text:p>
      <text:p text:style-name="P4">
In October last year, Turkey's social media became a political battlefield. At that time, Parliament passed the law and stipulated that the "Fake News" could be sentenced to 3 years in prison. A few weeks later, Kirida Ouru took the responsibility of the government's allegations that the government should take the responsibility of Turkey's "methamphetamine", and he became one of the first batch to be prosecuted in accordance with this law.</text:p>
      <text:p text:style-name="P4">
Dunja Mijatovic, a member of the European Commission Human Rights Affairs, warned this month that the law of the law was "widely applicable" to the "cold effect of reporters and criticisms of criticism."</text:p>
      <text:p text:style-name="P4">
KOC University, an expert at KOC University, said the expert of malicious fraud messages, said that in the past Turkish elections, such allegations and anti -allegations never reached such a level.</text:p>
      <text:p text:style-name="P4">
Kohel said, "Everyone is trying to define what malicious fraud information is." "It has become a new phenomenon that has a weapon to convict hostile candidates or political parties."</text:p>
      <text:p text:style-name="P4">
News Source: <text:a xlink:type="simple" xlink:href="https://www.rfi.fr/cn/%E5%9B%BD%E9%99%85%E6%8A%A5%E9%81%93/20230512-%E6%81%B6%E6%84%8F%E9%80%A0%E5%81%87%E8%AE%AF%E6%81%AF%E5%A2%9E%E6%B7%BB%E5%9C%9F%E8%80%B3%E5%85%B6%E5%A4%A7%E9%80%89%E9%BB%91%E6%9A%97%E9%9D%A2-%E5%8F%8D%E5%AF%B9%E6%B4%BE%E6%8C%87%E4%BF%84%E6%B6%89%E5%85%A5" text:style-name="Internet_20_link" text:visited-style-name="Visited_20_Internet_20_Link">
https://www.rfi.fr/cn/%E5%9B%BD%E9%99%85%E6%8A%A5%E9%81%93/20230512-%E6%81%B6%E6%84%8F%E9%80%A0%E5%81%87%E8%AE%AF%E6%81%AF%E5%A2%9E%E6%B7%BB%E5%9C%9F%E8%80%B3%E5%85%B6%E5%A4%A7%E9%80%89%E9%BB%91%E6%9A%97%E9%9D%A2-%E5%8F%8D%E5%AF%B9%E6%B4%BE%E6%8C%87%E4%BF%84%E6%B6%89%E5%85%A5</text:a>
</text:p>
      <!--NEWS-->
      <text:h text:style-name="P10" text:outline-level="1">
<text:span text:style-name="T4">
Comment | Chen Guangcheng: Why do you have no sin: Guo Feixiong-Yang Maodong what is sin!</text:span>
</text:h>
      <text:p text:style-name="P4">
Author: None</text:p>
      <text:p text:style-name="P4">
Publisher: Radio Free Asia (Organization)</text:p>
      <text:p text:style-name="P4">
Published Time: 2023-05-12T10:05:46-04:00</text:p>
      <text:p text:style-name="P4">
Modified Time: 2023-05-12T10:05:4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3" text:anchor-type="as-char" svg:width="6.9236in" svg:height="3.997821in" draw:z-index="0">
<draw:image xlink:href="../Images/rfamandarin/2023-05-12T10-05-46-04-00/000000.png" xlink:type="simple" xlink:show="embed" xlink:actuate="onLoad" draw:mime-type="image/png"/>
</draw:frame>
On January 28, 2021, Guo Feixiong set off from Guangzhou Baiyun Airport to Shanghai to transfer to the United States, and was banned from exiting the country at Pudong Airport that night. <text:a xlink:type="simple" xlink:href="https://www.rfa.org/mandarin/pinglun/chenguangchengboke/cgc-05122023085247.html/@@images/image" text:style-name="Internet_20_link" text:visited-style-name="Visited_20_Internet_20_Link">
</text:a>
Twitter picture</text:p>
      <text:p text:style-name="P4">
The famous human rights defender Yang Maodong (net name Guo Feixiong) was illegally arrested by the Chinese Communist Party for nearly a year and a half after being illegally arrested by the CCP. "The eight -year sentence was sentenced to three years, and the political rights were added for three years. The CCP shamelessly accused him of "long -term writing and publishing articles on the Internet, creating the" World Constitutional Democratic Forum "in 2020 to continue publishing the incumbent articles written by himself and others, and an interview with Radio Free Asia when he was blocked on January 27, 2021. Published remarks, long -term attacks and slandering China's political system ... ". After the verdict was announced, Yang Maodong stated that he "refused to accept it, and he would definitely appeal."</text:p>
      <text:p text:style-name="P4">
Guo Feixiong's persecution of the Communist Party of China this time is a veritable crime of upside down black and white. Since his last time he was arrested in August 2013, he was sentenced to six years on November 27, 2015. He was released from prison on August 7, 2019. By this time he was arrested by the Communist Party of China, Guo Feixiong has always lived under the follow -up and monitoring of the Communist Party of China.</text:p>
      <text:p text:style-name="P4">
In early January 2021, when he learned that his wife Zhang Qing was seriously ill, he continued to ask the CCP to allow him to accompany his wife and children to the United States. However, the CCP has been procrastinating. At the end of January, he was blocked and wondered. By November 2021, Zhang Qing's condition would be more serious. Cancer cells were transferred from the large intestine to the liver, lungs, etc., and large intestine obstruction occurred. Under the anxiety, when Guo Feixiong was about to leave the United States again on December 5, the CCP abducted it at Shanghai Airport ... On January 9, 2022, a month later, his wife Ms. Zhang Qing suddenly deteriorated her condition and worsen her condition. Due to the hospital on January 10th!After more than ten years of separation, due to the persecution of the Chinese Communist Party, Zhang Qinglin failed to meet her husband Yang Maodong's last side at the end.</text:p>
      <text:p text:style-name="P4">
Instead of refusing Yang Maodong's funeral, the evil CCP not only refused Yang Maodong to come to Meimei's wife's wife, but announced a day later that he was detained in the detention center. Immediately in prison, he began a long -term hunger strike, and the international community also condemned the CCP's extinction of human nature.</text:p>
      <text:p text:style-name="P4">
Regardless of whether citizens write and publish articles about democratic constitutional government, or organization of democratic forums and news interviews with any media, they are exercising the basic rights of citizens rather than crimes. According to international law and the United Nations Declaration of Human Rights, deprive citizens' freedom of remarks, it is limited to what can be said and cannot be said to be illegal. The government that blatantly deprives civil rights at citizens is the tyranny of anti -democratic freedom and constitutional rule of law, which should be overturned.</text:p>
      <text:p text:style-name="P4">
"People's Democracy" and "Freedom of speech" are clearly stipulated in the "Constitution" written in China's "Constitution". The crime of governance is destroying the Constitution. The Communist Party of China should be sentenced.</text:p>
      <text:p text:style-name="P4">
Looking back at history, the CCP has always regarded people's lives like grass and mustard. In order to maintain its autocratic regime, they never consider the people's life and death. Yang Maodong has been on a hunger strike since he was arrested. He has dropped from about 150 pounds to only 90 pounds from the previous 150 pounds to today. Not only is he weak, but according to prison doctors, he also has serious malnutrition such as blurred vision and muscle atrophy. The phenomenon……</text:p>
      <text:p text:style-name="P4">
According to the CCP system, this time the judgment on Guo Feixiong will not be an independent judgment of the local court, but the decision made by the CCP's senior management. I think it is difficult for appeals to have a chance to change. According to his current physical condition, it is worthy of everyone's concern for eight years.</text:p>
      <text:p text:style-name="P4">
With the awakening of citizens, the crisis of the CCP's tyranny regime has made the rulers sleepy. Through violence and sentenced to severe punishment, the people's demands for democratic legal systems have become the primary tasks of the CCP. Whether it is to re -sentence Xu Zhiyong and Ding Jiaxi, or the human rights lawyers and rights protection people who drive away in Beijing have proved this.</text:p>
      <text:p text:style-name="P4">
When the unjust being written into the law becomes a tool for tyranny, resistance becomes the obligation to the people. Therefore, in the face of the thorough rogue underworld of the Chinese Communist regime, national machines have become a tool for the Communist Party to persecute the people. The people must completely abandon any hope for the CCP. We must think about how to fundamentally end the CCP's raging area in China and establish a constitutional rule of law system for democratic republics.</text:p>
      <text:p text:style-name="P4">
(The article only represents the personal position and point of view of the special commentator)</text:p>
      <text:p text:style-name="P4">
News Source: <text:a xlink:type="simple" xlink:href="https://www.rfa.org/mandarin/pinglun/chenguangchengboke/cgc-05122023085247.html" text:style-name="Internet_20_link" text:visited-style-name="Visited_20_Internet_20_Link">
https://www.rfa.org/mandarin/pinglun/chenguangchengboke/cgc-05122023085247.html</text:a>
</text:p>
      <!--NEWS-->
      <text:h text:style-name="P10" text:outline-level="1">
<text:span text:style-name="T4">
Howard said Taiwan was "the country" angered Chinese netizens</text:span>
</text:h>
      <text:p text:style-name="P4">
Author: None (Language: zh)</text:p>
      <text:p text:style-name="P4">
Publisher: None</text:p>
      <text:p text:style-name="P4">
Time: 2023-05-12T10:18:00Z</text:p>
      <text:p text:style-name="P4">
Description: Former US NBA star Howard, recently, and Taiwan Vice President Lai Qingde, co -produced a promotional short film. In the film, he called Taiwan as a "country" that caused Chinese netizens to dissatisfy. "Howard Taiwan independence" quickly appeared on Weibo hot search. Howard apologized for his remarks on Friday and explained that "Country" does not necessarily refer to the country, but Chinese netizens do not buy it.</text:p>
      <text:p text:style-name="P4">
Videos: []</text:p>
      <text:p text:style-name="P4">
Images: ["<text:a xlink:type="simple" xlink:href="https://static.dw.com/image/65599560_303.jpg" text:style-name="Internet_20_link" text:visited-style-name="Visited_20_Internet_20_Link">
65599560_303.jpg</text:a>
", "<text:a xlink:type="simple" xlink:href="https://static.dw.com/image/65599514_401.jpg" text:style-name="Internet_20_link" text:visited-style-name="Visited_20_Internet_20_Link">
65599514_401.jpg</text:a>
"]</text:p>
      <text:p text:style-name="P4">
Subject: 新闻广角</text:p>
      <text:p text:style-name="P4">
Subjects: ['岛屿主权争端', '马英九', '专题报道：全景观看“习马会”', '专题报道：2016年台湾大选', '台湾']</text:p>
      <text:p text:style-name="P4">
Keywords: ['霍华德', '台湾', '台独', '赖清德', '两岸关系']</text:p>
      <text:p text:style-name="P4">
Id: 65601119</text:p>
      <!--METADATA-->
      <text:p text:style-name="P4">
<text:a xlink:type="simple" xlink:href="https://www.dw.com/zh/overlay/image/article/65601119/65599560" text:style-name="Internet_20_link" text:visited-style-name="Visited_20_Internet_20_Link">
 <draw:frame draw:style-name="fr1" draw:name="Image64" text:anchor-type="as-char" svg:width="6.9236in" svg:height="3.896998in" draw:z-index="0">
<draw:image xlink:href="../Images/dwzh/2023-05-12T10-18-00Z/65599560_303.jpg" xlink:type="simple" xlink:show="embed" xlink:actuate="onLoad" draw:mime-type="image/jpeg"/>
</draw:frame>
</text:a>
Former NBA star "Warcraft" Howard (Dwight Howard)</text:p>
      <text:p text:style-name="P4">
(Voice of Germany Chinese) The former American NBA star "Warcraft" Dwighthoward recently co -produced with Taiwan Vice President Lai Qingde's advertisement for "Come to the Presidential Palace for one night". In this short film launched on May 10, Howard said that since he came to Taiwan, he had a new understanding of the "country". Lai Qingde called "Taiwan is a free country" and caused dissatisfaction with Chinese netizens.</text:p>
      <text:p text:style-name="P4">
After the short film was broadcast, "#Howard Taiwan Independence" quickly appeared on Weibo hot search. Chinese netizens criticized Howard and the "Taiwan independence element Lai Qingde" co -produced short film and Taiwan's "country". Howard apologized, and some people threatened to block.</text:p>
      <text:p text:style-name="P4">
Under Howard's Weibo account @DWIGHTHOWARD's recent birthday dynamics, a large number of Chinese netizens rushed to a message on Thursday (May 11), saying that "Taiwan is an inseparable part of China" and "Taiwan Province is a province in China. "," Principles are unforgivable "and so on.</text:p>
      <text:h text:style-name="P12" text:outline-level="3">
<text:span text:style-name="T4">
Howard: "Country" does not necessarily refer to the country</text:span>
</text:h>
      <text:p text:style-name="P4">
Howard apologized for Chinese netizens on Friday. Howard said that the harm is not his original intention. The word "Country" does not necessarily be "national". Sometimes from one place to another, it will also call "country". This is how they speak and may cause communication misunderstandings. Essence</text:p>
      <text:p text:style-name="P4">
Howard said: "I am not a politician, and I have no intention of being involved in any politics." But he also said that he had freedom of speech and didn't want to hurt people. He had been to China, respecting the Chinese, and respecting Taiwanese.</text:p>
      <text:p text:style-name="P4">
The Central News Agency quoted Howard that everyone lives on this planet. He treats everyone equally, loves everyone, respects everyone, and will continue to adhere to this concept.</text:p>
      <text:p text:style-name="P4">
But Chinese netizens' explanation of Howard obviously did not buy it. Some netizens pointed out that Howard and Lai Qingde "sing one harmony", the script must have been written, "say it is a mistake, some people believe it?"; Some people criticize him "to pretend to be confused." However, some netizens said slowly that "Country" that Howard said did refer to the country, but "extending to‘ Taiwan independence ’is still ambiguous.”</text:p>
      <text:p text:style-name="P4">
Howard is a well -known NBA player in the United States. He once played for the Los Angeles Lakers, Houston Rockets, Atlanta Eagles and other teams. At the end of 2022, he joined Taoyuan Yongfeng Cloud Leopard, Taiwan.</text:p>
      <text:p text:style-name="P4">
<draw:frame draw:style-name="fr1" draw:name="Image65" text:anchor-type="as-char" svg:width="6.9236in" svg:height="3.896998in" draw:z-index="0">
<draw:image xlink:href="../Images/dwzh/2023-05-12T10-18-00Z/65599514_401.jpg" xlink:type="simple" xlink:show="embed" xlink:actuate="onLoad" draw:mime-type="image/jpeg"/>
</draw:frame>
Howard joined the T1 Alliance Taoyuan Yongfeng Cloud Leopard at the end of 2022</text:p>
      <text:h text:style-name="P12" text:outline-level="3">
<text:span text:style-name="T4">
Lai Qingde: Taiwan is already a sovereign independent country</text:span>
</text:h>
      <text:p text:style-name="P4">
Taiwan Vice President and Chairman of the DPP Lai Qingde, who was regarded by China as "Taiwan independence", officially won the DPP nominated for the 2024 presidential election on April 12. He once stated at a press conference that Taiwan has land, the people, and regularly re -elected governments at all levels. In fact, it is already a sovereign independent country, and it is not necessary to declare independence. He also emphasized that the Republic of China and the People's Republic of China are not affiliated with each other, and the future of Taiwan's Taiwan must be determined by 23 million people.</text:p>
      <text:p text:style-name="P4">
In this regard, Zhu Fenglian, a spokesman for the Taiwan Affairs Office of the State Council, responded at a routine press conference on April 26 that "Taiwan is part of China. Although the fact that the mainland and Taiwan belong to China have never changed. It is impossible to change. Taiwan is not nor can it be a 'sovereign independent country'. "</text:p>
      <text:p text:style-name="P4">
Zhu Fenglian also criticized the Democratic Party of Taiwan's ruling parties to "stubbornly adhere to the" Taiwan independence "position and continue to linked to external forces to provoke 'independence' provocations, which is the root cause of the tension and turbulence of the current Taiwan Strait."</text:p>
      <text:p text:style-name="P4">
(Comprehensive report)</text:p>
      <text:p text:style-name="P4">
News Source: <text:a xlink:type="simple" xlink:href="https://www.dw.com/zh/霍华德称台湾为-国家-惹怒中国网民/a-65601119" text:style-name="Internet_20_link" text:visited-style-name="Visited_20_Internet_20_Link">
https://www.dw.com/zh/霍华德称台湾为-国家-惹怒中国网民/a-65601119?maca=chi-rss-chi-all-1127-rdf</text:a>
</text:p>
      <!--NEWS-->
      <text:h text:style-name="P10" text:outline-level="1">
<text:span text:style-name="T4">
Trump filed an appeal on Carol's sexual assault and defamation ruling</text:span>
</text:h>
      <text:p text:style-name="P4">
Author: 联合早报 (Person)</text:p>
      <text:p text:style-name="P4">
Publisher: 联合早报 (Organization)</text:p>
      <text:p text:style-name="P4">
Published Time: 2023-05-12T10:27</text:p>
      <text:p text:style-name="P4">
Modified Time: 2023-05-12T10:43</text:p>
      <text:p text:style-name="P4">
Description: Former US President Trump on Thursday (May 11), the columnist Corol's sexual assault and defamation civil lawsuit filed a appeal. After less than three hours of review on the 9th, the Federal Court of Manhattan's Federal Court unanimously ruled that Trump's sexual assault and slandering Carol (... ... ...</text:p>
      <text:p text:style-name="P4">
Videos: []</text:p>
      <text:p text:style-name="P4">
Audios: []</text:p>
      <text:p text:style-name="P4">
Images: []</text:p>
      <text:p text:style-name="P4">
Type: NewsArticle</text:p>
      <text:p text:style-name="P4">
Breadcrumbs: ['即时', '国际']</text:p>
      <text:p text:style-name="P4">
Keywords: ['特朗普', '性侵犯', '诽谤', '上诉']</text:p>
      <!--METADATA-->
      <text:p text:style-name="P4">
Former US President Trump on Thursday (May 11), the columnist Corol's sexual assault and defamation civil lawsuit filed a appeal.</text:p>
      <text:p text:style-name="P4">
After less than three hours of review on the 9th, the Federal Court of Manhattan's Federal Court unanimously ruled that Trump's sexual assault and slandering E. Jean Carroll [] <text:a xlink:type="simple" xlink:href="https://www.zaobao.com/news/world/story20230510-1393140" text:style-name="Internet_20_link" text:visited-style-name="Visited_20_Internet_20_Link">
</text:a>
, But rejected Carol's allegations against Trump's rape.</text:p>
      <text:p text:style-name="P4">
The jury also ruled that Trump had to pay Carol's $ 5 million (about S $ 6.63 million) in compensation.</text:p>
      <text:p text:style-name="P4">
Nine jury members composed of six men and three women are confidential.</text:p>
      <text:p text:style-name="P4">
During the visit of the citizen meeting of the United States CNN on Wednesday, Trump was asked when he was asked about his opinion of his polls when he was asked about his opinion of this lawsuit. He and Carol had the same frame in at least one photo.</text:p>
      <text:p text:style-name="P4">
Trump said at the CNN citizen meeting: "I don't know her. I have never seen her. I don't know who she is."</text:p>
      <text:p text:style-name="P4">
Trump also refuted whether the CNN host Collins asked the ruling of the case would affect his status in the minds of female voters.</text:p>
      <text:p text:style-name="P4">
Trump regained the allegations of Corol's allegations in a mockery tone, causing the audience to laugh and applause for a while. Collins tried to interrupt his speech, but he continued to say that this was "a false story" and also called Corol as a "bad" woman.</text:p>
      <text:p text:style-name="P4">
According to the New York Times, Carol's lawyer said that Trump faced new lawsuits due to the ridicule of the CNN citizen meeting. Carol did not watch CNN's show that night, but when she was interviewed by the New York Times on Thursday, she scolded Trump's remarks "stupid, disgusting, downward."</text:p>
      <text:p text:style-name="P4">
Capland, Capland, said Carpram is now measuring whether it wants to file a new defamation lawsuit against Trump. In addition to the case that the jury made a ruling last week, Corol had previously been tried by another defamation lawsuit filed by Trump.</text:p>
      <text:p text:style-name="P4">
News Source: <text:a xlink:type="simple" xlink:href="https://www.zaobao.com.sg/realtime/world/story20230512-1393762" text:style-name="Internet_20_link" text:visited-style-name="Visited_20_Internet_20_Link">
https://www.zaobao.com.sg/realtime/world/story20230512-1393762</text:a>
</text:p>
      <!--NEWS-->
      <text:h text:style-name="P10" text:outline-level="1">
<text:span text:style-name="T4">
Circus Moca Maka Bay Power strengthened the fear of the world's largest refugee camp</text:span>
</text:h>
      <text:p text:style-name="P4">
Publisher: 法新社</text:p>
      <text:p text:style-name="P4">
Published Time: 2023-05-12T10:32:08+00:00</text:p>
      <text:p text:style-name="P4">
Modified Time: 2023-05-12T15:05:02+00:00</text:p>
      <text:p text:style-name="P4">
Description: (Agence France -Presse, Myanmar Real Estate, 12th) Tropical Crimdrack Mocha (MOCHA) has enhanced its power in Bay of Bengal today. It is expected to impact the Kochsbarabar refugee camp in western Myanmar and Bangladesh.</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6" text:anchor-type="as-char" svg:width="6.9236in" svg:height="3.617581in" draw:z-index="0">
<draw:image xlink:href="../Images/rficn/2023-05-12T10-32-08-00-00/000000.png" xlink:type="simple" xlink:show="embed" xlink:actuate="onLoad" draw:mime-type="image/png"/>
</draw:frame>
COX's Bazar's refugee camps live in about 1 million people, living in the broken and damaged asylum, and many people think that this is the world's largest refugee camp.</text:p>
      <text:p text:style-name="P4">
The cyclone Mocha is about to invade, and it is expected to bring strong winds and storm trends to the eastern Bay of Bangladesh. Hundreds of people in western Myanmar are looking for asylum and going to a high place to avoid refuge.</text:p>
      <text:p text:style-name="P4">
Indian Meteorological Bureau (INDIA Meteorology Deppartmen) estimates that Mocha will land near the Bangladesh and Myanmar border on the 14th, with a wind speed of 175 kilometers per hour.</text:p>
      <text:p text:style-name="P4">
The Indian Meteorological Bureau estimates that the tide of storms in low -lying coastal areas will reach 2 to 2.5 meters, and on the side of Bangladesh, it is the location of the Koksbarabar refugee camp. In the huge camp.</text:p>
      <text:p text:style-name="P4">
News Source: <text:a xlink:type="simple" xlink:href="https://www.rfi.fr/cn/%E5%9B%BD%E9%99%85%E6%8A%A5%E9%81%93/20230512-%E6%B0%94%E6%97%8B%E6%91%A9%E5%8D%A1%E5%AD%9F%E5%8A%A0%E6%8B%89%E6%B9%BE%E5%A8%81%E5%8A%9B%E5%A2%9E%E5%BC%BA-%E6%81%90%E5%86%B2%E5%87%BB%E4%B8%96%E7%95%8C%E6%9C%80%E5%A4%A7%E9%9A%BE%E6%B0%91%E8%90%A5" text:style-name="Internet_20_link" text:visited-style-name="Visited_20_Internet_20_Link">
https://www.rfi.fr/cn/%E5%9B%BD%E9%99%85%E6%8A%A5%E9%81%93/20230512-%E6%B0%94%E6%97%8B%E6%91%A9%E5%8D%A1%E5%AD%9F%E5%8A%A0%E6%8B%89%E6%B9%BE%E5%A8%81%E5%8A%9B%E5%A2%9E%E5%BC%BA-%E6%81%90%E5%86%B2%E5%87%BB%E4%B8%96%E7%95%8C%E6%9C%80%E5%A4%A7%E9%9A%BE%E6%B0%91%E8%90%A5</text:a>
</text:p>
      <!--NEWS-->
      <text:h text:style-name="P10" text:outline-level="1">
<text:span text:style-name="T4">
Hong Kong political cartoonist Zunzi column was suspended by the work and was removed from the library</text:span>
</text:h>
      <text:p text:style-name="P4">
Author: None</text:p>
      <text:p text:style-name="P4">
Publisher: Radio Free Asia (Organization)</text:p>
      <text:p text:style-name="P4">
Published Time: 2023-05-12T10:55:00-04:00</text:p>
      <text:p text:style-name="P4">
Modified Time: 2023-05-12T12:01:02-04:00</text:p>
      <text:p text:style-name="P4">
Description: None</text:p>
      <text:p text:style-name="P4">
Videos: []</text:p>
      <text:p text:style-name="P4">
Audios: ["<text:a xlink:type="simple" xlink:href="https://www.rfa.org/mandarin/yataibaodao/gangtai/ec2-0512202307541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7" text:anchor-type="as-char" svg:width="6.9236in" svg:height="4.332834in" draw:z-index="0">
<draw:image xlink:href="../Images/rfamandarin/2023-05-12T10-55-00-04-00/000000.png" xlink:type="simple" xlink:show="embed" xlink:actuate="onLoad" draw:mime-type="image/png"/>
</draw:frame>
Zunzi is at his political comic exhibition <text:a xlink:type="simple" xlink:href="https://www.rfa.org/mandarin/yataibaodao/gangtai/ec2-05122023075414.html/@@images/image" text:style-name="Internet_20_link" text:visited-style-name="Visited_20_Internet_20_Link">
</text:a>
RFA data photo <text:a xlink:type="simple" xlink:href="https://www.rfa.org/mandarin/yataibaodao/gangtai/ec2-05122023075414.html/@@stream" text:style-name="Internet_20_link" text:visited-style-name="Visited_20_Internet_20_Link">
</text:a>
The Hong Kong Government criticized "Zunzi Comic" 6 times in half a year. Hong Kong's "Ming Pao" announced on Thursday that it ended the 40 -year cooperative relationship with the political cartoonist Zunzi. The public library immediately removed Zunzi and his related works. Zunzi told this station that as long as there is a platform space and social needs, he will continue to publish his works.</text:p>
      <text:p text:style-name="P4">
<text:span text:style-name="T4">
<text:span text:style-name="T5">
 <text:a xlink:type="simple" xlink:href="https://www.rfa.org/mandarin/Xinwen/wulb-10122022025554.html" text:style-name="Internet_20_link" text:visited-style-name="Visited_20_Internet_20_Link">
</text:a>
 </text:span>
*  * </text:span>
<text:a xlink:type="simple" xlink:href="https://www.rfa.org/mandarin/Xinwen/wul0628b-06282021052847.html" text:style-name="Internet_20_link" text:visited-style-name="Visited_20_Internet_20_Link">
 </text:a>
***<text:a xlink:type="simple" xlink:href="https://www.rfa.org/mandarin/yataibaodao/gangtai/lf-11122019101844.html" text:style-name="Internet_20_link" text:visited-style-name="Visited_20_Internet_20_Link">
<text:span text:style-name="T4">
 Zunzi, Sanpu visited Canada, called Hong Kong chaos is the fault of the Hong Kong government </text:span>
</text:a>
The Editorial Department of the Hong Kong "Ming Pao" announced on Thursday (May 11) that the political comic column "Zunzi Comic", which has been criticized by the Hong Kong Government many times, also ended the cooperative relationship with the cartoonist Zunzi. "Thank you for witnessing the change of the times with us in the past 40 years."</text:p>
      <text:p text:style-name="P4">
The "Ming Pao Workers' Association" issued a statement, regret and helplessness in the suspension of "Zunzi Comic", and grateful to the hard work that Zunzi had paid for the Ming Pao for many years, calling on all circles to respect the freedom of speech, and to protect the core value of Ming Pao.</text:p>
      <text:p text:style-name="P4">
<text:span text:style-name="T4">
 Zunzi: Freedom of free newspapers and magazines, but not necessarily silent </text:span>
</text:p>
      <text:p text:style-name="P4">
Zunzi responded to the station in writing that the comics suspension of the Ming Pao was the result of the "agreement".</text:p>
      <text:p text:style-name="P4">
Zunzi: "Comics are just expression tools. As long as there is a platform space and social needs, it will appear naturally. Seeing fewer and fewer and fewer and fewer and fewer and less silent. Long road at the end. "</text:p>
      <text:p text:style-name="P4">
Will it publish works on other platforms in the future? He said, "If you can, the righteousness is incompetent", and said, "freedom is coming from yourself."</text:p>
      <text:p text:style-name="P4">
In the record record, Zunzi's comics have been criticized 6 times by senior officials in the Hong Kong Government. The Ming Pao is a platform published by the mainstream media after the comic pillar. It ended because the platform was accused of violating the "National Security Law of Hong Kong".</text:p>
      <text:p text:style-name="P4">
<text:span text:style-name="T4">
 President of the former Records Association: All the diverse spaces in Hong Kong in the past are narrowing </text:span>
</text:p>
      <text:p text:style-name="P4">
Yang Jianxing, chairman and senior journalist, said that the incident reflected that the diverse speech space in Hong Kong had compressed a lot.</text:p>
      <text:p text:style-name="P4">
Yang Jianxing said: "For some events, use comics, expressing in a way of laughing and scolding, is part of the freedom of speech. Is it the change of Zunzi, or the degree of tolerance of our society and the government? Yes, you can scold and paint everything. The diverse speech is very broad. Now it has narrowed a lot. It may have been over the line for no reason. "</text:p>
      <text:p text:style-name="P4">
<text:span text:style-name="T4">
 After Zunzi Comics was suspended, his books and "June 4th" books were removed from the shelves </text:span>
</text:p>
      <text:p text:style-name="P4">
In addition, the Hong Kong self -media "Ji Zhishe" reported on Friday that Zunzi's books and materials were removed from the Hong Kong Public Library. From the 149th in 2009, it was reduced to only 3 English books. The "People will not forget: the" of the 89th Democratic Games ", including the 64 Hong Kong journalists, and the Hong Kong Records Association, the Association, Wang Dan, Cheng Xiang, Cheng Xiang, and Cheng Xiang. Liu Xiaobo, Zhongda, and Dagong's books.</text:p>
      <text:p text:style-name="P4">
Tao Jie, a well -known Hong Kong writer and current affairs commentator, may be the beginning of the Hong Kong Cultural Revolution.</text:p>
      <text:p text:style-name="P4">
Tao Jie: "Because the Cultural Revolution is the gene of the Chinese, Mao Zedong said that every 7 or 8 years has been cyclically. The Hong Kong Public Library preserves a large number of" Dagong "and" Wen Wei Po "about the old newspaper and electronic archives around 1989" Do you want to cancel it? The frontline bureaucratic bureaucrats in the Hong Kong Special Administrative Region trained in the colonial era and did not understand the entire political situation in China. They just joined the Chinese political family. They did not know that many things could be handled flexibly by local governments. "</text:p>
      <text:p text:style-name="P4">
Tao Jie said that Hong Kong people are still in the process of learning to be Chinese. They do not understand China's hidden rules, and they are far less politically touching and cunning in handling.</text:p>
      <text:p text:style-name="P4">
Reporter: Li Ruoru Chen Zi Fei Edited: Xu Shuting Jiayuan.com Editor: Ruizhe</text:p>
      <text:p text:style-name="P4">
News Source: <text:a xlink:type="simple" xlink:href="https://www.rfa.org/mandarin/yataibaodao/gangtai/ec2-05122023075414.html" text:style-name="Internet_20_link" text:visited-style-name="Visited_20_Internet_20_Link">
https://www.rfa.org/mandarin/yataibaodao/gangtai/ec2-05122023075414.html</text:a>
</text:p>
      <!--NEWS-->
      <text:h text:style-name="P10" text:outline-level="1">
<text:span text:style-name="T4">
Taiwan Culture and Academic Affairs Commission calls on China to protect Fucha's judicial rights and interests</text:span>
</text:h>
      <text:p text:style-name="P4">
Author: None</text:p>
      <text:p text:style-name="P4">
Publisher: Radio Free Asia (Organization)</text:p>
      <text:p text:style-name="P4">
Published Time: 2023-05-12T10:59:00-04:00</text:p>
      <text:p text:style-name="P4">
Modified Time: 2023-05-12T13:26:31-04:00</text:p>
      <text:p text:style-name="P4">
Description: None</text:p>
      <text:p text:style-name="P4">
Videos: []</text:p>
      <text:p text:style-name="P4">
Audios: ["<text:a xlink:type="simple" xlink:href="https://www.rfa.org/mandarin/yataibaodao/gangtai/hx-0512202307262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text:p>
      <!--METADATA-->
      <text:p text:style-name="P4">
<draw:frame draw:style-name="fr1" draw:name="Image68" text:anchor-type="as-char" svg:width="6.9236in" svg:height="3.88615in" draw:z-index="0">
<draw:image xlink:href="../Images/rfamandarin/2023-05-12T10-59-00-04-00/000000.png" xlink:type="simple" xlink:show="embed" xlink:actuate="onLoad" draw:mime-type="image/png"/>
</draw:frame>
The cultural community in Taiwan formed a press conference on "Do not fear -speak for the human rights for Fucha" on the 12th. <text:a xlink:type="simple" xlink:href="https://www.rfa.org/mandarin/yataibaodao/gangtai/hx-05122023072621.html/@@images/image" text:style-name="Internet_20_link" text:visited-style-name="Visited_20_Internet_20_Link">
</text:a>
Reporter Xia Xiaohua Photo, RFA Drawing <text:a xlink:type="simple" xlink:href="https://www.rfa.org/mandarin/yataibaodao/gangtai/hx-05122023072621.html/@@stream" text:style-name="Internet_20_link" text:visited-style-name="Visited_20_Internet_20_Link">
</text:a>
After entering China at the end of March at the end of March at the end of March, the editor -in -chief editor of Taiwan Eight Banner Culture Press has lost contact with the outside world for more than 50 days. On Friday, more than 350 people in the publishing and cultural circles at home and abroad called on the Chinese authorities to protect the rights and interests of Fucha and announce the results of the investigation as soon as possible.</text:p>
      <text:p text:style-name="P4">
<text:span text:style-name="T4">
<text:span text:style-name="T5">
 <text:a xlink:type="simple" xlink:href="https://www.rfa.org/mandarin/Xinwen/st1-05122023014639.html" text:style-name="Internet_20_link" text:visited-style-name="Visited_20_Internet_20_Link">
</text:a>
 </text:span>
*  * </text:span>
<text:a xlink:type="simple" xlink:href="https://www.rfa.org/mandarin/yataibaodao/gangtai/hx-04262023080912.html" text:style-name="Internet_20_link" text:visited-style-name="Visited_20_Internet_20_Link">
 </text:a>
<text:span text:style-name="T4">
<text:span text:style-name="T5">
<text:a xlink:type="simple" xlink:href="https://www.rfa.org/mandarin/Xinwen/cmh1-04252023230620.html" text:style-name="Internet_20_link" text:visited-style-name="Visited_20_Internet_20_Link">
<text:span text:style-name="T4">
 Fucha went to China to lose contact China State Office: engaged in endangering national security activities </text:span>
</text:a>
  * </text:span>
*<text:a xlink:type="simple" xlink:href="https://www.rfa.org/mandarin/Xinwen/cmh2-04202023005656.html" text:style-name="Internet_20_link" text:visited-style-name="Visited_20_Internet_20_Link">
 </text:a>
</text:span>
</text:p>
      <text:p text:style-name="P4">
A few days ago, the call of Taiwan's civic society launched the appeal of "advocating freedom of speech and releasing Fucha immediately", which has now received about 600 people. The cultural community in Taiwan also formed a "Sound Supporting Fortune Agency Working Group", and held a press conference on "Don't Fear -Human Rights for Fusica" on the 12th to announce another more than 350 published, academic, cultural, cultural, cultural,,, culture, culture,,, culture, culture,,, culture, culture, culture, culture, culture, culture, culture,,, culture, culture,,,, culture, culture,,,, culture, culture,,,, culture, culture,,,,, List of co -signs of media and film and television art circles.</text:p>
      <text:p text:style-name="Quotations">

<text:p text:style-name="P4">
[More than 350 people in Taiwan have signed up to support Fucha]&gt;
 [Costing in Beijing to deal with cases carefully, do not hurt cross -strait exchanges]&gt;
 [Cultural people are worried about chilling effects]&gt;
 Chief Editor of Taiwan Eight Banners Publishing House <text:a xlink:type="simple" xlink:href="https://twitter.com/hashtag/%E5%AF%8C%E5%AF%9F" text:style-name="Internet_20_link" text:visited-style-name="Visited_20_Internet_20_Link">
&gt;
</text:a>
&gt;
 … <text:a xlink:type="simple" xlink:href="https://t.co/OQGMJt19sN" text:style-name="Internet_20_link" text:visited-style-name="Visited_20_Internet_20_Link">
 </text:a>
&gt;
&gt;
 - Liberty Asia Radio(@RFA_Chinese) <text:a xlink:type="simple" xlink:href="https://twitter.com/RFA_Chinese/status/1656941618191273984" text:style-name="Internet_20_link" text:visited-style-name="Visited_20_Internet_20_Link">
&gt;
 </text:a>
<text:span text:style-name="T4">
 Co -deployed members: arrested the Taiwanese son -in -law Fucha to hurt cross -strait relations </text:span>
</text:p>

</text:p>
      <text:p text:style-name="P4">
Zhang Zheng, a member of the Fugchaling Department, pointed out: "Grasp Fusha, it is very harmful to both sides of the strait. I should not dare to go to China again. Everyone said that Hong Kong will never go. You may go Can't come back. Do you want to go like this on both sides of the strait? "</text:p>
      <text:p text:style-name="P4">
Zhang Zheng mentioned that Fucha has obtained the Taiwan ID card. This time, in addition to his ancestors to visit relatives, he also returned to China to obtain a procedure for abandoning mainland China to complete the naturalization of Taiwan. He said that he respected the hopes of the Fugu family and hoped to be low -key, and he did not contact his family before holding a press conference.</text:p>
      <text:p text:style-name="P4">
<draw:frame draw:style-name="fr1" draw:name="Image69" text:anchor-type="as-char" svg:width="6.9236in" svg:height="4.700475in" draw:z-index="0">
<draw:image xlink:href="../Images/rfamandarin/2023-05-12T10-59-00-04-00/000001.png" xlink:type="simple" xlink:show="embed" xlink:actuate="onLoad" draw:mime-type="image/png"/>
</draw:frame>
Zhang Zheng, a member of the Fucha Lian, supported Zhang Zheng. (Photo by reporter Xia Xiaohua) <text:a xlink:type="simple" xlink:href="https://www.rfa.org/mandarin/yataibaodao/gangtai/hx-05122023072621.html/2.jpg" text:style-name="Internet_20_link" text:visited-style-name="Visited_20_Internet_20_Link">
</text:a>
Wang Jiaxuan, a former editor of the Eight Banners Culture Press, said that the joint letter of the cultural circles did not require immediately to let go, that is, respecting the judgment of Chinese judicial institutions. On April 26, the Taiwan Affairs Office of the State Council confirmed that Fucha was investigated by the national security unit and promised to ensure that Fucha's legal rights and interests. I hope that the Chinese side will say that to ensure that Fucha can see lawyers and family members. Unlimited extension, the results of the investigation should be announced as soon as possible.</text:p>
      <text:p text:style-name="P4">
Wang Jiaxuan emphasized that China is the second largest economy. He does not understand that the authorities will catch people for several books published in Taiwan: "If China wants to become a country in the world, it should be respected. This measuring and elegant volume to respect different voices. I also believe they should be able to do it. "</text:p>
      <text:p text:style-name="P4">
<draw:frame draw:style-name="fr1" draw:name="Image70" text:anchor-type="as-char" svg:width="6.9236in" svg:height="4.565249in" draw:z-index="0">
<draw:image xlink:href="../Images/rfamandarin/2023-05-12T10-59-00-04-00/000002.png" xlink:type="simple" xlink:show="embed" xlink:actuate="onLoad" draw:mime-type="image/png"/>
</draw:frame>
Ebak Culture Publishing House editor Wang Jiaxuan. (Photo by reporter Xia Xiaohua) <text:a xlink:type="simple" xlink:href="https://www.rfa.org/mandarin/yataibaodao/gangtai/hx-05122023072621.html/3.jpg" text:style-name="Internet_20_link" text:visited-style-name="Visited_20_Internet_20_Link">
</text:a>
This list includes Hao Mingyi, Zhan Hongzhi, Jian Zhizhong, Guo Chongxing, Xie Jinhe, etc., including the heads of Taiwan publishing and media industry, as well as well -known in many fields such as Li Ang, Ping Lu, Wu Mingyi, Han Liangyi, Yang Ze, and scholars, entrepreneurs and other fields. person. There are also British and American reporters and scholars such as Louisalim, Peter Hessler, Pei Minxin, Evanosnos, etc., Japanese scholars such as Highland, Matsuda Kangbo, Agoshiko, Hirano, Kakura Run and others Essence</text:p>
      <text:p text:style-name="P4">
In addition, international publisher associations, foreign journalists' associations, non -border journalists organizations, international publisher associations, and protection journalist committees also issued a statement to pay attention to the investigation of Fucha.</text:p>
      <text:p text:style-name="P4">
<draw:frame draw:style-name="fr1" draw:name="Image71" text:anchor-type="as-char" svg:width="6.9236in" svg:height="4.884383in" draw:z-index="0">
<draw:image xlink:href="../Images/rfamandarin/2023-05-12T10-59-00-04-00/000003.png" xlink:type="simple" xlink:show="embed" xlink:actuate="onLoad" draw:mime-type="image/png"/>
</draw:frame>
A reporterless reporter organized Ai Weiang, the CEO of East Asia Office. (Photo by reporter Xia Xiaohua) <text:a xlink:type="simple" xlink:href="https://www.rfa.org/mandarin/yataibaodao/gangtai/hx-05122023072621.html/5.jpg" text:style-name="Internet_20_link" text:visited-style-name="Visited_20_Internet_20_Link">
</text:a>
The co -deployment of the Taiwanese cultural community put forward two major demands, including requiring the Beijing authorities to properly respect Fucha's rights enjoyed in accordance with Chinese law, can contact family members and lawyers, and announce the results of the investigation as soon as possible; , So as not to cause cold cicadas in Taiwan's publishing community and hurt normal cultural exchange activities between the two sides of the strait.</text:p>
      <text:p text:style-name="P4">
<text:span text:style-name="T4">
 The first Taiwanese writer in Taiwan Publishing Industry: Create Cicada effect </text:span>
Yan Chiya said: "Unless you do not touch history at all, do not touch Chinese history, do not touch politics at all, and do not touch the economy at all, otherwise (Taiwan) None of the banned books in the eyes of China, every family has. I emphasize that this is the cold cicada effect, and it wants us to review ourselves. "</text:p>
      <text:p text:style-name="P4">
Yan Jiya believes that Fucha is an important part of Taiwan's publishing and cultural circles. It is the first case in China to suppress Taiwan's publishing industry. It is deeply indicated. This has also attracted considerable attention in the overseas Chinese writing circle. Regardless of the pro -China or anti -China position, freedom of speech, freedom of publishing, human rights, and rule of law are Taiwan's largest conventions.</text:p>
      <text:p text:style-name="P4">
Li Jinlian, the editor -in -chief of the "Open Volume" version of the "Open Volume", also mentioned that Taiwan has 100 % freedom of speech, freedom of creation, and publishing freedom in the Chinese world. This is the most important meaning of supporting Fucha.</text:p>
      <text:p text:style-name="P4">
Li Jinlian said: "For example, Zhang Ailing's" Yangge ", my love novelist Harin's" Light Sky ", and" Mao Zedong Private Doctor Memoirs "in the 1990s. When this book was published in Taiwan, many Chinese people were published in Taiwan. It was to travel to Taiwan and then buy it at Eslite Bookstore, so it was a best -selling book in Taiwan at that time. Then Taiwan has become a window to show the world and speak to the world. "</text:p>
      <text:p text:style-name="P4">
<draw:frame draw:style-name="fr1" draw:name="Image72" text:anchor-type="as-char" svg:width="6.9236in" svg:height="4.868156in" draw:z-index="0">
<draw:image xlink:href="../Images/rfamandarin/2023-05-12T10-59-00-04-00/000004.png" xlink:type="simple" xlink:show="embed" xlink:actuate="onLoad" draw:mime-type="image/png"/>
</draw:frame>
In the middle of the "Open" Edition, editor -in -chief Li Jinlian. (Photo by reporter Xia Xiaohua) <text:a xlink:type="simple" xlink:href="https://www.rfa.org/mandarin/yataibaodao/gangtai/hx-05122023072621.html/4.jpg" text:style-name="Internet_20_link" text:visited-style-name="Visited_20_Internet_20_Link">
</text:a>
<text:span text:style-name="T4">
 A scholar is considered to endanger Guoan Zhan Hongzhi: rude, ridiculous and outdated </text:span>
</text:p>
      <text:p text:style-name="P4">
The well -known publisher in Taiwan, Zhan Hongzhi, mentioned through a written statement that Taiwan has also had a "authorities" that is extremely unfriendly to editors. As an editor, they often have to face authoritarian review and control. In the era of banning books and detaining editing, after all, Taiwan was fortunate to be out of such a stage and became a society that can completely read and express freely.</text:p>
      <text:p text:style-name="P4">
Zhan Hongzhi pointed out that Fucha is a serious editor, and the book sales edited by Fucha are in Taiwan. If there are any contributions or destruction, the target is also Taiwan. National security, "I think it is rough, ridiculous and outdated." He called on the CCP authorities to stop the editor of the persecution and provide different opinions, release Fusha as early as possible, and also called on the cultural community in Taiwan to care about the fate of Fucha and stand up to express a resolute protest.</text:p>
      <text:p text:style-name="P4">
Reporter: Xia Xiaohua Chen Junjie Editor: Xu Shuting He Ping.com Edited: Ruizhe</text:p>
      <text:p text:style-name="P4">
News Source: <text:a xlink:type="simple" xlink:href="https://www.rfa.org/mandarin/yataibaodao/gangtai/hx-05122023072621.html" text:style-name="Internet_20_link" text:visited-style-name="Visited_20_Internet_20_Link">
https://www.rfa.org/mandarin/yataibaodao/gangtai/hx-05122023072621.html</text:a>
</text:p>
      <!--NEWS-->
      <text:h text:style-name="P10" text:outline-level="1">
<text:span text:style-name="T4">
The Philippine Court sentenced Duterte's critics to be accused of taking bribes</text:span>
</text:h>
      <text:p text:style-name="P4">
Author: 联合早报 (Person)</text:p>
      <text:p text:style-name="P4">
Publisher: 联合早报 (Organization)</text:p>
      <text:p text:style-name="P4">
Published Time: 2023-05-12T11:20</text:p>
      <text:p text:style-name="P4">
Modified Time: 2023-05-12T11:48</text:p>
      <text:p text:style-name="P4">
Description: The Philippine Court of Court of Court was not established on Friday (May 12) that the former senators Delima accepted the bribery of drug dealers. Reuters reports that Leila de Lima is one of the strongest critics of former President Duterte's bloody anti -drug operation, Duterte ...</text:p>
      <text:p text:style-name="P4">
Videos: []</text:p>
      <text:p text:style-name="P4">
Audios: []</text:p>
      <text:p text:style-name="P4">
Images: []</text:p>
      <text:p text:style-name="P4">
Type: NewsArticle</text:p>
      <text:p text:style-name="P4">
Breadcrumbs: ['即时', '国际']</text:p>
      <text:p text:style-name="P4">
Keywords: ['菲律宾', '杜特尔特', '扫毒']</text:p>
      <!--METADATA-->
      <text:p text:style-name="P4">
The Philippine Court of Court of Court was not established on Friday (May 12) that the former senators Delima accepted the bribery of drug dealers.</text:p>
      <text:p text:style-name="P4">
Reuters reports that Leila de Lima is one of the strongest critics of the former President Duterte's bloody anti -drug operation. Duterte accused Delima's bribe by drug dealers when he accused Delima.</text:p>
      <text:p text:style-name="P4">
Delima, 63, has been detained before trial in the past six years. Since she has another case waiting for trial, she will not be released immediately.</text:p>
      <text:p text:style-name="P4">
In 2017, Delima launched an investigation of the Drug Drug War in the Senate, and she was sued in a few months.</text:p>
      <text:p text:style-name="P4">
Human rights organizations generally believe that Delima is a political prisoner.</text:p>
      <text:p text:style-name="P4">
Delima said in court's webcast: "Thank you. Please continue to pray. My other case requires your prayer. Today is a day of glory, and I am the beginning of my rehabilitation."</text:p>
      <text:p text:style-name="P4">
Duterte has accused Delima from participating in drug transactions in TV speeches. Delima, who has won many human rights awards many times, said that these allegations were not a charges that designed to let her shut up.</text:p>
      <text:p text:style-name="P4">
In August 2018, the UN arbitrarily detention work group concluded in the opinion of No. 61/2018, and lacks legal basis for Delima's detention. A group of UN human rights experts once again called on the Philippines to release Delima immediately.</text:p>
      <text:p text:style-name="P4">
<text:a xlink:type="simple" xlink:href="https://www.zaobao.com.sg/news/sea/story20220627-1286964" text:style-name="Internet_20_link" text:visited-style-name="Visited_20_Internet_20_Link">
</text:a>
Thousands of drug users and drug trafficking were killed. Many of them were died by police or died in mysterious situations.</text:p>
      <text:p text:style-name="P4">
News Source: <text:a xlink:type="simple" xlink:href="https://www.zaobao.com.sg/realtime/world/story20230512-1393768" text:style-name="Internet_20_link" text:visited-style-name="Visited_20_Internet_20_Link">
https://www.zaobao.com.sg/realtime/world/story20230512-1393768</text:a>
</text:p>
      <!--NEWS-->
      <text:h text:style-name="P10" text:outline-level="1">
<text:span text:style-name="T4">
Ding Jiaxi's second instance agent lawyer was asked to keep the secret case secret</text:span>
</text:h>
      <text:p text:style-name="P4">
Author: None</text:p>
      <text:p text:style-name="P4">
Publisher: Radio Free Asia (Organization)</text:p>
      <text:p text:style-name="P4">
Published Time: 2023-05-12T11:31:53-04:00</text:p>
      <text:p text:style-name="P4">
Modified Time: 2023-05-12T11:31: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3" text:anchor-type="as-char" svg:width="6.9236in" svg:height="3.88615in" draw:z-index="0">
<draw:image xlink:href="../Images/rfamandarin/2023-05-12T11-31-53-04-00/000000.png" xlink:type="simple" xlink:show="embed" xlink:actuate="onLoad" draw:mime-type="image/png"/>
</draw:frame>
Profile picture: Human Rights Lawyer Ding Jiaxi is in the Detention Center of Lintong County, Shandong. <text:a xlink:type="simple" xlink:href="https://www.rfa.org/mandarin/Xinwen/1-05122023113143.html/@@images/image" text:style-name="Internet_20_link" text:visited-style-name="Visited_20_Internet_20_Link">
</text:a>
Twitter picture</text:p>
      <text:p text:style-name="P4">
Human Rights Lawyer Ding Jiaxi's wife Luo Shengchun disclosed on his social media that on May 10, the two defense lawyers of Ding Jiaxi went to the Shandong Provincial High Court to submit the second trial proceeds on the second trial of the case, and the two defense lawyers also conducted a brief papers. The secretary gave Ding Jiaxi's appeal to the second lawyer, and once again asked the lawyer to sign a commitment of conservative case secrets. The second lawyer proposed to meet the judge, but the clerk rejected the lawyer's request on the grounds that the judge traveled.</text:p>
      <text:p text:style-name="P4">
Luo Shengchun reiterated his previous 6 statements on Twitter, including participating in the construction of public society but was sentenced to serious sentence. When the sentence was sentenced, the lawyer was forced to keep the judgment confidential. Fear, and the authorities are required to withdraw the case as soon as possible, punish relevant personnel who torture and make evidence.</text:p>
      <text:p text:style-name="P4">
Ding Jiaxi has long been committed to the Chinese citizen movement. In 2019, he was arrested by the authorities for participating in the "Xiamen Club Case" and was abused during his detention. On April 10, 2023, he was sentenced to 12 years in prison by the Chinese authorities for "inciting the crime of subverting the state power" and depriving political rights for 3 years.</text:p>
      <text:p text:style-name="P4">
Responsible editor: Chen Pinjie</text:p>
      <text:p text:style-name="P4">
News Source: <text:a xlink:type="simple" xlink:href="https://www.rfa.org/mandarin/Xinwen/1-05122023113143.html" text:style-name="Internet_20_link" text:visited-style-name="Visited_20_Internet_20_Link">
https://www.rfa.org/mandarin/Xinwen/1-05122023113143.html</text:a>
</text:p>
      <!--NEWS-->
      <text:h text:style-name="P10" text:outline-level="1">
<text:span text:style-name="T4">
Former NBA star "Warcraft" Howard was hit by Taiwan independence</text:span>
</text:h>
      <text:p text:style-name="P4">
Author: None</text:p>
      <text:p text:style-name="P4">
Publisher: Radio Free Asia (Organization)</text:p>
      <text:p text:style-name="P4">
Published Time: 2023-05-12T11:35:04-04:00</text:p>
      <text:p text:style-name="P4">
Modified Time: 2023-05-12T11:35:0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4" text:anchor-type="as-char" svg:width="6.9236in" svg:height="4.623178in" draw:z-index="0">
<draw:image xlink:href="../Images/rfamandarin/2023-05-12T11-35-04-04-00/000000.png" xlink:type="simple" xlink:show="embed" xlink:actuate="onLoad" draw:mime-type="image/png"/>
</draw:frame>
Former American Basketball (NBA) well -known star "Warcraft" Howerd Howard (DWIGHT Howard) <text:a xlink:type="simple" xlink:href="https://www.rfa.org/mandarin/Xinwen/2-05122023113459.html/@@images/image" text:style-name="Internet_20_link" text:visited-style-name="Visited_20_Internet_20_Link">
</text:a>
Reuters pictures</text:p>
      <text:p text:style-name="P4">
Former American professional basketball (NBA) well -known star "Warcraft" DwightHOWARD recently co -produced a short film with Taiwan Vice President Lai Qingde and promoted to live in the Presidential Palace in Taiwan for one night. After Taiwan, I had a new understanding of this country.</text:p>
      <text:p text:style-name="P4">
The remark was criticized by Chinese netizens. Howard apologized for his remarks on Friday to explain that "Country" does not necessarily refer to the country, and he respects all Chinese and Taiwanese.</text:p>
      <text:p text:style-name="P4">
A large number of netizens protested in Howard's Weibo comment area, criticizing that he would "block the entire network" and "bottom line cannot be violated", but some netizens left a message on Twitter, jokingly "see the small pink jumping feet", and some people laugh at Howard can do it. Entering the Presidential Palace in Taiwan, "We are going to be checked normally on Chang'an Street.</text:p>
      <text:p text:style-name="P4">
Responsible editor: Chen Pinjie</text:p>
      <text:p text:style-name="P4">
News Source: <text:a xlink:type="simple" xlink:href="https://www.rfa.org/mandarin/Xinwen/2-05122023113459.html" text:style-name="Internet_20_link" text:visited-style-name="Visited_20_Internet_20_Link">
https://www.rfa.org/mandarin/Xinwen/2-05122023113459.html</text:a>
</text:p>
      <!--NEWS-->
      <text:h text:style-name="P10" text:outline-level="1">
<text:span text:style-name="T4">
Will Li Hui's visit to Russia and Russia can promote peace talks?</text:span>
</text:h>
      <text:p text:style-name="P4">
Author: None</text:p>
      <text:p text:style-name="P4">
Publisher: Radio Free Asia (Organization)</text:p>
      <text:p text:style-name="P4">
Published Time: 2023-05-12T11:40:00-04:00</text:p>
      <text:p text:style-name="P4">
Modified Time: 2023-05-12T11:41: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5" text:anchor-type="as-char" svg:width="6.9236in" svg:height="4.589677in" draw:z-index="0">
<draw:image xlink:href="../Images/rfamandarin/2023-05-12T11-40-00-04-00/000000.png" xlink:type="simple" xlink:show="embed" xlink:actuate="onLoad" draw:mime-type="image/png"/>
</draw:frame>
The Chinese Ministry of Foreign Affairs announced on May 12 that Eurasia's affairs will be sent special representative of Eurasian affairs Li Hui to visit Ukraine, Poland, France, Germany, and Russia to communicate with the Ukrainian crisis with all parties. <text:a xlink:type="simple" xlink:href="https://www.rfa.org/mandarin/Xinwen/3-05122023114035.html/@@images/image" text:style-name="Internet_20_link" text:visited-style-name="Visited_20_Internet_20_Link">
</text:a>
Baidu Encyclopedia</text:p>
      <text:p text:style-name="P4">
The Chinese Ministry of Foreign Affairs announced on May 12 that Eurasia's affairs will be sent special representative of Eurasian affairs Li Hui to visit Ukraine, Poland, France, Germany, and Russia to communicate with the Ukrainian crisis with all parties.</text:p>
      <text:p text:style-name="P4">
This visit will be the highest -level diplomatic official visiting Ukraine since Russia's invasion of Ukraine last February. Chinese Foreign Ministry spokesman Wang Wenbin said at a press conference on Friday that China is committed to persuasion and talk, emphasizing that this fully indicates that China has stood firmly on the same side and contributes China for solving the Ukraine crisis.</text:p>
      <text:p text:style-name="P4">
According to information on the official website of the Ministry of Foreign Affairs, Li Hui has served as the accompanying Embassy in the Soviet Union, the deputy director of the Chinese Ministry of Foreign Affairs of the Ministry of Foreign Affairs, and the Ambassador of the Republic of Kazakhstan. He also served as the ambassador to Russia for 10 years. Russian President Vladimirputin awarded the Medal of Friendship.</text:p>
      <text:p text:style-name="P4">
Last month, Chinese President Xi Jinping and Ukraine President Volodymyrzlensky called. Xi Jinping said that he would send a special representative of the Chinese government Eurasian affairs to Ukraine and other countries to visit, causing attention from all walks of life. Earlier, Beijing published a 12 -point peace plan about Ukraine in February, but was criticized by Western countries for vague words. China has not publicly condemned Russia and has also dissatisfied Western countries. The United States has repeatedly warned China not to provide military aid to Russia.</text:p>
      <text:p text:style-name="P4">
Responsible editor: Chen Pinjie</text:p>
      <text:p text:style-name="P4">
News Source: <text:a xlink:type="simple" xlink:href="https://www.rfa.org/mandarin/Xinwen/3-05122023114035.html" text:style-name="Internet_20_link" text:visited-style-name="Visited_20_Internet_20_Link">
https://www.rfa.org/mandarin/Xinwen/3-05122023114035.html</text:a>
</text:p>
      <!--NEWS-->
      <text:h text:style-name="P10" text:outline-level="1">
<text:span text:style-name="T4">
U.S. government report: Chinese companies have won nearly a third of the Bank of China Silver Fund international contracts in the past ten years</text:span>
</text:h>
      <text:p text:style-name="P4">
Author: None</text:p>
      <text:p text:style-name="P4">
Publisher: Radio Free Asia (Organization)</text:p>
      <text:p text:style-name="P4">
Published Time: 2023-05-12T11:45:00-04:00</text:p>
      <text:p text:style-name="P4">
Modified Time: 2023-05-12T13:07: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6" text:anchor-type="as-char" svg:width="6.9236in" svg:height="4.612011in" draw:z-index="0">
<draw:image xlink:href="../Images/rfamandarin/2023-05-12T11-45-00-04-00/000000.png" xlink:type="simple" xlink:show="embed" xlink:actuate="onLoad" draw:mime-type="image/png"/>
</draw:frame>
World Bank Building in Washington <text:a xlink:type="simple" xlink:href="https://www.rfa.org/mandarin/Xinwen/4-05122023114513.html/@@images/image" text:style-name="Internet_20_link" text:visited-style-name="Visited_20_Internet_20_Link">
</text:a>
Associated Press Picture</text:p>
      <text:p text:style-name="P4">
U.S. Government AccountabilityOffice (GAO) issued a report on May 10th that in the past 10 years, the United States as a World Bank of World Bank, in the past 10 years, nearly one -third of the nearly one -thirds It is obtained by Chinese companies.</text:p>
      <text:p text:style-name="P4">
From 2013 to 2022, China received a total of 29.2%of funds, equivalent to about $ 21 billion. In contrast, the proportion of the United States is 2.4%, and France is 4.4%. As far as the number of contracts is concerned, France has obtained 4.3%, the United States has obtained 3.3%, and China obtains 2.9%.</text:p>
      <text:p text:style-name="P4">
The U.S. Government Accountability Agency is the highest audit and supervision agency in the US federal government. The office stated that one of the reasons for the above differences is that American companies are less participating in bidding. Judging from the data abstracts since 2017, the success rate of the bidding of American companies is 70%.</text:p>
      <text:p text:style-name="P4">
The report also pointed out that from 2017 to 2021, 28 contracts worth about $ 76 million in total, flowing to entities that may face other restrictions on the US sanctions list or face other restrictions.</text:p>
      <text:p text:style-name="P4">
A spokesman for the World Bank responded that the bank's universal and open qualification principles ensure that bidders from all 189 member states can participate in contract bidding. The only exception is to be sanctioned by the UN Security Council, or according to the multilateral development banks, or between multilateral development banks Anti -corruption agreement was suspended or forbidden.</text:p>
      <text:p text:style-name="P4">
Responsible editor: Chen Pinjie</text:p>
      <text:p text:style-name="P4">
News Source: <text:a xlink:type="simple" xlink:href="https://www.rfa.org/mandarin/Xinwen/4-05122023114513.html" text:style-name="Internet_20_link" text:visited-style-name="Visited_20_Internet_20_Link">
https://www.rfa.org/mandarin/Xinwen/4-05122023114513.html</text:a>
</text:p>
      <!--NEWS-->
      <text:h text:style-name="P10" text:outline-level="1">
<text:span text:style-name="T4">
Writers observe the largest universe explosion in history</text:span>
</text:h>
      <text:p text:style-name="P4">
Publisher: 法新社</text:p>
      <text:p text:style-name="P4">
Published Time: 2023-05-12T11:56:14+00:00</text:p>
      <text:p text:style-name="P4">
Modified Time: 2023-05-12T10:35:01+00:00</text:p>
      <text:p text:style-name="P4">
Description: (Agence France -Presse, Paris, 11th) Astronomers said today that they found that the "largest" universe explosion in the history of observations was observed more than 3 years ago that it was burned at 8 billion light years from the earth. Nymph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7" text:anchor-type="as-char" svg:width="6.9236in" svg:height="3.617581in" draw:z-index="0">
<draw:image xlink:href="../Images/rficn/2023-05-12T11-56-14-00-00/000000.png" xlink:type="simple" xlink:show="embed" xlink:actuate="onLoad" draw:mime-type="image/png"/>
</draw:frame>
Although astronomers have proposed the most likely cause of the explosion, they also emphasized that more research is needed to understand this phenomenon.</text:p>
      <text:p text:style-name="P4">
This explosion called AT2021LWX is not the brightest flash of the universe in the history. This record is maintained by the Gamma-Ray explosion in October last year. The meaning of Brightest of all time.</text:p>
      <text:p text:style-name="P4">
Philipwiseman, a astronomical physicist at the University of Southampton, the United Kingdom, is the first author of a new study. He said that AT2021LWX was considered the biggest explosion because the energy it released in the past three years far exceeds the energy generated by Boat's brief light.</text:p>
      <text:p text:style-name="P4">
It is estimated that the energy released in these three years is about 100 times the total energy conjunction released by the sun in the life cycle of the sun.</text:p>
      <text:p text:style-name="P4">
Wesman told AFP that AT2021LWX was a "accidental harvest". The "Zwicky TransitionFacility" of California's "Zwicky TransitionFacility" was first discovered in the process of automatically scanning the sky.</text:p>
      <text:p text:style-name="P4">
However, Wesman said that at the moment of AT2021LWX, "basically it was only in the database", and it was not noticed until the second year.</text:p>
      <text:p text:style-name="P4">
The astronomers, including Wesmann observed through the more powerful telescope, realized what they found. By analyzing the light of different wavelengths, they calculated that the explosion occurred in the 8 billion light years.</text:p>
      <text:p text:style-name="P4">
This is farther than any other new flash of the sky, which means that the scale of that explosion must be much larger. Wesman said that it is estimated that the brightness of AT2021LWX is about 2 trillion times that of the sun.</text:p>
      <text:p text:style-name="P4">
Astronomers have studied several possible explanations. One of them is that AT2021LWX is an explosive star, but the brightness of the flash is 10 times that of other supernova.</text:p>
      <text:p text:style-name="P4">
Another possibility is the so -called "Tidal Disruption Event", which refers to the phenomenon of being torn when the star is sucked into the "large quality black hole". But AT2021LWX was three times brighter than those tidal tiles, and Weisman said that their research did not point to this direction.</text:p>
      <text:p text:style-name="P4">
The only cosmic incident that can be compared with a slightly comparable is the phenomenon of "Quasar", which appeared in the "large quality black hole" when swallowing a large amount of gas in the center of the galaxy.</text:p>
      <text:p text:style-name="P4">
Wesman said, but their light often flickered, and AT2021LWX has been burning since it suddenly burned from scratch three years ago, and it is still burning.</text:p>
      <text:p text:style-name="P4">
Weisman said, "This is what we have never seen in the past, and it suddenly emerges."</text:p>
      <text:p text:style-name="P4">
News Source: <text:a xlink:type="simple" xlink:href="https://www.rfi.fr/cn/%E7%A7%91%E5%AD%A6%E6%96%B0%E7%9F%A5/20230512-%E6%96%87%E5%AD%A6%E5%AE%B6%E8%A7%82%E6%B5%8B%E5%88%B0%E5%8F%B2%E4%B8%8A%E6%9C%80%E5%A4%A7%E5%AE%87%E5%AE%99%E7%88%86%E7%82%B8" text:style-name="Internet_20_link" text:visited-style-name="Visited_20_Internet_20_Link">
https://www.rfi.fr/cn/%E7%A7%91%E5%AD%A6%E6%96%B0%E7%9F%A5/20230512-%E6%96%87%E5%AD%A6%E5%AE%B6%E8%A7%82%E6%B5%8B%E5%88%B0%E5%8F%B2%E4%B8%8A%E6%9C%80%E5%A4%A7%E5%AE%87%E5%AE%99%E7%88%86%E7%82%B8</text:a>
</text:p>
      <!--NEWS-->
      <text:h text:style-name="P10" text:outline-level="1">
<text:span text:style-name="T4">
Sudan conflict between the two parties signed a preliminary principle agreement in Saudi Arabia</text:span>
</text:h>
      <text:p text:style-name="P4">
Author: 联合早报 (Person)</text:p>
      <text:p text:style-name="P4">
Publisher: 联合早报 (Organization)</text:p>
      <text:p text:style-name="P4">
Published Time: 2023-05-12T11:59</text:p>
      <text:p text:style-name="P4">
Modified Time: 2023-05-12T11:59</text:p>
      <text:p text:style-name="P4">
Description: The Sudan armed forces signed a preliminary principle agreement with the rapid support forces on Thursday (May 11) at the Gada City, Saudi Arabia, and agreed to give priority to discussions on achieving short -term ceasefire in order to transport emergency humanitarian supplies. Saudi media reports that the agreement emphasizes maintenance ...</text:p>
      <text:p text:style-name="P4">
Videos: []</text:p>
      <text:p text:style-name="P4">
Audios: []</text:p>
      <text:p text:style-name="P4">
Images: []</text:p>
      <text:p text:style-name="P4">
Type: NewsArticle</text:p>
      <text:p text:style-name="P4">
Breadcrumbs: ['即时', '国际']</text:p>
      <text:p text:style-name="P4">
Keywords: ['苏丹', '沙特阿拉伯']</text:p>
      <!--METADATA-->
      <text:p text:style-name="P4">
The Sudan armed forces signed a preliminary principle agreement with the rapid support forces on Thursday (May 11) at the Gada City, Saudi Arabia, and agreed to give priority to discussions on achieving short -term ceasefire in order to transport emergency humanitarian supplies.</text:p>
      <text:p text:style-name="P4">
Saudi media reports that the agreement emphasizes the maintenance and unity of Sudan. The agreement stipulates that both parties to the conflict may launch offensive operations that may lead to civilian casualties, avoid all behaviors that hurt civilians, and allow all civilians in Sudan to leave the conflict and besieged areas besieged.</text:p>
      <text:p text:style-name="P4">
The agreement also includes the protection of the protection of the Public and private facilities in Su Gong and private facilities, the development of humanitarian rescue operations, guaranteeing people in the Sudan people, and observing the necessary humanitarian ceasefire.</text:p>
      <text:p text:style-name="P4">
Xinhua News Agency reported that since April 15th, armed forces in Sudan armed forces and rapid support forces had armed conflicts in Khamoum and other regions. The two sides accused each other of conflict. Representatives from the conflict began a dialogue in Gada on May 6 to discuss issues such as humanitarian ceasefire in Sudan.</text:p>
      <text:p text:style-name="P4">
News Source: <text:a xlink:type="simple" xlink:href="https://www.zaobao.com.sg/realtime/world/story20230512-1393771" text:style-name="Internet_20_link" text:visited-style-name="Visited_20_Internet_20_Link">
https://www.zaobao.com.sg/realtime/world/story20230512-1393771</text:a>
</text:p>
      <!--NEWS-->
      <text:h text:style-name="P10" text:outline-level="1">
<text:span text:style-name="T4">
Inflation in April continued to slow down the recovery of China's economy is worrying</text:span>
</text:h>
      <text:p text:style-name="P4">
Author: None (Language: zh)</text:p>
      <text:p text:style-name="P4">
Publisher: None</text:p>
      <text:p text:style-name="P4">
Time: 2023-05-12T12:13:00Z</text:p>
      <text:p text:style-name="P4">
Description: The latest data shows that China's consumption inflation rate last month hit a new low of more than two years. Relevant data further exacerbated the economy's concerns about the tightening of China's currency. The previously announced foreign trade data also revealed the weak economic recovery after the Chinese epidemic.</text:p>
      <text:p text:style-name="P4">
Videos: []</text:p>
      <text:p text:style-name="P4">
Images: ["<text:a xlink:type="simple" xlink:href="https://static.dw.com/image/64417590_303.jpg" text:style-name="Internet_20_link" text:visited-style-name="Visited_20_Internet_20_Link">
64417590_303.jpg</text:a>
", "<text:a xlink:type="simple" xlink:href="https://static.dw.com/image/65143584_401.jpg" text:style-name="Internet_20_link" text:visited-style-name="Visited_20_Internet_20_Link">
65143584_401.jpg</text:a>
"]</text:p>
      <text:p text:style-name="P4">
Subject: 经济纵横</text:p>
      <text:p text:style-name="P4">
Subjects: ['通货膨胀']</text:p>
      <text:p text:style-name="P4">
Keywords: ['通货膨胀', '居民消费价格指数', '通缩', '中国外贸', '经济复苏', '进出口']</text:p>
      <text:p text:style-name="P4">
Id: 65603825</text:p>
      <!--METADATA-->
      <text:p text:style-name="P4">
<text:a xlink:type="simple" xlink:href="https://www.dw.com/zh/overlay/image/article/65603825/64417590" text:style-name="Internet_20_link" text:visited-style-name="Visited_20_Internet_20_Link">
 <draw:frame draw:style-name="fr1" draw:name="Image78" text:anchor-type="as-char" svg:width="6.9236in" svg:height="3.896998in" draw:z-index="0">
<draw:image xlink:href="../Images/dwzh/2023-05-12T12-13-00Z/64417590_303.jpg" xlink:type="simple" xlink:show="embed" xlink:actuate="onLoad" draw:mime-type="image/jpeg"/>
</draw:frame>
</text:a>
Unbalanced recovery: The growth rate of service demand exceeds product demand</text:p>
      <text:p text:style-name="P4">
(Voice of German in China) According to the data released by the National Bureau of Statistics of China on Thursday, the consumer price index (CPI) in April rose 0.1%year -on -year, which was further slowed down from 0.7%in March. This means the lowest level since February 2021.</text:p>
      <text:p text:style-name="P4">
The Wall Street Journal reported analysis that China ’s low inflation in April was to a certain extent due to the high comparison base of the same period last year, and it is expected that the inflation rate will rise again later this year. Economists say that China's low consumption inflation level shows the vulnerability of domestic demand recovery. The high unemployment rate, uncertainty in the housing market, and weakening corporate profits have hit consumer confidence.</text:p>
      <text:p text:style-name="P4">
Ding Shuang, chief Chinese economist of Standard Chartered Bank, said that the inflation data announced on Thursday shows that China's [] <text:a xlink:type="simple" xlink:href="https://www.dw.com/zh/zh/中国经济显复苏-就此走出阴霾/a-65346516" text:style-name="Internet_20_link" text:visited-style-name="Visited_20_Internet_20_Link">
</text:a>
Still uneven, the growth rate of service demand exceeds product demand.</text:p>
      <text:p text:style-name="P4">
At the same time, the producer price index announced in April(PPI)The year -on -year decrease of 3.6%, a consecutive seven months, the decline expanded by 1.1 percentage points from the previous month, which expanded for the fourth consecutive month, and the decline was higher than expected. The National Bureau of Statistics explained that the PPI in April was decreased year -on -year, which was mainly affected by factors such as the fluctuation of the price of international commodities, the overall demand of domestic and foreign markets, and the higher comparison base of the previous year. Earlier in March, PPIs fell 2.5%year -on -year, and dropped six months in a row.</text:p>
      <text:p text:style-name="P4">
The Wall Street Journal pointed(https://www.dw.com/zh/zh/世界苦于通胀中国要担心通缩吗/a-65359964)A closer step, but economists generally expect that the Chinese economy will maintain a recovery momentum, so the core inflation rate that eliminates the fluctuating food and energy prices will show a rise in the rest of this year.</text:p>
      <text:p text:style-name="P4">
<draw:frame draw:style-name="fr1" draw:name="Image79" text:anchor-type="as-char" svg:width="6.9236in" svg:height="3.896998in" draw:z-index="0">
<draw:image xlink:href="../Images/dwzh/2023-05-12T12-13-00Z/65143584_401.jpg" xlink:type="simple" xlink:show="embed" xlink:actuate="onLoad" draw:mime-type="image/jpeg"/>
</draw:frame>
China's trade surplus continues to expand</text:p>
      <text:h text:style-name="P12" text:outline-level="3">
<text:span text:style-name="T4">
Foreign Trade: Increase exports, decline in imports</text:span>
</text:h>
      <text:p text:style-name="P4">
According to the National Bureau of Statistics this week <text:a xlink:type="simple" xlink:href="https://www.dw.com/zh/zh/中国进口萎缩出口放缓意味着什么/a-65560557" text:style-name="Internet_20_link" text:visited-style-name="Visited_20_Internet_20_Link">
</text:a>
In April, China's exports increased by 8.5%year -on -year, and imports fell significantly by 7.9%, which made China's trade surplus in April reaching 90.21 billion U.S. dollars, an increase of 82.3%.</text:p>
      <text:p text:style-name="P4">
China's exports rose 14.8%in March this year. Although in April, although it fell to 8.5%, the growth was still considerable. Experts analyze that the positive growth of exports is mainly due to the low bases under the blocker of the epidemic last year. Zhou Junzhi, an economist of Zhejiang University, wrote an analysis that if the low base effect was excluded, referring to the calculation of the data of previous years, then the export amount in April this year was almost the same as the same period last year. Zhou Junzhi believes that global trade frictions and epidemic conditions have accelerated the wave of China's industries, and industrial transfer brings exports of production machinery, components and other production materials, becoming the source of China's export toughness this year.</text:p>
      <text:p text:style-name="P4">
Since the beginning of this year, China's exports to undeveloped countries have increased sharply. Exports to Russia in April increased by 153%year -on -year, and exports to Africa increased by 50%. Exports to the United States decreased by 6.5%year -on -year. In addition, the exports of new energy vehicles in April rose sharply, but the imports of semiconductors fell by 15.3%.</text:p>
      <text:p text:style-name="P4">
Xu Tianchen, an analyst of the Economist Think Tank (EIU), pointed out that "at the beginning of this year, it was believed that the import will easily be more than 2022, but the situation is not the case." Quick and fierce, but it is largely inside, and it is not felt elsewhere in the world.</text:p>
      <text:p text:style-name="P4">
Recently announced in April China's official manufacturing purchase manager index showing that the new export orders have shrunk sharply. "In view of the bleak external demand prospects, we believe that the export of (China) will further decline, and then to bottom out later this year," Huang Zichun, an economist of Capitaleconomics, said in his report.</text:p>
      <text:p text:style-name="P4">
(Reuters, Wall Street Journal, BBC)</text:p>
      <text:p text:style-name="P4">
News Source: <text:a xlink:type="simple" xlink:href="https://www.dw.com/zh/4月通胀继续放缓-中国经济复苏堪忧/a-65603825" text:style-name="Internet_20_link" text:visited-style-name="Visited_20_Internet_20_Link">
https://www.dw.com/zh/4月通胀继续放缓-中国经济复苏堪忧/a-65603825?maca=chi-rss-chi-all-1127-rdf</text:a>
</text:p>
      <!--NEWS-->
      <text:h text:style-name="P10" text:outline-level="1">
<text:span text:style-name="T4">
Column | Labor Communication: Workers in Songgang Yunfeng Electronics Factory, Baoan District, Shenzhen request for compensation (1)</text:span>
</text:h>
      <text:p text:style-name="P4">
Author: None</text:p>
      <text:p text:style-name="P4">
Publisher: Radio Free Asia (Organization)</text:p>
      <text:p text:style-name="P4">
Published Time: 2023-05-12T12:14:00-04:00</text:p>
      <text:p text:style-name="P4">
Modified Time: 2023-05-12T12:41:08-04:00</text:p>
      <text:p text:style-name="P4">
Description: None</text:p>
      <text:p text:style-name="P4">
Videos: []</text:p>
      <text:p text:style-name="P4">
Audios: ["<text:a xlink:type="simple" xlink:href="https://www.rfa.org/mandarin/zhuanlan/laogongtongxun/hdf-0512202312135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0" text:anchor-type="as-char" svg:width="6.9236in" svg:height="4.645512in" draw:z-index="0">
<draw:image xlink:href="../Images/rfamandarin/2023-05-12T12-14-00-04-00/000000.png" xlink:type="simple" xlink:show="embed" xlink:actuate="onLoad" draw:mime-type="image/png"/>
</draw:frame>
 <text:a xlink:type="simple" xlink:href="https://www.rfa.org/mandarin/zhuanlan/laogongtongxun/hdf-05122023121353.html/@@images/image" text:style-name="Internet_20_link" text:visited-style-name="Visited_20_Internet_20_Link">
</text:a>
Photo: RFA  <text:a xlink:type="simple" xlink:href="https://www.rfa.org/mandarin/zhuanlan/laogongtongxun/hdf-05122023121353.html/@@stream" text:style-name="Internet_20_link" text:visited-style-name="Visited_20_Internet_20_Link">
</text:a>
</text:p>
      <text:p text:style-name="P4">
News Source: <text:a xlink:type="simple" xlink:href="https://www.rfa.org/mandarin/zhuanlan/laogongtongxun/hdf-05122023121353.html" text:style-name="Internet_20_link" text:visited-style-name="Visited_20_Internet_20_Link">
https://www.rfa.org/mandarin/zhuanlan/laogongtongxun/hdf-05122023121353.html</text:a>
</text:p>
      <!--NEWS-->
      <text:h text:style-name="P10" text:outline-level="1">
<text:span text:style-name="T4">
Chinese special representative Li Hui visited Ukraine and other countries next week</text:span>
</text:h>
      <text:p text:style-name="P4">
Author: None (Language: zh)</text:p>
      <text:p text:style-name="P4">
Publisher: None</text:p>
      <text:p text:style-name="P4">
Time: 2023-05-12T12:20:00Z</text:p>
      <text:p text:style-name="P4">
Description: The Chinese government's Eurasian Affairs representative, former ambassador to Russia, will visit Ukraine, Poland, France, Germany and Russia from next Monday (May 15). Li Hui has a close relationship with Russia and was awarded the "Friendship Medal" by Putin in 2019.</text:p>
      <text:p text:style-name="P4">
Videos: []</text:p>
      <text:p text:style-name="P4">
Images: ["<text:a xlink:type="simple" xlink:href="https://static.dw.com/image/65553567_303.jpg" text:style-name="Internet_20_link" text:visited-style-name="Visited_20_Internet_20_Link">
65553567_303.jpg</text:a>
"]</text:p>
      <text:p text:style-name="P4">
Subject: 时政风云</text:p>
      <text:p text:style-name="P4">
Subjects: ['俄罗斯', '乌克兰', '普京', '俄罗斯入侵乌克兰']</text:p>
      <text:p text:style-name="P4">
Keywords: ['中国特别代表', '问乌克兰', '俄罗斯', '李辉', '普京', '调停']</text:p>
      <text:p text:style-name="P4">
Id: 65604536</text:p>
      <!--METADATA-->
      <text:p text:style-name="P4">
<text:a xlink:type="simple" xlink:href="https://www.dw.com/zh/overlay/image/article/65604536/65553567" text:style-name="Internet_20_link" text:visited-style-name="Visited_20_Internet_20_Link">
 <draw:frame draw:style-name="fr1" draw:name="Image81" text:anchor-type="as-char" svg:width="6.9236in" svg:height="3.896998in" draw:z-index="0">
<draw:image xlink:href="../Images/dwzh/2023-05-12T12-20-00Z/65553567_303.jpg" xlink:type="simple" xlink:show="embed" xlink:actuate="onLoad" draw:mime-type="image/jpeg"/>
</draw:frame>
</text:a>
, Chinese Government Eurasian Affairs Special Representative, former Ambassador to Russia, Li Hui</text:p>
      <text:p text:style-name="P4">
(Voice of Germany Chinese Network) The Chinese Ministry of Foreign Affairs said on Friday (May 12) that the Chinese government's Eurasian Affairs representative representative, former Ambassador to Russia, will visit Ukraine, Poland, Poland,,,,,,,, France, Germany and Russia. This is the highest -level diplomat who has sent China to visit Ukraine, which has been attracted to the war since Moscow's invasion last year.</text:p>
      <text:p text:style-name="P4">
In recent months, from Ukraine to the Middle East, Beijing has been trying to play a mediation person who has played a leading role in the world crisis.</text:p>
      <text:p text:style-name="P4">
Although China stated that it was a cube in the Ukrainian war, it was widely criticized for rejecting condemnation of Moscow's invasion.</text:p>
      <text:p text:style-name="P4">
The last month of the war broke out for more than a year, <text:a xlink:type="simple" xlink:href="https://www.dw.com/zh/zh/分析习近平与泽连斯基通话会带来多大改变/a-65465436" text:style-name="Internet_20_link" text:visited-style-name="Visited_20_Internet_20_Link">
</text:a>
Essence</text:p>
      <text:p text:style-name="P4">
Li Hui served as the Chinese ambassador to Russia from 2009 to 2019. Chinese Foreign Ministry spokesman Wang Wenbin said at a regular press conference on Friday that Li Hui visited Ukraine, Poland, France, Germany, and Russia to "communicate in depth with the Ukrainian crisis with all parties."</text:p>
      <text:p text:style-name="P4">
Wang Wenbin said that the Chinese representatives visited the relevant countries. "It is another embodiment of China’ s dedication to persuasion and talk, which fully shows that China is firmly standing on the side of peace. "</text:p>
      <text:p text:style-name="P4">
He also said that "China is willing to continue to play a constructive role and consolidate more international consensus in stopping fires, opening peace talks, and avoiding the upgrading of the situation."</text:p>
      <text:p text:style-name="P4">
Qin Gang, who is currently visiting Norway, talked about Li Hui's interview: "We are all worried about the situation. We call on peace and politics to resolve it. I have been calling. "</text:p>
      <text:h text:style-name="P12" text:outline-level="3">
<text:span text:style-name="T4">
The "Friendship Medal" awarded by Putin</text:span>
</text:h>
      <text:p text:style-name="P4">
However, the Chinese government chose Li Hui as a special representative of Eurasian affairs that attracted people's attention. Li Hui has a close relationship with Russia. In 2019, Russian President Putin awarded him the "Friendship Medal".</text:p>
      <text:p text:style-name="P4">
On April 26, Zelei Sky said that the call with Xi Jinping was "long and meaningful." Earlier, Beijing issued a 12 -point peace plan about Ukraine in February, calling for dialogue and respect for sovereignty over the country.</text:p>
      <text:p text:style-name="P4">
The peace plan was criticized by Western countries because of vague wording, although it prompted Zerrenzki to explain to talk to Xi Jinping. The first name: "The sovereignty, independence, and territorial integrity of various countries should be effectively guaranteed." But China has always refused to explain in detail what it has to do with the Ukrainian war.</text:p>
      <text:p text:style-name="P4">
(Agence France -Presse, German Federation, Associated Press)</text:p>
      <text:p text:style-name="P4">
News Source: <text:a xlink:type="simple" xlink:href="https://www.dw.com/zh/中国特别代表李辉下周访问乌克兰等国/a-65604536" text:style-name="Internet_20_link" text:visited-style-name="Visited_20_Internet_20_Link">
https://www.dw.com/zh/中国特别代表李辉下周访问乌克兰等国/a-65604536?maca=chi-rss-chi-all-1127-rdf</text:a>
</text:p>
      <!--NEWS-->
      <text:h text:style-name="P10" text:outline-level="1">
<text:span text:style-name="T4">
German media: Who is blocking China's rise?</text:span>
</text:h>
      <text:p text:style-name="P4">
Author: None (Language: zh)</text:p>
      <text:p text:style-name="P4">
Publisher: None</text:p>
      <text:p text:style-name="P4">
Time: 2023-05-12T12:38:00Z</text:p>
      <text:p text:style-name="P4">
Description: China's latest economic data disappoints most market observers. After stopping the "clearing policy", the Chinese economy once recovered quickly, but from April, data from foreign trade and domestic demand was not optimistic.</text:p>
      <text:p text:style-name="P4">
Videos: []</text:p>
      <text:p text:style-name="P4">
Images: ["<text:a xlink:type="simple" xlink:href="https://static.dw.com/image/64956697_303.jpg" text:style-name="Internet_20_link" text:visited-style-name="Visited_20_Internet_20_Link">
64956697_303.jpg</text:a>
", "<text:a xlink:type="simple" xlink:href="https://static.dw.com/image/65143584_401.jpg" text:style-name="Internet_20_link" text:visited-style-name="Visited_20_Internet_20_Link">
65143584_401.jpg</text:a>
"]</text:p>
      <text:p text:style-name="P4">
Subject: 评论分析</text:p>
      <text:p text:style-name="P4">
Subjects: ['南希·佩洛西', '薄熙来', '专题报道：习近平访美', '中国共产党', '专题报道：全景观看“习马会”', '中国反腐风暴', '20国集团', '世贸组织', '毛泽东', '中国宪法修正案取消国家主席任期限制']</text:p>
      <text:p text:style-name="P4">
Keywords: ['中国经济增长', '中美关系', '中国崛起', '习近平', '企业整改', '中国市场准入', '世贸组织']</text:p>
      <text:p text:style-name="P4">
Id: 65604781</text:p>
      <!--METADATA-->
      <text:p text:style-name="P4">
<text:a xlink:type="simple" xlink:href="https://www.dw.com/zh/overlay/image/article/65604781/64956697" text:style-name="Internet_20_link" text:visited-style-name="Visited_20_Internet_20_Link">
 <draw:frame draw:style-name="fr1" draw:name="Image82" text:anchor-type="as-char" svg:width="6.9236in" svg:height="3.896998in" draw:z-index="0">
<draw:image xlink:href="../Images/dwzh/2023-05-12T12-38-00Z/64956697_303.jpg" xlink:type="simple" xlink:show="embed" xlink:actuate="onLoad" draw:mime-type="image/jpeg"/>
</draw:frame>
</text:a>
(Voice of Germany Chinese Network) "Daily" commented that the Chinese party and state leaders Xi Jinping gave a clear answer to the current situation of poor economic development: " The curbing, blocking, and suppression of the orientation brings unprecedented challenges to the development of our country. " But is the question so simple? The comments entitled "Xi Jinping's Care of China's Development" wrote:</text:p>
      <text:p text:style-name="P4">
"The truth of the matter is obviously much more complicated, but China's propaganda machine refuses to reflect on any reflection: the primary reason for the paralysis of China's ambitious development plan is not to sanctions with Huagao technology exports to Hua Gao, but Xi Jinping has formulated itself. Policies of politics. As Ryan Hass, who had worked in the National Security Council, said at the appointment of President Obama: 'The only country that can prevent China's rise is China itself, and now China seems to be doing this. '</text:p>
      <text:p text:style-name="P4">
From the perspective of Xi Jinping, which has a strong desire for control, ideology is much more important than economic development, which is fully reflected in its almost crazy 'clearing policy'. <text:a xlink:type="simple" xlink:href="https://www.dw.com/zh/zh/德语媒体中国站在了侵略者一边/a-64833755" text:style-name="Internet_20_link" text:visited-style-name="Visited_20_Internet_20_Link">
</text:a>
In addition, Xi Jinping's technological management and control policies that repeatedly changed the impermanence of the impermanence also made the most successful companies in the local area weakened permanently. "</text:p>
      <text:p text:style-name="P4">
<draw:frame draw:style-name="fr1" draw:name="Image83" text:anchor-type="as-char" svg:width="6.9236in" svg:height="3.896998in" draw:z-index="0">
<draw:image xlink:href="../Images/dwzh/2023-05-12T12-38-00Z/65143584_401.jpg" xlink:type="simple" xlink:show="embed" xlink:actuate="onLoad" draw:mime-type="image/jpeg"/>
</draw:frame>
China's official April economic data is lower than expected.</text:p>
      <text:p text:style-name="P4">
The comments pointed out that in the past few years, the power of the Communist Party of China has been greatly consolidated and expanded, and all this is at the cost of blocking economic development.</text:p>
      <text:p text:style-name="P4">
"Beijing seems to have forgotten that the Western system that they are challenging now is exactly the system that has brought great benefits to China in the past few decades. At least the same important reform and opening up in the late 1970s is that in 2001, China officially. Joining the World Trade Organization. Although the negotiations at that time were quite arduous, the European Union and the United States welcomed China in the end. The process of intervention in the economy, and the process of opening the market for Western enterprises has also fallen into stagnation. "</text:p>
      <text:p text:style-name="P4">
The German Economic Minister of Economic Minister Habeck made a suggestion that the government should control the investment of German companies in China in the future, and it is necessary to introduce a company's investment in China for investment in China. It is recommended to just introduce it, which has caused fierce debate in the business community. The "South Germany will" published a comment and wrote:</text:p>
      <text:p text:style-name="P4">
"From a political perspective, related suggestions are also logical. <text:a xlink:type="simple" xlink:href="https://www.dw.com/zh/zh/德企在华投资创新高/a-65179218" text:style-name="Internet_20_link" text:visited-style-name="Visited_20_Internet_20_Link">
</text:a>
The chemical giant BASF continued to invest hundreds of millions of funds in China, and the automotive industry did not consider the options to withdraw from the Chinese market.</text:p>
      <text:p text:style-name="P4">
The decision of the company may be unspeakable, but Russia fully illustrates the war of aggression launched by Ukraine, which is how dangerous it is to depend on a single country. And Germany's dependence on China far exceeds its original dependence on Russia. In addition, risks are also hidden in China's technical output. All in all, it is completely necessary to adopt cautious attitude. In view of this, Habeck's suggestion is actually a threat that is worth the serious treatment of corporate executives. When making investment decisions, the geopolitical risk is considered and the risks are scattered to different countries. In 2023, all this should be a matter of course. I hope Habeck's suggestion is just a threat. "</text:p>
      <text:p text:style-name="P4">
<text:span text:style-name="T5">
Inding the content of other media, does not represent the position or view of the Voice of Germany. _ </text:span>
 _ 吧 _</text:p>
      <text:p text:style-name="P4">
News Source: <text:a xlink:type="simple" xlink:href="https://www.dw.com/zh/德语媒体：谁在阻遏中国崛起？/a-65604781" text:style-name="Internet_20_link" text:visited-style-name="Visited_20_Internet_20_Link">
https://www.dw.com/zh/德语媒体：谁在阻遏中国崛起？/a-65604781?maca=chi-rss-chi-all-1127-rdf</text:a>
</text:p>
      <!--NEWS-->
      <text:h text:style-name="P10" text:outline-level="1">
<text:span text:style-name="T4">
Factors such as US debt limits, US -China dialogue and other factors hit Asian stocks to fall more or less</text:span>
</text:h>
      <text:p text:style-name="P4">
Publisher: 法新社</text:p>
      <text:p text:style-name="P4">
Published Time: 2023-05-12T13:06:17+00:00</text:p>
      <text:p text:style-name="P4">
Modified Time: 2023-05-12T12:05:02+00:00</text:p>
      <text:p text:style-name="P4">
Description: (Agence France -Presse, Hong Kong, 12th) Asian stock markets are affected by a number of factors today, and the closing trends are different. Traders' considerations include the U.S. -China dialogue, the uncertainty of the banking industry, the U.S. government debt limit, and the US economy have more signs of slowing sign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4" text:anchor-type="as-char" svg:width="6.9236in" svg:height="3.617581in" draw:z-index="0">
<draw:image xlink:href="../Images/rficn/2023-05-12T13-06-17-00-00/000000.png" xlink:type="simple" xlink:show="embed" xlink:actuate="onLoad" draw:mime-type="image/png"/>
</draw:frame>
Hope that the US Federal Preparation Council (FED) will finally allow investors who have a long -lasting interest rate hike operation. This week's confidence has increased slightly this week. Because of the data, the rise in US consumers' prices and sales prices in April continued to weaken.</text:p>
      <text:p text:style-name="P4">
Another data released yesterday, injecting hope for these investors. The number of people applied for unemployment in the United States last week has increased to a new high since October 2021, suggesting that the labor market is in some relaxation phenomenon.</text:p>
      <text:p text:style-name="P4">
The Federal Aviation Council has long said that it is necessary to see the continuous weakening of the US employment and decline in inflation.</text:p>
      <text:p text:style-name="P4">
Washington also reported List news. Jakesullivan, a national security consultant, and Wang Yi, director of the Office of the Foreign Affairs Working Committee of the Central Committee of the Communist Party of China, have been talking about 8 hours in Vienna, Austria on the 2nd. Ukraine War. The two sides described this conversation "substantial and constructive." This is the first time that China's reconnaissance balloons invaded the United States at the end of January that caused the bilateral relations to deteriorate again.</text:p>
      <text:p text:style-name="P4">
Investors are also concerned about the upper limit of US government debt. US President Joebiden and the high -profile negotiation between the leaders of the Wild Republican Party have been postponed to next week; sources revealed that the discussion of the staff of the two sides continued to progress.</text:p>
      <text:p text:style-name="P4">
Inspired by the US -China Senior officials, the stock price of Chinese companies listed in the US stock market performed well yesterday; the e -commerce giant JD.com issued a strong financial report to lift the trend of technology stocks. This rise has continued to today's similar stock markets in Hong Kong. JD.com has raised more than 7%in Hong Kong stocks, and the opponent Alibaba closed at 2.4%.</text:p>
      <text:p text:style-name="P4">
However, this is still not enough to help the market hold the bulls, the Hong Kong stock market closed down 0.6%, and the Shanghai stock market also closed 1.1%. Seoul, Singapore, Taipei, Manila, Bangkok and Jakarta's stock market also black.</text:p>
      <text:p text:style-name="P4">
However, the closing of the Tokyo stock market rose 0.9%, and Sydney, Wellington and the Mumbai stock market also closed.</text:p>
      <text:p text:style-name="P4">
News Source: <text:a xlink:type="simple" xlink:href="https://www.rfi.fr/cn/%E8%B4%A2%E7%BB%8F%E5%BF%AB%E8%AE%AF/20230512-%E7%BE%8E%E5%80%BA%E9%99%90-%E7%BE%8E%E4%B8%AD%E5%AF%B9%E8%AF%9D%E7%AD%89%E5%9B%A0%E7%B4%A0%E5%A4%B9%E5%87%BB-%E4%BA%9A%E8%82%A1%E8%B7%8C%E5%A4%9A%E6%B6%A8%E5%B0%91" text:style-name="Internet_20_link" text:visited-style-name="Visited_20_Internet_20_Link">
https://www.rfi.fr/cn/%E8%B4%A2%E7%BB%8F%E5%BF%AB%E8%AE%AF/20230512-%E7%BE%8E%E5%80%BA%E9%99%90-%E7%BE%8E%E4%B8%AD%E5%AF%B9%E8%AF%9D%E7%AD%89%E5%9B%A0%E7%B4%A0%E5%A4%B9%E5%87%BB-%E4%BA%9A%E8%82%A1%E8%B7%8C%E5%A4%9A%E6%B6%A8%E5%B0%91</text:a>
</text:p>
      <!--NEWS-->
      <text:h text:style-name="P10" text:outline-level="1">
<text:span text:style-name="T4">
IMF: If the United States has a debt default global economy, it will be very seriously affected</text:span>
</text:h>
      <text:p text:style-name="P4">
Author: 联合早报 (Person)</text:p>
      <text:p text:style-name="P4">
Publisher: 联合早报 (Organization)</text:p>
      <text:p text:style-name="P4">
Published Time: 2023-05-12T13:09</text:p>
      <text:p text:style-name="P4">
Modified Time: 2023-05-12T13:11</text:p>
      <text:p text:style-name="P4">
Description: The International Monetary Fund (IMF) warns that if the United States has a debt defaults, it will have a "very serious impact" on the United States and the global economy, and urges Democratic and Republicans to reach a consensus on an imminent debt limit. Bloomberg reported that IMF spokesman Koza ...</text:p>
      <text:p text:style-name="P4">
Videos: []</text:p>
      <text:p text:style-name="P4">
Audios: []</text:p>
      <text:p text:style-name="P4">
Images: []</text:p>
      <text:p text:style-name="P4">
Type: NewsArticle</text:p>
      <text:p text:style-name="P4">
Breadcrumbs: ['即时', '国际']</text:p>
      <text:p text:style-name="P4">
Keywords: ['国际货币基金组织', '美国', '债务违约', '全球经济', '债务']</text:p>
      <!--METADATA-->
      <text:p text:style-name="P4">
The International Monetary Fund (IMF) warns that if the United States has a debt defaults, it will have a "very serious impact" on the United States and the global economy, and urges Democratic and Republicans to reach a consensus on an imminent debt limit.</text:p>
      <text:p text:style-name="P4">
Bloomberg reported that the IMF spokesman Kosak said at a press conference on Thursday (May 11) that the potential consequences of the US default include rising interest rates and larger instability. She said that this will make the impact of the past few years, including the crown disease and the Ukrainian war.</text:p>
      <text:p text:style-name="P4">
Corzak said: "The discussion of the United States is conducted in the context of a very difficult global economy. Our assessment is that if debt defaults to debt in the United States, it will not only have a very serious impact on the US economy. All parties in the United States work together, reach consensus, and urgently solve this problem. "</text:p>
      <text:p text:style-name="P4">
She said that the rise in interest rates has so far damaged some countries, especially those countries that are in debt dilemma and facing vulnerability. IMF estimates that 15%of low -income countries are in debt dilemma, 45%are facing relevant risks, and it is expected that the global economic growth in the next five years will reach the weakest for more than 30 years.</text:p>
      <text:p text:style-name="P4">
News Source: <text:a xlink:type="simple" xlink:href="https://www.zaobao.com.sg/realtime/world/story20230512-1393778" text:style-name="Internet_20_link" text:visited-style-name="Visited_20_Internet_20_Link">
https://www.zaobao.com.sg/realtime/world/story20230512-1393778</text:a>
</text:p>
      <!--NEWS-->
      <text:h text:style-name="P10" text:outline-level="1">
<text:span text:style-name="T4">
Former Pakistan Prime Minister Imlan Khan was approved for bail</text:span>
</text:h>
      <text:p text:style-name="P4">
Publisher: 法新社</text:p>
      <text:p text:style-name="P4">
Published Time: 2023-05-12T13:32:11+00:00</text:p>
      <text:p text:style-name="P4">
Modified Time: 2023-05-12T13:20:03+00:00</text:p>
      <text:p text:style-name="P4">
Description: (AFP, Islamic Maland, 12th) Former Pakistani Prime Minister Imlan Khan was arrested earlier this week for being accumulated for corruption, causing a protests to cause death and injury. The capital Islamic Marbad High Court was allowed to bail, but it has not been released ye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5" text:anchor-type="as-char" svg:width="6.9236in" svg:height="3.617581in" draw:z-index="0">
<draw:image xlink:href="../Images/rficn/2023-05-12T13-32-11-00-00/000000.png" xlink:type="simple" xlink:show="embed" xlink:actuate="onLoad" draw:mime-type="image/png"/>
</draw:frame>
Imran Khan has to interrogate the other cases involved, and it was not immediately released. Khawajaharris, a lawyer, said: "The court allows the court to pay for two weeks for two weeks and instructs the authorities to not arrest him for the (corruption) case."</text:p>
      <text:p text:style-name="P4">
When Imlan Khan appeared in court on the 9th of the Islamic Marbad High Court, he was arrested by the security forces, but the Supreme Court later announced that the move was illegal and asked to release it.</text:p>
      <text:p text:style-name="P4">
After the Security Team was sent to the High Court by the Security Team today, I went to the court building around dozens of police and security forces. He raised his fist to pay tribute to the waiting lawyers and supporters.</text:p>
      <text:p text:style-name="P4">
The Minister of the Interior vowed to arrest Emran Khan again. The front -edge star was involved in many cases after getting off last April last year. This is the often encountered by Pakistan's opposition to camp people. He has launched a movement of resistance for the military.</text:p>
      <text:p text:style-name="P4">
Pakistan will be held in October to hold the next election in October. 70 -year -old IMlan Khan has accused the currently crumbling coalition government who wants to collude with senior generals to crowd him for his election.</text:p>
      <text:p text:style-name="P4">
He also proposed explosive allegations, claiming that they had stabbed him in November last year. At that time, he was shot and hit the legs when he was advocating early.</text:p>
      <text:p text:style-name="P4">
News Source: <text:a xlink:type="simple" xlink:href="https://www.rfi.fr/cn/%E5%9B%BD%E9%99%85%E6%8A%A5%E9%81%93/20230512-%E5%B7%B4%E5%9F%BA%E6%96%AF%E5%9D%A6%E5%89%8D%E6%80%BB%E7%90%86%E4%BC%8A%E5%A7%86%E5%85%B0%E6%B1%97%E8%8E%B7%E5%87%86%E4%BF%9D%E9%87%8A" text:style-name="Internet_20_link" text:visited-style-name="Visited_20_Internet_20_Link">
https://www.rfi.fr/cn/%E5%9B%BD%E9%99%85%E6%8A%A5%E9%81%93/20230512-%E5%B7%B4%E5%9F%BA%E6%96%AF%E5%9D%A6%E5%89%8D%E6%80%BB%E7%90%86%E4%BC%8A%E5%A7%86%E5%85%B0%E6%B1%97%E8%8E%B7%E5%87%86%E4%BF%9D%E9%87%8A</text:a>
</text:p>
      <!--NEWS-->
      <text:h text:style-name="P10" text:outline-level="1">
<text:span text:style-name="T4">
Why does the driving car leading China unwilling to become a "developed country"?</text:span>
</text:h>
      <text:p text:style-name="P4">
Author: None</text:p>
      <text:p text:style-name="P4">
Publisher: Radio Free Asia (Organization)</text:p>
      <text:p text:style-name="P4">
Published Time: 2023-05-12T14:00:00-04:00</text:p>
      <text:p text:style-name="P4">
Modified Time: 2023-05-12T15:07:59-04:00</text:p>
      <text:p text:style-name="P4">
Description: None</text:p>
      <text:p text:style-name="P4">
Videos: []</text:p>
      <text:p text:style-name="P4">
Audios: ["<text:a xlink:type="simple" xlink:href="https://www.rfa.org/mandarin/yataibaodao/junshiwaijiao/jw-05122023094956.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86" text:anchor-type="as-char" svg:width="6.9236in" svg:height="4.612011in" draw:z-index="0">
<draw:image xlink:href="../Images/rfamandarin/2023-05-12T14-00-00-04-00/000000.png" xlink:type="simple" xlink:show="embed" xlink:actuate="onLoad" draw:mime-type="image/png"/>
</draw:frame>
Shanghai Lujiazui Financial Area <text:a xlink:type="simple" xlink:href="https://www.rfa.org/mandarin/yataibaodao/junshiwaijiao/jw-05122023094956.html/@@images/image" text:style-name="Internet_20_link" text:visited-style-name="Visited_20_Internet_20_Link">
</text:a>
Reuters picture <text:a xlink:type="simple" xlink:href="https://www.rfa.org/mandarin/yataibaodao/junshiwaijiao/jw-05122023094956.html/@@stream" text:style-name="Internet_20_link" text:visited-style-name="Visited_20_Internet_20_Link">
</text:a>
Chinese Foreign Ministry spokesman Wang Wenbin publicly stated this Friday that "the United States wants to send a hat of a 'developed country' to China. Sorry, this hat, China can't wear it." what on earth is it? Why does China unwilling to become "developed countries"?</text:p>
      <text:p text:style-name="P4">
<text:span text:style-name="T4">
<text:span text:style-name="T5">
 <text:a xlink:type="simple" xlink:href="https://www.rfa.org/mandarin/yataibaodao/junshiwaijiao/jw-03312023125839.html" text:style-name="Internet_20_link" text:visited-style-name="Visited_20_Internet_20_Link">
</text:a>
</text:span>
</text:span>
<text:a xlink:type="simple" xlink:href="https://www.rfa.org/mandarin/Xinwen/5-03282023114327.html" text:style-name="Internet_20_link" text:visited-style-name="Visited_20_Internet_20_Link">
<text:span text:style-name="T4">
 "China is not a developing country" US House of Representatives has no objection to the bill </text:span>
</text:a>
Recently, the US legislative agency aimed at canceling the preferential treatment of "developing countries" enjoyed by China internationally, causing strong dissatisfaction between China. Chinese Foreign Ministry spokesman Wang Wenbin shouted at a regular press conference on the 12th and gave the United States for the "developed countries" of China. China could not wear it. He also accused the United States of accusing the United States through the status of developing countries curbing China's development space and provoking friendly relations between China and developing countries.</text:p>
      <text:p text:style-name="P4">
Wang Wenbin said: "China and the majority of Asian -Africa -Rathered developing countries fight side by side in the national liberation movement ... The two sides have already become the community of fate of the Communist Party." He also emphasized that China will not join the West "rich club" "As President Xi Jinping pointed out, China is always a member of the family of developing countries."</text:p>
      <text:p text:style-name="P4">
<draw:frame draw:style-name="fr1" draw:name="Image87" text:anchor-type="as-char" svg:width="6.9236in" svg:height="3.896277in" draw:z-index="0">
<draw:image xlink:href="../Images/rfamandarin/2023-05-12T14-00-00-04-00/000001.png" xlink:type="simple" xlink:show="embed" xlink:actuate="onLoad" draw:mime-type="image/png"/>
</draw:frame>
On May 12, 2023, a spokesman for the Chinese Ministry of Foreign Affairs Wang Wenbin at a press conference. (Screenshot of Reuters Video) [] <text:a xlink:type="simple" xlink:href="https://www.rfa.org/mandarin/yataibaodao/junshiwaijiao/jw-05122023094956.html/capture.jpg" text:style-name="Internet_20_link" text:visited-style-name="Visited_20_Internet_20_Link">
</text:a>
Hu Ping, editor -in -chief of the honor of the overseas political journal "The Spring of Beijing", believes that Xi Jinping emphasized that China's "forever" is a very ridiculous theory of developing countries: "On the one hand, Xi Jinping) has vigorously boasted how great the Chinese economy has made, saying that China is rich in rich, saying that China becomes rich. It ’s strong, how is the Chinese model; but when it comes to Chinese developing countries, it has denied (economic development), which is funny itself."</text:p>
      <text:p text:style-name="P4">
He said that China's developing countries are determined by objective indicators, not depending on China's own policy: "Should China develop the economy? Do you want to improve the per capita GDP? If China wants to become a rich country, how can it be 'forever forever? 'Is it a developing country? "</text:p>
      <text:p text:style-name="P4">
As early as 2021, Xi Jinping announced that China's "fighting poverty alleviation" has achieved a comprehensive victory and completed the arduous task of eliminating absolute poverty. As the world's second largest economy, China has also exceeded RMB 121 trillion in 2022.</text:p>
      <text:p text:style-name="P4">
However, Wang Wenbin argued that although China's economy is large, the per capita GDP is 1/5 of the developed economies, which is equivalent to only 1/6 of the United States, and it is also ranked among developing countries.</text:p>
      <text:p text:style-name="P4">
The station previously reported that at the end of March this year, the Federal House of Representatives passed the PRC is not a developing countryact, which aims to deprive China's developing countries. The bill requires the U.S. State Department to impose influence on international organizations and attribute China to the ranks of developed countries to ensure that China cannot enjoy preferential treatment in the name of developing countries internationally. In addition, the latest resolution of the US Congress also proposed to oppose China's position in developing countries in the WTO.</text:p>
      <text:p text:style-name="P4">
<draw:frame draw:style-name="fr1" draw:name="Image88" text:anchor-type="as-char" svg:width="6.9236in" svg:height="3.631176in" draw:z-index="0">
<draw:image xlink:href="../Images/rfamandarin/2023-05-12T14-00-00-04-00/000002.png" xlink:type="simple" xlink:show="embed" xlink:actuate="onLoad" draw:mime-type="image/png"/>
</draw:frame>
On the 3rd and 27th of 2023, the US Congress House of Representatives passed the bill with zero votes and 415 votes in favor of the bill, and no longer attributed China to developing countries. (Video screenshot of the House official website) <text:a xlink:type="simple" xlink:href="https://www.rfa.org/mandarin/yataibaodao/junshiwaijiao/jw-05122023094956.html/image.jpg" text:style-name="Internet_20_link" text:visited-style-name="Visited_20_Internet_20_Link">
</text:a>
Li Hengqing, an economist in the "Institute of Information and Strategy" in American civil institutions, said in an interview with this station that China has enjoyed decades of international benefits in the name of developing countries, including economic assistance and preferential policies. The resources should be obtained by real developing countries.</text:p>
      <text:p text:style-name="P4">
"The reason why the United States has to redefine China as a developed country is because the per capita GDP is at least the per capita GDP of China is so high." He said, "Developing countries have less obligations internationally, and they have received support or support or support or obtained. There are many benefits of subsidies and policy tilt. This is why China has got a lot of financial support from the United Nations or other funds. "</text:p>
      <text:p text:style-name="P4">
Li Hengqing analyzed that thanks to the support of China at the beginning of this century, the WTO opened the door to China to China. However, China not only seizes the benefits in international organizations, but also takes advantage of the United States with permanent and most favorable national treatment status. It can enjoy special treatment including tariff reduction and exemption. However, it is unable to improve its human rights status like earlier promises, which naturally triggers American dissatisfaction.</text:p>
      <text:p text:style-name="P4">
Li Hengqing believes that once China loses all preferential treatment enjoyed by developing countries, it will have a negative impact on China's foreign trade, thereby dragging economic recovery.</text:p>
      <text:p text:style-name="P4">
Reporter: Jingwei Responsible Editor: He Ping.com editor: Ruizhe</text:p>
      <text:p text:style-name="P4">
News Source: <text:a xlink:type="simple" xlink:href="https://www.rfa.org/mandarin/yataibaodao/junshiwaijiao/jw-05122023094956.html" text:style-name="Internet_20_link" text:visited-style-name="Visited_20_Internet_20_Link">
https://www.rfa.org/mandarin/yataibaodao/junshiwaijiao/jw-05122023094956.html</text:a>
</text:p>
      <!--NEWS-->
      <text:h text:style-name="P10" text:outline-level="1">
<text:span text:style-name="T4">
G7 Treasury Secretary discusses reducing the dependence of the supply chain to China</text:span>
</text:h>
      <text:p text:style-name="P4">
Author: None</text:p>
      <text:p text:style-name="P4">
Publisher: Radio Free Asia (Organization)</text:p>
      <text:p text:style-name="P4">
Published Time: 2023-05-12T14:17:00-04:00</text:p>
      <text:p text:style-name="P4">
Modified Time: 2023-05-12T14:26:0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9" text:anchor-type="as-char" svg:width="6.9236in" svg:height="4.612011in" draw:z-index="0">
<draw:image xlink:href="../Images/rfamandarin/2023-05-12T14-17-00-04-00/000000.png" xlink:type="simple" xlink:show="embed" xlink:actuate="onLoad" draw:mime-type="image/png"/>
</draw:frame>
The Treasury Secretary of the Seventh Kingdom Group (G7) took a photo with the central bank's governor on the 12th in Niigata in Japan <text:a xlink:type="simple" xlink:href="https://www.rfa.org/mandarin/Xinwen/5-05122023141242.html/@@images/image" text:style-name="Internet_20_link" text:visited-style-name="Visited_20_Internet_20_Link">
</text:a>
Associated Press Picture</text:p>
      <text:p text:style-name="P4">
The Seventh Kingdom Group (G7) Finance Secretary meeting was held in Niigata in Japan a few days ago. Reuters reported that German Finance Minister ChristianLindner said on Friday that the Treasury Secretary of the Seventh Kingdom Group discussed the reduction of excessive dependence on China to improve the world. The necessity of supply chain elasticity.</text:p>
      <text:p text:style-name="P4">
Lindner said at a press conference that Germany and other countries hope to reduce dependence on China and say "in this regard, emerging countries and low -income countries have begun to play a role."</text:p>
      <text:p text:style-name="P4">
US Treasury Secretary Janetyellen also stated on May 11 that members of the Seven Kingdoms Group concerned about China's "economic coercion" approach to other countries and considers how to counter this. She said at a press conference that the United States considers that the United States has further and more targeted restrictions on the implementation of China's investment in China, and continued to consult with the seven -Kinged Group allies.</text:p>
      <text:p text:style-name="P4">
Prior to this, the German government stated that the Sino -German Finance Security Conference, which was originally scheduled to be held in Beijing on May 10, was temporarily delayed by the Chinese side.</text:p>
      <text:p text:style-name="P4">
Responsible editor: Chen Pinjie</text:p>
      <text:p text:style-name="P4">
News Source: <text:a xlink:type="simple" xlink:href="https://www.rfa.org/mandarin/Xinwen/5-05122023141242.html" text:style-name="Internet_20_link" text:visited-style-name="Visited_20_Internet_20_Link">
https://www.rfa.org/mandarin/Xinwen/5-05122023141242.html</text:a>
</text:p>
      <!--NEWS-->
      <text:h text:style-name="P10" text:outline-level="1">
<text:span text:style-name="T4">
China Evergrande: Received the court's execution notice Xu Jiayin into the executed person</text:span>
</text:h>
      <text:p text:style-name="P4">
Author: None</text:p>
      <text:p text:style-name="P4">
Publisher: Radio Free Asia (Organization)</text:p>
      <text:p text:style-name="P4">
Published Time: 2023-05-12T14:22:23-04:00</text:p>
      <text:p text:style-name="P4">
Modified Time: 2023-05-12T14:22:2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0" text:anchor-type="as-char" svg:width="6.9236in" svg:height="3.88615in" draw:z-index="0">
<draw:image xlink:href="../Images/rfamandarin/2023-05-12T14-22-23-04-00/000000.png" xlink:type="simple" xlink:show="embed" xlink:actuate="onLoad" draw:mime-type="image/png"/>
</draw:frame>
On June 5, 2017, Xu Jiayin, chairman of the board of directors of Evergrande Group, and his party participated in AFP in Wuhan City, Hubei Province</text:p>
      <text:p text:style-name="P4">
The arbitration applicant requested China Evergrande, Guangzhou Kaelong Real Estate Co., Ltd., and Xu Jiayin, the controlling shareholder and executive director of China Evergrande, as the executor, and performed the repurchase commitment and payment under the capital increase agreement. Gold and benefits.</text:p>
      <text:p text:style-name="P4">
According to the announcement, the arbitration applicants involved in arbitration applicants in December 2016 and November 2020, increasing 5 billion yuan to Evergrande Real Estate to obtain approximately 1.6%equity of Evergrande Real Estate. Evergrande Real Estate finally terminated the reorganization plan for real estate in Shenzhen Special Economic Zone.</text:p>
      <text:p text:style-name="P4">
According to the notice of this execution, the implementation of the implementation is that the difference in the dividend of Evergrande Real Estate in Guangzhou Kelon and Xu Jiayin pays approximately RMB 204 million in 2020, and bear a default of RMB 5.153 million; Xu Jiayin and the company will be RMB 5 billion The Evergrande Real Estate equity held by the Yuanhe Arbitration Applicants; the company pays the arbitration applicant holding Evergrande Real Estate from February 1, 2021 to approximately RMB 770 million to complete the repurchase; and the company and Guangzhou Kai Long and Xujiayin paid about RMB 35.53 million lawyers' fees, arbitration fees and execution fees.</text:p>
      <text:p text:style-name="P4">
Responsible editor: Chen Pinjie</text:p>
      <text:p text:style-name="P4">
News Source: <text:a xlink:type="simple" xlink:href="https://www.rfa.org/mandarin/Xinwen/6-05122023141903.html" text:style-name="Internet_20_link" text:visited-style-name="Visited_20_Internet_20_Link">
https://www.rfa.org/mandarin/Xinwen/6-05122023141903.html</text:a>
</text:p>
      <!--NEWS-->
      <text:h text:style-name="P10" text:outline-level="1">
<text:span text:style-name="T4">
Salary reduction has led to protests and employment in the central government -the difficult days of China's economy are here?</text:span>
</text:h>
      <text:p text:style-name="P4">
Author: None (Language: zh)</text:p>
      <text:p text:style-name="P4">
Publisher: None</text:p>
      <text:p text:style-name="P4">
Time: 2023-05-12T14:24:00Z</text:p>
      <text:p text:style-name="P4">
Description: One news about the "salary" of the protests in front of Shanghai Pudong Development Bank has caused heated debate in Chinese social media. People pay attention to the impact of unprecedented impact on state -owned bank employees. In the case of poor economic prosperity, China's employment market, especially the employment situation of youth, is not optimistic.</text:p>
      <text:p text:style-name="P4">
Videos: []</text:p>
      <text:p text:style-name="P4">
Images: ["<text:a xlink:type="simple" xlink:href="https://static.dw.com/image/65606735_303.jpg" text:style-name="Internet_20_link" text:visited-style-name="Visited_20_Internet_20_Link">
65606735_303.jpg</text:a>
", "<text:a xlink:type="simple" xlink:href="https://static.dw.com/image/63550377_401.jpeg" text:style-name="Internet_20_link" text:visited-style-name="Visited_20_Internet_20_Link">
63550377_401....</text:a>
", "<text:a xlink:type="simple" xlink:href="https://static.dw.com/image/63515842_401.jpg" text:style-name="Internet_20_link" text:visited-style-name="Visited_20_Internet_20_Link">
63515842_401.jpg</text:a>
"]</text:p>
      <text:p text:style-name="P4">
Subject: 经济纵横</text:p>
      <text:p text:style-name="P4">
Subjects: ['失业', '专题报道：中国经济何处去？']</text:p>
      <text:p text:style-name="P4">
Keywords: ['浦发银行', '中国经济', '减薪', '抗议', '就业', '失业', '高校毕业生']</text:p>
      <text:p text:style-name="P4">
Id: 65606559</text:p>
      <!--METADATA-->
      <text:p text:style-name="P4">
<text:a xlink:type="simple" xlink:href="https://www.dw.com/zh/overlay/image/article/65606559/65606735" text:style-name="Internet_20_link" text:visited-style-name="Visited_20_Internet_20_Link">
 <draw:frame draw:style-name="fr1" draw:name="Image91" text:anchor-type="as-char" svg:width="6.9236in" svg:height="3.896998in" draw:z-index="0">
<draw:image xlink:href="../Images/dwzh/2023-05-12T14-24-00Z/65606735_303.jpg" xlink:type="simple" xlink:show="embed" xlink:actuate="onLoad" draw:mime-type="image/jpeg"/>
</draw:frame>
</text:a>
Pudong Development Bank's explanation of the "group incident" on the Internet is that this is "two independent events"</text:p>
      <text:p text:style-name="P4">
(Voice of Germany Chinese) According to a number of Chinese media reports, the "group gathering incident" occurred outside the Shanghai Branch of the Shanghai Branch in Lujiazui Financial District, Shanghai, Shanghai, Shanghai. The on -site pictures circulating on the Internet were referred to as "collective salary".</text:p>
      <text:p text:style-name="P4">
The picture shows that there are dozens of people sitting or standing on the steps in front of SPD Bank. They wear employee cards and masks on their chests. Behind them, people wearing security uniforms stay at the door of the bank.</text:p>
      <text:p text:style-name="P4">
SPD Bank subsequently responded to the media that the situation shown in the picture was caused by labor disputes between the bank's business outsourcing company and the employees. At present, the outsourced company is communicating with employees. In addition, the statement also stated that a employee of the SPD Bank subsidiary was "salary reduction" to induce collective incidents, and the above disputes were "two independent incidents." "The employee's salary was reduced" due to poor performance assessment. After communication, the employee has expressed his understanding of the above adjustment. "</text:p>
      <text:p text:style-name="P4">
The subsidiaries mentioned here are Pudong Bank's financial subsidiary Puyin Finance. Screenshots of social media show that some employees' monthly salary has dropped from more than 20,000 to 6260 yuan, which is equivalent to 30 % off. The salary reduction notice circulating on the Internet shows that ordinary employees have reduced their salary by 50%and 40%of the competent salary reduction or above. It is said that this large salary reduction has caused employees to protest.</text:p>
      <text:p text:style-name="P4">
<draw:frame draw:style-name="fr1" draw:name="Image92" text:anchor-type="as-char" svg:width="6.9236in" svg:height="3.896998in" draw:z-index="0">
<draw:image xlink:href="../Images/dwzh/2023-05-12T14-24-00Z/63550377_401.jpeg" xlink:type="simple" xlink:show="embed" xlink:actuate="onLoad" draw:mime-type="image/jpeg"/>
</draw:frame>
The income of employees in China is better than other industries</text:p>
      <text:h text:style-name="P12" text:outline-level="3">
<text:span text:style-name="T4">
State -owned enterprises and agencies are hard to escape</text:span>
</text:h>
      <text:p text:style-name="P4">
According to Sina Finance, Pudong Development Bank, which has 8.8 trillion total assets, has appeared fatigue in recent years. A number of profit indicators have fallen, net profit has declined for three consecutive years, and the average salary of employees has also declined last year. Pudong Development Bank explained that factors such as international geopolitical conflicts have an impact on the global economy, and the global economic recovery still has certain uncertainty, and domestic banks' business development is facing challenges.</text:p>
      <text:p text:style-name="P4">
The "challenge" faced by SPD Bank is not an individual, but a microcosm of the dilemma of the financial industry. Some netizens said that banks have higher income than most industries, and their jobs are relatively stable. This is still the case for state -owned enterprises. The dilemma of the impactful market economy since the epidemic can be imagined.</text:p>
      <text:p text:style-name="P4">
Salary reduction is not limited to enterprise units. because <text:a xlink:type="simple" xlink:href="https://www.dw.com/zh/zh/德语媒体中国地方政府陷入债务危机/a-63331534" text:style-name="Internet_20_link" text:visited-style-name="Visited_20_Internet_20_Link">
 </text:a>
The income declined, since last year, the news that government agencies and public service institutions have been reduced. For example, in June 2022 reports showed that civil servants from coastal economies such as Shanghai, Guangdong, Jiangsu, and Zhejiang have been reduced.</text:p>
      <text:h text:style-name="P12" text:outline-level="3">
<text:span text:style-name="T4">
Beijing to "hurry up and steady employment"</text:span>
</text:h>
      <text:p text:style-name="P4">
Despite decreased income, civil servants do not have to worry about unemployment after all. And many of China currently <text:a xlink:type="simple" xlink:href="https://www.dw.com/zh/zh/中国大学生找工作到底有多卷/a-65425013" text:style-name="Internet_20_link" text:visited-style-name="Visited_20_Internet_20_Link">
</text:a>
The dim prospective. Data released in April this year show that in March, China ’s unemployment rate in 16 to 24 years old is still as high as 19.6%. This is also a big problem that makes Beijing headache.</text:p>
      <text:p text:style-name="P4">
<draw:frame draw:style-name="fr1" draw:name="Image93" text:anchor-type="as-char" svg:width="6.9236in" svg:height="3.896998in" draw:z-index="0">
<draw:image xlink:href="../Images/dwzh/2023-05-12T14-24-00Z/63515842_401.jpg" xlink:type="simple" xlink:show="embed" xlink:actuate="onLoad" draw:mime-type="image/jpeg"/>
</draw:frame>
Chinese fresh university graduates are difficult to find jobs</text:p>
      <text:p text:style-name="P4">
On May 11, Ding Xuexiang, deputy prime minister of the State Council, spoke at the "National University Graduate and other youth employment and entrepreneurship" TV conference calling conferences that "comprehensively implement employment priority policies, and implement the implementation of employment policies and measures should be implemented." Ding Xuexiang said that it is necessary to vigorously open up market -oriented employment channels, a package to fulfill social insurance subsidies, absorb employment subsidies, vocational training subsidies and other policies to stimulate enterprise enthusiasm.</text:p>
      <text:p text:style-name="P4">
He also said that "stabilizing the scale of recruitment of institutions at all levels to ensure that the number of graduates from state -owned enterprises and state -owned enterprises receiving universities is not lower than last year." Support "and" Western Plan "and other recruitment scale to implement various preferential policies. Guide college graduates to employment in urban and rural communities.</text:p>
      <text:p text:style-name="P4">
(Comprehensive report)</text:p>
      <text:p text:style-name="P4">
News Source: <text:a xlink:type="simple" xlink:href="https://www.dw.com/zh/降薪招致抗议、中央抓就业-中国经济的艰难日子来了？/a-65606559" text:style-name="Internet_20_link" text:visited-style-name="Visited_20_Internet_20_Link">
https://www.dw.com/zh/降薪招致抗议、中央抓就业-中国经济的艰难日子来了？/a-65606559?maca=chi-rss-chi-all-1127-rdf</text:a>
</text:p>
      <!--NEWS-->
      <text:h text:style-name="P10" text:outline-level="1">
<text:span text:style-name="T4">
Hubei visiting the people in the second instance to maintain the original sentence of the original judgment, no lawyer appeared in court</text:span>
</text:h>
      <text:p text:style-name="P4">
Author: None</text:p>
      <text:p text:style-name="P4">
Publisher: Radio Free Asia (Organization)</text:p>
      <text:p text:style-name="P4">
Published Time: 2023-05-12T14:24:50-04:00</text:p>
      <text:p text:style-name="P4">
Modified Time: 2023-05-12T14:24: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4" text:anchor-type="as-char" svg:width="6.9236in" svg:height="5.628217in" draw:z-index="0">
<draw:image xlink:href="../Images/rfamandarin/2023-05-12T14-24-50-04-00/000000.png" xlink:type="simple" xlink:show="embed" xlink:actuate="onLoad" draw:mime-type="image/png"/>
</draw:frame>
Hubei Qianghuo Shuai Renbing Rights Rights Network</text:p>
      <text:p text:style-name="P4">
According to the news of the Chinese folk rights organization "Livelihood Observation" on May 12, Hubei's handsome and soldiers were sentenced to prison on the crime of "provoking trouble".</text:p>
      <text:p text:style-name="P4">
The "Minsheng Observation" refers to the verdation of the Second Second trial of the trial and no defendant's defense lawyer to attend, deprived of the right to defense of the detainees. This sentence has a serious violation of the principles of fairness and justice.</text:p>
      <text:p text:style-name="P4">
This station previously reported that Shuai Renbing was a village from Changshi Village, Gaoshi Town, Qianjiang City, Hubei Province, China. He had petitioned rights because of violence and forced demolition. In his early years, he was sentenced to 3 years in prison by Qianjiang Court for provocation. In early April 2022, Shuai Renbing was returned to Qianjiang City in Beijing, and was later detained and surveillance and lived in a designated place. He was eventually sentenced to 3 years and 6 months in prison for provocation.</text:p>
      <text:p text:style-name="P4">
Responsible editor: Chen Pinjie</text:p>
      <text:p text:style-name="P4">
News Source: <text:a xlink:type="simple" xlink:href="https://www.rfa.org/mandarin/Xinwen/7-05122023142359.html" text:style-name="Internet_20_link" text:visited-style-name="Visited_20_Internet_20_Link">
https://www.rfa.org/mandarin/Xinwen/7-05122023142359.html</text:a>
</text:p>
      <!--NEWS-->
      <text:h text:style-name="P10" text:outline-level="1">
<text:span text:style-name="T4">
The situation of the Russian and Ukraine War: Kiev said that the Ukraine continued to advance in Bachmut</text:span>
</text:h>
      <text:p text:style-name="P4">
Author: None (Language: zh)</text:p>
      <text:p text:style-name="P4">
Publisher: None</text:p>
      <text:p text:style-name="P4">
Time: 2023-05-12T14:26:00Z</text:p>
      <text:p text:style-name="P4">
Description: The Ukrainian Ministry of Defense said the Ukraine successfully advanced two kilometers forward in Bachmut. The Russian side denied this, claiming that there was no substantial change in the front line.</text:p>
      <text:p text:style-name="P4">
Videos: []</text:p>
      <text:p text:style-name="P4">
Images: ["<text:a xlink:type="simple" xlink:href="https://static.dw.com/image/65575995_303.jpg" text:style-name="Internet_20_link" text:visited-style-name="Visited_20_Internet_20_Link">
65575995_303.jpg</text:a>
", "<text:a xlink:type="simple" xlink:href="https://static.dw.com/image/65599662_401.jpg" text:style-name="Internet_20_link" text:visited-style-name="Visited_20_Internet_20_Link">
65599662_401.jpg</text:a>
", "<text:a xlink:type="simple" xlink:href="https://static.dw.com/image/65553567_401.jpg" text:style-name="Internet_20_link" text:visited-style-name="Visited_20_Internet_20_Link">
65553567_401.jpg</text:a>
"]</text:p>
      <text:p text:style-name="P4">
Subject: 新闻广角</text:p>
      <text:p text:style-name="P4">
Subjects: ['德中关系', '岛屿主权争端', '专题报道：全景观看“习马会”', '中国', '中共十九大', '俄罗斯入侵乌克兰']</text:p>
      <text:p text:style-name="P4">
Keywords: ['俄乌战争', '西方对俄制裁', '巴赫穆特', '中国', '林德纳', '耶伦']</text:p>
      <text:p text:style-name="P4">
Id: 65606836</text:p>
      <!--METADATA-->
      <text:p text:style-name="P4">
<text:a xlink:type="simple" xlink:href="https://www.dw.com/zh/overlay/image/article/65606836/65575995" text:style-name="Internet_20_link" text:visited-style-name="Visited_20_Internet_20_Link">
 <draw:frame draw:style-name="fr1" draw:name="Image95" text:anchor-type="as-char" svg:width="6.9236in" svg:height="3.896998in" draw:z-index="0">
<draw:image xlink:href="../Images/dwzh/2023-05-12T14-26-00Z/65575995_303.jpg" xlink:type="simple" xlink:show="embed" xlink:actuate="onLoad" draw:mime-type="image/jpeg"/>
</draw:frame>
</text:a>
(Voice of Germany) The Ukraine Ministry of Defense said on Friday that the Ukraine's offensive at the front line of Bachurut made significant progress. The Russian and Ukraine's troops have lasted for several months around Bakhmut's fierce battle. Gannamalyar, deputy minister of Ukraine's Ministry of Defense, said in a statement issued by social media: "This week, our army did not lose any position in Bachomut, and the enemy forces suffered huge losses. Our we The troops advanced two kilometers near Bachmut. "[] <text:a xlink:type="simple" xlink:href="https://www.dw.com/zh/zh/俄乌战况巴赫穆特决战在即/a-65550358" text:style-name="Internet_20_link" text:visited-style-name="Visited_20_Internet_20_Link">
</text:a>
However, the Russian side stated that the Urpical Army has not made any progress in Bachomut and said that the so -called Russian army's losses in Bachmummon said that "it is completely inconsistent with the facts."</text:p>
      <text:p text:style-name="P4">
Bachmart had a population of about 70,000 before the war. In the past few months, the Russian army launched a violent offensive against the city and controlled the city's area of about 80%.</text:p>
      <text:h text:style-name="P12" text:outline-level="3">
<text:span text:style-name="T4">
poll: Most Germans hope that Russia and Ukraine will start negotiations to end the war</text:span>
</text:h>
      <text:p text:style-name="P4">
The latest poll shows that most Germans want Ukraine to negotiate with Russia to end the fifteen -month war that Russia launched a fifteen -month war. During the questionnaire survey initiated by the DUGOV, the DUGOV authorized institution, when asked, "Do you think Ukraine is now in the war with Russia?" 55%of the respondents believe that Ukraine should negotiate with Russia, 28%of respondents believe that they should not negotiate with Russia.</text:p>
      <text:p text:style-name="P4">
54%of respondents also said that Ukraine should not be accepted to NATO.</text:p>
      <text:p text:style-name="P4">
Ukraine President Zelezki may attend the NATO Summit held in Lithuania in July this year. He hopes that leaders of various countries will be mobilized to accept Ukraine to join NATO.</text:p>
      <text:p text:style-name="P4">
<draw:frame draw:style-name="fr1" draw:name="Image96" text:anchor-type="as-char" svg:width="6.9236in" svg:height="3.896998in" draw:z-index="0">
<draw:image xlink:href="../Images/dwzh/2023-05-12T14-26-00Z/65599662_401.jpg" xlink:type="simple" xlink:show="embed" xlink:actuate="onLoad" draw:mime-type="image/jpeg"/>
</draw:frame>
Germany's Treasury Secretary cooperated to fight against sanctions.</text:p>
      <text:h text:style-name="P12" text:outline-level="3">
<text:span text:style-name="T4">
Demei Treasury Secretary to avoid sanctions to discuss countermeasures</text:span>
</text:h>
      <text:p text:style-name="P4">
During the Western Seventh Western Finance Secretary Conference, German Finance Minister Lindna and US Finance Minister Yellen held bilateral talks. Both politicians emphasized that it is necessary to carry out cooperation between Germany and the United States in terms of cracking down on Moscow to avoid Western sanctions against Russia. In a statement, the U.S. Treasury said: "Yellen Finance praised Germany's efforts to Germany in coordination with Russia's sanctions and discussed the importance of joint efforts to combat Russia to escape sanctions.</text:p>
      <text:p text:style-name="P4">
The United States and its allies provide a lot of economic, military and humanitarian assistance to Ukraine, and also use sanctions and export control to force Russia to pay economic costs for this aggression.</text:p>
      <text:h text:style-name="P12" text:outline-level="3">
<text:span text:style-name="T4">
will visit Ukraine</text:span>
</text:h>
      <text:p text:style-name="P4">
According to Beijing, China will send special envoys to Ukraine, Russia and other European countries to discuss the "political solutions" of the Russian and Ukraine War.</text:p>
      <text:p text:style-name="P4">
Chinese Foreign Ministry spokesman Wang Wenbin said at a routine press conference: Li Hui, the Chinese envoy, will start on May 15th, <text:a xlink:type="simple" xlink:href="https://www.dw.com/zh/zh/中国特别代表李辉下周访问乌克兰等国/a-65604536" text:style-name="Internet_20_link" text:visited-style-name="Visited_20_Internet_20_Link">
</text:a>
Discuss the political solution of the Ukraine crisis.</text:p>
      <text:p text:style-name="P4">
<draw:frame draw:style-name="fr1" draw:name="Image97" text:anchor-type="as-char" svg:width="6.9236in" svg:height="3.896998in" draw:z-index="0">
<draw:image xlink:href="../Images/dwzh/2023-05-12T14-26-00Z/65553567_401.jpg" xlink:type="simple" xlink:show="embed" xlink:actuate="onLoad" draw:mime-type="image/jpeg"/>
</draw:frame>
Chinese envoy Li Hui will visit Ukraine next week</text:p>
      <text:p text:style-name="P4">
China has claimed that China's neutral position has made the country's ability to mediate in Russia and Ukraine. However, Western countries generally believe that the wording of the 12 -point peace proposal previously proposed by China was too vague, and did not provide specific plans for the end of the war, and never condemned Russia's aggression.</text:p>
      <text:p text:style-name="P4">
(Germany, Reuters, Agence France -Presse)</text:p>
      <text:p text:style-name="P4">
News Source: <text:a xlink:type="simple" xlink:href="https://www.dw.com/zh/俄乌战况：基辅称乌军继续在巴赫穆特推进/a-65606836" text:style-name="Internet_20_link" text:visited-style-name="Visited_20_Internet_20_Link">
https://www.dw.com/zh/俄乌战况：基辅称乌军继续在巴赫穆特推进/a-65606836?maca=chi-rss-chi-all-1127-rdf</text:a>
</text:p>
      <!--NEWS-->
      <text:h text:style-name="P10" text:outline-level="1">
<text:span text:style-name="T4">
John Sebastian Bach: E major is like</text:span>
</text:h>
      <text:p text:style-name="P4">
Author: None (Language: zh)</text:p>
      <text:p text:style-name="P4">
Publisher: None</text:p>
      <text:p text:style-name="P4">
Time: 2023-05-12T14:30:00Z</text:p>
      <text:p text:style-name="P4">
Description: E -tune is a song from John Sebastian Bach to his brother John Christeov, who is 14 years older than him. Please listen to Johnnes Lang's pipeline.</text:p>
      <text:p text:style-name="P4">
Videos: []</text:p>
      <text:p text:style-name="P4">
Images: ["<text:a xlink:type="simple" xlink:href="https://static.dw.com/image/62088055_301.jpg" text:style-name="Internet_20_link" text:visited-style-name="Visited_20_Internet_20_Link">
62088055_301.jpg</text:a>
", "<text:a xlink:type="simple" xlink:href="https://static.dw.com/image/4555299_301.jpg" text:style-name="Internet_20_link" text:visited-style-name="Visited_20_Internet_20_Link">
4555299_301.jpg</text:a>
", "<text:a xlink:type="simple" xlink:href="https://static.dw.com/image/56844347_301.jpg" text:style-name="Internet_20_link" text:visited-style-name="Visited_20_Internet_20_Link">
56844347_301.jpg</text:a>
"]</text:p>
      <text:p text:style-name="P4">
Subject: 文化经纬</text:p>
      <text:p text:style-name="P4">
Subjects: ['贝多芬音乐节', '古典音乐风']</text:p>
      <text:p text:style-name="P4">
Keywords: ['音乐', '古典音乐', '巴赫']</text:p>
      <text:p text:style-name="P4">
Id: 65607008</text:p>
      <!--METADATA-->
      <text:h text:style-name="P10" text:outline-level="1">
<text:span text:style-name="T4">
</text:span>
</text:h>
      <text:h text:style-name="P13" text:outline-level="4">
<text:span text:style-name="T4">
culture</text:span>
</text:h>
      <text:h text:style-name="P12" text:outline-level="3">
<text:span text:style-name="T4">
John Sebastian Bach: E Great Treasures</text:span>
</text:h>
      <text:p text:style-name="P4">
E -tune is a song from John Sebastian Bach to his brother John Christeov, who is 14 years older than him. Please listen to Johnnes Lang's pipeline.</text:p>
      <text:p text:style-name="P4">
<text:a xlink:type="simple" xlink:href="https://www.facebook.com/sharer/sharer.php" text:style-name="Internet_20_link" text:visited-style-name="Visited_20_Internet_20_Link">
</text:a>
 <text:a xlink:type="simple" xlink:href="https://twitter.com/intent/tweet" text:style-name="Internet_20_link" text:visited-style-name="Visited_20_Internet_20_Link">
</text:a>
 <text:a xlink:type="simple" xlink:href="MAILTO :" text:style-name="Internet_20_link" text:visited-style-name="Visited_20_Internet_20_Link">
</text:a>
<text:a xlink:type="simple" xlink:href="https://lineit.line.me/share/ui" text:style-name="Internet_20_link" text:visited-style-name="Visited_20_Internet_20_Link">
</text:a>
 <text:a xlink:type="simple" xlink:href="https://www.facebook.com/dialog/send" text:style-name="Internet_20_link" text:visited-style-name="Visited_20_Internet_20_Link">
</text:a>
 <text:a xlink:type="simple" xlink:href="https://web.whatsapp.com/send" text:style-name="Internet_20_link" text:visited-style-name="Visited_20_Internet_20_Link">
</text:a>
</text:p>
      <text:h text:style-name="P12" text:outline-level="3">
<text:span text:style-name="T4">
John Sebastian Bach: E Great Treasures</text:span>
</text:h>
      <text:p text:style-name="P4">
In the Bach era, I like the song(Whim)Used for keyboard musical instruments refers to a more free, imaginative way to express. E -tune is a song that Bach is dedicated to Bach to his elder brother John Christopher, 14 years older than him. In 1694 and 1695, their parents died one after another. John Christeov, who served as a professional organ in the church, accepted his brother, raised him for five years, and let him continue to receive music education.</text:p>
      <text:p text:style-name="P4">
In addition to the E -tune, Bach also created the B -tone of the B -tone to send off the brother's brother.</text:p>
      <text:p text:style-name="P4">
"I really like to play the music that expresses the relationship between brothers and sisters. From this music, I can feel John Sebastian Bach from this music. . "Please listen to the e -tone of Johannes Lang.</text:p>
      <text:p text:style-name="P4">
<text:span text:style-name="T4">
 Welcome to subscribe to the Voice of Germany "Classical Music Wind" to listen to more excellent classical music performances. </text:span>
</text:p>
      <text:p text:style-name="P4">
<text:span text:style-name="T4">
 Feed-URL: </text:span>
</text:p>
      <text:p text:style-name="P4">
?</text:p>
      <text:p text:style-name="P4">
<text:span text:style-name="T4">
 iTunes: </text:span>
</text:p>
      <text:p text:style-name="P4">
<text:span text:style-name="T4">
 https://itunes.apple.com/us/podcast/id1347146553? l = de </text:span>
</text:p>
      <text:h text:style-name="P10" text:outline-level="1">
<text:span text:style-name="T4">
</text:span>
</text:h>
      <text:h text:style-name="P13" text:outline-level="4">
<text:span text:style-name="T4">
related audio video</text:span>
</text:h>
      <text:h text:style-name="P12" text:outline-level="3">
<text:span text:style-name="T4">
John Sebastian Bach: E Great Treasures</text:span>
</text:h>
      <text:p text:style-name="P4">
](https://www.dw.com/zh/overlay/media/zh/约翰塞巴斯蒂安巴赫e大调随想曲/65320355/65607008)</text:p>
      <text:h text:style-name="P10" text:outline-level="1">
<text:span text:style-name="T4">
</text:span>
</text:h>
      <text:h text:style-name="P13" text:outline-level="4">
<text:span text:style-name="T4">
related information</text:span>
</text:h>
      <text:p text:style-name="P4">
[<draw:frame draw:style-name="fr1" draw:name="Image98" text:anchor-type="as-char" svg:width="6.9236in" svg:height="3.902393in" draw:z-index="0">
<draw:image xlink:href="../Images/dwzh/2023-05-12T14-30-00Z/62088055_301.jpg" xlink:type="simple" xlink:show="embed" xlink:actuate="onLoad" draw:mime-type="image/jpeg"/>
</draw:frame>
</text:p>
      <text:h text:style-name="P12" text:outline-level="3">
<text:span text:style-name="T4">
John Sebastian Bach: G minus fantasy song and Fuge</text:span>
</text:h>
      <text:p text:style-name="P4">
04.05.2023</text:p>
      <text:p text:style-name="P4">
The G minor fantasy song and Fogg are one of the most complicated and most striking works in Bach's piano's works. They were created between 1717 and 1723. Please listen to the performance of the young manistor Johneis Lang.</text:p>
      <text:p text:style-name="P4">
](https://www.dw.com/zh/zh/约翰塞巴斯蒂安巴赫g小调幻想曲与赋格/a-65510532) [<draw:frame draw:style-name="fr1" draw:name="Image99" text:anchor-type="as-char" svg:width="6.9236in" svg:height="3.902393in" draw:z-index="0">
<draw:image xlink:href="../Images/dwzh/2023-05-12T14-30-00Z/4555299_301.jpg" xlink:type="simple" xlink:show="embed" xlink:actuate="onLoad" draw:mime-type="image/jpeg"/>
</draw:frame>
</text:p>
      <text:h text:style-name="P12" text:outline-level="3">
<text:span text:style-name="T4">
Michelle Camilo: Just make a joke "</text:span>
</text:h>
      <text:p text:style-name="P4">
27.04.2023</text:p>
      <text:p text:style-name="P4">
Michel Camilo's jazz and classical music composer, a dazzling star of the Jazz. "Justkidding" ("Just make a joke") is a enthusiastic, funny and witty jazz dance</text:p>
      <text:p text:style-name="P4">
](https://www.dw.com/zh/zh/米歇尔卡米洛只是开个玩笑/a-65452878) [<draw:frame draw:style-name="fr1" draw:name="Image100" text:anchor-type="as-char" svg:width="6.9236in" svg:height="3.902393in" draw:z-index="0">
<draw:image xlink:href="../Images/dwzh/2023-05-12T14-30-00Z/56844347_301.jpg" xlink:type="simple" xlink:show="embed" xlink:actuate="onLoad" draw:mime-type="image/jpeg"/>
</draw:frame>
</text:p>
      <text:h text:style-name="P12" text:outline-level="3">
<text:span text:style-name="T4">
Piazola: Free Tango</text:span>
</text:h>
      <text:p text:style-name="P4">
19.04.2023</text:p>
      <text:p text:style-name="P4">
Argentine composer, ástor Piazzolla's "Freedom Torch" combines the style of classical music and jazz, please enjoy the interpretation of double piano and percussion instruments.</text:p>
      <text:p text:style-name="P4">
](https://www.dw.com/zh/zh/皮亚佐拉自由探戈/a-65370983)</text:p>
      <text:p text:style-name="P4">
News Source: <text:a xlink:type="simple" xlink:href="https://www.dw.com/zh/约翰·塞巴斯蒂安·巴赫：e大调随想曲/a-65607008" text:style-name="Internet_20_link" text:visited-style-name="Visited_20_Internet_20_Link">
https://www.dw.com/zh/约翰·塞巴斯蒂安·巴赫：e大调随想曲/a-65607008?maca=chi-rss-chi-all-1127-rdf</text:a>
</text:p>
      <!--NEWS-->
      <text:h text:style-name="P10" text:outline-level="1">
<text:span text:style-name="T4">
China Frozen and Hong Kong -Hong Kong people retired and savings nearly 100 Ying members jointly deployed concerns</text:span>
</text:h>
      <text:p text:style-name="P4">
Author: None</text:p>
      <text:p text:style-name="P4">
Publisher: Radio Free Asia (Organization)</text:p>
      <text:p text:style-name="P4">
Published Time: 2023-05-12T14:43:00-04:00</text:p>
      <text:p text:style-name="P4">
Modified Time: 2023-05-12T16:07:17-04:00</text:p>
      <text:p text:style-name="P4">
Description: None</text:p>
      <text:p text:style-name="P4">
Videos: []</text:p>
      <text:p text:style-name="P4">
Audios: ["<text:a xlink:type="simple" xlink:href="https://www.rfa.org/mandarin/yataibaodao/junshiwaijiao/kw2-0512202311201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01" text:anchor-type="as-char" svg:width="6.9236in" svg:height="4.813019in" draw:z-index="0">
<draw:image xlink:href="../Images/rfamandarin/2023-05-12T14-43-00-04-00/000000.png" xlink:type="simple" xlink:show="embed" xlink:actuate="onLoad" draw:mime-type="image/png"/>
</draw:frame>
On December 1, 2000, the banner at the entrance of a bank in Hong Kong reminded customers to implement the period of the strong gold system. <text:a xlink:type="simple" xlink:href="https://www.rfa.org/mandarin/yataibaodao/junshiwaijiao/kw2-05122023112014.html/@@images/image" text:style-name="Internet_20_link" text:visited-style-name="Visited_20_Internet_20_Link">
</text:a>
Agence France -Presse information picture <text:a xlink:type="simple" xlink:href="https://www.rfa.org/mandarin/yataibaodao/junshiwaijiao/kw2-05122023112014.html/@@stream" text:style-name="Internet_20_link" text:visited-style-name="Visited_20_Internet_20_Link">
</text:a>
Dominic Johnson, Dominic Johnson (also translated Zhuang Dunwen) to visit Hong Kong, more than 90 British cross -party members and former officials <text:a xlink:type="simple" xlink:href="https://static1.squarespace.com/static/58ecfa82e3df284d3a13dd41/t/645e0146eb070750e4c81240/1683882311324/Hong+Kong+pension+letter+%283%29.pdf" text:style-name="Internet_20_link" text:visited-style-name="Visited_20_Internet_20_Link">
</text:a>
The British government requires action to take action against China to prohibit the transfer of retirement savings money from British Hong Kong people.</text:p>
      <text:p text:style-name="P4">
<text:span text:style-name="T4">
<text:span text:style-name="T5">
 <text:a xlink:type="simple" xlink:href="https://www.rfa.org/mandarin/yataibaodao/gangtai/tj-05112023105743.html" text:style-name="Internet_20_link" text:visited-style-name="Visited_20_Internet_20_Link">
</text:a>
 </text:span>
*  * </text:span>
<text:a xlink:type="simple" xlink:href="https://www.rfa.org/mandarin/zhuanlan/baodaozheshijian/mrpt-02142023101341.html" text:style-name="Internet_20_link" text:visited-style-name="Visited_20_Internet_20_Link">
 </text:a>
***<text:a xlink:type="simple" xlink:href="https://www.rfa.org/mandarin/yataibaodao/gangtai/al-02012023120115.html" text:style-name="Internet_20_link" text:visited-style-name="Visited_20_Internet_20_Link">
<text:span text:style-name="T4">
 BNO Visa Plan for the second anniversary of Hong Kong "political refugees" rebuilding the homeland is long </text:span>
</text:a>
The British Minister of Trade Johnson visited Hong Kong this Monday (8th), becoming the first British minister to visit since the implementation of the Hong Kong National Security Law.</text:p>
      <text:p text:style-name="P4">
At the same time, more than 90 members of the political factions from the United Kingdom and former government officials jointly trusted the government to take action to solve the actions adopted by Hong Kong people who moved to the United Kingdom, that is, these people of Hong Kong people could not extract them. Hong Kong retirement savings issue.</text:p>
      <text:p text:style-name="P4">
However, after Johnson and the director of the Hong Kong Financial Affairs and the Director of the Treasury, Xu Zhengyu met, his Twitter post did not mention the "Fund Fund".</text:p>
      <text:p text:style-name="P4">
Studies by the British Human Rights Organization "Hong Kong Watch" showed that thousands of Hong Kong people who moved to Britain were rejected to withdraw their "Mujin Fund" (that is, the "Mandatory Provident Fund", or MPF) Hold more than 2.2 billion pounds of pounds of retirement savings. This is because the Chinese Ministry of Foreign Affairs announced in January 2021 that China no longer acknowledges the identity document with British National Overseas Passport (BNO). The move directly caused Hong Kong people who moved to Britain with a BNO visa to be unable to withdraw their "strong Fund".</text:p>
      <text:p text:style-name="P4">
At present, about 150,000 Hong Kong people have immigrated to the UK through BNO visas. They can only retire their retirement savings after obtaining British nationality or 65 years old.</text:p>
      <text:p text:style-name="P4">
Gold). So seeing (Hong Kong Government) is not equalized, as if punishment is punishing Hong Kong people who want to move abroad. "</text:p>
      <text:p text:style-name="P4">
Of the more than 90 co -authorities of this British cross -party letter, including many important members of the three major political parties in the UK and members of the former cabinet, such as former Hong Kong Governor Pengdingkang(ChrisPatten), Former British Foreign Minister Lif Jinde(Malcolm Rifkind), Former Conservative Party leader Ian Smith(Iain DuncanSmith)And former Conservative Chairman Davis(David Davis)Wait. The receiver is British Foreign Minister James James Claidley(JamesCleverly)And the Minister of the Interior Suella Braverman.</text:p>
      <text:p text:style-name="P4">
The letter said: "This punitive rejection of Hong Kong people to withdraw their savings is limited to the ability of many people to start new life, prosperity and development in the UK. This will also increase the fiscal support provided by the British government in the future. It also pointed out that it is estimated that HSBC (HSBC)The amount of retirement savings extracted by Hong Kong people has exceeded 600 million pounds.</text:p>
      <text:p text:style-name="P4">
<draw:frame draw:style-name="fr1" draw:name="Image102" text:anchor-type="as-char" svg:width="6.9236in" svg:height="4.61393in" draw:z-index="0">
<draw:image xlink:href="../Images/rfamandarin/2023-05-12T14-43-00-04-00/000001.png" xlink:type="simple" xlink:show="embed" xlink:actuate="onLoad" draw:mime-type="image/png"/>
</draw:frame>
HSBC Hong Kong Branch (Associated Press) <text:a xlink:type="simple" xlink:href="https://www.rfa.org/mandarin/yataibaodao/junshiwaijiao/kw2-05122023112014.html/ap22075328198174.jpg" text:style-name="Internet_20_link" text:visited-style-name="Visited_20_Internet_20_Link">
</text:a>
The joint letter urged the British government to publish a guide to all British financial institutions on the use of BNO as a valid document, and asked them to formally review the number of people in Britain and Hong Kong affected by this change. The joint letter also demanded that the British custodian of the "Mo -Fund" immediately extracts the permissions of the Hong Kong people holding the BNO visa.</text:p>
      <text:p text:style-name="P4">
Reporter: Caddy Editor: He Ping.com Editor: He Fu</text:p>
      <text:p text:style-name="P4">
News Source: <text:a xlink:type="simple" xlink:href="https://www.rfa.org/mandarin/yataibaodao/junshiwaijiao/kw2-05122023112014.html" text:style-name="Internet_20_link" text:visited-style-name="Visited_20_Internet_20_Link">
https://www.rfa.org/mandarin/yataibaodao/junshiwaijiao/kw2-05122023112014.html</text:a>
</text:p>
      <!--NEWS-->
      <text:h text:style-name="P10" text:outline-level="1">
<text:span text:style-name="T4">
China announced that it would send special envoys to Russia and other countries to dress up "mediation people"?</text:span>
</text:h>
      <text:p text:style-name="P4">
Author: None</text:p>
      <text:p text:style-name="P4">
Publisher: Radio Free Asia (Organization)</text:p>
      <text:p text:style-name="P4">
Published Time: 2023-05-12T14:49:00-04:00</text:p>
      <text:p text:style-name="P4">
Modified Time: 2023-05-12T15:13:37-04:00</text:p>
      <text:p text:style-name="P4">
Description: None</text:p>
      <text:p text:style-name="P4">
Videos: []</text:p>
      <text:p text:style-name="P4">
Audios: ["<text:a xlink:type="simple" xlink:href="https://www.rfa.org/mandarin/yataibaodao/junshiwaijiao/kw1-05122023104525.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03" text:anchor-type="as-char" svg:width="6.9236in" svg:height="4.511507in" draw:z-index="0">
<draw:image xlink:href="../Images/rfamandarin/2023-05-12T14-49-00-04-00/000000.png" xlink:type="simple" xlink:show="embed" xlink:actuate="onLoad" draw:mime-type="image/png"/>
</draw:frame>
Medvedev, then Russian Prime Minister in 2015, attended a meeting with Li Hui. <text:a xlink:type="simple" xlink:href="https://www.rfa.org/mandarin/yataibaodao/junshiwaijiao/kw1-05122023104525.html/@@images/image" text:style-name="Internet_20_link" text:visited-style-name="Visited_20_Internet_20_Link">
</text:a>
Reuters information picture <text:a xlink:type="simple" xlink:href="https://www.rfa.org/mandarin/yataibaodao/junshiwaijiao/kw1-05122023104525.html/@@stream" text:style-name="Internet_20_link" text:visited-style-name="Visited_20_Internet_20_Link">
</text:a>
The Ministry of Foreign Affairs of China announced on Friday (May 12) that China will send special envoys to Ukraine and Russia next week to solve the mediation of Russia and Ukraine in politics. However, the Kremlin Palace stated that there is no plan to meet with Chinese envoys at present.</text:p>
      <text:p text:style-name="P4">
<text:a xlink:type="simple" xlink:href="https://www.rfa.org/mandarin/yataibaodao/junshiwaijiao/tj-04262023115200.html" text:style-name="Internet_20_link" text:visited-style-name="Visited_20_Internet_20_Link">
<text:span text:style-name="T4">
 Xi Jinping and Zelei Sky Call Scholars: The impact on the Russian and Ukraine War has little impact </text:span>
</text:a>
  * <text:span text:style-name="T4">
<text:a xlink:type="simple" xlink:href="https://www.rfa.org/mandarin/Xinwen/cmh2-04262023080641.html" text:style-name="Internet_20_link" text:visited-style-name="Visited_20_Internet_20_Link">
 </text:a>
</text:span>
</text:p>
      <text:p text:style-name="Horizontal_20_Line"/>
      <text:p text:style-name="P4">
At the regular press conference, Wang Wenbin, a spokesman for the Chinese Foreign Ministry, responded to the official media CCTV reporter: "From May 15th, the Chinese government Eurasian Ambassador Li Hui will go to Ukraine, Poland, France, Germany Visit with the five Russian nations to communicate with the Ukrainian crisis with all parties. "</text:p>
      <text:p text:style-name="P4">
Wang Wenbin also said that in the Russian and Ukraine War, China "always upholds an objective and fair position and actively persuades and talks." This time, the Chinese representative's visit to the relevant country is another manifestation of "China is committed to persuasion and talk". He also said that at present, the Ukraine crisis is still delayed and China is willing to contribute to "contributing to the political solution of the Ukraine crisis."</text:p>
      <text:p text:style-name="P4">
<draw:frame draw:style-name="fr1" draw:name="Image104" text:anchor-type="as-char" svg:width="6.9236in" svg:height="4.61393in" draw:z-index="0">
<draw:image xlink:href="../Images/rfamandarin/2023-05-12T14-49-00-04-00/000001.png" xlink:type="simple" xlink:show="embed" xlink:actuate="onLoad" draw:mime-type="image/png"/>
</draw:frame>
On April 26, 2023, Yu Jun (left), deputy director of the Ministry of Foreign Affairs of the Ministry of Foreign Affairs of China and Wang Wenbin, spokesman for the Ministry of Foreign Affairs, said at a press conference that China will send special representatives to Ukraine and other countries to visit. (Agencelet) [] <text:a xlink:type="simple" xlink:href="https://www.rfa.org/mandarin/yataibaodao/junshiwaijiao/kw1-05122023104525.html/000_33dw29m.jpg" text:style-name="Internet_20_link" text:visited-style-name="Visited_20_Internet_20_Link">
</text:a>
However, the Kremlin spokesman said on the same day that there were no plans to meet with Chinese envoy meetings.</text:p>
      <text:p text:style-name="P4">
Since the outbreak of the Russian -Ukraine conflict, the international community has been holding a high degree of doubt about the so -called "neutral stance" of Beijing and whether it can play the "mediation person". On the eve of Russia's invasion of Ukraine, China had announced a "unlimited" cooperation with Russia. After the outbreak of the war, Beijing has always rejected condemnation of Russia's aggression, but has accused the United States and NATO from provoking conflicts. On the first anniversary of the Russian -Ukraine conflict, China also released a 12 -point peace plan to resolve the Russian -Ukraine conflict. Among them, only the words were not required to withdraw troops from Ukraine, which caused criticism from Ukraine and the international community.</text:p>
      <text:p text:style-name="P4">
Chinese President Xi Jinping has phone calls with the President of Ukraine in April. This is also the first time that China -Ukraine leaders have been talked about since the conflict between Russia and Ukraine. The Wall Street Journal of the United States pointed out that this shows that Beijing is trying to shape itself as a "potential peaceful founder" that has been shaped itself as a conflict between Russia and Ukraine.</text:p>
      <text:p text:style-name="P4">
<draw:frame draw:style-name="fr1" draw:name="Image105" text:anchor-type="as-char" svg:width="6.9236in" svg:height="5.203518in" draw:z-index="0">
<draw:image xlink:href="../Images/rfamandarin/2023-05-12T14-49-00-04-00/000002.png" xlink:type="simple" xlink:show="embed" xlink:actuate="onLoad" draw:mime-type="image/png"/>
</draw:frame>
Ukraine President Zelegiski (left) and Chinese leader Xi Jinping. (Agencelet) [] <text:a xlink:type="simple" xlink:href="https://www.rfa.org/mandarin/yataibaodao/junshiwaijiao/kw1-05122023104525.html/000_33dw366.jpg" text:style-name="Internet_20_link" text:visited-style-name="Visited_20_Internet_20_Link">
</text:a>
According to the Associated Press, Beijing has been avoiding the conflict between other countries before, but after the talks between Saudi Arabia and Iran in March and restore the diplomatic relations between the two countries for 7 years, Beijing seems to be trying to show it. Global diplomatic influence.</text:p>
      <text:p text:style-name="P4">
After the United States and its allies cut off most of Russia's procurement trade, the relationship between China and Moscow was closer. As the largest buyer of Russia's oil and natural gas, Beijing has a strong economic influence on Moscow. At the same time, Beijing also regards Moscow as a diplomatic partner against the United States leading global affairs, and uses the status of the UN Security Council to transfer the international community's diplomatic attack on Russia.</text:p>
      <text:p text:style-name="P4">
At the same time as Sino -Russian relations are increasingly close, US -China relations have continued to deteriorate, and with the Chinese spy balloon incident in February this year, it has fallen into the bottom. U.S. Secretary of State Brosky was forced to cancel its original visit to China, and the relevant plans have not yet re -arranged.</text:p>
      <text:p text:style-name="P4">
However, China's highest diplomat Wang Yi and US national security adviser Jack Jack Sakali text held talks in Vienna, Austria on Wednesday and Thursday. According to the Chinese press release, the two sides conducted a discussion of "frank, deep, substantial, and constructive" on promoting Sino -US relations to "eliminate obstacles and stop falling stability". Essence</text:p>
      <text:p text:style-name="P4">
Reporter: Caddy Editor: He Ping.com Editor: He Fu</text:p>
      <text:p text:style-name="P4">
News Source: <text:a xlink:type="simple" xlink:href="https://www.rfa.org/mandarin/yataibaodao/junshiwaijiao/kw1-05122023104525.html" text:style-name="Internet_20_link" text:visited-style-name="Visited_20_Internet_20_Link">
https://www.rfa.org/mandarin/yataibaodao/junshiwaijiao/kw1-05122023104525.html</text:a>
</text:p>
      <!--NEWS-->
      <text:h text:style-name="P10" text:outline-level="1">
<text:span text:style-name="T4">
The Australian government approves the new coal mine development plan to anger environmental protection organizations</text:span>
</text:h>
      <text:p text:style-name="P4">
Publisher: 法新社</text:p>
      <text:p text:style-name="P4">
Published Time: 2023-05-12T15:02:07+00:00</text:p>
      <text:p text:style-name="P4">
Modified Time: 2023-05-12T14:35:03+00:00</text:p>
      <text:p text:style-name="P4">
Description: (Agence France -Presse, Sydney, 12th) The Labor Party government in Australia said today that since it was in power a year ago, the new coal mine development plan will be approved for the first time. This move has triggered the anger of environmental protection organization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6" text:anchor-type="as-char" svg:width="6.9236in" svg:height="3.617581in" draw:z-index="0">
<draw:image xlink:href="../Images/rficn/2023-05-12T15-02-07-00-00/000000.png" xlink:type="simple" xlink:show="embed" xlink:actuate="onLoad" draw:mime-type="image/png"/>
</draw:frame>
Agence France -Pressers reported that the government of Australian Prime Minister Anthony Albanese said that it will authorize Bowen CowCoal to use the Isaac River mining project in Queensland to mix it in the metallurgy of steelmaking. coal.</text:p>
      <text:p text:style-name="P4">
Although the scale is relatively small, this is the first new coal mine development plan approved by the Anganis government. After 10 years of delaying climate operation in Australia, the government promised to reduce carbon rows that caused global warming and affecting many voters' decisions.</text:p>
      <text:p text:style-name="P4">
A spokesperson for Australian Environmental Minister Tanya Plibersek said: "The Anganis government must make a decision based on facts and national environmental laws. This is the case." This is the case. "</text:p>
      <text:p text:style-name="P4">
The spokesman stated in the statement: "Since the election, the renewable energy we have approved has doubled and reached a record high. The government will continue to consider each plan according to the law and continue to consider each plan."</text:p>
      <text:p text:style-name="P4">
The government said that when the public consultation was launched for this coal mine development plan, no opinion was received.</text:p>
      <text:p text:style-name="P4">
The Australian Conservation Foundation (Australian Conservation Foundation) said that opening a green light for this mining plan was neglecting climate science.</text:p>
      <text:p text:style-name="P4">
The Australian Conservation Foundation Climate expert Gavanmcfadzean said: "Over the years, climate scientists around the world are very clear. If we want a safe climate, we must immediately stop digging and burning coal."</text:p>
      <text:p text:style-name="P4">
"No matter where we burn coal and natural gas in the world, it will damage the Australian climate more serious, causing more floods, longer heat waves, and more serious jungle fires."</text:p>
      <text:p text:style-name="P4">
News Source: <text:a xlink:type="simple" xlink:href="https://www.rfi.fr/cn/%E5%9B%BD%E9%99%85%E6%8A%A5%E9%81%93/20230512-%E6%BE%B3%E6%B4%B2%E6%94%BF%E5%BA%9C%E6%89%B9%E5%87%86%E6%96%B0%E7%85%A4%E7%9F%BF%E5%BC%80%E5%8F%91%E8%AE%A1%E7%94%BB-%E6%BF%80%E6%80%92%E7%8E%AF%E4%BF%9D%E7%BB%84%E7%BB%87" text:style-name="Internet_20_link" text:visited-style-name="Visited_20_Internet_20_Link">
https://www.rfi.fr/cn/%E5%9B%BD%E9%99%85%E6%8A%A5%E9%81%93/20230512-%E6%BE%B3%E6%B4%B2%E6%94%BF%E5%BA%9C%E6%89%B9%E5%87%86%E6%96%B0%E7%85%A4%E7%9F%BF%E5%BC%80%E5%8F%91%E8%AE%A1%E7%94%BB-%E6%BF%80%E6%80%92%E7%8E%AF%E4%BF%9D%E7%BB%84%E7%BB%87</text:a>
</text:p>
      <!--NEWS-->
      <text:h text:style-name="P10" text:outline-level="1">
<text:span text:style-name="T4">
US think tank discussion: Maintaining India -Pacific Peace to deal with Chinese ambitions</text:span>
</text:h>
      <text:p text:style-name="P4">
Author: None</text:p>
      <text:p text:style-name="P4">
Publisher: Radio Free Asia (Organization)</text:p>
      <text:p text:style-name="P4">
Published Time: 2023-05-12T15:06:00-04:00</text:p>
      <text:p text:style-name="P4">
Modified Time: 2023-05-12T15:14:47-04:00</text:p>
      <text:p text:style-name="P4">
Description: None</text:p>
      <text:p text:style-name="P4">
Videos: []</text:p>
      <text:p text:style-name="P4">
Audios: ["<text:a xlink:type="simple" xlink:href="https://www.rfa.org/mandarin/yataibaodao/junshiwaijiao/tj-05122023093625.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107" text:anchor-type="as-char" svg:width="6.9236in" svg:height="3.88615in" draw:z-index="0">
<draw:image xlink:href="../Images/rfamandarin/2023-05-12T15-06-00-04-00/000000.png" xlink:type="simple" xlink:show="embed" xlink:actuate="onLoad" draw:mime-type="image/png"/>
</draw:frame>
The Washington Think Tank Strategy and International Research Center (CSIS) also held a seminar on Friday. Scholars participating in the conference focused on how regional allies should cooperate to maintain peace and stability in the Indo -Pacific region. <text:a xlink:type="simple" xlink:href="https://www.rfa.org/mandarin/yataibaodao/junshiwaijiao/tj-05122023093625.html/@@images/image" text:style-name="Internet_20_link" text:visited-style-name="Visited_20_Internet_20_Link">
</text:a>
Video screenshot/CSIS <text:a xlink:type="simple" xlink:href="https://www.rfa.org/mandarin/yataibaodao/junshiwaijiao/tj-05122023093625.html/@@stream" text:style-name="Internet_20_link" text:visited-style-name="Visited_20_Internet_20_Link">
</text:a>
The strategic competition between the United States and China is increasingly upgraded, bringing a lot of uncertainty to the security situation in the Indo -Pacific region. So, how should Indo -Pacific countries cooperate to maintain regional peace? This issue has attracted the attention of the American academic community. <text:a xlink:type="simple" xlink:href="https://www.rfa.org/mandarin/Xinwen/10-04302023173454.html" text:style-name="Internet_20_link" text:visited-style-name="Visited_20_Internet_20_Link">
</text:a>
</text:p>
      <text:p text:style-name="P4">
<text:a xlink:type="simple" xlink:href="https://www.rfa.org/mandarin/yataibaodao/junshiwaijiao/jw-05112023114552.html" text:style-name="Internet_20_link" text:visited-style-name="Visited_20_Internet_20_Link">
</text:a>
</text:p>
      <text:p text:style-name="P4">
<text:a xlink:type="simple" xlink:href="https://www.rfa.org/mandarin/Xinwen/10-04302023173454.html" text:style-name="Internet_20_link" text:visited-style-name="Visited_20_Internet_20_Link">
 </text:a>
 <text:span text:style-name="T4">
<text:a xlink:type="simple" xlink:href="https://www.rfa.org/mandarin/yataibaodao/junshiwaijiao/jw-05112023114552.html" text:style-name="Internet_20_link" text:visited-style-name="Visited_20_Internet_20_Link">
 </text:a>
 </text:span>
  * <text:span text:style-name="T4">
<text:a xlink:type="simple" xlink:href="https://www.rfa.org/mandarin/yataibaodao/junshiwaijiao/tj-04272023122615.html" text:style-name="Internet_20_link" text:visited-style-name="Visited_20_Internet_20_Link">
 </text:a>
 </text:span>
  * <text:span text:style-name="T4">
<text:a xlink:type="simple" xlink:href="https://www.rfa.org/mandarin/yataibaodao/junshiwaijiao/hcm-04272023041504.html" text:style-name="Internet_20_link" text:visited-style-name="Visited_20_Internet_20_Link">
 </text:a>
 </text:span>
  * <text:span text:style-name="T4">
<text:a xlink:type="simple" xlink:href="https://www.rfa.org/mandarin/yataibaodao/junshiwaijiao/wy-04252023113855.html" text:style-name="Internet_20_link" text:visited-style-name="Visited_20_Internet_20_Link">
 </text:a>
</text:span>
</text:p>
      <text:p text:style-name="Horizontal_20_Line"/>
      <text:p text:style-name="P4">
In recent years, the United States and China have been in fierce competition, and China's expansion of international influence has become increasingly obvious. The Republican Senator Marcorubio recently proposed to Congress to the "Deterring Chinese Premptive Strikes Act of2023" to Congress. In the Taiwan Strait conflict, China's possible blows against Taiwan.</text:p>
      <text:p text:style-name="P4">
<draw:frame draw:style-name="fr1" draw:name="Image108" text:anchor-type="as-char" svg:width="6.9236in" svg:height="4.612011in" draw:z-index="0">
<draw:image xlink:href="../Images/rfamandarin/2023-05-12T15-06-00-04-00/000001.png" xlink:type="simple" xlink:show="embed" xlink:actuate="onLoad" draw:mime-type="image/png"/>
</draw:frame>
American Senator Rubio proposed the "2023 Fighting China Pioneer Act" to Congress, which aims to strengthen the protection of military facilities in the United States and Taiwan in Indo -Pacific to resist China's potential air strikes.(Reuters information picture)At the same time, the Washington Think Tank Strategy and International Research Center (CSIS) also held a seminar on Friday. Scholars of the participants focused on how regional allies should cooperate to maintain peace and stability in the Indo -Pacific region.</text:p>
      <text:p text:style-name="P4">
<text:span text:style-name="T4">
 Taiwan scholars: The United States should abandon the strategy blur </text:span>
</text:p>
      <text:p text:style-name="P4">
At the meeting, Wang Hongren, Deputy CEO of the National Policy Research Institute of the Taiwan Think Tank, believes that the US strategic fuzzy policy should be changed because the purpose of strategic fuzzy is to obstacle China not to change the status quo of the Taiwan Straits one -sided, but according to China ’s recent cultural attacks against Taiwan Looking at it, the strategic blur does not seem to have the effect: "(Strategic fuzzy) goal has obviously failed."</text:p>
      <text:p text:style-name="P4">
<draw:frame draw:style-name="fr1" draw:name="Image109" text:anchor-type="as-char" svg:width="6.9236in" svg:height="3.891864in" draw:z-index="0">
<draw:image xlink:href="../Images/rfamandarin/2023-05-12T15-06-00-04-00/000002.png" xlink:type="simple" xlink:show="embed" xlink:actuate="onLoad" draw:mime-type="image/png"/>
</draw:frame>
Wang Hongren, Deputy CEO of the National Policy Research Institute of Taiwan Think Tank spoke at the meeting.(Video screenshot/CSIS)  <text:a xlink:type="simple" xlink:href="https://www.rfa.org/mandarin/yataibaodao/junshiwaijiao/tj-05122023093625.html/screenshot-2023-05-12-145422.jpg" text:style-name="Internet_20_link" text:visited-style-name="Visited_20_Internet_20_Link">
</text:a>
Wang Hongren believes that the Bayeng government also realized that the strategy was blurred and could not effectively stop the Chinese martial arts Taiwan, so Biden would openly stated four times that if China invaded Taiwan, the United States would conduct cooperative defense: "I think the United States leaders realize the strategy. Vagueness will lead to appeasement or disaster. Strategic blurring will pass the error message to Chinese leaders, so that Chinese leaders will mistakenly believe that in any circumstances, the United States will not intervene in the Taiwan Strait War. "</text:p>
      <text:p text:style-name="P4">
Wang Hongren suggested that the United States should establish a military alliance similar to the North Atlantic Convention in Asia, and cover Taiwan to effectively scare Chinese forces to invade Taiwan: "Such an alliance can make Chinese leaders think again and again, whether to be right? Taiwan or neighboring country moves martial arts? "</text:p>
      <text:p text:style-name="P4">
<text:span text:style-name="T4">
 Scholars: Strategic blurring makes American allies more willing to be on the same front as Taiwan </text:span>
</text:p>
      <text:p text:style-name="P4">
In response to the issue of strategic fuzzy, Bonnylin, director of the China Strategy and International Research Center (CSIS) China Power Project, expressed different views. Lin Yang believes that maintaining a strategy of Taiwan will encourage American allies to support Taiwan on Taiwan issues: "From the perspective of the United States, if you want to give Taiwan the most support, the best way is that the American allies also join Taiwan. Assistance; and if there are more vague space for American allies, they will be more willing to join. On the contrary, if we clearly propose a solution to assist Taiwan, I think this will make it difficult for many countries to join the ranks of helping Taiwan. "</text:p>
      <text:p text:style-name="P4">
<draw:frame draw:style-name="fr1" draw:name="Image110" text:anchor-type="as-char" svg:width="6.9236in" svg:height="3.896204in" draw:z-index="0">
<draw:image xlink:href="../Images/rfamandarin/2023-05-12T15-06-00-04-00/000003.png" xlink:type="simple" xlink:show="embed" xlink:actuate="onLoad" draw:mime-type="image/png"/>
</draw:frame>
Bonny Lin, director of the China Strategy and International Research Center (CSIS) China Power Project, expressed different views at the meeting.(Video screenshot/CSIS)  <text:a xlink:type="simple" xlink:href="https://www.rfa.org/mandarin/yataibaodao/junshiwaijiao/tj-05122023093625.html/screenshot-2023-05-12-145531.jpg" text:style-name="Internet_20_link" text:visited-style-name="Visited_20_Internet_20_Link">
</text:a>
</text:p>
      <text:p text:style-name="P4">
<text:span text:style-name="T4">
 Aesthetic scholars: greater threats than North Korea China to the world </text:span>
</text:p>
      <text:p text:style-name="P4">
At the meeting, Korean scholars questioned why the United States actively encouraged allies to have a clearer position on Taiwan's issue, but did not respond to the security issues brought by North Korea with the same positive attitude. In this regard, Lin Yang pointed out that the United States has not ignored the North Korean issue, but the US government has recently had more ink on the Taiwan issue because China is a great threat to the world.</text:p>
      <text:p text:style-name="P4">
Lin Yang said: "For the United States, China is a more threatened opponent. It is a global security concern. China also brings huge economic threats. From a global perspective, compared with North Korea, China has brought the United States to the United States. More challenges. Another thing to notice is that South Korea is quite prepared in the North Korean crisis, but Taiwan still needs to make more preparations. "</text:p>
      <text:p text:style-name="P4">
Reporter: Editor Tang Yuanyuan: He Ping.com Editor: He Fu</text:p>
      <text:p text:style-name="Horizontal_20_Line"/>
      <text:p text:style-name="P4">
News Source: <text:a xlink:type="simple" xlink:href="https://www.rfa.org/mandarin/yataibaodao/junshiwaijiao/tj-05122023093625.html" text:style-name="Internet_20_link" text:visited-style-name="Visited_20_Internet_20_Link">
https://www.rfa.org/mandarin/yataibaodao/junshiwaijiao/tj-05122023093625.html</text:a>
</text:p>
      <!--NEWS-->
      <text:h text:style-name="P10" text:outline-level="1">
<text:span text:style-name="T4">
Market evaluation debt limit risk risk of US stocks in the early trading of US stocks has risen and decline</text:span>
</text:h>
      <text:p text:style-name="P4">
Publisher: 法新社</text:p>
      <text:p text:style-name="P4">
Published Time: 2023-05-12T15:32:08+00:00</text:p>
      <text:p text:style-name="P4">
Modified Time: 2023-05-12T15:05:01+00:00</text:p>
      <text:p text:style-name="P4">
Description: (Agence France -Presse, New York, 12th) On the occasion of the market to measure the uncertainty of the upper limit of the US debt, the three major indexes of Wall Street stock markets have increased and down shortly after the opening of the market today, and the rise and fall is not larg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1" text:anchor-type="as-char" svg:width="6.9236in" svg:height="3.617581in" draw:z-index="0">
<draw:image xlink:href="../Images/rficn/2023-05-12T15-32-08-00-00/000000.png" xlink:type="simple" xlink:show="embed" xlink:actuate="onLoad" draw:mime-type="image/png"/>
</draw:frame>
At about 10:10 in the morning in the United States, the Dow Jones Industrial Index rose by 25.84 points or 0.08%to 33335.35 points.</text:p>
      <text:p text:style-name="P4">
The S &amp; P 500 index fell slightly by 1.01 points or 0.02%to 4129.61 points.</text:p>
      <text:p text:style-name="P4">
The Nasdaq index fell 23.71 points or 0.19%to 12304.80 points.</text:p>
      <text:p text:style-name="P4">
News Source: <text:a xlink:type="simple" xlink:href="https://www.rfi.fr/cn/%E8%B4%A2%E7%BB%8F%E5%BF%AB%E8%AE%AF/20230512-%E5%B8%82%E5%9C%BA%E8%AF%84%E4%BC%B0%E5%80%BA%E5%8A%A1%E4%B8%8A%E9%99%90%E9%A3%8E%E9%99%A9-%E7%BE%8E%E8%82%A1%E6%97%A9%E7%9B%98%E4%BA%92%E6%9C%89%E6%B6%A8%E8%B7%8C" text:style-name="Internet_20_link" text:visited-style-name="Visited_20_Internet_20_Link">
https://www.rfi.fr/cn/%E8%B4%A2%E7%BB%8F%E5%BF%AB%E8%AE%AF/20230512-%E5%B8%82%E5%9C%BA%E8%AF%84%E4%BC%B0%E5%80%BA%E5%8A%A1%E4%B8%8A%E9%99%90%E9%A3%8E%E9%99%A9-%E7%BE%8E%E8%82%A1%E6%97%A9%E7%9B%98%E4%BA%92%E6%9C%89%E6%B6%A8%E8%B7%8C</text:a>
</text:p>
      <!--NEWS-->
      <text:h text:style-name="P10" text:outline-level="1">
<text:span text:style-name="T4">
"Asia Pacific Report" May 12, 2023 Audio</text:span>
</text:h>
      <text:p text:style-name="P4">
Author: None</text:p>
      <text:p text:style-name="P4">
Publisher: Radio Free Asia (Organization)</text:p>
      <text:p text:style-name="P4">
Published Time: 2023-05-12T15:48:33-04:00</text:p>
      <text:p text:style-name="P4">
Modified Time: 2023-05-12T15:48:3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2" text:anchor-type="as-char" svg:width="6.9236in" svg:height="3.88615in" draw:z-index="0">
<draw:image xlink:href="../Images/rfamandarin/2023-05-12T15-48-33-04-00/000000.png" xlink:type="simple" xlink:show="embed" xlink:actuate="onLoad" draw:mime-type="image/png"/>
</draw:frame>
 <text:a xlink:type="simple" xlink:href="https://www.rfa.org/mandarin/apr-audio/yp-05122023134412.html/@@images/image" text:style-name="Internet_20_link" text:visited-style-name="Visited_20_Internet_20_Link">
</text:a>
Radio of Liberty Asia</text:p>
      <text:p text:style-name="P4">
The main content of this show:</text:p>
      <text:p text:style-name="P4">
1 . The 15th anniversary of the Wenchuan earthquake, why are the parents of those who are killed?</text:p>
      <text:p text:style-name="P4">
2 . Employees of Shanghai Pudong Development Bank sits quietly to protest, dissatisfied with the significant salary reduction and reduction of benefits;</text:p>
      <text:p text:style-name="P4">
3 . China is unwilling to be a developed country, just for "driving Mercedes -Benz relief"?</text:p>
      <text:p text:style-name="P4">
4 . 90 British lawmakers need to take action against the freezing of people in exile for Hong Kong authorities;</text:p>
      <text:p text:style-name="P4">
5 . Eight Banner Publishing House editor Fucha was detained, and the cultural community in Taiwan called on the Chinese authorities to protect its judicial rights;</text:p>
      <text:p text:style-name="P4">
News Source: <text:a xlink:type="simple" xlink:href="https://www.rfa.org/mandarin/apr-audio/yp-05122023134412.html" text:style-name="Internet_20_link" text:visited-style-name="Visited_20_Internet_20_Link">
https://www.rfa.org/mandarin/apr-audio/yp-05122023134412.html</text:a>
</text:p>
      <!--NEWS-->
      <text:h text:style-name="P10" text:outline-level="1">
<text:span text:style-name="T4">
Britain's economic growth in the first three months of this year is 0.1%</text:span>
</text:h>
      <text:p text:style-name="P4">
Author: 联合早报 (Person)</text:p>
      <text:p text:style-name="P4">
Publisher: 联合早报 (Organization)</text:p>
      <text:p text:style-name="P4">
Published Time: 2023-05-12T15:57</text:p>
      <text:p text:style-name="P4">
Modified Time: 2023-05-12T16:07</text:p>
      <text:p text:style-name="P4">
Description: New data show that the British economy increased by 0.1%in the first three months of this year. Reuters reports that according to the data released by the National Bureau of Statistics (ONS) on Friday (May 12), although the accident accident in March fell by 0.3%, the GDP of Britain (G ... ...</text:p>
      <text:p text:style-name="P4">
Videos: []</text:p>
      <text:p text:style-name="P4">
Audios: []</text:p>
      <text:p text:style-name="P4">
Images: []</text:p>
      <text:p text:style-name="P4">
Type: NewsArticle</text:p>
      <text:p text:style-name="P4">
Breadcrumbs: ['即时', '国际']</text:p>
      <text:p text:style-name="P4">
Keywords: ['英国', '经济增长', '财政部长', '国内生产总值', '国家统计局']</text:p>
      <!--METADATA-->
      <text:p text:style-name="P4">
New data show that the British economy increased by 0.1%in the first three months of this year.</text:p>
      <text:p text:style-name="P4">
Reuters reported that according to the data released by the National Bureau of Statistics (ONS) on Friday (May 12), although the accident accident dropped by 0.3%in March, the GDP of Britain (GDP) in the United Kingdom (GDP) from January to March this year It still achieves 0.1%growth.</text:p>
      <text:p text:style-name="P4">
British Finance Hunter welcomed the latest GDP data.</text:p>
      <text:p text:style-name="P4">
Hunter issued a statement on Friday: "Economy is growing is good news, but in order to achieve the focus of government growth, we need to continue to focus on the competitive taxation structure, labor supply and productivity."</text:p>
      <text:p text:style-name="P4">
Most of the economists surveyed by Reuters predict that Britain will increase by 0.1%month -on -month, but it is expected that the growth of the last month of this quarter will remain stable.</text:p>
      <text:p text:style-name="P4">
Morgan Morgan, Statistics of the British Statistics of the United Kingdom: "The decline in output in March was caused by the general decline in the entire service industry."</text:p>
      <text:p text:style-name="P4">
He said: "Although the new license plate has been launched, the sales of automobiles are still at a historic low, which has continued the trend since the ups and downs of crown disease -the performance of the warehousing, distribution and retail industry this month."</text:p>
      <text:p text:style-name="P4">
Data show that the economic scale of Britain in the first three months of this year is still 0.5%lower than that of the fourth quarter of 2019 (shortcoming the crown disease), but the monthly calculation is 0.1%higher than February 2020.</text:p>
      <text:p text:style-name="P4">
The Bank of England predicts on Thursday (11th) that Britain will achieve a 0.25%growth in 2023, which is a weak expansion, but can avoid economic recession. The previous forecast was 0.5%of the economy.</text:p>
      <text:p text:style-name="P4">
News Source: <text:a xlink:type="simple" xlink:href="https://www.zaobao.com.sg/realtime/world/story20230512-1393899" text:style-name="Internet_20_link" text:visited-style-name="Visited_20_Internet_20_Link">
https://www.zaobao.com.sg/realtime/world/story20230512-1393899</text:a>
</text:p>
      <!--NEWS-->
      <text:h text:style-name="P10" text:outline-level="1">
<text:span text:style-name="T4">
The people in Taiwan live a bitter life? The contention of China's economic truth and the right to speak on both sides of the strait (Dai Zhongren/Shangguan Chaos) | Asia wants to talk about it</text:span>
</text:h>
      <text:p text:style-name="P4">
Author: None</text:p>
      <text:p text:style-name="P4">
Publisher: Radio Free Asia (Organization)</text:p>
      <text:p text:style-name="P4">
Published Time: 2023-05-12T16:00:00-04:00</text:p>
      <text:p text:style-name="P4">
Modified Time: 2023-05-12T14:09: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3" text:anchor-type="as-char" svg:width="6.9236in" svg:height="3.88615in" draw:z-index="0">
<draw:image xlink:href="../Images/rfamandarin/2023-05-12T16-00-00-04-00/000000.png" xlink:type="simple" xlink:show="embed" xlink:actuate="onLoad" draw:mime-type="image/png"/>
</draw:frame>
 <text:a xlink:type="simple" xlink:href="https://www.rfa.org/mandarin/duomeiti/yazhou-henxiangliao/yz-05122023115351.html/@@images/image" text:style-name="Internet_20_link" text:visited-style-name="Visited_20_Internet_20_Link">
</text:a>
Photo: RFA</text:p>
      <text:p text:style-name="P4">
In the decades of competition on both sides of the strait, the development of the economy and the bitterness of the people's days have always been the focus of cross -strait comparison. The confrontation during the Cold War often promoted the other party to live a bitter life. After the reform and opening up, mainland China knew that Taiwan had already integrated into the global modern economic system and lived a wealthy life. However, with the opening of China in the past thirty years, Deng Xiaoping encouraged some people to get rich first. Taiwan seems to have an envious psychology for China. The advantages and disadvantages of the two sides of the strait system have continued to become a debate.</text:p>
      <text:p text:style-name="P4">
Until Xi Jinping came to power, many left -leaning actions were taken, and it seemed that it was possible to go back to the Mao Zedong route. He claimed that he wanted to reverse many of the disadvantages of the market economy, but including strict clearing, digital RMB, cracking down on private enterprises, strict management industries, agriculture, many practices, but the economy went downhill. However, China's powerful foreign propaganda still promotes that the Chinese people live a good life, and the wolf diplomatic diplomacy is still. The concept of "east -rising and west" has penetrated into the hearts of Chinese people. Writers from Sichuan are currently in Taiwan's "Internet celebrity"#来自 来自, in depth in the show, explaining the life experience on both sides of the strait, and how to understand the context of cross -strait competition for words.</text:p>
      <text:p text:style-name="P4">
News Source: <text:a xlink:type="simple" xlink:href="https://www.rfa.org/mandarin/duomeiti/yazhou-henxiangliao/yz-05122023115351.html" text:style-name="Internet_20_link" text:visited-style-name="Visited_20_Internet_20_Link">
https://www.rfa.org/mandarin/duomeiti/yazhou-henxiangliao/yz-05122023115351.html</text:a>
</text:p>
      <!--NEWS-->
      <text:h text:style-name="P10" text:outline-level="1">
<text:span text:style-name="T4">
CNN News: Deputy Secretary of State Sherman is expected to leave in the summer</text:span>
</text:h>
      <text:p text:style-name="P4">
Author: 联合早报 (Person)</text:p>
      <text:p text:style-name="P4">
Publisher: 联合早报 (Organization)</text:p>
      <text:p text:style-name="P4">
Published Time: 2023-05-12T16:02</text:p>
      <text:p text:style-name="P4">
Modified Time: 2023-05-12T16:02</text:p>
      <text:p text:style-name="P4">
Description: The US CNN (CNN) quoted people familiar with the matter on Thursday (May 11) that US Deputy Secretary of State Sherman is expected to leave in the summer. CNN said it is unclear who will take over the position of Shelman. The report did not explain the reason for Sherman to leave.</text:p>
      <text:p text:style-name="P4">
Videos: []</text:p>
      <text:p text:style-name="P4">
Audios: []</text:p>
      <text:p text:style-name="P4">
Images: []</text:p>
      <text:p text:style-name="P4">
Type: NewsArticle</text:p>
      <text:p text:style-name="P4">
Breadcrumbs: ['即时', '国际']</text:p>
      <text:p text:style-name="P4">
Keywords: ['美国', '国务院', '美中关系']</text:p>
      <!--METADATA-->
      <text:p text:style-name="P4">
The US CNN (CNN) quoted people familiar with the matter on Thursday (May 11) that US Deputy Secretary of State Sherman is expected to leave in the summer.</text:p>
      <text:p text:style-name="P4">
CNN said it is unclear who will take over the position of Shelman.</text:p>
      <text:p text:style-name="P4">
The report did not explain the reason for Sherman to leave.</text:p>
      <text:p text:style-name="P4">
Shelman has a wealth of foreign policy experience. Since April 2021, he has served as Deputy Secretary of State of the United States and has participated in multiple policies in the Bayeng government, including US -China relations.</text:p>
      <text:p text:style-name="P4">
Intellectuals told Reuters that Secretary of State Brillings had previously handed over most of China policy affairs to Shelman.</text:p>
      <text:p text:style-name="P4">
According to a source, there may be some more movements in the State Council's personnel. The State Council's senior official Jameso ’Brien is most likely to be nominated as assistant Secretary of State of European affairs.</text:p>
      <text:p text:style-name="P4">
The State Council did not immediately respond to Reuters' comment requests.</text:p>
      <text:p text:style-name="P4">
News Source: <text:a xlink:type="simple" xlink:href="https://www.zaobao.com.sg/realtime/world/story20230512-1393900" text:style-name="Internet_20_link" text:visited-style-name="Visited_20_Internet_20_Link">
https://www.zaobao.com.sg/realtime/world/story20230512-1393900</text:a>
</text:p>
      <!--NEWS-->
      <text:h text:style-name="P10" text:outline-level="1">
<text:span text:style-name="T4">
Extreme drought crops apologize to India about 30 farmers commit suicide daily</text:span>
</text:h>
      <text:p text:style-name="P4">
Author: 联合早报 (Person)</text:p>
      <text:p text:style-name="P4">
Publisher: 联合早报 (Organization)</text:p>
      <text:p text:style-name="P4">
Published Time: 2023-05-12T16:04</text:p>
      <text:p text:style-name="P4">
Modified Time: 2023-05-12T16:04</text:p>
      <text:p text:style-name="P4">
Description: A research report pointed out that the impact of extreme drought on the harvest of crops has led to many Indian farmers to be trapped in debt dilemma and double pressure, and then pushed up suicide rates. On average, about 30 farmers chose to commit suicide per day. Reuters reports that according to the International Environment and Development Research Institute (IIED)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印度', '极端气候', '干旱', '农业']</text:p>
      <!--METADATA-->
      <text:p text:style-name="P4">
A research report pointed out that the impact of extreme drought on the harvest of crops has led to many Indian farmers to be trapped in debt dilemma and double pressure, and then pushed up suicide rates. On average, about 30 farmers chose to commit suicide per day.</text:p>
      <text:p text:style-name="P4">
Reuters reports that according to the latest reports released by the Institute of International Environment and Development (IIED), in the past two decades, under the influence of the problems such as drought, crop apology, and soaring animal feed prices in the past two decades, farmers make farmers the easiest to commit suicide in India's suicide. One of the groups.</text:p>
      <text:p text:style-name="P4">
IIED quoted India's latest criminal data that in 2021 alone, nearly 11,000 farmers, farmers and agricultural workers in India chose to live lightly, with an average of about 30 people daily. But experts estimate that the actual suicide figures will be higher.</text:p>
      <text:p text:style-name="P4">
IIED's chief researcher Ritu Bharadwaj said that the impact of climate change is the "pressure multiplier" of Indian farmers, especially when repeated droughts continue to exacerbate farmers' economic pressure. "</text:p>
      <text:p text:style-name="P4">
<draw:frame draw:style-name="fr1" draw:name="Image114" text:anchor-type="as-char" svg:width="6.9236in" svg:height="4.616267in" draw:z-index="0">
<draw:image xlink:href="../Images/zaobao world/2023-05-12T16-04/000000.png" xlink:type="simple" xlink:show="embed" xlink:actuate="onLoad" draw:mime-type="image/png"/>
</draw:frame>
Poverty, illiterate, lack of social security nets and other realistic barriers have blocked the retreat from some farmers to make a living in large cities, and eventually forced them to choose to be light. (Agence France -Presse)</text:p>
      <text:p text:style-name="P4">
According to a census report released by India in 2011, more than 250 million people in India were employed by agricultural and agricultural departments, and agricultural income was the basis for the vast majority of people.</text:p>
      <text:p text:style-name="P4">
Farmers' rights defenders said that although the Indian government has issued some assistance measures, including crop insurance and rural employment security plans, it is affected by problems such as insufficient budget or poor implementation.</text:p>
      <text:p text:style-name="P4">
Studies have pointed out that realistic barriers such as poverty, illiterate, and lack of social security networks have blocked the retreat of some farmers to make a living in large cities, and eventually forced them to choose to live.</text:p>
      <text:p text:style-name="P4">
Indian farmer Beida said: "We can only rely on agriculture, there are no other sources of income, and I have no other skills."</text:p>
      <text:p text:style-name="P4">
News Source: <text:a xlink:type="simple" xlink:href="https://www.zaobao.com.sg/realtime/world/story20230512-1393902" text:style-name="Internet_20_link" text:visited-style-name="Visited_20_Internet_20_Link">
https://www.zaobao.com.sg/realtime/world/story20230512-1393902</text:a>
</text:p>
      <!--NEWS-->
      <text:h text:style-name="P10" text:outline-level="1">
<text:span text:style-name="T4">
It's difficult to make core!OPPO announced the termination of chip research and development</text:span>
</text:h>
      <text:p text:style-name="P4">
Author: None</text:p>
      <text:p text:style-name="P4">
Publisher: Radio Free Asia (Organization)</text:p>
      <text:p text:style-name="P4">
Published Time: 2023-05-12T16:16:00-04:00</text:p>
      <text:p text:style-name="P4">
Modified Time: 2023-05-12T16:37: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5" text:anchor-type="as-char" svg:width="6.9236in" svg:height="4.612011in" draw:z-index="0">
<draw:image xlink:href="../Images/rfamandarin/2023-05-12T16-16-00-04-00/000000.png" xlink:type="simple" xlink:show="embed" xlink:actuate="onLoad" draw:mime-type="image/png"/>
</draw:frame>
The trademark of Chinese domestic mobile phone brand OPPO is located in a shopping mall in Shanghai. <text:a xlink:type="simple" xlink:href="https://www.rfa.org/mandarin/Xinwen/8-05122023161615.html/@@images/image" text:style-name="Internet_20_link" text:visited-style-name="Visited_20_Internet_20_Link">
</text:a>
Reuters information picture</text:p>
      <text:p text:style-name="P4">
China's domestic mobile phone brand OPPO announced on May 12 that it decided to terminate the chip research and development business. The Chinese media "Surging News" quoted OPPO's statement that in the face of the uncertainty of the global economy and mobile phone market, after careful consideration, the company decided to terminate the ZEKU business.</text:p>
      <text:p text:style-name="P4">
OPPO said in the statement that this is a difficult decision, which will properly handle related matters, and will continue to make products as always to continue to create value.</text:p>
      <text:p text:style-name="P4">
Zheku is the company responsible for OPPO's self -research chip business. "Surging News" reported that Zheku was headquartered in Shanghai and established a design branch in Beijing, Xi'an, Chengdu, the United States, and Japan. In August 2019. The Taiwan Central News Agency reported that at that time, Zheku sacrificed the talents of the industry, many of them from Huawei Hisilicon, Qualcomm, MediaTek and other chip design leaders.</text:p>
      <text:p text:style-name="P4">
Responsible editor: Chen Pinjie</text:p>
      <text:p text:style-name="P4">
News Source: <text:a xlink:type="simple" xlink:href="https://www.rfa.org/mandarin/Xinwen/8-05122023161615.html" text:style-name="Internet_20_link" text:visited-style-name="Visited_20_Internet_20_Link">
https://www.rfa.org/mandarin/Xinwen/8-05122023161615.html</text:a>
</text:p>
      <!--NEWS-->
      <text:h text:style-name="P10" text:outline-level="1">
<text:span text:style-name="T4">
Hong Kong Chief Executive Li Jiachao responded to Zunzi Comics suspension: Oppose the real message</text:span>
</text:h>
      <text:p text:style-name="P4">
Author: None</text:p>
      <text:p text:style-name="P4">
Publisher: Radio Free Asia (Organization)</text:p>
      <text:p text:style-name="P4">
Published Time: 2023-05-12T16:21:56-04:00</text:p>
      <text:p text:style-name="P4">
Modified Time: 2023-05-12T16:21: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6" text:anchor-type="as-char" svg:width="6.9236in" svg:height="4.612011in" draw:z-index="0">
<draw:image xlink:href="../Images/rfamandarin/2023-05-12T16-21-56-04-00/000000.png" xlink:type="simple" xlink:show="embed" xlink:actuate="onLoad" draw:mime-type="image/png"/>
</draw:frame>
Hong Kong Chief Executive Li Jiachao <text:a xlink:type="simple" xlink:href="https://www.rfa.org/mandarin/Xinwen/9-05122023161749.html/@@images/image" text:style-name="Internet_20_link" text:visited-style-name="Visited_20_Internet_20_Link">
</text:a>
Agence France -Presse information picture</text:p>
      <text:p text:style-name="P4">
Hong Kong Chief Executive Li Jiachao was asked on May 12 that when the Ming Pao's Zunzi comics discontinued incident, Hong Kong said that Hong Kong has freedom of press and freedom of speech, but must oppose any real, biased, misleading or slander. Responsible media agencies must also consider considering The information provided to the citizens should be responsible for public expectations, and media agencies should be responsible for the society.</text:p>
      <text:p text:style-name="P4">
Regarding Zunzi's work by the public library at the same time, Li Jiachao said that if books violate local laws such as the Hong Kong version of the National Security Law, or have bad awareness, they will be removed from the shelves.</text:p>
      <text:p text:style-name="P4">
This station previously reported that the Hong Kong media "Ming Pao" announced on May 11 that it ended the 40 -year cooperative relationship with the political cartoonist Zunzi, and the Hong Kong public library immediately removed Zunzi and his related works.</text:p>
      <text:p text:style-name="P4">
Responsible editor: Chen Pinjie</text:p>
      <text:p text:style-name="P4">
News Source: <text:a xlink:type="simple" xlink:href="https://www.rfa.org/mandarin/Xinwen/9-05122023161749.html" text:style-name="Internet_20_link" text:visited-style-name="Visited_20_Internet_20_Link">
https://www.rfa.org/mandarin/Xinwen/9-05122023161749.html</text:a>
</text:p>
      <!--NEWS-->
      <text:h text:style-name="P10" text:outline-level="1">
<text:span text:style-name="T4">
In the first quarter of Malaysia, GDP increased by 5.6% higher than market forecasts</text:span>
</text:h>
      <text:p text:style-name="P4">
Author: 联合早报 (Person)</text:p>
      <text:p text:style-name="P4">
Publisher: 联合早报 (Organization)</text:p>
      <text:p text:style-name="P4">
Published Time: 2023-05-12T16:23</text:p>
      <text:p text:style-name="P4">
Modified Time: 2023-05-12T16:24</text:p>
      <text:p text:style-name="P4">
Description: The GDP of Malaysia in the first quarter of this year (GDP) increased by 5.6%year -on -year, higher than the median value of market forecast, showing that the Malaysian economy had got rid of the crisis and restored to the level before the crown disease. "Xingzhou Daily" reported that Nuoshan, president of the State Bank of Malaysia (Central Bank) ...</text:p>
      <text:p text:style-name="P4">
Videos: []</text:p>
      <text:p text:style-name="P4">
Audios: []</text:p>
      <text:p text:style-name="P4">
Images: []</text:p>
      <text:p text:style-name="P4">
Type: NewsArticle</text:p>
      <text:p text:style-name="P4">
Breadcrumbs: ['即时', '国际']</text:p>
      <text:p text:style-name="P4">
Keywords: ['马来西亚', '经济发展', '国内生产总值']</text:p>
      <!--METADATA-->
      <text:p text:style-name="P4">
The GDP of Malaysia in the first quarter of this year (GDP) increased by 5.6%year -on -year, higher than the median value of market forecast, showing that the Malaysian economy had got rid of the crisis and restored to the level before the crown disease.</text:p>
      <text:p text:style-name="P4">
"Xingzhou Daily" reported that Nor Shanxia, president of the State Bank of Malaysia (Central Bank) on Friday (May 12), announced in the first quarter of the 2023 economic performance in Kuala Lumpur that family expenses continued to grow and increase investment activities. The employment market and the tourism industry have both improved and promoted economic growth.</text:p>
      <text:p text:style-name="P4">
Nuoshanxia said: "Overall, the economy has got rid of the crisis and is still increasing."</text:p>
      <text:p text:style-name="P4">
According to data released by the Central Bank of Malaysia, from January to March this year, Malaysia GDP increased by 4.6%, 6.6%, and 5.6%, respectively.</text:p>
      <text:p text:style-name="P4">
In the first quarter, the service industry increased by 7.3%, 3.2%of manufacturing, 0.9%of agriculture, 2.4%of mining, and 7.4%of the construction industry.</text:p>
      <text:p text:style-name="P4">
During the same period, private expenses increased by 5.9%, private investment 4.7%, and public investment 5.7%. However, public expenditure has been reduced by 2.2%.</text:p>
      <text:p text:style-name="P4">
News Source: <text:a xlink:type="simple" xlink:href="https://www.zaobao.com.sg/realtime/world/story20230512-1393906" text:style-name="Internet_20_link" text:visited-style-name="Visited_20_Internet_20_Link">
https://www.zaobao.com.sg/realtime/world/story20230512-1393906</text:a>
</text:p>
      <!--NEWS-->
      <text:h text:style-name="P10" text:outline-level="1">
<text:span text:style-name="T4">
U.S. extending 77 tariff exemptions for China and new crown -related products</text:span>
</text:h>
      <text:p text:style-name="P4">
Author: None</text:p>
      <text:p text:style-name="P4">
Publisher: Radio Free Asia (Organization)</text:p>
      <text:p text:style-name="P4">
Published Time: 2023-05-12T16:32:13-04:00</text:p>
      <text:p text:style-name="P4">
Modified Time: 2023-05-12T16:32: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7" text:anchor-type="as-char" svg:width="6.9236in" svg:height="5.1927in" draw:z-index="0">
<draw:image xlink:href="../Images/rfamandarin/2023-05-12T16-32-13-04-00/000000.png" xlink:type="simple" xlink:show="embed" xlink:actuate="onLoad" draw:mime-type="image/png"/>
</draw:frame>
US Trade Representative Office (USTR) badge <text:a xlink:type="simple" xlink:href="https://www.rfa.org/mandarin/Xinwen/10-05122023162310.html/@@images/image" text:style-name="Internet_20_link" text:visited-style-name="Visited_20_Internet_20_Link">
</text:a>
Associated Press information picture</text:p>
      <text:p text:style-name="P4">
The U.S. Trade Representative Office (USTR) stated in a statement on May 12 that the United States will extend the tariff exemption of the new crown epidemic period to the end of September at the end of September, and a total of 77 product tariff exemptions have been extended.</text:p>
      <text:p text:style-name="P4">
The statement stated that all 81 tariff exemptions related to the new crown epidemic will be extended to May 31st to leave the transition period. These tariff exemptions were scheduled to expire on May 15.</text:p>
      <text:p text:style-name="P4">
In February of this year, the Office of the US Trade Representative Office extended the public opinion of the public opinion of the 301 clauses in the import category of Chinese medical products related to the new crown. These exemptions were initially approved in December 2020. Since the continuity of the new crowns, these tariff exemptions have been extended several times.</text:p>
      <text:p text:style-name="P4">
Responsible editor: Chen Pinjie</text:p>
      <text:p text:style-name="P4">
News Source: <text:a xlink:type="simple" xlink:href="https://www.rfa.org/mandarin/Xinwen/10-05122023162310.html" text:style-name="Internet_20_link" text:visited-style-name="Visited_20_Internet_20_Link">
https://www.rfa.org/mandarin/Xinwen/10-05122023162310.html</text:a>
</text:p>
      <!--NEWS-->
      <text:h text:style-name="P10" text:outline-level="1">
<text:span text:style-name="T4">
Türkiye: The Black Sea Grain Agreement will be extended</text:span>
</text:h>
      <text:p text:style-name="P4">
Author: 联合早报 (Person)</text:p>
      <text:p text:style-name="P4">
Publisher: 联合早报 (Organization)</text:p>
      <text:p text:style-name="P4">
Published Time: 2023-05-12T16:50</text:p>
      <text:p text:style-name="P4">
Modified Time: 2023-05-12T20:15</text:p>
      <text:p text:style-name="P4">
Description: Turkish Defense Minister Akar said that the agreement party is about to reach a consensus, and the Black Sea Food Agreement will be postponed. Comprehensive Reuters and Agence France -Presse reported that Hulusi Akar said in a statement issued by the Turkish Ministry of Defense on Friday (May 12): "(... (...</text:p>
      <text:p text:style-name="P4">
Videos: []</text:p>
      <text:p text:style-name="P4">
Audios: []</text:p>
      <text:p text:style-name="P4">
Images: []</text:p>
      <text:p text:style-name="P4">
Type: NewsArticle</text:p>
      <text:p text:style-name="P4">
Breadcrumbs: ['即时', '国际']</text:p>
      <text:p text:style-name="P4">
Keywords: ['俄罗斯', '乌克兰', '土耳其', '粮食']</text:p>
      <!--METADATA-->
      <text:p text:style-name="P4">
Turkish Defense Minister Akar said that the agreement party is about to reach a consensus, and the Black Sea Food Agreement will be postponed.</text:p>
      <text:p text:style-name="P4">
Comprehensive Reuters and Agence France -Presse reported that Hulusi Akar said in a statement issued by the Turkish Ministry of Defense on Friday (May 12): "((all parties) are approaching the agreement to extend the term of the grain agreement."</text:p>
      <text:p text:style-name="P4">
"Black Sea Grain Export Initiative" will expire next Thursday (18th). Moscow is blocked by Russian grains and chemical fertilizers, threatening to withdraw from this agreement.</text:p>
      <text:p text:style-name="P4">
However, the Kremlin responded on the same day that the previous calls by Russian President Putin and Turkish President Erdogan will not resolve the deadlock in the agreement.</text:p>
      <text:p text:style-name="P4">
Ke Palace spokesman Peskov reiterated that Moscow will only extend the agreement in the agreement content.</text:p>
      <text:p text:style-name="P4">
The Kremlin said on Thursday (11th) that if necessary, Russian President Putin could extend the agreement with Turkish President Erdogan in a short period of time, but there is no such plan at present.</text:p>
      <text:p text:style-name="P4">
The United States and British governments put pressure on the Russian government this week, asking Moscow to extend this agreement again, and accused Russia of using this advantage to plus the global grain crisis.</text:p>
      <text:p text:style-name="P4">
News Source: <text:a xlink:type="simple" xlink:href="https://www.zaobao.com.sg/realtime/world/story20230512-1393909" text:style-name="Internet_20_link" text:visited-style-name="Visited_20_Internet_20_Link">
https://www.zaobao.com.sg/realtime/world/story20230512-1393909</text:a>
</text:p>
      <!--NEWS-->
      <text:h text:style-name="P10" text:outline-level="1">
<text:span text:style-name="T4">
Column | Weekend Tea House: Why do China taboo World Press Freedom Day?</text:span>
</text:h>
      <text:p text:style-name="P4">
Author: None</text:p>
      <text:p text:style-name="P4">
Publisher: Radio Free Asia (Organization)</text:p>
      <text:p text:style-name="P4">
Published Time: 2023-05-12T16:52:33-04:00</text:p>
      <text:p text:style-name="P4">
Modified Time: 2023-05-12T16:52:33-04:00</text:p>
      <text:p text:style-name="P4">
Description: None</text:p>
      <text:p text:style-name="P4">
Videos: []</text:p>
      <text:p text:style-name="P4">
Audios: ["<text:a xlink:type="simple" xlink:href="https://www.rfa.org/mandarin/zhuanlan/teahouse/tea-0512202315182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3.796813in" draw:z-index="0">
<draw:image xlink:href="../Images/rfamandarin/2023-05-12T16-52-33-04-00/000000.png" xlink:type="simple" xlink:show="embed" xlink:actuate="onLoad" draw:mime-type="image/png"/>
</draw:frame>
China's freedom of pressing in the world is the second in the world. The picture shows the World Press Freedom Index in 2023. Screenshot of the official website of no borders reporters <text:a xlink:type="simple" xlink:href="https://www.rfa.org/mandarin/zhuanlan/teahouse/tea-05122023151823.html/@@stream" text:style-name="Internet_20_link" text:visited-style-name="Visited_20_Internet_20_Link">
</text:a>
May 3 this year is the 30th anniversary of the World Press Freedom Day established by the United Nations. One of the purpose of the UNESCO is to maintain and promote freedom of speech and the independence and diversification of the media. On the World Freedom Day this year, one of the focus of UNESCO's activities is to focus on the new risks faced by media and reporters in the digital era.</text:p>
      <text:p text:style-name="P4">
On the occasion of World Press Freedom, the head of the Western government emphasizes the importance of press freedom. But why is the Chinese government and the official media silent? After the fire of Beijing Changfeng Hospital, why do some netizens think that the Chinese news media is dead? Our "Weekend Tea House" program, please analyze the former Chinese media person, who closely observe the situation of Chinese press freedom.</text:p>
      <text:p text:style-name="P4">
Non -governmental organizations who are concerned about the rights and interests of reporters overseas have recently ranked the degree of freedom of press freedom of 180 countries in the world. Nordic countries Norway are the first for 7 consecutive years, and China is the second in China, second only to North Korea. From the perspective of non -border reporters, China is the largest prison in the world's prisoner, with more than 100 reporters. The Chinese official Xinhua News Agency reported in the past that reporters have described non -borders as anti -China organizations that discredit China.</text:p>
      <text:p text:style-name="P4">
So, what is the significance of the summary of Chinese journalists without borders? What is the fundamental reason for the continuous decline in China's press? We invited the former Chinese media and current affairs analysts who lived in the United States to analyze Lu.</text:p>
      <text:p text:style-name="P4">
U.S. President Biden stated in a statement issued by the White House that freedom of pressing is a pillar of democracy. It enables our government and society to make self -criticism and self -correction. Guardian.</text:p>
      <text:p text:style-name="P4">
Liberty Asia's "Weekend Tea House" special program time is half an hour, paying attention to hot topics of people's livelihood in China. Welcome everyone to forward our program links online.</text:p>
      <text:p text:style-name="P4">
Moderator Xiaoan's social media:</text:p>
      <text:p text:style-name="P4">
Twitter account: https://twitter.com/xiaoan000</text:p>
      <text:p text:style-name="P4">
Facebook account: https://www.facebook.com/pei.an.58</text:p>
      <text:p text:style-name="P4">
The view of the interviewed by Radio Free Asia does not necessarily represent the position of Radio Free Asia.</text:p>
      <text:p text:style-name="P4">
News Source: <text:a xlink:type="simple" xlink:href="https://www.rfa.org/mandarin/zhuanlan/teahouse/tea-05122023151823.html" text:style-name="Internet_20_link" text:visited-style-name="Visited_20_Internet_20_Link">
https://www.rfa.org/mandarin/zhuanlan/teahouse/tea-05122023151823.html</text:a>
</text:p>
      <!--NEWS-->
      <text:h text:style-name="P10" text:outline-level="1">
<text:span text:style-name="T4">
Perverted pepper: Please leave the evil wolf</text:span>
</text:h>
      <text:p text:style-name="P4">
Author: None</text:p>
      <text:p text:style-name="P4">
Publisher: Radio Free Asia (Organization)</text:p>
      <text:p text:style-name="P4">
Published Time: 2023-05-12T17:11:32-04:00</text:p>
      <text:p text:style-name="P4">
Modified Time: 2023-05-12T17:11: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3.88615in" draw:z-index="0">
<draw:image xlink:href="../Images/rfamandarin/2023-05-12T17-11-32-04-00/000000.png" xlink:type="simple" xlink:show="embed" xlink:actuate="onLoad" draw:mime-type="image/png"/>
</draw:frame>
 <text:a xlink:type="simple" xlink:href="https://www.rfa.org/mandarin/biantailajiaomanhua/pepper-05122023165427.html/@@images/image" text:style-name="Internet_20_link" text:visited-style-name="Visited_20_Internet_20_Link">
</text:a>
Photo: RFA</text:p>
      <text:p text:style-name="P4">
After a Chinese diplomat attempt to threaten a Canadian politician and his family in Ottawa, and then decided to list him as an unpopular person, Beijing returned to his teeth, and China and Canada had a storm of mutual diplomats. The Chinese Canadian member became a nail in Beijing because he proposed a motion in Congress to condemn China for the rude treatment of his ethnic minorities. The "War Wolf" diplomats of the claws and teeth have already tried to suppress the criticism and opponent of exile opponents in several countries, which aroused concern for China's diplomatic influence.</text:p>
      <text:p text:style-name="P4">
News Source: <text:a xlink:type="simple" xlink:href="https://www.rfa.org/mandarin/biantailajiaomanhua/pepper-05122023165427.html" text:style-name="Internet_20_link" text:visited-style-name="Visited_20_Internet_20_Link">
https://www.rfa.org/mandarin/biantailajiaomanhua/pepper-05122023165427.html</text:a>
</text:p>
      <!--NEWS-->
      <text:h text:style-name="P10" text:outline-level="1">
<text:span text:style-name="T4">
Column | Night Talk Zhongnanhai: The content of the article of Liu Asia 22 years ago made the patriotic soldiers desperate to die</text:span>
</text:h>
      <text:p text:style-name="P4">
Author: None</text:p>
      <text:p text:style-name="P4">
Publisher: Radio Free Asia (Organization)</text:p>
      <text:p text:style-name="P4">
Published Time: 2023-05-12T17:13:56-04:00</text:p>
      <text:p text:style-name="P4">
Modified Time: 2023-05-12T17:13:56-04:00</text:p>
      <text:p text:style-name="P4">
Description: None</text:p>
      <text:p text:style-name="P4">
Videos: []</text:p>
      <text:p text:style-name="P4">
Audios: ["<text:a xlink:type="simple" xlink:href="https://www.rfa.org/mandarin/zhuanlan/yehuazhongnanhai/gx-051220231552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0" text:anchor-type="as-char" svg:width="6.9236in" svg:height="3.88615in" draw:z-index="0">
<draw:image xlink:href="../Images/rfamandarin/2023-05-12T17-13-56-04-00/000000.png" xlink:type="simple" xlink:show="embed" xlink:actuate="onLoad" draw:mime-type="image/png"/>
</draw:frame>
Liu Ya's "Golden Gate Battle Review" old text segment <text:a xlink:type="simple" xlink:href="https://www.rfa.org/mandarin/zhuanlan/yehuazhongnanhai/gx-05122023155241.html/@@images/image" text:style-name="Internet_20_link" text:visited-style-name="Visited_20_Internet_20_Link">
</text:a>
Web image  <text:a xlink:type="simple" xlink:href="https://www.rfa.org/mandarin/zhuanlan/yehuazhongnanhai/gx-05122023155241.html/@@stream" text:style-name="Internet_20_link" text:visited-style-name="Visited_20_Internet_20_Link">
</text:a>
Articles such as "High -level Cultivation", "Talent in the Army", and "Chinese Eagle" by the CCP's official media articles, etc. a feeling of. It even felt that not only did it damn itself, but the entire Chinese nation damned; the Communist Party, which is not democracy, is not free, and autocracy, and of course, the Communist Party, who has not done anything beneficial to the people;</text:p>
      <text:p text:style-name="P4">
The previous article in this column "Is Liu Asia really opposed to force attack?" "It has been introduced if he carefully discussed the article" Golden Gate Campaign "of Liu Asia, and it should not be concluded that Liu Asia opposed the conclusion of" force attack Taiwan "or" martial arts ". On the contrary, the masterpiece of Liu Asia 22 years ago was not precisely to promote "defeat in Taiwan". The purpose of the writing was to remind the entire party and the army, but also reminded that in the internal speech that "Taiwan must have a battle in Taiwan". Jiang Zemin, then general secretary of the Communist Party of China: "Only by seriously absorbing the blood of the battle of Kinmen can we stabilize the left coupon in the future battle of the Taiwan Strait."</text:p>
      <text:p text:style-name="P4">
However, in the critical article, Mao Zuo, Mao Zuo, Mainland China, rebuked the article "The entire" Golden Gate Battle Review ". "Fighting spirit", appreciated, fortunately.</text:p>
      <text:p text:style-name="P4">
The authors who wrote such a batch of Liu articles based on Liu Yaia have visited Golden Gate and "visited the memorial hall of others" as proof. Conclusion "The Golden Gate Battle of Liu Asia was cheering for the Jiang Bandit Army, cracking down on the morale of the PLA, and attempting to scare the pace of liberating Taiwan. After reading Liu's Golden Gate Campaign review, it feels like that the PLA can no longer be able to fight against the bandits and liberate Taiwan with force. Of course, you don't have to think about it. "</text:p>
      <text:p text:style-name="P4">
In fact, objective evaluation, Liu Ya's "Golden Gate Campaign Review" can expose some of the "dark sides" of the Chinese Communist Party's history and can be regarded as "anti -thief" as follows. More than 4,000 people, of which 3,000 were repatriated to the mainland by fishing boats in batches in 1952. These 3,000 people were expelled from the party and military, and returned to their hometown to plant land. Some people were designated as traitors and sentenced to prison. The Cultural Revolution. Among them, all three thousand people were criticized, and even farmers could not be spared. In their own words, they said: "Three days of suffering and suffering for thirty years. "After 1983, the restoration policy for this group of suffering soldiers was nothing but a little money, restoring the party, and dealing with military issues according to re -employment. Many of them were no longer in the world due to hungry, illness, criticism, and age. . The living people are over seventy years old, and Huafa flutter. This is the same life. The assistant of the assists Chen Zhiwen was unyielding after being captured. Review, for the restoration of the party, for more than 30 years of grievances, he was grown up. Due to excessive excitement, sudden heart disease, sudden death. Blessing has never enjoyed. Life is thin ... '. "</text:p>
      <text:p text:style-name="P4">
that is it!</text:p>
      <text:p text:style-name="P4">
Due to space limited, the author cannot analyze Liu Asia's "Golden Gate Campaign" in detail, but based on this, "can the left coupon in the future in Taiwan" It is a comment article "Military News Network" saying "Based on History as a lesson and frustration in the past." The</text:p>
      <text:p text:style-name="P4">
I have read all the Liu Zuo's articles in mainland China that can be searched online, and found that many of them are discussing the "argument" of the U.S. military in the "Golden Gate Battle Review" in Liu Asia. The aspirations of the enemy, destroy your own Will. "</text:p>
      <text:p text:style-name="P4">
In his "Kinmen Battle Review", Liu Yaa specifically reminded that "history is textbook. Historical experience is worth noting. In the future, I must do a good job in the third force in Taiwan."</text:p>
      <text:p text:style-name="P4">
Liu Yaia said: "This third force may be Japan, mainly the United States."</text:p>
      <text:p text:style-name="P4">
Please note that this sentence was written 22 years ago.</text:p>
      <text:p text:style-name="P4">
Nowadays, since the slogan of Japan's "something happened in Taiwan", the increasing deterioration of Sino -Japanese relations and the actual formation of the Asian "Little NATO" have made the world firmly believe that once the Taiwan Strait started war, Japan has nothing to be indifferent. However, the Sino -Japanese relations 22 years ago were just "honeymoons". At that time, Liu Asia had listed Japan as "the third force" of the CCP's fight against Taiwan in Taiwan, which was indeed foresight.</text:p>
      <text:p text:style-name="P4">
In addition, as early as 7 years ago, in October 2015, Liu Asia also published an article entitled "Seeing and Japanese Relations from the Diaoyu Islands". He wrote: The continuous confrontation between China and Japan will make China and Japan go further and further, and get closer and closer to the direction of war. Once China and Japan fall into a military conflict, there is only one choice for China, and it must be won without retreat.</text:p>
      <text:p text:style-name="P4">
When published this article, Liu Asia was practicing his strong army dream on the throne of his National Defense University Political Commissar. A few months after this article was published, Xi Jinping led all members of the Central Military Commission to the National Defense University. At that time, the CCP official media at that time also specially used the "How strong is the general Liu Asia?" "Published a special report on the title, specially distributed photos of Liu Yaia explained to Xi Jinping, in detail the published articles published by Liu Asia, known as" high -level gall "," talents in the army ", and" Chinese eagle ". Japanese relations, Sino -US relations, military reforms, etc., are more tough. At the same time, he will also make remarks about anti -corruption of the army, and the words are sharp. "</text:p>
      <text:p text:style-name="P4">
And just as the CCP media called Liu Asia and his important theoretical assistant at the then National Defense University, while calling the "Chinese Eagle", in the eyes of a group of Mao Zuo, he was completely opposite.</text:p>
      <text:p text:style-name="P4">
In our previous article, Liu Asia has introduced in his "Golden Gate Battle Review" and said: "I can assert that once the Taiwan Strait War broke out, the United States will inevitably participate in the war. There are four reasons: ① The 21st century that the United States has curbed China in the 21st century. The rise as the preferred goal. ② Taiwan has geopolitical conditions that the United States and Japan must value. ③ The United States' commitment to the security of Taiwan. ④ The value concept of Americans. It is not the United States if it does not interfere with the sovereignty of other countries. Yesterday, we learned the principle of "the power out of the gun in the gun" from Chiang Kai -shek. Today, we should learn the principle of "sovereignty in the gun" from the Americans. Prepare to fight against the U.S. military ... "However, it was obviously that Liu Yaia wrote here 22 years ago, and then joined the following paragraph: "In fact, in the several sets of the U.S. military that have formulated me to fight me, the third set of schemes are very similar to 'Kamika Fengfeng ', The original text is as follows: "Let China complete more than 200,000 people, and then suddenly intervene in regaining the production of air, sea right, and blocking the Taiwan Strait. The Chinese army was marching the Taiwan Army Siege. This solution can give China a great political blow, which is shocking and destroying the fighting will to fight the Chinese army in the mainland. "</text:p>
      <text:p text:style-name="P4">
22 years ago, did the United States have a few sets of "combat plans" to prevent the Chinese commitment and how Liu Yaia knew, but it was obviously what Liu Yaia said here. Strikes, the fighting will of the Chinese army that is shocked and destroyed in the mainland of the mainland, "made Mao Zuo and patriotic thieves unable to use it. It is believed that Liu Asia is "the ambition of growing enemies and destroying his own prestige." With the objective introduction and analysis of the strength of the U.S. military in other works of Liu Asia, the "upper limit of the outline", he has become the "fifth column" hidden in the army, the drum player with universal values, the Chinese army of the Chinese army, the Chinese army. The number one traitor, the leader of the lead party, and so on.</text:p>
      <text:p text:style-name="P4">
Since the news of Hong Kong's "might be sentenced to death" in Hong Kong earlier this year's Ming Dynasty, Mao Zuo immediately set off a climax of Liu again, a article published in "Hometown of Black", signed "Old Man Comment" " Looking back at Liu Asia ", at the beginning of this century, 20 years ago, Liu Asia's reputation rose, such as the middle and heaven, known as a thinker, strategist, and theorist. Although Liu's book is not officially published, there are printed products sold at several bookstores near the National University and Military Sciences. Some colleges and universities of the army are also "stolen" Liu's book for sale. You can also see.</text:p>
      <text:p text:style-name="P4">
The author of Liu, who claimed to be a "youth soldier" 20 years ago, recalled: I also read Liu Asia's article at that time, such as "Jiashen Re -Festival" and "Golden Gate Campaign Review". At that time, I was also young and impatient. Liu Asia's article is indeed smooth, abrupt, fascinating, and make people have an urge to read it. However, Liu Asia's remarks and the education we have previously received were not only in content, but also emotionally, positioning, and thinking methods, completely opposed and incompatible. After reading Liu Asia's article, I felt that the party history, military history, Maoxuan, and Marxist -Leninist philosophy I have learned before are completely wrong, outdated, and useless. At that time, I was still a young soldier. After reading Liu's article, I felt very desperate and felt like I was dying: not only did I feel damn, but I also felt that the entire Chinese nation was damn. There is no future and no meaning; the Communist Party is damn, a party that is not democratic, unwilling, or an autocracy, and a party that has not done anything to the people, of course, damn; Unable to stand up, there is no qualification to compare with the US military.</text:p>
      <text:p text:style-name="P4">
An article that makes people so frustrating, I think, it is not a good article. Jiashen re -sacrifice, wiping our ancestors whatever black and dark, there was nothing to do. The Kinmen Battle review, and the PLA was wiped out, and it was useless. At that time, the U.S. military was so "powerful". In Liu Ya's words, it would fight who he wanted to fight, and there were no opponents. The PLA is so small that no matter what aspect of it, is there any need for the U.S. military?</text:p>
      <text:p text:style-name="P4">
The "young soldiers" more than 20 years ago continued to criticize: In the Jiashen Re -Festival, Liu Yaia regarded Manqing as the savior of the Han and Chinese culture, and even the three slaughter of Yangzhou and Jiading, which became the reborn of Chinese culture. The necessary costs are not only criticized. On the contrary, we must also be grateful and grateful for the pavilion of the Qing people. Shocking -How can the senior general of the PLA have such ridiculous remarks? Moreover, it is still sought after, and hardly hear the sound of criticism.</text:p>
      <text:p text:style-name="P4">
In particular, when Liu Asia launched several aggressive wars such as Iraq, Afghanistan war, and Kosovo war in the United States, not only did not criticize the United States hegemony, but also said that such a great nation in the United States does not rule the world. A tone with the then Phoenix Satellite TV ... Although Chongyang Meiwai and the nation were self -prolonged at the time, it was rare to be as humble as Liu Asia, praising hegemonism, and praising Chinese enemies.</text:p>
      <text:p text:style-name="P4">
Based on this, the author of Liu strongly questioned: "If Liu (Asia), like a character of the Land Revolution, will he participate in the Land Revolution in the face of the powerful Kuomintang reactionary forces? Will he retire the party? Will he not rebel? If he was a senior general of the Kuomintang during the War of Resistance Against Japan, can he insist on the War of Resistance? Will he not surrender? Will he actively fight against Communist and negatively fight against Japan? If he is a senior general at the beginning of the founding of the People's Republic of China, he dares to Will he participate in the United States and Aid the DPRK? Will he support the United States and Aid the DPRK? I wonder. "</text:p>
      <text:p text:style-name="P4">
Not only was a large number of special batch of Liu Asia, but the "young soldiers" 20 years ago also put some "eagle factions" in the Chinese army and recognized by the CCP of Mainland China and the Chinese Army. He said: After Liu Ren's school's political commissar, a number of experts and scholars in the military had been known to the military. A major general is called the "Eagle School", but it also proposed that "saving the United States is to save China", from the National University of China; during the Russian and Ukraine War, it was said that Russia adopted a form of "abandoned by human civilization". The surname of the surname also came from the National University of China; the Americans had the help of aliens, and made China believe that it was favorable. This ridiculous style of Liu is not only not criticized, but also considered "eclectic use of talents."</text:p>
      <text:p text:style-name="P4">
The "Gongwen School" here undoubtedly refers to Gong Bin, his "cross -border" and "extraordinary" and which "Major General" once referred to "North Korea is a disaster in China", and the author will be under the column. The article is involved. The "patent owner" that "saving the United States is to save China" above should be Qiao Liang, a Professor of the Air Force of the PLA and a professor of the Air Force Command School.</text:p>
      <text:p text:style-name="P4">
On June 23, 2009, "Global Times" published the famous "Super Limited War" author Qiao Liang's theory "Save the United States is to save China." According to Qiao Liang: The increasingly strong national strength of China will inevitably promote the rise of domestic confidence. However, at this time, when talking about China's independent national and international strategy, it is actually a bit arrogant, because almost all domestic or foreign policies in China are deeply affected by the United States. Basically all policies must consider the US response. This is A stealth clue in my country's decision -making. China is still tied to the US economic circle. As the main product processing plant and product provider in the United States, China talks about the thinking of great powers. The strategy of the great country must consider the US factors. This is a kind of helplessness in China today.</text:p>
      <text:p text:style-name="P4">
For the above reasons, Qiao Liang believes that China now has to help the United States anyway, and the United States cannot collapse. In fact, saving the United States is to save China. This is a topic that we must face even if we hate itching. The reason why the United States crash is that the sinking of the American ship will drag the ships next to the sea. However, except for the United States, there is no big country today that can maintain or create a brand new international order. Only the United States still has this power and appeal now. Although the power of the United States has obviously weakened, it is still not alternative. No country can replace the United States today, and the US dollar is still the most valued currency in the world.The last sentence of Qiao Liang's article is: I can't be optimistic about the United States, but China still needs to be patient with the United States!(This episode is chaired and broadcast by high -tech)(The article only represents the personal position and point of view of the special commentator))</text:p>
      <text:p text:style-name="P4">
News Source: <text:a xlink:type="simple" xlink:href="https://www.rfa.org/mandarin/zhuanlan/yehuazhongnanhai/gx-05122023155241.html" text:style-name="Internet_20_link" text:visited-style-name="Visited_20_Internet_20_Link">
https://www.rfa.org/mandarin/zhuanlan/yehuazhongnanhai/gx-05122023155241.html</text:a>
</text:p>
      <!--NEWS-->
      <text:h text:style-name="P10" text:outline-level="1">
<text:span text:style-name="T4">
Significant signs of recovery between China and Australia? Chinese Foreign Minister Qin Gang is expected to visit Australia in July</text:span>
</text:h>
      <text:p text:style-name="P4">
Author: chinese@voanews.com (杨安)</text:p>
      <text:p text:style-name="P4">
Publisher: 美国之音中文网 (Type: NewsMediaOrganization)</text:p>
      <text:p text:style-name="P4">
Published Time: 2023-05-12T17:22:52+08:00</text:p>
      <text:p text:style-name="P4">
Modified Time: 2023-05-12 09:22:52Z</text:p>
      <text:p text:style-name="P4">
Description: According to Hong Kong's "South China Morning Post" report on Friday (May 12), Chinese Foreign Minister Qin Gang is expected to visit Canberra, Australia in July, which will be the latest "peer interview" between the two countries.</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qin-gang-to-visit-australia-20230512/7090259.html" text:style-name="Internet_20_link" text:visited-style-name="Visited_20_Internet_20_Link">
https://www.voachinese.com/a/qin-gang-to-visit-australia-20230512/7090259.html</text:a>
</text:p>
      <!--NEWS-->
      <text:h text:style-name="P10" text:outline-level="1">
<text:span text:style-name="T4">
The market measures the high -end European stocks such as the upper limit of the US bond and the inflation</text:span>
</text:h>
      <text:p text:style-name="P4">
Publisher: 法新社</text:p>
      <text:p text:style-name="P4">
Published Time: 2023-05-12T17:32:08+00:00</text:p>
      <text:p text:style-name="P4">
Modified Time: 2023-05-12T17:20:04+00:00</text:p>
      <text:p text:style-name="P4">
Description: (Agence France -Presse, London, 12th) Investors have measured the U.S. debt limit, US -China talks, and more economic slowdown signs. The European stock market closed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1" text:anchor-type="as-char" svg:width="6.9236in" svg:height="3.617581in" draw:z-index="0">
<draw:image xlink:href="../Images/rficn/2023-05-12T17-32-08-00-00/000000.png" xlink:type="simple" xlink:show="embed" xlink:actuate="onLoad" draw:mime-type="image/png"/>
</draw:frame>
The London FTSE 100 Index rose 24.04 points or 0.31%, at 7754.62 points.</text:p>
      <text:p text:style-name="P4">
The Frankfurt DAX Index rose 78.91 points or 0.50%, at 15913.82 points.</text:p>
      <text:p text:style-name="P4">
The Paris CAC 40 index rose 33.07 points or 0.45%to 7414.85 points. (Translator: Xu Ruicheng)</text:p>
      <text:p text:style-name="P4">
News Source: <text:a xlink:type="simple" xlink:href="https://www.rfi.fr/cn/%E8%B4%A2%E7%BB%8F%E5%BF%AB%E8%AE%AF/20230512-%E5%B8%82%E5%9C%BA%E8%A1%A1%E9%87%8F%E7%BE%8E%E5%80%BA%E4%B8%8A%E9%99%90%E5%92%8C%E9%80%9A%E8%86%A8%E7%AD%89%E8%AE%AE%E9%A2%98-%E6%AC%A7%E8%82%A1%E6%94%B6%E9%AB%98" text:style-name="Internet_20_link" text:visited-style-name="Visited_20_Internet_20_Link">
https://www.rfi.fr/cn/%E8%B4%A2%E7%BB%8F%E5%BF%AB%E8%AE%AF/20230512-%E5%B8%82%E5%9C%BA%E8%A1%A1%E9%87%8F%E7%BE%8E%E5%80%BA%E4%B8%8A%E9%99%90%E5%92%8C%E9%80%9A%E8%86%A8%E7%AD%89%E8%AE%AE%E9%A2%98-%E6%AC%A7%E8%82%A1%E6%94%B6%E9%AB%98</text:a>
</text:p>
      <!--NEWS-->
      <text:h text:style-name="P10" text:outline-level="1">
<text:span text:style-name="T4">
Column | Interpretation of Xinjiang: Uighurs are banned from praying for Eid, and the Thai Refugee Detention Center provokes controversy</text:span>
</text:h>
      <text:p text:style-name="P4">
Author: None</text:p>
      <text:p text:style-name="P4">
Publisher: Radio Free Asia (Organization)</text:p>
      <text:p text:style-name="P4">
Published Time: 2023-05-12T17:37:01-04:00</text:p>
      <text:p text:style-name="P4">
Modified Time: 2023-05-12T17:37:01-04:00</text:p>
      <text:p text:style-name="P4">
Description: None</text:p>
      <text:p text:style-name="P4">
Videos: []</text:p>
      <text:p text:style-name="P4">
Audios: ["<text:a xlink:type="simple" xlink:href="https://www.rfa.org/mandarin/zhuanlan/jieduxinjiang/xinjiang-0512202315260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2" text:anchor-type="as-char" svg:width="6.9236in" svg:height="4.612011in" draw:z-index="0">
<draw:image xlink:href="../Images/rfamandarin/2023-05-12T17-37-01-04-00/000000.png" xlink:type="simple" xlink:show="embed" xlink:actuate="onLoad" draw:mime-type="image/png"/>
</draw:frame>
Xinjiang Uyghur people pray in Aidili Mosque in Kashgar City <text:a xlink:type="simple" xlink:href="https://www.rfa.org/mandarin/zhuanlan/jieduxinjiang/xinjiang-05122023152603.html/@@images/image" text:style-name="Internet_20_link" text:visited-style-name="Visited_20_Internet_20_Link">
</text:a>
Agence France -Presse data map <text:a xlink:type="simple" xlink:href="https://www.rfa.org/mandarin/zhuanlan/jieduxinjiang/xinjiang-05122023152603.html/@@stream" text:style-name="Internet_20_link" text:visited-style-name="Visited_20_Internet_20_Link">
</text:a>
Hello everyone, my friends, I am Chen Aizheng, welcome you to interpret Xinjiang with me. According to local residents and police, in many places in Xinjiang Uygur Autonomous Region, the Chinese authorities ban up most Uighurs pray in mosques and even homes during the Eid. The elderly in some areas are allowed to go to the local mosque during the police observation. The end of the end of the Islamic Ramadan. The recent death of Uighurs in the Thai refugee detention center has caused alertness of human rights groups. They call for better medical services and asylum procedures for Uighur refugees. The activists also demanded that the Uighurs were being held in the Thai immigration detention center. In this episode, we will learn more about the situation together.</text:p>
      <text:p text:style-name="P4">
According to sources, during the Eid of Eid on April 20th to 21st this year, people aged 60 and over were allowed to pray in the local mosque under the police closely monitoring.</text:p>
      <text:p text:style-name="P4">
Since 2017, China has restricted or prohibited the national customs and religious rituals of Uighurs, mainly Muslims, to eliminate "religious extremism".</text:p>
      <text:p text:style-name="P4">
Sources also said that during this year's most important Muslim festival, the Xinjiang authorities patrolled the streets of the city and searched their houses to prevent people from praying secretly at home.</text:p>
      <text:p text:style-name="P4">
An administrator at Yarkowruk, Aksu area, said a mosque there was open for prayer for Eid. The employee said,</text:p>
      <text:p text:style-name="P4">
"Our police go to the mosque to observe. I don't know if people need to obtain a permission to go to the mosque because I have never been there."</text:p>
      <text:p text:style-name="P4">
Similarly, an official of the local police station said that there was only one mosque in Bloom Township, Bon City, Bon City, but only when residents over 60 years old were willing to pray.</text:p>
      <text:p text:style-name="P4">
He added that the government issued a notice that people under the age of 60 cannot pray in Eid.</text:p>
      <text:p text:style-name="P4">
Police at the township police station said that there were only a dozen Uyghur elders who participated in the Eid of Eid in the mosque to the mosque. Three policemen and several auxiliary policemen observed and recorded the names of the Uighurs. The policeman said,</text:p>
      <text:p text:style-name="P4">
"Mosque was open yesterday, we went there to monitor the people there," he also added, he told residents under the age of 60 not to go to the mosque.</text:p>
      <text:p text:style-name="P4">
A local residents who required anonymous for safety reasons to tell Liberty Radio, the authorities destroyed almost all the mosques in Nilka and Kunes, so even if the government allowed people to pray during Eid, they I can't go to the mosque.</text:p>
      <text:p text:style-name="P4">
A staff member of the Aktope Police Station in TOKKUZTARA County told Radio Free Asia that residents, including the elderly, must not hold a festive prayer party at home, without exception.</text:p>
      <text:p text:style-name="P4">
A resident of Peyziwa, Kashgar area, told Radio Free Asia that she did not visit anyone to celebrate the Eid, nor was she prepared a special fried dough that the Uighurs had eaten during Eid.</text:p>
      <text:p text:style-name="P4">
A woman in the residential area of Belixi County, Malli County, Kashgar said that her neighbors or relatives did not hold Eid Prayer or Celebrate. She told Liberty Asia</text:p>
      <text:p text:style-name="P4">
"Mosque is not open. My husband is a police officer who works at Eid. There is no prayer here, very quiet."</text:p>
      <text:p text:style-name="P4">
In addition, after a Uyghur being detained in the Thai refugee detention center died, the human rights organization further called on the Thai authorities to provide better living conditions and medical services to Uighur prisoners and allow them to apply for shelter.</text:p>
      <text:p text:style-name="P4">
Mettohti MetQurban, 40 years old, is a Uighur refugee from Xinjiang, China. Recently, he died in Bangkok's detention center for suspected liver failure. This is the fifth place in Thailand since 2018. The Uyghur who died in the detention center was also the second -place Uighurs this year. According to reports, Abdul Ai Zizi Abu Dura(Abdul'ziz abdulla)Nearly 9 years after being detained in Thailand, he died of pneumonia at the same refugee camp in February this year.</text:p>
      <text:p text:style-name="P4">
While the Human Rights Organization requires the Thai government, while improving the conditions of the detention center, it will be held in a country with nearly 50 Uighur refugees in Bangkok's Suan PHLU immigration detention center.</text:p>
      <text:p text:style-name="P4">
Chalida Tajaroensuk, director of the Human Rights Organization of the Thai People's Power Foundation, said that the life and health of Uyghur refugees in the Thai detention center should attract attention because many people are sick but they are refused to give treatment.</text:p>
      <text:p text:style-name="P4">
Maritan died immediately after being discharged from the hospital. Although his death and the details of the disease were still unknown, the authorities knew these. Tagarian Suk recently told Liberty Asia.</text:p>
      <text:p text:style-name="P4">
"Because the local Muslim organization requires them to send doctors to treat patients and check their health, the detention center does not allow them to do so."</text:p>
      <text:p text:style-name="P4">
<text:span text:style-name="T4">
 Tagarian Suk </text:span>
 <text:span text:style-name="T4">
 said that the status of Uighur refugees is a subtle issue in Thailand, supervised by the National Security Council. </text:span>
</text:p>
      <text:p text:style-name="P4">
<text:span text:style-name="T4">
 She pointed out, "They regard the Uyghur problem as a problem of excellent secrets and high sensitivity." By controlling the information of the detainees and deciding who can visit them, </text:span>
<text:span text:style-name="T4">
 "Therefore, we can't know what happened in the detention center in the detention center. "</text:span>
</text:p>
      <text:p text:style-name="P4">
<text:span text:style-name="T4">
 Radio Free Asia contacted the Thai Embassy in Washington, DC to obtain information about Matin's death, but did not receive a reply. </text:span>
</text:p>
      <text:p text:style-name="P4">
Human rights observe that Chinese senior researcher Wang Songlian has called on the Thai authorities to abide by international law, release the detained Uighur refugees, and create conditions for them to easily apply for political asylum. Wang Songlian said,</text:p>
      <text:p text:style-name="P4">
"Unfortunately, they are now being held in a crowded detention center. The conditions there are fearful and inhumane. Therefore, they must have a way to apply for political asylum."</text:p>
      <text:p text:style-name="P4">
Like many other countries in Southeast Asia, Thailand has not yet approved the United Nations Refugee Convention. Uighurs are considered a special group that is managed by national security agencies and is prevented from registering to participate in the procedure of refugee identity.</text:p>
      <text:p text:style-name="P4">
World Uyghur Congress(WUC)And Uyghur Human Rights Project(Uhrp)In a statement issued on April 26th, it is reported that it has been reported that Maritan has suffered severe stomach pain and vomiting in the past few weeks. His condition deteriorated and jaundice symptoms.Uymel Konat, Executive Director of Uyghur Human Rights Project, said in a statement, "How many people will there be deaths before the Thai authorities have released humanitarian operations to release these are just innocent people who seeks the airport? These have been waiting for nine years in suffering, but the world has not extended a finger to save them. The refugees are very painful. "</text:p>
      <text:p text:style-name="P4">
According to the World and Uyghur Human Rights Project, Martarban is one of the 350 Uighurs who fled from Xinjiang Uygur Autonomous Region in 2011. They are worried that the Chinese government will persecutes the minority of Muslims and is arrested and detained by the Thai authorities. Essence They have been detained at the refugee detention center. Since March 2014, Martarban has been detained there.</text:p>
      <text:p text:style-name="P4">
These two organizations stated that in 2015, the authorities transferred about 170 Uighurs to Turkey, including the wife and three children of Martarban, and more than 100 men and women were expelled back to China. The move caused the United Nations Senior commissioner's condemnation.</text:p>
      <text:p text:style-name="P4">
The Human Rights Organization had previously called on the Thai authorities to take action against Uighur refugees. In 2022, more than 50 Uighurs called for long -term detention to Uighurs in Thailand.</text:p>
      <text:p text:style-name="P4">
According to reports, recent activists have requested the release of Uighurs being detained at the Thai immigration detention center, and related protests were held outside Thailand in Germany and American embassies and consulates.</text:p>
      <text:p text:style-name="P4">
On a quiet small street outside the Thai Consulate in Munich, Germany, Zum Reiki Zumretay Arkin raised his fist and shouted at the microphone.</text:p>
      <text:p text:style-name="P4">
"The freedom of the Uyghur!We want freedom!We want justice!We want freedom!Release the detained Uighurs!" Canadian Uyghur Alken shouted, about 20 demonstrators -some of them held East Turkistan Stan The blue and white crescent star flag -repeatedly responding to Elken's shout.</text:p>
      <text:p text:style-name="P4">
The protest was caused by the 40 -year -old Uyghur refugees Mettohti Metqurban died in April for suspected liver failure in the immigration center of the Suanphlu. He is the Fifth Uyghur that has been killed in the facility since 2018, and the second Uyghur this year.</text:p>
      <text:p text:style-name="P4">
On May 5th, Uyghur activities in four cities in Germany and the United States gathered outside the Thai consulate and embassy, asking this Southeast Asian government to improve the conditions for Uighur refugees detained in Thailand.</text:p>
      <text:p text:style-name="P4">
The protesters also required the Thai authorities to allow UN human rights officials to contact them and release them. At the same time, they cooperated with the third countries to reorganize refugees and let them reunite with their families.</text:p>
      <text:p text:style-name="P4">
About 30 Uighurs held the East Turkestan banner and slogan, gathered outside the Thailand's capital Washington Embassy, and asked Uighur refugees.</text:p>
      <text:p text:style-name="P4">
The US Uyghur Association Chairman Elfidal Ilt Bayer said in a letter sending to the Thai ambassador to the United States: "Detention Uighurs refugees, especially their homes, are racial extinction, infringing the core values of international human rights and Thailand. , Especially the values of morality, generosity, integrity, and serving public interests. "</text:p>
      <text:p text:style-name="P4">
Writing, hosting, production: Chen Aizheng</text:p>
      <text:p text:style-name="P4">
News Source: <text:a xlink:type="simple" xlink:href="https://www.rfa.org/mandarin/zhuanlan/jieduxinjiang/xinjiang-05122023152603.html" text:style-name="Internet_20_link" text:visited-style-name="Visited_20_Internet_20_Link">
https://www.rfa.org/mandarin/zhuanlan/jieduxinjiang/xinjiang-05122023152603.html</text:a>
</text:p>
      <!--NEWS-->
      <text:h text:style-name="P10" text:outline-level="1">
<text:span text:style-name="T4">
Column | Tibet Observation: Lhasa street hawkers have become the goal in the "cleaning up" street movement; overseas Tibetan rally supports the Dalai Lama</text:span>
</text:h>
      <text:p text:style-name="P4">
Author: None</text:p>
      <text:p text:style-name="P4">
Publisher: Radio Free Asia (Organization)</text:p>
      <text:p text:style-name="P4">
Published Time: 2023-05-12T17:37:08-04:00</text:p>
      <text:p text:style-name="P4">
Modified Time: 2023-05-12T17:37:08-04:00</text:p>
      <text:p text:style-name="P4">
Description: None</text:p>
      <text:p text:style-name="P4">
Videos: []</text:p>
      <text:p text:style-name="P4">
Audios: ["<text:a xlink:type="simple" xlink:href="https://www.rfa.org/mandarin/zhuanlan/xizangzonglan/tibet-051220231526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3" text:anchor-type="as-char" svg:width="6.9236in" svg:height="4.478006in" draw:z-index="0">
<draw:image xlink:href="../Images/rfamandarin/2023-05-12T17-37-08-04-00/000000.png" xlink:type="simple" xlink:show="embed" xlink:actuate="onLoad" draw:mime-type="image/png"/>
</draw:frame>
The picture shows a Tibetan hawker selling butter tea, waiting for customers in a roadside road in a small town in a small town in Ganzi County. <text:a xlink:type="simple" xlink:href="https://www.rfa.org/mandarin/zhuanlan/xizangzonglan/tibet-05122023152630.html/@@images/image" text:style-name="Internet_20_link" text:visited-style-name="Visited_20_Internet_20_Link">
</text:a>
Agence France -Presse information picture <text:a xlink:type="simple" xlink:href="https://www.rfa.org/mandarin/zhuanlan/xizangzonglan/tibet-05122023152630.html/@@stream" text:style-name="Internet_20_link" text:visited-style-name="Visited_20_Internet_20_Link">
</text:a>
Hello everyone, my friends, I am Chen Aizheng, Tibet sends out to invite you to look at Tibet with me. The Chinese government has strengthened video surveillance and inspections of the Tibetan capital Lhasa and its surrounding street hawkers to work hard to clean up the city. Although sources inside the autonomous region said that these measures were designed to let the Tibetan vendors leave the streets, and pointed out that the Chinese government is Zheng Zheng is Zheng Zheng is Zheng Zheng is Zheng Zheng is Zheng Zheng is Zheng Zheng Zheng is Zheng Zheng is Zheng Zheng is Zheng Zheng is Zheng Zheng is Zheng Zheng is Zheng Zheng is Zheng Zheng is Zheng Zheng is Zheng Zheng is Zheng Zheng is Zheng Zheng is Zheng Zheng is Zheng Zheng is Zheng Zheng is Zheng Zheng is Zheng Zheng is Zheng Zheng is Zheng Zheng is Zheng Zheng is Zheng Zheng Zheng is Zheng Zheng is Zheng Zheng is Zheng Zheng is Zheng Zheng Zheng Zheng is Zheng Zheng Zheng Zheng is Zheng Zheng Zheng Zheng is in Try to deprive many of these hawkers' only sources of income. It is understood that the police continued to harass the teachers of the former Tibetan school in Qinghai Province. Although the school was closed in July 2021, the police were still paying attention to their actions. In addition, overseas Tibetans have recently rally supported the Dalai Lama, and the protesters asked the media to apologize to slandering the Tibetan Buddhist spirit leader. In this episode, let's take a closer look at the relevant situation together.</text:p>
      <text:p text:style-name="P4">
Sources who refused to disclose their names for security reasons said that the Tibetan hawkers on the Lhasa street became the goal in the "cleaning" street movement. Local authorities started the "cleaning up Lhasa" campaign in this city with about 560,000 people on March 20. They It is checking all street vendors around Jokhang Temple and its surrounding them.</text:p>
      <text:p text:style-name="P4">
The Tibetans believe that the four -story Buddhist temple in Batta Plaza in Lhasa is the most sacred and most important temple in the Tibet Autonomous Region.</text:p>
      <text:p text:style-name="P4">
A Tibetan in the area said that the Chinese authorities also prohibit the sale of ravioli (a Tibetan food made from green crickets, sand -dried cloths or dried yaks and mutton) and other Tibetan vendors who claim that they do not have the appropriate food badge , The person told Liberty Asia,</text:p>
      <text:p text:style-name="P4">
"Although the Chinese government hinted that the movement aims to keep the cleaning of Lhasa, it can be seen that in this movement, only Tibetan vendors are the goals of the authorities."</text:p>
      <text:p text:style-name="P4">
The sources also added that the authorities also asked the Tibetan street hawkers to stop selling Tibetan song discs and interrogated them for no reason. He said, he said,</text:p>
      <text:p text:style-name="P4">
"This has caused a lot of trouble for Tibetans who lived on streets."</text:p>
      <text:p text:style-name="P4">
Before the commemorative anniversary of the political sensitivity, Lhasa and other major towns have strengthened safety measures. During this period, the police randomly checked whether individuals were contacted with their mobile phones.</text:p>
      <text:p text:style-name="P4">
Tibetan scholar and Gyal Lo, author of "The Community Structure of Tibet Society: Education, Society and Spirituality" published in 2021, said</text:p>
      <text:p text:style-name="P4">
"In the end, in all these movements, the Chinese government wants to eradicate or eliminate any local or enterprises that unite the friendship between Tibet brothers,", ",</text:p>
      <text:p text:style-name="P4">
According to the information on the Lhasa Police website, so far, the authorities have interrogated nearly 30 street hawkers during the "Cleaning Lhasa" campaign and will continue to check</text:p>
      <text:p text:style-name="P4">
Essence Another Tibetan insider said,</text:p>
      <text:p text:style-name="P4">
"Some street hawkers continue to sell things because this is their livelihood."</text:p>
      <text:p text:style-name="P4">
He said that other people who tried to fight against the Chinese authorities had been detained, but there was no information about the arrested or their detention.</text:p>
      <text:p text:style-name="P4">
People familiar with the matter also said: "The Chinese government tries to take the only sources of the only revenue of these Tibetan hawkers in the guise of the Chinese government."</text:p>
      <text:p text:style-name="P4">
Xiang Xiaoji, a Chinese lawyer in New York, said that a possible motivation for the movement is that, in view of Lhasa is a tourism center, the Chinese government hopes to maintain its statement of promoting Tibet's economic development. Xiang Xiaoji told Liberty Asia,</text:p>
      <text:p text:style-name="P4">
"They don't want tourists to see Tibetans on the street as hawkers. They want to depict Tibetans to live a beautiful and financially satisfied life."</text:p>
      <text:p text:style-name="P4">
In addition, Tibetan sources said that the Chinese authorities have always harassed co -founders and teachers who worked in private schools in Tibetan courses in Qinghai Province. The school was closed in July 2021.</text:p>
      <text:p text:style-name="P4">
The authorities closed the Sengdruk Taktse in Dari County, Guoluo Tibetan Autonomous Prefecture, Qinghai. This is a wider range of banning the promotion of Tibetan culture and providing Tibetan teaching schools.</text:p>
      <text:p text:style-name="P4">
According to Radio Free Asia, the students there at that time were told that the Chinese government school affiliated to the area of the Chinese course was told.</text:p>
      <text:p text:style-name="P4">
The two sources who refused to disclose their names for security reasons said that the authorities have been monitoring and hunting the school's co -founder Khenpo Jigmey Kunga Gyaltsen and the teachers who taught there. A Tibetan from Tibet said,</text:p>
      <text:p text:style-name="P4">
"Since the Chinese government has closed the Lion Dragon Palace Temple Civil Affairs Middle School in 2021, the location has not been used. All teachers and affiliated staff of the school have been summoned to the police station for interrogation and strictly reviewed. Who will meet. "</text:p>
      <text:p text:style-name="P4">
An exile Tibetan who understands the situation says that most of the students of the school have attended the school run by the Chinese government. The person familiar with the matter said,</text:p>
      <text:p text:style-name="P4">
"Initially, when the government forcibly closed the Shilong Palace School, they said that they would still use school buildings for education purposes under the supervision of the Chinese government, but it was almost two years, and the school was still idle."</text:p>
      <text:p text:style-name="P4">
The Chinese government closed many private schools in Tibet from 2020 to 2021, and banned students from paying the cost of foreign Tibetan language and Buddhist courses.</text:p>
      <text:p text:style-name="P4">
About three weeks after the authorities closed the Shilong Palace school, they detained Rinchenqin, who had taught the second and third grades on the grounds of mental illness, and sent her to the hospital. According to Radio Free Asia earlier, she was later accused of inciting divisionism and was arrested at home, but was finally released in August 2022.</text:p>
      <text:p text:style-name="P4">
Faced with the rule of the Chinese population in most China, the Chinese authorities often put forward allegations of divisionism on Tibetans who advocate the protection of Tibetan language and culture.</text:p>
      <text:p text:style-name="P4">
The forced closure of the Tibetan private school has exacerbated the concern of the free space for Tibetans to exercise their language and religious beliefs for decades.</text:p>
      <text:p text:style-name="P4">
Sources said that in recent years, language rights have become a special concern for Tibet's efforts to maintain national identity. Informal language courses held in temples and towns are regarded as "illegal associations", and teachers have been detained and arrested.</text:p>
      <text:p text:style-name="P4">
In addition, Tibetan demonstrators have recently held a rally in Europe, the United States, India, and Australia to protest the negative reports of the media's video of the Dalai Lama asking a Indian boy to suck tongue.</text:p>
      <text:p text:style-name="P4">
On February 28, a video of a Tibetan Buddhist spiritual leader hugged and kissed the little boy's videos in the student activities in northern India, and caused criticism and accusations on the Internet on social media.</text:p>
      <text:p text:style-name="P4">
The 87 -year -old Dalai Lama later apologized to the boy's family. The Tibetans quickly came forward to defend him, explaining that it was a manifestation of greetings or respect in their culture.</text:p>
      <text:p text:style-name="P4">
More than 2,000 Tibetans and their supporters rally in Switzerland asked local media to misunderstand videos to apologize to the Dalai Lama. The activist contacted a news agency that agreed to investigate the matter.More than 300 Tibetans and Indian supporters gathered in Bangalore, India, asking news agencies to apologize. On April 15, about 15,000 people gathered in Radaka. The region was managed by India and was part of the Kashmir region. For decades, it has been the theme of disputes between India, Pakistan and China.</text:p>
      <text:p text:style-name="P4">
On April 14, the Youth Department of the Radak Buddhist Association issued a statement in Kagil, Dalai Lama, the leader of the Tibetan Buddhist spirit, and said, "We are loyal followers of the 14th Dalai Lama, and for many, many of them are many, and many of them are many. News and media portal websites deliberately disseminated the promotional video editing, and the impeccable character and status of the 14th Dalai Lama's impeccable character and status are deeply felt sad and shocked with defamation and slander. "</text:p>
      <text:p text:style-name="P4">
One of the four major inheritance of Tibetan Buddhism Karma Karko's highest religious leader Karmapa Great Pharaoh Kingskinki said that when the Dalai Lama meets with people, "he speaks with them without any reservation or alertness, so he will be alert, so he will be alert. It seems that they are friends for many years and treat them kindly. "</text:p>
      <text:p text:style-name="P4">
In a statement issued by the king of Karmapa on April 12: "Sometimes the Dalai Lama can drag others' beard, or scratch their itch, or pat their cheeks or nose gently. This is What he usually looks like is nothing more than the sincere joy and love of the Dalai Lama for others. "</text:p>
      <text:p text:style-name="P4">
Tibetans who live in the Tibet Autonomous Region in western China and Tibetan regions in China, as well as Tibetans who live abroad believe that the Chinese authorities have used this video to make the Dalai Lama a shadow. A Tibetan Tibetan who refused to disclose the name for security reasons in the area said,</text:p>
      <text:p text:style-name="P4">
"Tibetans in Tibet have already seen and heard these video clips on various social media. It is gratifying to see photos of the Dalai Lama His Holiness, but at the same time, see how the Chinese government uses this And manipulating the playful video interaction between the Dalai Lama and the Indian boy, it is heartbreaking.</text:p>
      <text:p text:style-name="P4">
Radio Free Asia cannot independently verify the statement of promoting video editing on social media.</text:p>
      <text:p text:style-name="P4">
Another Tibetans who did not want to disclose their names for the same reason said that many Tibetans in Tibet did not publicly comment on the video. Due to the close surveillance and suppression of the Chinese authorities in the region, they knew that it would be dangerous. The news was the news. People say,</text:p>
      <text:p text:style-name="P4">
"The Chinese government will trace individuals and punish them. They will be sentenced to three to four years in prison."</text:p>
      <text:p text:style-name="P4">
In addition, the Australian parliamentarians met with the Tibetan government and the Dalai Lama in northern India. They discussed the threat of the Chinese Communist Party government to Tibet.</text:p>
      <text:p text:style-name="P4">
The Australian Parliament Cross -Party Parliament, which has recently met with the Dalai Lama, supports the four -person delegation of the Tibetan group that the Chinese government will continue to support the protection of Tibet's language and culture in the case of Tibetan language and cultural rights.</text:p>
      <text:p text:style-name="P4">
Writing, hosting, production: Chen Aizheng</text:p>
      <text:p text:style-name="P4">
News Source: <text:a xlink:type="simple" xlink:href="https://www.rfa.org/mandarin/zhuanlan/xizangzonglan/tibet-05122023152630.html" text:style-name="Internet_20_link" text:visited-style-name="Visited_20_Internet_20_Link">
https://www.rfa.org/mandarin/zhuanlan/xizangzonglan/tibet-05122023152630.html</text:a>
</text:p>
      <!--NEWS-->
      <text:h text:style-name="P10" text:outline-level="1">
<text:span text:style-name="T4">
The Kyiv report has made significant progress in Bachomut</text:span>
</text:h>
      <text:p text:style-name="P4">
Author: 联合早报 (Person)</text:p>
      <text:p text:style-name="P4">
Publisher: 联合早报 (Organization)</text:p>
      <text:p text:style-name="P4">
Published Time: 2023-05-12T17:42</text:p>
      <text:p text:style-name="P4">
Modified Time: 2023-05-12T20:12</text:p>
      <text:p text:style-name="P4">
Description: The Ukraine Army reiterated about two kilometers in some parts of Bachmut in the Eastern Town on Friday (May 12), and urged Ukraine not to believe the "false information" released by Russia. Reuters reports that Hanna M ... Deputy Minister of the Ministry of Defense, Hanna M ...</text:p>
      <text:p text:style-name="P4">
Videos: []</text:p>
      <text:p text:style-name="P4">
Audios: []</text:p>
      <text:p text:style-name="P4">
Images: []</text:p>
      <text:p text:style-name="P4">
Type: NewsArticle</text:p>
      <text:p text:style-name="P4">
Breadcrumbs: ['即时', '国际']</text:p>
      <text:p text:style-name="P4">
Keywords: ['乌克兰战争', '俄乌战争', '俄罗斯', '乌克兰']</text:p>
      <!--METADATA-->
      <text:p text:style-name="P4">
The Ukrainian Army reiterated on Friday (May 12) that in the Eastern Town [] [] <text:a xlink:type="simple" xlink:href="https://www.zaobao.com.sg/news/world/story20230511-1393547" text:style-name="Internet_20_link" text:visited-style-name="Visited_20_Internet_20_Link">
</text:a>
The statement urged Ukraine not to believe the "false information" released by Russia.</text:p>
      <text:p text:style-name="P4">
Reuters reported that the Deputy Minister of the Ministry of Defense, Hannamalia, posted a post on the instant communication platform Telegram that the Ukraine was promoted for about two kilometers at the front line of Bakhmut, which caused the Russian army to suffer a huge "human loss". Refers to the Ukrainian Army that this week has not lost any position.</text:p>
      <text:p text:style-name="P4">
The Maryel urged Ukraine to ignore the "false information" released by Russia in the city and surrounding areas.</text:p>
      <text:p text:style-name="P4">
Marial said: "How did the enemy report Bachmut's battle? (Pass) praise himself, talk about the so -called success, and make up the story about us (Ukraine) military command ... The enemy also provides false information about our lack of weapons , To prove the rationality of the situation. "</text:p>
      <text:p text:style-name="P4">
The Russian Ministry of Defense stated on the same day that the Ukrainian Army followed the "overall contact line to launch an offense" near the town of Soledar in Donetsk. The tank and repelled the Ukraine.</text:p>
      <text:p text:style-name="P4">
However, the Russian army retired two kilometers in line with Russian mercenaries Wagner claimed to abandon the Bachurt position.</text:p>
      <text:p text:style-name="P4">
Wagner's head of Pryiga said on Tuesday (9th): "Our army is escaping. The 72nd Brigade lost three square kilometers this morning and damaged about 500 soldiers."</text:p>
      <text:p text:style-name="P4">
News Source: <text:a xlink:type="simple" xlink:href="https://www.zaobao.com.sg/realtime/world/story20230512-1393917" text:style-name="Internet_20_link" text:visited-style-name="Visited_20_Internet_20_Link">
https://www.zaobao.com.sg/realtime/world/story20230512-1393917</text:a>
</text:p>
      <!--NEWS-->
      <text:h text:style-name="P10" text:outline-level="1">
<text:span text:style-name="T4">
The Treasury Secretary of the Seventh Kingdoms Group discussed against China and faced a weighing house</text:span>
</text:h>
      <text:p text:style-name="P4">
Author: chinese@voanews.com (金谷)</text:p>
      <text:p text:style-name="P4">
Publisher: 美国之音中文网 (Type: NewsMediaOrganization)</text:p>
      <text:p text:style-name="P4">
Published Time: 2023-05-12T18:30:39+08:00</text:p>
      <text:p text:style-name="P4">
Modified Time: 2023-05-12 10:30:46Z</text:p>
      <text:p text:style-name="P4">
Description: The Seventh Kingdom Group (G7) Finance Minister Conference began in Niigata Prefecture, Japan on Thursday. This week, it is expected to debate on investment in China. However, some analysts believe that this measure will be a double -edged sword. The progress will be limited.</text:p>
      <text:p text:style-name="P4">
Videos: []</text:p>
      <text:p text:style-name="P4">
Images: []</text:p>
      <text:p text:style-name="P4">
Categories: ['经济·金融·贸易', '亚太', '欧洲']</text:p>
      <text:p text:style-name="P4">
Type: None</text:p>
      <!--METADATA-->
      <text:p text:style-name="P4">
Nonenone</text:p>
      <text:p text:style-name="P4">
News Source: <text:a xlink:type="simple" xlink:href="https://www.voachinese.com/a/g-7-china-investment-restriction-trade-off-20230512/7090311.html" text:style-name="Internet_20_link" text:visited-style-name="Visited_20_Internet_20_Link">
https://www.voachinese.com/a/g-7-china-investment-restriction-trade-off-20230512/7090311.html</text:a>
</text:p>
      <!--NEWS-->
      <text:h text:style-name="P10" text:outline-level="1">
<text:span text:style-name="T4">
Joseph Steiglitz: US hostile policy or division of the United States to China</text:span>
</text:h>
      <text:p text:style-name="P4">
Author: 联合早报 (Person)</text:p>
      <text:p text:style-name="P4">
Publisher: 联合早报 (Organization)</text:p>
      <text:p text:style-name="P4">
Published Time: 2023-05-12T18:35</text:p>
      <text:p text:style-name="P4">
Modified Time: 2023-05-12T19:06</text:p>
      <text:p text:style-name="P4">
Description: The Nobel Prize winner of Economics Joseph Steiglitz pointed out that the United States' "hostile" policy to China may split the world into two major groups and urge Western countries to invest in developing countries instead of "preaching". Agence France -Presse reported that Joseph Steiglitz (Jo ...</text:p>
      <text:p text:style-name="P4">
Videos: []</text:p>
      <text:p text:style-name="P4">
Audios: []</text:p>
      <text:p text:style-name="P4">
Images: []</text:p>
      <text:p text:style-name="P4">
Type: NewsArticle</text:p>
      <text:p text:style-name="P4">
Breadcrumbs: ['即时', '国际']</text:p>
      <text:p text:style-name="P4">
Keywords: ['美国', '中国', '美中关系']</text:p>
      <!--METADATA-->
      <text:p text:style-name="P4">
The Nobel Prize winner of Economics Joseph Steiglitz pointed out that the United States' "hostile" policy to China may split the world into two major groups and urge Western countries to invest in developing countries instead of "preaching".</text:p>
      <text:p text:style-name="P4">
Agence France -Presse reported that Josephstiglitz (JosephStiglitz) attended the Seventh Dumin Group (G7) Finance Minister in Japan on Friday (May 12) to reporters: "We (Western countries) may (with China) (with China) It is in a certain strategic competition, but this does not mean that we must be hostile (China). "</text:p>
      <text:p text:style-name="P4">
Joseph Steiglitz warned that the American Democrats and Republicans competition in China's strong attitude towards China may destroy international actions against climate change and other global crises. He pointed out that Washington has recently tried to limit China's impact on the impact of key supply chains and cannot simply explain it with "concerns about Beijing's political system".</text:p>
      <text:p text:style-name="P4">
On the other hand, Joseph Steiglitz believes that compared with China, Western countries have "very few" investment in developing economies, but often "preach" to these countries, saying that the United States in Latin America and Africa, especially in Latin America There is no sense of presence.</text:p>
      <text:p text:style-name="P4">
He said: "There is a joke, what to do in Western development countries, while China gives them money."</text:p>
      <text:p text:style-name="P4">
Since Thursday (11th), the Minister of Finance of the Seventh Kingdom Group has held a three -day meeting with the President of the Central Bank in Niigata (Niigata). Other non -G7 member states invited to attend, including Singapore, Brazil, Comoros (Comoros ), India, Indonesia and South Korea.</text:p>
      <text:p text:style-name="P4">
News Source: <text:a xlink:type="simple" xlink:href="https://www.zaobao.com.sg/realtime/world/story20230512-1393931" text:style-name="Internet_20_link" text:visited-style-name="Visited_20_Internet_20_Link">
https://www.zaobao.com.sg/realtime/world/story20230512-1393931</text:a>
</text:p>
      <!--NEWS-->
      <text:h text:style-name="P10" text:outline-level="1">
<text:span text:style-name="T4">
Called Taiwan as a country to anger the Chinese netizen NBA star Howard to apologize</text:span>
</text:h>
      <text:p text:style-name="P4">
Author: chinese@voanews.com (杨安)</text:p>
      <text:p text:style-name="P4">
Publisher: 美国之音中文网 (Type: NewsMediaOrganization)</text:p>
      <text:p text:style-name="P4">
Published Time: 2023-05-12T18:50:09+08:00</text:p>
      <text:p text:style-name="P4">
Modified Time: 2023-05-12 10:50:09Z</text:p>
      <text:p text:style-name="P4">
Description: The former NBA star Dwart Howard, who played for Taiwan's professional basketball, recently called Taiwan as "Country", and apologized on Friday (May 12). Howard has been criticized by Chinese netizens as Taiwan independence. The keywords of "Howard Taiwan independence" appear on Weibo hot search, and the number of views is nearly 400 million. He explained that the word "country" does not necessarily be "national".</text:p>
      <text:p text:style-name="P4">
Videos: []</text:p>
      <text:p text:style-name="P4">
Images: []</text:p>
      <text:p text:style-name="P4">
Categories: ['台湾', '体育', '台海两岸关系']</text:p>
      <text:p text:style-name="P4">
Type: None</text:p>
      <!--METADATA-->
      <text:p text:style-name="P4">
Nonenone</text:p>
      <text:p text:style-name="P4">
News Source: <text:a xlink:type="simple" xlink:href="https://www.voachinese.com/a/taiwan-dwight-howard-apology-20230512/7090324.html" text:style-name="Internet_20_link" text:visited-style-name="Visited_20_Internet_20_Link">
https://www.voachinese.com/a/taiwan-dwight-howard-apology-20230512/7090324.html</text:a>
</text:p>
      <!--NEWS-->
      <text:h text:style-name="P10" text:outline-level="1">
<text:span text:style-name="T4">
British decided to provide Ukradona missiles Russia approved extremely hostile moves</text:span>
</text:h>
      <text:p text:style-name="P4">
Publisher: 法新社</text:p>
      <text:p text:style-name="P4">
Published Time: 2023-05-12T19:02:08+00:00</text:p>
      <text:p text:style-name="P4">
Modified Time: 2023-05-12T18:35:01+00:00</text:p>
      <text:p text:style-name="P4">
Description: (AFC, Moscow, 12th) After Britain announced the provision of the Ukraine's "Storm Shadow" cruise missile, Russia said today that Britain's decision is extremely hostil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4" text:anchor-type="as-char" svg:width="6.9236in" svg:height="3.617581in" draw:z-index="0">
<draw:image xlink:href="../Images/rficn/2023-05-12T19-02-08-00-00/000000.png" xlink:type="simple" xlink:show="embed" xlink:actuate="onLoad" draw:mime-type="image/png"/>
</draw:frame>
Agence France -Presse reported that the United Kingdom announced that it was transported to this kind of air -ray deep strike weapon and became the country with the first auxiliary long -range weapon.</text:p>
      <text:p text:style-name="P4">
The Russian Ministry of Foreign Affairs pointed out: "We regard this decision as the extreme hostile move of London, and the purpose is to further provide weapons to Ukraine, leading to a serious upgrade of the situation."</text:p>
      <text:p text:style-name="P4">
The "Shadow of Storm" missiles can operate under extreme conditions. The British and French troops have used such weapons in the Bay of Persia, Iraq and Syria.</text:p>
      <text:p text:style-name="P4">
Russia said that it will "take all the necessary means to check the (missile) threat." (Translator: Xu Ruicheng)</text:p>
      <text:p text:style-name="P4">
News Source: <text:a xlink:type="simple" xlink:href="https://www.rfi.fr/cn/%E5%9B%BD%E9%99%85%E6%8A%A5%E9%81%93/20230512-%E8%8B%B1%E5%86%B3%E5%AE%9A%E4%BE%9B%E4%B9%8C%E9%95%BF%E7%A8%8B%E9%A3%9E%E5%BC%B9-%E4%BF%84%E7%BD%97%E6%96%AF%E6%89%B9%E6%9E%81%E7%AB%AF%E6%95%8C%E5%AF%B9%E4%B9%8B%E4%B8%BE" text:style-name="Internet_20_link" text:visited-style-name="Visited_20_Internet_20_Link">
https://www.rfi.fr/cn/%E5%9B%BD%E9%99%85%E6%8A%A5%E9%81%93/20230512-%E8%8B%B1%E5%86%B3%E5%AE%9A%E4%BE%9B%E4%B9%8C%E9%95%BF%E7%A8%8B%E9%A3%9E%E5%BC%B9-%E4%BF%84%E7%BD%97%E6%96%AF%E6%89%B9%E6%9E%81%E7%AB%AF%E6%95%8C%E5%AF%B9%E4%B9%8B%E4%B8%BE</text:a>
</text:p>
      <!--NEWS-->
      <text:h text:style-name="P10" text:outline-level="1">
<text:span text:style-name="T4">
On Friday, the market rising on Friday focuses on Tapestry Inc, which has Coach and Kate Spade</text:span>
</text:h>
      <text:p text:style-name="P4">
Author: 李可爱 (Person)</text:p>
      <text:p text:style-name="P4">
Publisher: 联合早报 (Organization)</text:p>
      <text:p text:style-name="P4">
Published Time: 2023-05-12T20:07</text:p>
      <text:p text:style-name="P4">
Modified Time: 2023-05-12T20:07</text:p>
      <text:p text:style-name="P4">
Description: The focus of Friday (May 12): ● Bank stocks generally rebound, driving the main stock index futures futures on Wall Street stocks on Friday (May 12). ● At 7:00, the standard and the Poole 500 index futures rose 16.20 points or 0.39 % to 4146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美国股市', '美市', '财经即时', '奢侈品']</text:p>
      <!--METADATA-->
      <text:h text:style-name="P13" text:outline-level="4">
<text:span text:style-name="T4">
Friday (May 12) the point:</text:span>
</text:h>
      <text:p text:style-name="P4">
● The general rebound of bank stocks has driven the main stock index futures of Wall Street stock markets on Friday (May 12).</text:p>
      <text:p text:style-name="P4">
● At 7:00, the standard and the Pur 500 Index futures rose 16.20 points or 0.39 % to 4146.80 points; the Nasdaq 100 index futures starting at 29.10 points or 0.22 % to 13418.90 points; At 33453.20 points.</text:p>
      <text:p text:style-name="P4">
● Entertainment giants Disneylum media booking, as well as the decline in deposits of Pacwest Bancorp, these two news prompted the Dow Jones Index and Standard and Pur 500 Index overnight (Thursday) low.</text:p>
      <text:p text:style-name="P4">
● The standard and the Pur 500 index fell slightly overnight by 7.02 points, and the closure of 4130.62 points were closed. The heavyweight Dow Jones Index fell 221.82 points, and the closed market was 33309.51 points. However, Nasdaq, mainly technology stocks, 100 fingers upside down, with 0.31 % or 41.95 points, and closed at 13389.78 points.</text:p>
      <text:p text:style-name="P4">
● The US stock market's overnight transactions are generally. The total transaction volume of the exchange is 1050 million shares, which is less than 10.69 billion shares in the past 20 days.</text:p>
      <text:h text:style-name="P13" text:outline-level="4">
<text:span text:style-name="T4">
Pre -trading focus:</text:span>
</text:h>
      <text:p text:style-name="P4">
● Tesla CEO Musk tweeted overnight that he had found a new CEO for his social platform Twitter. This makes many investors feel, because Musk finally puts attention back to Tesla's business. This news led Tesla's stock price to $ 2.43 before the market, at $ 174.51.</text:p>
      <text:p text:style-name="P4">
● Online retail giant Amazon's stock price rose slightly tonight, and at the time of the deadline, it slightly raised at $ 0.06 to $ 112.24. The stock rose 1.8 % overnight, the eighth trading day for continuous rising. According to the Dow Jones market data, this is the longest rising record since July 17, 2018. At that time, the stock rose for nine consecutive trading days.</text:p>
      <text:p text:style-name="P4">
● Western Pacific Hezhong Bank announced overnight that the bank's deposit last week fell by 9.5 %, and the bank has also provided more collateral to the Fed to improve bank liquidity. After the stock price of Western Pacific Bank fell 22 % overnight, it stabilized tonight, at $ 0.05 slightly, and US $ 4.74.</text:p>
      <text:p text:style-name="P4">
● On Friday, let's take a look at the latest quarter results of Tapestryinc, which has Coach and Kate Spade fashion brands. The stock was $ 1.19 before the pre -market, and the deadline was $ 41.40.</text:p>
      <text:p text:style-name="P4">
● Active stocks before the market: Tesla, Novavax Inc, Palantir Technologies and Alphabet Inc. At the time of the draft, the stock price of these five active stocks rose.</text:p>
      <text:p text:style-name="P4">
<draw:frame draw:style-name="fr1" draw:name="Image125" text:anchor-type="as-char" svg:width="6.9236in" svg:height="4.617987in" draw:z-index="0">
<draw:image xlink:href="../Images/zaobao world/2023-05-12T20-07/000000.png" xlink:type="simple" xlink:show="embed" xlink:actuate="onLoad" draw:mime-type="image/png"/>
</draw:frame>
Tapestryinc's Kochi handbags are usually priced at less than $ 1,000, so it has attracted many Z -generations and millennial consumers, and also drives Tapestry Inc's performance to win. (Reuters)</text:p>
      <text:h text:style-name="P13" text:outline-level="4">
<text:span text:style-name="T4">
Tapestry Inc (New York Stock Exchange code: TPR)</text:span>
</text:h>
      <text:p text:style-name="P4">
Tapestryinc executives raised their predictions on the annual profit of the group overnight, and also believed that with the strong demand for the rising retail prices, the market's strong demand for its co -brand handbags, and the large rebound in the Chinese market, the group's performance will be avoided by the United States. The negative impact of the slowdown of luxury purchasing power.</text:p>
      <text:p text:style-name="P4">
In addition to making confidence in business prospects overnight, TAPESTRYINC executives have also announced the third quarter performance that satisfies investors. The turnover in China alone has achieved up to 20 % of the growth. These favorable factors drive Tapestryinc's stock price to rise by more than 8 % overnight.</text:p>
      <text:p text:style-name="P4">
According to TAPESTRYINC's third -quarter performance report as of the end of March this year, although the Group's quarterly turnover decreased by 5 % to 23 billion US dollars from the same period last year, it still predicts the average prediction with analysts collected by Refinitiv. The Group's profit per share is $ 1.36, which is higher than the average predicted by analysts.</text:p>
      <text:p text:style-name="P4">
As for the performance of fiscal 2023, the Tapestryinc executives predict that the Group's profit per share will be between $ 3.85 and $ 3.90, which is better than the Group's previous estimated US $ 3.70 to 3.75. They also raised the Group's annual turnover forecast from about 6.6 billion US dollars to nearly 6.7 billion US dollars.</text:p>
      <text:p text:style-name="P4">
In many luxury brands, they are cautious about business progress, and Tapestryin executives are particularly prominent in their confidence in business prospects. Before the Gucci parent company Kerning, even Louisvuitton's parent company LVMH and other luxury brands such as Louisvuitton, the performance of consumers has declined, and the demand for luxury goods in the US market has also released. slow.</text:p>
      <text:p text:style-name="P4">
Perhaps the cost of Tapestry INC's Kochi handbags are usually less than $ 1,000, so it has attracted many Z -generations and millennial consumers, and also drives Tapestryinc's performance to win the market. Tapestryinc executives said that of the Group's 2.6 million new North American customers, nearly half of the Z -generation Z and Millennium. With the support of young consumers, the group also successfully raised the average price of Kochi's heart -shaped handbags and Bandit shoulder bags.</text:p>
      <text:p text:style-name="P4">
As for the Chinese market, Crawasrat said: "Given that our brand in this market and the brand building investment we have made, our brand is definitely in a favorable position. Chinese consumers. Not only do we see, we can also catch up with China's domestic development momentum. "</text:p>
      <text:p text:style-name="P4">
Among the 16 analysts of Tapestryinc in TAPESTRYINC, 12 of Tipranks also gave it a rating of "buying", and four rated "holding". The average target price of the one -year period was $ 51.33.</text:p>
      <text:p text:style-name="P4">
News Source: <text:a xlink:type="simple" xlink:href="https://www.zaobao.com.sg/realtime/world/story20230512-1393948" text:style-name="Internet_20_link" text:visited-style-name="Visited_20_Internet_20_Link">
https://www.zaobao.com.sg/realtime/world/story20230512-1393948</text:a>
</text:p>
      <!--NEWS-->
      <text:h text:style-name="P10" text:outline-level="1">
<text:span text:style-name="T4">
Report: Korean defense technology is at least 15 years behind the most developed countries</text:span>
</text:h>
      <text:p text:style-name="P4">
Author: 联合早报 (Person)</text:p>
      <text:p text:style-name="P4">
Publisher: 联合早报 (Organization)</text:p>
      <text:p text:style-name="P4">
Published Time: 2023-05-12T20:56</text:p>
      <text:p text:style-name="P4">
Modified Time: 2023-05-12T21:22</text:p>
      <text:p text:style-name="P4">
Description: A South Korean research report pointed out that South Korea's defense technology is far behind other developed countries, and some technologies such as supersonic burning stamping jet engines are at least 15 years behind the United States. Yonhap News Agency reported that the Korean Institute of National Defense Technology Revitalization Research Institute released "Country ...</text:p>
      <text:p text:style-name="P4">
Videos: []</text:p>
      <text:p text:style-name="P4">
Audios: []</text:p>
      <text:p text:style-name="P4">
Images: []</text:p>
      <text:p text:style-name="P4">
Type: NewsArticle</text:p>
      <text:p text:style-name="P4">
Breadcrumbs: ['即时', '国际']</text:p>
      <text:p text:style-name="P4">
Keywords: ['韩国', '国家安全']</text:p>
      <!--METADATA-->
      <text:p text:style-name="P4">
A South Korean research report pointed out that South Korea's defense technology is far behind other developed countries, and some technologies such as supersonic burning stamping jet engines are at least 15 years behind the United States.</text:p>
      <text:p text:style-name="P4">
Yonhap News Agency reported that the Korean Institute of National Defense Technology Revitalized Research Institute issued the "Defense Strategic Technical Level Survey Report" on Friday (May 12) stating that in 10 areas, 30 national defense strategic technologies and the most the most in the "National Defense Innovation 4.0 Basic Plan" After comparing developed countries, it was found that South Korean nuclear weapons and large -scale lethal weapons (WMDs) were 6 years behind developed countries.</text:p>
      <text:p text:style-name="P4">
Among them, South Korea ’s anti -missile system has lagged for about seven years, a large power accurate strike system is about four years, and the intelligent anti -biochemical system is about six years behind; the technology of domestic military enterprises in related fields is seven to eight years behind the most developed countries.</text:p>
      <text:p text:style-name="P4">
The United States currently has the most advanced solid propulsion rocket technology. Although South Korea is actively developing related technologies, it still lags behind the United States for at least five years.</text:p>
      <text:p text:style-name="P4">
In terms of cooperative operations in the field of artificial intelligence, South Korea's backward advanced countries are about four years, while folk technology is about two years behind. Studies have pointed out that because the National Defense Department is currently completing the application research topic, folk technology has certain advantages.</text:p>
      <text:p text:style-name="P4">
The technology of South Korea ’s defense in the field of the Internet is about three years behind the most developed countries, and the aerospace defense technology is about nine years behind.</text:p>
      <text:p text:style-name="P4">
WMD is a response department established early this year in order to effectively threaten North Korea's upgraded nuclear guidance.</text:p>
      <text:p text:style-name="P4">
News Source: <text:a xlink:type="simple" xlink:href="https://www.zaobao.com.sg/realtime/world/story20230512-1393959" text:style-name="Internet_20_link" text:visited-style-name="Visited_20_Internet_20_Link">
https://www.zaobao.com.sg/realtime/world/story20230512-1393959</text:a>
</text:p>
      <!--NEWS-->
      <text:h text:style-name="P10" text:outline-level="1">
<text:span text:style-name="T4">
The Chinese Communist Party pushed the analysis of "retreating to forests and returning to farming": Political forced forced recovery and fear of failure will end</text:span>
</text:h>
      <text:p text:style-name="P4">
Author: chinese@voanews.com (文东)</text:p>
      <text:p text:style-name="P4">
Publisher: 美国之音中文网 (Type: NewsMediaOrganization)</text:p>
      <text:p text:style-name="P4">
Published Time: 2023-05-12T21:05:50+08:00</text:p>
      <text:p text:style-name="P4">
Modified Time: 2023-05-12 19:50:26Z</text:p>
      <text:p text:style-name="P4">
Description: The CCP's "Returning farmland to the forest" policy for more than 20 years has recently reversed. Grass -roots governments such as Henan and Sichuan Province have reported the "retreat to forests and returning farming" campaigns, which not only flattened the forest orchards to plant grain, but also plant rice to the dry land of the hillside to ensure the safety of food as possible. However, observers say that this policy violates agricultural science, and since its implementation and chaos, officials at all levels have forced rehabilitation with political force, and the probability of failure at the end of failure is high.</text:p>
      <text:p text:style-name="P4">
Videos: []</text:p>
      <text:p text:style-name="P4">
Images: []</text:p>
      <text:p text:style-name="P4">
Categories: ['中国', '经济·金融·贸易', '生态环境', '科技']</text:p>
      <text:p text:style-name="P4">
Type: None</text:p>
      <!--METADATA-->
      <text:p text:style-name="P4">
Nonenone</text:p>
      <text:p text:style-name="P4">
News Source: <text:a xlink:type="simple" xlink:href="https://www.voachinese.com/a/china-s-policy-of-converting-forests-into-farmland-20230512/7090491.html" text:style-name="Internet_20_link" text:visited-style-name="Visited_20_Internet_20_Link">
https://www.voachinese.com/a/china-s-policy-of-converting-forests-into-farmland-20230512/7090491.html</text:a>
</text:p>
      <!--NEWS-->
      <text:h text:style-name="P10" text:outline-level="1">
<text:span text:style-name="T4">
Waiting to avoid the results of the US stock discussion result of the US stocks closed black</text:span>
</text:h>
      <text:p text:style-name="P4">
Publisher: 法新社</text:p>
      <text:p text:style-name="P4">
Published Time: 2023-05-12T21:32:09+00:00</text:p>
      <text:p text:style-name="P4">
Modified Time: 2023-05-12T21:05:01+00:00</text:p>
      <text:p text:style-name="P4">
Description: (Agence France -Presse, New York, 12th) When the market is concerned about the trend of bank stock prices in the United States regional, it is waiting for the results of the talks of US debt defaults. US stocks are hacked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6" text:anchor-type="as-char" svg:width="6.9236in" svg:height="3.617581in" draw:z-index="0">
<draw:image xlink:href="../Images/rficn/2023-05-12T21-32-09-00-00/000000.png" xlink:type="simple" xlink:show="embed" xlink:actuate="onLoad" draw:mime-type="image/png"/>
</draw:frame>
The Dow Jones Industrial Index fell 8.89 points, or 0.03%, and closed at 33300.62 points.</text:p>
      <text:p text:style-name="P4">
The S &amp; P 500 index fell 6.54 points, or 0.16%, at 4124.08 points.</text:p>
      <text:p text:style-name="P4">
The Nasdaq index of technology stocks fell 43.77 points, or 0.35%, at 12284.74 points.</text:p>
      <text:p text:style-name="P4">
The Philadelphia semiconductor index fell 5.870 points, or 0.20%, at 2972.848 points. (Translator: Xu Ruicheng)</text:p>
      <text:p text:style-name="P4">
News Source: <text:a xlink:type="simple" xlink:href="https://www.rfi.fr/cn/%E8%B4%A2%E7%BB%8F%E5%BF%AB%E8%AE%AF/20230512-%E7%AD%89%E5%BE%85%E9%81%BF%E5%85%8D%E7%BE%8E%E5%80%BA%E8%BF%9D%E7%BA%A6%E4%BC%9A%E8%B0%88%E7%BB%93%E6%9E%9C-%E7%BE%8E%E8%82%A1%E6%94%B6%E9%BB%91" text:style-name="Internet_20_link" text:visited-style-name="Visited_20_Internet_20_Link">
https://www.rfi.fr/cn/%E8%B4%A2%E7%BB%8F%E5%BF%AB%E8%AE%AF/20230512-%E7%AD%89%E5%BE%85%E9%81%BF%E5%85%8D%E7%BE%8E%E5%80%BA%E8%BF%9D%E7%BA%A6%E4%BC%9A%E8%B0%88%E7%BB%93%E6%9E%9C-%E7%BE%8E%E8%82%A1%E6%94%B6%E9%BB%91</text:a>
</text:p>
      <!--NEWS-->
      <text:h text:style-name="P10" text:outline-level="1">
<text:span text:style-name="T4">
Before the subway strangled the tramp, the US Navy's land war players first called it "not intentional"</text:span>
</text:h>
      <text:p text:style-name="P4">
Author: 联合早报 (Person)</text:p>
      <text:p text:style-name="P4">
Publisher: 联合早报 (Organization)</text:p>
      <text:p text:style-name="P4">
Published Time: 2023-05-12T21:48</text:p>
      <text:p text:style-name="P4">
Modified Time: 2023-05-12T22:09</text:p>
      <text:p text:style-name="P4">
Description: A former Navy's Marine team member surrendered after strangling a tramp in the New York subway last week, saying that "it is not intentional to kill" others. According to a comprehensive US media report, last Monday (May 1st) a 24 -year -old former naval Marine player Daniel Pen ...</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美国', '地铁', '谋杀']</text:p>
      <!--METADATA-->
      <text:p text:style-name="P4">
A former Navy's Marine team member surrendered after strangling a tramp in the New York subway last week, saying that "it is not intentional to kill" others.</text:p>
      <text:p text:style-name="P4">
According to a comprehensive US media report, last Monday (May 1) a 24 -year -old former naval marine team member Danielpenny in Manhattan, New York, walked to a 30 -year -old black tramp in Manhattan, New York. Behind Jordan Neely, he strangled him with both hands.</text:p>
      <text:p text:style-name="P4">
Forensic doctors then determined that this was a murder, saying that Nili died of suffocation due to compression of the neck. But Patey's lawyer said Patey "never intended to hurt Nili" and "not intended to kill him."</text:p>
      <text:p text:style-name="P4">
Witnesses said that Nili often imitates the late U.S. King Jackson in the New York subway, so it is famous in the local community. On the day of the incident, Patey held his neck with both hands and limited him to the carriage floor, and lasted for 50 seconds after Nili stopped struggling.</text:p>
      <text:p text:style-name="P4">
It is reported that when Nili was attacked, he was aloud aloud, saying he was ready to die.</text:p>
      <text:p text:style-name="P4">
<draw:frame draw:style-name="fr1" draw:name="Image127" text:anchor-type="as-char" svg:width="6.9236in" svg:height="4.615733in" draw:z-index="0">
<draw:image xlink:href="../Images/zaobao world/2023-05-12T21-48/000000.png" xlink:type="simple" xlink:show="embed" xlink:actuate="onLoad" draw:mime-type="image/png"/>
</draw:frame>
After a four -minute murder video was announced, people gathered in the New York City Hall Park on Thursday (May 11) and held a nighttime activity for the victim Jordan Nili. (Agence France -Presse)</text:p>
      <text:p text:style-name="P4">
Patey surrendered to the New York police on Friday (12th). The prosecutor's office in Manhattan subsequently issued a statement saying that they would accuse Penny with second -level negligence killing, saying that he would accept the message in the Manhattan Criminal Court.</text:p>
      <text:p text:style-name="P4">
The statement pointed out: "We cannot provide any other information before Penny was tried by the Manhattan Criminal Court. We expect to be reviewed on Saturday (13th)."</text:p>
      <text:p text:style-name="P4">
<draw:frame draw:style-name="fr1" draw:name="Image128" text:anchor-type="as-char" svg:width="6.9236in" svg:height="4.615733in" draw:z-index="0">
<draw:image xlink:href="../Images/zaobao world/2023-05-12T21-48/000001.png" xlink:type="simple" xlink:show="embed" xlink:actuate="onLoad" draw:mime-type="image/png"/>
</draw:frame>
People are mourning for Nili at the Broadway Rafa Metro Station in New York City. (Agence France -Presse)</text:p>
      <text:p text:style-name="P4">
After the witnesses of this subway died, the death of the subway immediately caused attention and protest in the United States, and also highlighted the life safety of the American marginal group.</text:p>
      <text:p text:style-name="P4">
News Source: <text:a xlink:type="simple" xlink:href="https://www.zaobao.com.sg/realtime/world/story20230512-1393971" text:style-name="Internet_20_link" text:visited-style-name="Visited_20_Internet_20_Link">
https://www.zaobao.com.sg/realtime/world/story20230512-1393971</text:a>
</text:p>
      <!--NEWS-->
      <text:h text:style-name="P10" text:outline-level="1">
<text:span text:style-name="T4">
The Minister of Trade Australia visited China to promote economic and trade relations, and the security relations between Australia and the United States continued to strengthen</text:span>
</text:h>
      <text:p text:style-name="P4">
Author: chinese@voanews.com (木风)</text:p>
      <text:p text:style-name="P4">
Publisher: 美国之音中文网 (Type: NewsMediaOrganization)</text:p>
      <text:p text:style-name="P4">
Published Time: 2023-05-12T22:06:05+08:00</text:p>
      <text:p text:style-name="P4">
Modified Time: 2023-05-12 14:06:05Z</text:p>
      <text:p text:style-name="P4">
Description: Australia's Minister of Trade and Tourism arrived in Beijing on Thursday to start a two -day visit to China on Thursday. This is a new effort made by Australia in the process of improvement in Australia and China. Farrell is the first Australian trade minister to visit China since 2019.</text:p>
      <text:p text:style-name="P4">
Videos: []</text:p>
      <text:p text:style-name="P4">
Images: []</text:p>
      <text:p text:style-name="P4">
Categories: ['亚太', '经济·金融·贸易', '中国']</text:p>
      <text:p text:style-name="P4">
Type: None</text:p>
      <!--METADATA-->
      <text:p text:style-name="P4">
Nonenone</text:p>
      <text:p text:style-name="P4">
News Source: <text:a xlink:type="simple" xlink:href="https://www.voachinese.com/a/australian-trade-minister-visits-china-as-part-of-joint-efforts-to-repair-ties-20230512/7090580.html" text:style-name="Internet_20_link" text:visited-style-name="Visited_20_Internet_20_Link">
https://www.voachinese.com/a/australian-trade-minister-visits-china-as-part-of-joint-efforts-to-repair-ties-20230512/7090580.html</text:a>
</text:p>
      <!--NEWS-->
      <text:h text:style-name="P10" text:outline-level="1">
<text:span text:style-name="T4">
Sultan war has signed a commitment to ensure humanitarian assistance</text:span>
</text:h>
      <text:p text:style-name="P4">
Author: chinese@voanews.com (美国之音)</text:p>
      <text:p text:style-name="P4">
Publisher: 美国之音中文网 (Type: NewsMediaOrganization)</text:p>
      <text:p text:style-name="P4">
Published Time: 2023-05-12T22:25:14+08:00</text:p>
      <text:p text:style-name="P4">
Modified Time: 2023-05-12 14:25:17Z</text:p>
      <text:p text:style-name="P4">
Description: U.S. officials said that the Sudan's war on all parties signed a commitment to allow humanitarian aid guidance guidelines to allow humanitarian aid guidelines on Thursday, but did not agree with the ceasefire.</text:p>
      <text:p text:style-name="P4">
Videos: []</text:p>
      <text:p text:style-name="P4">
Images: []</text:p>
      <text:p text:style-name="P4">
Categories: ['非洲', '军事']</text:p>
      <text:p text:style-name="P4">
Type: None</text:p>
      <!--METADATA-->
      <text:p text:style-name="P4">
Nonenone</text:p>
      <text:p text:style-name="P4">
News Source: <text:a xlink:type="simple" xlink:href="https://www.voachinese.com/a/sudan-s-warring-sides-sign-commitment-to-secure-humanitarian-aid-20230512/7090606.html" text:style-name="Internet_20_link" text:visited-style-name="Visited_20_Internet_20_Link">
https://www.voachinese.com/a/sudan-s-warring-sides-sign-commitment-to-secure-humanitarian-aid-20230512/7090606.html</text:a>
</text:p>
      <!--NEWS-->
      <text:h text:style-name="P10" text:outline-level="1">
<text:span text:style-name="T4">
The Minister of Trade in Australia said that he was "happy" about China's trade negotiations</text:span>
</text:h>
      <text:p text:style-name="P4">
Author: 联合早报 (Person)</text:p>
      <text:p text:style-name="P4">
Publisher: 联合早报 (Organization)</text:p>
      <text:p text:style-name="P4">
Published Time: 2023-05-12T22:51</text:p>
      <text:p text:style-name="P4">
Modified Time: 2023-05-12T23:07</text:p>
      <text:p text:style-name="P4">
Description: Australian Minister of Trade Farrell said he was "happy" about the talks in the elimination of trade barriers in China, saying that this visit was a "another step" in stabilizing Sino -Australian relations. Reuters reports that Farrell ends with Wang Wentao, Minister of Commerce of China on Friday (May 12) ...</text:p>
      <text:p text:style-name="P4">
Videos: []</text:p>
      <text:p text:style-name="P4">
Audios: []</text:p>
      <text:p text:style-name="P4">
Images: []</text:p>
      <text:p text:style-name="P4">
Type: NewsArticle</text:p>
      <text:p text:style-name="P4">
Breadcrumbs: ['即时', '国际']</text:p>
      <text:p text:style-name="P4">
Keywords: ['澳大利亚', '中国', '贸易', '中澳关系']</text:p>
      <!--METADATA-->
      <text:p text:style-name="P4">
Australian Minister of Trade Farrell said he was "happy" about the talks in the elimination of trade barriers in China, saying that this visit was a "another step" in stabilizing Sino -Australian relations.</text:p>
      <text:p text:style-name="P4">
Reuters reported that Farrell said on Friday (May 12) and the Minister of Commerce of China Wang Wentao. At a press conference, "(this visit) is taken on the road to stabilize the relationship between China and Australia. One step ... I came here to create a way to make the trade and economic relations between Australia and China normally. "</text:p>
      <text:p text:style-name="P4">
With the gradual stability of China -Australia's diplomatic relations, Beijing allowed four Chinese companies to be transported into Australian coal in January, and the two countries have now fully restored coal trade.</text:p>
      <text:p text:style-name="P4">
Earlier on Friday, Farrell told Wang Wentao in the opening speech of the 16th Ministerial Economic Joint Conference: "We can see the benefits of the" China -Australia Free Trade Agreement "to Australian Chinese enterprises and consumers in 2015 ","</text:p>
      <text:p text:style-name="P4">
After the meeting with Wang Wentao, Farrell said: "I am very happy to confirm that we agree to strengthen dialogue under the free trade agreement and other platforms to solve the problem that has not been resolved."</text:p>
      <text:p text:style-name="P4">
Farrer also revealed that he had issued an invitation to Australia to Wang Wentao, and Wang Wentao accepted the proposal.</text:p>
      <text:p text:style-name="P4">
Sino -Australian relations have deteriorated since 2017. At that time, Australian Prime Minister Morrison called on April 2020 to call on the international community to conduct investigations on the traceability of crown diseases, which has worsening Australia -China relations. China will restrict the losses of Australian coal, red wine, barley, lobster and other products. However, since the Labor government came to power in May 2022, Australia -China relations have been gradually repaired.</text:p>
      <text:p text:style-name="P4">
This is the first face -to -face meeting since the Minister of Trade of China and Australia since 2019.</text:p>
      <text:p text:style-name="P4">
News Source: <text:a xlink:type="simple" xlink:href="https://www.zaobao.com.sg/realtime/world/story20230512-1393987" text:style-name="Internet_20_link" text:visited-style-name="Visited_20_Internet_20_Link">
https://www.zaobao.com.sg/realtime/world/story20230512-1393987</text:a>
</text:p>
      <!--NEWS-->
      <text:h text:style-name="P10" text:outline-level="1">
<text:span text:style-name="T4">
The latest polls in Taiwan show that the DPP may not be able to win the 2024 presidential election</text:span>
</text:h>
      <text:p text:style-name="P4">
Author: chinese@voanews.com (松仁)</text:p>
      <text:p text:style-name="P4">
Publisher: 美国之音中文网 (Type: NewsMediaOrganization)</text:p>
      <text:p text:style-name="P4">
Published Time: 2023-05-12T22:54:25+08:00</text:p>
      <text:p text:style-name="P4">
Modified Time: 2023-05-12 16:23:50Z</text:p>
      <text:p text:style-name="P4">
Description: The latest studies made by a polls in Taiwan found that interviewees who are not happy to see the DPP continue to govern more than the Democratic Progressive Party's continued governing interviewees, and the Democratic Progressive Party, which has been in power for more than seven years, may lose next year. January President and legislators election.</text:p>
      <text:p text:style-name="P4">
Videos: []</text:p>
      <text:p text:style-name="P4">
Images: []</text:p>
      <text:p text:style-name="P4">
Categories: ['台湾', '法律']</text:p>
      <text:p text:style-name="P4">
Type: None</text:p>
      <!--METADATA-->
      <text:p text:style-name="P4">
Nonenone</text:p>
      <text:p text:style-name="P4">
News Source: <text:a xlink:type="simple" xlink:href="https://www.voachinese.com/a/taiwan-opinion-poll-reveals-doubts-about-dpp-victory-in-2024-20230512/7090641.html" text:style-name="Internet_20_link" text:visited-style-name="Visited_20_Internet_20_Link">
https://www.voachinese.com/a/taiwan-opinion-poll-reveals-doubts-about-dpp-victory-in-2024-20230512/7090641.html</text:a>
</text:p>
      <!--NEWS-->
      <text:h text:style-name="P10" text:outline-level="1">
<text:span text:style-name="T4">
US Deputy Secretary of State Sherman announced that he will retire soon</text:span>
</text:h>
      <text:p text:style-name="P4">
Author: 联合早报 (Person)</text:p>
      <text:p text:style-name="P4">
Publisher: 联合早报 (Organization)</text:p>
      <text:p text:style-name="P4">
Published Time: 2023-05-12T23:07</text:p>
      <text:p text:style-name="P4">
Modified Time: 2023-05-12T23:08</text:p>
      <text:p text:style-name="P4">
Description: US Deputy Secretary of State Wendy Sherman issued a statement on Friday (May 12) to confirm the news of the departure and announced that he would retire. Reuters reports that US Secretary of State Broskere said: "Because of her leadership, our country is safer and more secure. I ... I ...</text:p>
      <text:p text:style-name="P4">
Videos: []</text:p>
      <text:p text:style-name="P4">
Audios: []</text:p>
      <text:p text:style-name="P4">
Images: []</text:p>
      <text:p text:style-name="P4">
Type: NewsArticle</text:p>
      <text:p text:style-name="P4">
Breadcrumbs: ['即时', '国际']</text:p>
      <text:p text:style-name="P4">
Keywords: ['美国', '国务院']</text:p>
      <!--METADATA-->
      <text:p text:style-name="P4">
US Deputy Secretary of State Wendy Sherman issued a statement on Friday (May 12) to confirm the news of the departure and announced that he would retire.</text:p>
      <text:p text:style-name="P4">
Reuters reports that US Secretary of State Broskery said: "Because of her leadership, our country is safer, more secure, and our partnership is more powerful."</text:p>
      <text:p text:style-name="P4">
It is unclear who will take over the position of Shelman, and it is not clear about her resignation.</text:p>
      <text:p text:style-name="P4">
The US CNN (CNN) quoted people familiar with the matter on Thursday (11th) that Sherman, 73, will leave this summer.</text:p>
      <text:p text:style-name="P4">
People familiar with the matter said that there may be some more movements in the State Council's personnel. The senior official of the State Council, James O’Brien, is most likely to be nominated as assistant Secretary of State of European affairs.</text:p>
      <text:p text:style-name="P4">
News Source: <text:a xlink:type="simple" xlink:href="https://www.zaobao.com.sg/realtime/world/story20230512-1393992" text:style-name="Internet_20_link" text:visited-style-name="Visited_20_Internet_20_Link">
https://www.zaobao.com.sg/realtime/world/story20230512-1393992</text:a>
</text:p>
      <!--NEWS-->
      <text:h text:style-name="P10" text:outline-level="1">
<text:span text:style-name="T4">
White House: Pentagon will strengthen the defense situation in the Persian Gulf area</text:span>
</text:h>
      <text:p text:style-name="P4">
Author: 联合早报 (Person)</text:p>
      <text:p text:style-name="P4">
Publisher: 联合早报 (Organization)</text:p>
      <text:p text:style-name="P4">
Published Time: 2023-05-12T23:41</text:p>
      <text:p text:style-name="P4">
Modified Time: 2023-05-12T23:54</text:p>
      <text:p text:style-name="P4">
Description: American White House spokesman Kobe said that Iran has repeatedly threatened and attacked merchant ships sailing in the international waters. In order to deal with Iran's "repeated threats", the Pentagon will begin to strengthen the defense situation in the Persian Gulf area. Comprehensive Reuters and Agence France -Presse reported that Cerbon Friday (May 12) was ...</text:p>
      <text:p text:style-name="P4">
Videos: []</text:p>
      <text:p text:style-name="P4">
Audios: []</text:p>
      <text:p text:style-name="P4">
Images: []</text:p>
      <text:p text:style-name="P4">
Type: NewsArticle</text:p>
      <text:p text:style-name="P4">
Breadcrumbs: ['即时', '国际']</text:p>
      <text:p text:style-name="P4">
Keywords: ['美国', '五角大楼', '伊朗']</text:p>
      <!--METADATA-->
      <text:p text:style-name="P4">
American White House spokesman Kobe said that Iran has repeatedly threatened and attacked merchant ships sailing in the international waters. In order to deal with Iran's "repeated threats", the Pentagon will begin to strengthen the defense situation in the Persian Gulf area.</text:p>
      <text:p text:style-name="P4">
Comprehensive Reuters and Agence France -Presse reported that Cerbon said at the briefing on Friday (May 12): "Today, the Ministry of National Defense will take a series of actions to strengthen the defense of the United States in the Persian Gulf region."</text:p>
      <text:p text:style-name="P4">
These "repeated threats" include seizure of weapons, merchant ships, and commercial consignors that attack the rights of navigation in international waters.</text:p>
      <text:p text:style-name="P4">
In early May, the Iranian Navy seized two tankers in the Persian Gulf waters, and one of the merchant ships hung the flag of Panama. Cerbin said that in the past 15 years, Iran has "harass, attack or interfere with the international flags hanging with international flags in the past 15 years.</text:p>
      <text:p text:style-name="P4">
Cerbine pointed out that "the United States strongly condemn (Iran) threatened and interfere with commercial shipping in the Middle East", saying that Washington would not allow foreign forces to endanger the Middle East channel including the Holmus Strait.</text:p>
      <text:p text:style-name="P4">
The US Central Command is expected to provide more reinforcement information in the next few days.</text:p>
      <text:p text:style-name="P4">
News Source: <text:a xlink:type="simple" xlink:href="https://www.zaobao.com.sg/realtime/world/story20230512-1393995" text:style-name="Internet_20_link" text:visited-style-name="Visited_20_Internet_20_Link">
https://www.zaobao.com.sg/realtime/world/story20230512-1393995</text:a>
</text:p>
      <!--NEWS-->
      <text:h text:style-name="P10" text:outline-level="1">
<text:span text:style-name="T4">
The Chinese envoy will visit Ukraine, Russia and other countries next week to start mediation for the end of the Russian and Ukraine conflict.</text:span>
</text:h>
      <text:p text:style-name="P4">
Author: chinese@voanews.com (松仁)</text:p>
      <text:p text:style-name="P4">
Publisher: 美国之音中文网 (Type: NewsMediaOrganization)</text:p>
      <text:p text:style-name="P4">
Published Time: 2023-05-12T23:48:19+08:00</text:p>
      <text:p text:style-name="P4">
Modified Time: 2023-05-12 15:48:19Z</text:p>
      <text:p text:style-name="P4">
Description: The Eurasian Affairs of the Chinese government, which has the heavy responsibility of mediation of Russia and Ukraine's conflict, will start to visit Ukraine and Russia from next Monday (May 15th) to officially solve the political resolution of the Ukraine crisis.</text:p>
      <text:p text:style-name="P4">
Videos: []</text:p>
      <text:p text:style-name="P4">
Images: []</text:p>
      <text:p text:style-name="P4">
Categories: ['乌克兰局势', '中国']</text:p>
      <text:p text:style-name="P4">
Type: None</text:p>
      <!--METADATA-->
      <text:p text:style-name="P4">
Nonenone</text:p>
      <text:p text:style-name="P4">
News Source: <text:a xlink:type="simple" xlink:href="https://www.voachinese.com/a/china-to-send-special-envoy-to-ukraine-russia-as-part-of-peace-efforts-20230512/7090758.html" text:style-name="Internet_20_link" text:visited-style-name="Visited_20_Internet_20_Link">
https://www.voachinese.com/a/china-to-send-special-envoy-to-ukraine-russia-as-part-of-peace-efforts-20230512/7090758.html</text:a>
</text:p>
      <!--NEWS-->
      <text:h text:style-name="P10" text:outline-level="1">
<text:span text:style-name="T4">
Bollywood movie was released in Bangladesh more than half a century of lifting the ban</text:span>
</text:h>
      <text:p text:style-name="P4">
Publisher: 法新社</text:p>
      <text:p text:style-name="P4">
Published Time: 2023-05-12T7:02:07+00:00</text:p>
      <text:p text:style-name="P4">
Modified Time: 2023-05-12T14:35:02+00:00</text:p>
      <text:p text:style-name="P4">
Description: (Agence France -Presse Darka, 12th) The movie "The Jedi Agent of the Bollywood" starring the Bollywood King Sharughan, India, was released in Bangladesh today, attracting thousands of fans to watch the cinema, and it has become more than half a century. The first Bollywood film was released in Bangladesh.</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9" text:anchor-type="as-char" svg:width="6.9236in" svg:height="3.617581in" draw:z-index="0">
<draw:image xlink:href="../Images/rficn/2023-05-12T7-02-07-00-00/000000.png" xlink:type="simple" xlink:show="embed" xlink:actuate="onLoad" draw:mime-type="image/png"/>
</draw:frame>
Agence France -Presse reported that Agent's theme action film "Pathaan) was sold in India in January this year, which not only broke the local box office record, but also attracted the world's One fan.</text:p>
      <text:p text:style-name="P4">
However, since Bangladesh's independence from Pakistan in 1971, the authorities have been lobbying by domestic producers. As a result, Indian films are prohibited from being released in China, although India's position in the Bangladesh's independence war is to support Bennes.</text:p>
      <text:p text:style-name="P4">
18 -year -old Sazzad Hossain interviewed outside the cinema in Daka, "I am so excited because Bangladesh has finally been released for the first time."</text:p>
      <text:p text:style-name="P4">
He also said: "We are all fans of Sharuchan. I can watch his movie through the big screen for the first time."</text:p>
      <text:p text:style-name="P4">
Because of its low quality, Bangladesh's national films cannot attract fans to watch it, and the number of well -known movie stars that are only younger than Shakib Khan.</text:p>
      <text:p text:style-name="P4">
Some movie theaters must even secretly play illegal pornographic films to maintain operations, but in the past 20 years, more than 1,000 cinemas are closed, some are converted into shopping malls, and some are changed to apartments.</text:p>
      <text:p text:style-name="P4">
It was the most luxurious movie theater "Modhumita Cinema Hall", which was posted on the door with the latest Bangladesh movie poster, but a group of heroin addicts was sitting in front.</text:p>
      <text:p text:style-name="P4">
A cinema employee said, "I haven't seen such a poor number for many years. There are only a few rows. These national films are too bad, and no one wants to watch."</text:p>
      <text:p text:style-name="P4">
The Bangladesh authorities tried to relieve the Indian film ban in 2015, allowing the cinema to show two popular Bollywood movies "WANTED" and "three fools" (3idiots ", but after being protested by domestic movie stars, the theater was being protested. Forced to stop screening.</text:p>
      <text:p text:style-name="P4">
The Bangladesh government finally issued a decree last month, allowing 10 movies in India or South Asian countries each year to be released in China.</text:p>
      <text:p text:style-name="P4">
"The Jedi Agent of Bollywood" was released in 41 cinemas in Bangladesh. The filmmaker revealed that many movie tickets in Daka have been sold out for a long time.</text:p>
      <text:p text:style-name="P4">
News Source: <text:a xlink:type="simple" xlink:href="https://www.rfi.fr/cn/%E8%B4%A2%E7%BB%8F%E5%BF%AB%E8%AE%AF/20230512-%E5%AE%9D%E8%8E%B1%E5%9D%9E%E7%94%B5%E5%BD%B1%E5%9C%A8%E5%AD%9F%E5%8A%A0%E6%8B%89%E4%B8%8A%E6%98%A0-%E7%9D%BD%E8%BF%9D%E9%80%BE%E5%8D%8A%E4%B8%96%E7%BA%AA%E8%A7%A3%E7%A6%81" text:style-name="Internet_20_link" text:visited-style-name="Visited_20_Internet_20_Link">
https://www.rfi.fr/cn/%E8%B4%A2%E7%BB%8F%E5%BF%AB%E8%AE%AF/20230512-%E5%AE%9D%E8%8E%B1%E5%9D%9E%E7%94%B5%E5%BD%B1%E5%9C%A8%E5%AD%9F%E5%8A%A0%E6%8B%89%E4%B8%8A%E6%98%A0-%E7%9D%BD%E8%BF%9D%E9%80%BE%E5%8D%8A%E4%B8%96%E7%BA%AA%E8%A7%A3%E7%A6%81</text:a>
</text:p>
      <!--NEWS-->
      <text:h text:style-name="P10" text:outline-level="1">
<text:span text:style-name="T4">
The 40 -year -old political comic column has been suspended and again caused concerns about the freedom of pressing in Hong Kong.</text:span>
</text:h>
      <text:p text:style-name="P4">
Author: chinese@voanews.com (高锋)</text:p>
      <text:p text:style-name="P4">
Publisher: 美国之音中文网 (Type: NewsMediaOrganization)</text:p>
      <text:p text:style-name="P4">
Published Time: 2023-05-13T00:15:33+08:00</text:p>
      <text:p text:style-name="P4">
Modified Time: 2023-05-12 16:15:33Z</text:p>
      <text:p text:style-name="P4">
Description: The works of Hong Kong cartoonists Zunzi have been criticized or even condemned by the Hong Kong Government many times. The "Ming Pao", who had cooperated with Zunzi for 40 years, suddenly decided that he will suspend his comic column on May 14, but there is no explanation for the reason. Zunzi did not rule out the decision of the Ming Pao related to the pressure of the Hong Kong government. In an interview with VOA, he emphasized that he had no intention of using the media as a platform to discredit the government.</text:p>
      <text:p text:style-name="P4">
Videos: []</text:p>
      <text:p text:style-name="P4">
Images: []</text:p>
      <text:p text:style-name="P4">
Categories: ['港澳', '人权', '中国', '新闻自由']</text:p>
      <text:p text:style-name="P4">
Type: None</text:p>
      <!--METADATA-->
      <text:p text:style-name="P4">
Nonenone</text:p>
      <text:p text:style-name="P4">
News Source: <text:a xlink:type="simple" xlink:href="https://www.voachinese.com/a/hong-kong-newspaper-to-ax-satirical-comic-strip-20230512/7090799.html" text:style-name="Internet_20_link" text:visited-style-name="Visited_20_Internet_20_Link">
https://www.voachinese.com/a/hong-kong-newspaper-to-ax-satirical-comic-strip-20230512/7090799.html</text:a>
</text:p>
      <!--NEWS-->
      <text:h text:style-name="P10" text:outline-level="1">
<text:span text:style-name="T4">
Federal Judge ruled that federal law cannot prohibit young people under 21 years old from buying guns</text:span>
</text:h>
      <text:p text:style-name="P4">
Author: chinese@voanews.com (松仁)</text:p>
      <text:p text:style-name="P4">
Publisher: 美国之音中文网 (Type: NewsMediaOrganization)</text:p>
      <text:p text:style-name="P4">
Published Time: 2023-05-13T01:02:18+08:00</text:p>
      <text:p text:style-name="P4">
Modified Time: 2023-05-12 18:57:05Z</text:p>
      <text:p text:style-name="P4">
Description: A federal judge in Virginia in the United States made a ruling that found that federal law banned federal certified gun dealers sell pistols against young people under 21 years of age. This verdict caused protests from the US guns or gun control groups, and may also be challenged by the US Department of Justice.</text:p>
      <text:p text:style-name="P4">
Videos: []</text:p>
      <text:p text:style-name="P4">
Images: []</text:p>
      <text:p text:style-name="P4">
Categories: ['美国', '法律']</text:p>
      <text:p text:style-name="P4">
Type: None</text:p>
      <!--METADATA-->
      <text:p text:style-name="P4">
Nonenone</text:p>
      <text:p text:style-name="P4">
News Source: <text:a xlink:type="simple" xlink:href="https://www.voachinese.com/a/us-judge-strikes-down-federal-law-barring-handgun-sales-to-those-under-21-20230512/7090870.html" text:style-name="Internet_20_link" text:visited-style-name="Visited_20_Internet_20_Link">
https://www.voachinese.com/a/us-judge-strikes-down-federal-law-barring-handgun-sales-to-those-under-21-20230512/7090870.html</text:a>
</text:p>
      <!--NEWS-->
      <text:h text:style-name="P10" text:outline-level="1">
<text:span text:style-name="T4">
US Deputy Secretary of State Shelman announced his retirement, and Brinken praised her "extraordinary career"</text:span>
</text:h>
      <text:p text:style-name="P4">
Author: chinese@voanews.com (木风)</text:p>
      <text:p text:style-name="P4">
Publisher: 美国之音中文网 (Type: NewsMediaOrganization)</text:p>
      <text:p text:style-name="P4">
Published Time: 2023-05-13T01:09:01+08:00</text:p>
      <text:p text:style-name="P4">
Modified Time: 2023-05-12 17:09:48Z</text:p>
      <text:p text:style-name="P4">
Description: Wendy R. Sherman, Deputy Secretary of State, announced the decision to retire on the morning of Friday (May 12). She announced the news in an email to all employees of the State Council. She will work at the 30th of June.</text:p>
      <text:p text:style-name="P4">
Videos: []</text:p>
      <text:p text:style-name="P4">
Images: []</text:p>
      <text:p text:style-name="P4">
Categories: ['美国', '美洲']</text:p>
      <text:p text:style-name="P4">
Type: None</text:p>
      <!--METADATA-->
      <text:p text:style-name="P4">
Nonenone</text:p>
      <text:p text:style-name="P4">
News Source: <text:a xlink:type="simple" xlink:href="https://www.voachinese.com/a/us-deputy-secretary-of-state-wendy-r-sherman-retires-051223/7090884.html" text:style-name="Internet_20_link" text:visited-style-name="Visited_20_Internet_20_Link">
https://www.voachinese.com/a/us-deputy-secretary-of-state-wendy-r-sherman-retires-051223/7090884.html</text:a>
</text:p>
      <!--NEWS-->
      <text:h text:style-name="P10" text:outline-level="1">
<text:span text:style-name="T4">
"Snow and Snow Queen" may settle in Taiwan, but the situation in the Taiwan Strait makes Buffett feel uneasy</text:span>
</text:h>
      <text:p text:style-name="P4">
Author: chinese@voanews.com (美国之音)</text:p>
      <text:p text:style-name="P4">
Publisher: 美国之音中文网 (Type: NewsMediaOrganization)</text:p>
      <text:p text:style-name="P4">
Published Time: 2023-05-13T01:38:06+08:00</text:p>
      <text:p text:style-name="P4">
Modified Time: 2023-05-12 17:38:14Z</text:p>
      <text:p text:style-name="P4">
Description: Berkshire Hathaway, a well -known brand, "Dairy Queen", founded by Berkshire Hathaway, a US billionaire, may enter the Taiwan market. The news was recently announced by the company's chief executive CEO Troy Bader.</text:p>
      <text:p text:style-name="P4">
Videos: []</text:p>
      <text:p text:style-name="P4">
Images: []</text:p>
      <text:p text:style-name="P4">
Categories: ['美中关系', '美国', '经济·金融·贸易', '中国', '军事']</text:p>
      <text:p text:style-name="P4">
Type: None</text:p>
      <!--METADATA-->
      <text:p text:style-name="P4">
Nonenone</text:p>
      <text:p text:style-name="P4">
News Source: <text:a xlink:type="simple" xlink:href="https://www.voachinese.com/a/buffett-s-dairy-queen-sees-taiwan-among-possible-new-markets-while-mindful-of-geopolitics-20230512/7090949.html" text:style-name="Internet_20_link" text:visited-style-name="Visited_20_Internet_20_Link">
https://www.voachinese.com/a/buffett-s-dairy-queen-sees-taiwan-among-possible-new-markets-while-mindful-of-geopolitics-20230512/7090949.html</text:a>
</text:p>
      <!--NEWS-->
      <text:h text:style-name="P10" text:outline-level="1">
<text:span text:style-name="T4">
Musk found a successor, analyst: This is a key step for Twitter to win back to advertisers</text:span>
</text:h>
      <text:p text:style-name="P4">
Author: chinese@voanews.com (木风)</text:p>
      <text:p text:style-name="P4">
Publisher: 美国之音中文网 (Type: NewsMediaOrganization)</text:p>
      <text:p text:style-name="P4">
Published Time: 2023-05-13T01:46:59+08:00</text:p>
      <text:p text:style-name="P4">
Modified Time: 2023-05-12 17:46:59Z</text:p>
      <text:p text:style-name="P4">
Description: Tesla CEO Elon Musk publicly stated that he would resign from the company's CEO position for a few months and said that he found a successor. Musk posted on Twitter on Thursday (May 11) and said, "(I) excitedly announced that I found a new CEO for X/Twitter," "she is a woman", "will be in After six months, take office. "</text:p>
      <text:p text:style-name="P4">
Videos: []</text:p>
      <text:p text:style-name="P4">
Images: []</text:p>
      <text:p text:style-name="P4">
Categories: ['科技', '美国', '法律']</text:p>
      <text:p text:style-name="P4">
Type: None</text:p>
      <!--METADATA-->
      <text:p text:style-name="P4">
Nonenone</text:p>
      <text:p text:style-name="P4">
News Source: <text:a xlink:type="simple" xlink:href="https://www.voachinese.com/a/buffett-s-dairy-queen-sees-taiwan-among-possible-new-markets-051223/7090914.html" text:style-name="Internet_20_link" text:visited-style-name="Visited_20_Internet_20_Link">
https://www.voachinese.com/a/buffett-s-dairy-queen-sees-taiwan-among-possible-new-markets-051223/7090914.html</text:a>
</text:p>
      <!--NEWS-->
      <text:h text:style-name="P10" text:outline-level="1">
<text:span text:style-name="T4">
Ukrainian air defense system blocks Russia offensive Britain to provide Storm Film remote missiles</text:span>
</text:h>
      <text:p text:style-name="P4">
Author: chinese@voanews.com (刘恩民)</text:p>
      <text:p text:style-name="P4">
Publisher: 美国之音中文网 (Type: Organization)</text:p>
      <text:p text:style-name="P4">
Published Time: 2023-05-13T03:51:15+08:00</text:p>
      <text:p text:style-name="P4">
Modified Time: 2023-05-12 19:51:15Z</text:p>
      <text:p text:style-name="P4">
Description: The Ukrainian air defense system has made great progress. The Kiev defensive army said that with the help of Western aid and experience growth, Kiev's previously weakened air defense capabilities have now returned to 90%. The British Department of Defense said this week that it will provide Ukraine with a range of 250 kilometers of "Storm Shadow" long -range cruise missiles, which has initially realized the long -range strike capability that Kiev has always been looking forward to obtain.</text:p>
      <text:p text:style-name="P4">
Videos: []</text:p>
      <text:p text:style-name="P4">
Images: []</text:p>
      <text:p text:style-name="P4">
Categories: ['乌克兰局势', '军事', '每日视频新闻', '社媒-最IN视频']</text:p>
      <text:p text:style-name="P4">
Type: None</text:p>
      <!--METADATA-->
      <text:p text:style-name="P4">
Nonenone</text:p>
      <text:p text:style-name="P4">
News Source: <text:a xlink:type="simple" xlink:href="https://www.voachinese.com/a/ukraine-defenses-hold-off-russian-onslaught-received-storm-shadow-missiles-20230513/7091143.html" text:style-name="Internet_20_link" text:visited-style-name="Visited_20_Internet_20_Link">
https://www.voachinese.com/a/ukraine-defenses-hold-off-russian-onslaught-received-storm-shadow-missiles-20230513/7091143.html</text:a>
</text:p>
      <!--NEWS-->
      <text:h text:style-name="P10" text:outline-level="1">
<text:span text:style-name="T4">
"The front line is collapsed": The leader of the Wagner Group scolded the Russian regular army to escape from the Bachurut</text:span>
</text:h>
      <text:p text:style-name="P4">
Author: chinese@voanews.com (美国之音)</text:p>
      <text:p text:style-name="P4">
Publisher: 美国之音中文网 (Type: NewsMediaOrganization)</text:p>
      <text:p text:style-name="P4">
Published Time: 2023-05-13T04:11:47+08:00</text:p>
      <text:p text:style-name="P4">
Modified Time: 2023-05-12 20:11:47Z</text:p>
      <text:p text:style-name="P4">
Description: The founder of the quasi -military forces Wagner Group, Porigo, severely criticized the Russian military on Friday (May 12). He said that in Bachurut, the city of Wudong, which was fiercely competing for both sides, the Russian forces abandoned the flanked positions, causing the Ukraine to capture the site in all directions.</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wagner-group-chief-slams-russian-military-says-it-fled-bakhmut-20230512/7091236.html" text:style-name="Internet_20_link" text:visited-style-name="Visited_20_Internet_20_Link">
https://www.voachinese.com/a/wagner-group-chief-slams-russian-military-says-it-fled-bakhmut-20230512/7091236.html</text:a>
</text:p>
      <!--NEWS-->
      <text:h text:style-name="P10" text:outline-level="1">
<text:span text:style-name="T4">
China and Russia have jointly overthrowed the US dollar status? The BRICS Summit will discuss the establishment of a unified currency</text:span>
</text:h>
      <text:p text:style-name="P4">
Author: chinese@voanews.com (巴特莱特)</text:p>
      <text:p text:style-name="P4">
Publisher: 美国之音中文网 (Type: NewsMediaOrganization)</text:p>
      <text:p text:style-name="P4">
Published Time: 2023-05-13T04:53:31+08:00</text:p>
      <text:p text:style-name="P4">
Modified Time: 2023-05-12 20:53:31Z</text:p>
      <text:p text:style-name="P4">
Description: South African officials said this week that the establishment of a BRICS currency will be one of the main issues discussed by Brazil, Russia, India, China, and South Africa in August in August.</text:p>
      <text:p text:style-name="P4">
Videos: []</text:p>
      <text:p text:style-name="P4">
Images: []</text:p>
      <text:p text:style-name="P4">
Categories: ['经济·金融·贸易', '非洲', '美国', '中国', '编辑推荐', '全球议题']</text:p>
      <text:p text:style-name="P4">
Type: None</text:p>
      <!--METADATA-->
      <text:p text:style-name="P4">
Nonenone</text:p>
      <text:p text:style-name="P4">
News Source: <text:a xlink:type="simple" xlink:href="https://www.voachinese.com/a/common-currency-on-agenda-for-south-african-brics-summit-20230512/7091267.html" text:style-name="Internet_20_link" text:visited-style-name="Visited_20_Internet_20_Link">
https://www.voachinese.com/a/common-currency-on-agenda-for-south-african-brics-summit-20230512/7091267.html</text:a>
</text:p>
      <!--NEWS-->
      <text:h text:style-name="P10" text:outline-level="1">
<text:span text:style-name="T4">
China Route: Gangster robbery, twisted feet, and twisted feet, this way is so hard</text:span>
</text:h>
      <text:p text:style-name="P4">
Author: VOA</text:p>
      <text:p text:style-name="P4">
Publisher: 美国之音中文网 (Type: Organization)</text:p>
      <text:p text:style-name="P4">
Published Time: 2023-05-13T05:08:58+08:00</text:p>
      <text:p text:style-name="P4">
Modified Time: 2023-05-12 21:08:58Z</text:p>
      <text:p text:style-name="P4">
Description: The gangs, robbery, and mental body are dangerous, and the "wiring" road is dangerous. In a immigrant asylum in McAllen, a Texas border city in the United States, a "routing guest" from Hunan, China tells the VOA's reporter why he "runs" and "moist".</text:p>
      <text:p text:style-name="P4">
Videos: []</text:p>
      <text:p text:style-name="P4">
Images: []</text:p>
      <text:p text:style-name="P4">
Categories: '美国移民/难民议题'</text:p>
      <text:p text:style-name="P4">
Type: None</text:p>
      <!--METADATA-->
      <text:p text:style-name="P4">
Nonenone</text:p>
      <text:p text:style-name="P4">
News Source: <text:a xlink:type="simple" xlink:href="https://www.voachinese.com/a/7091298.html" text:style-name="Internet_20_link" text:visited-style-name="Visited_20_Internet_20_Link">
https://www.voachinese.com/a/7091298.html</text:a>
</text:p>
      <!--NEWS-->
      <text:h text:style-name="P10" text:outline-level="1">
<text:span text:style-name="T4">
The person in charge of the Mexican asylum: Most Chinese immigrants stay in the local area for too long</text:span>
</text:h>
      <text:p text:style-name="P4">
Author: VOA</text:p>
      <text:p text:style-name="P4">
Publisher: 美国之音中文网 (Type: Organization)</text:p>
      <text:p text:style-name="P4">
Published Time: 2023-05-13T05:23:27+08:00</text:p>
      <text:p text:style-name="P4">
Modified Time: 2023-05-12 21:23:27Z</text:p>
      <text:p text:style-name="P4">
Description: The person in charge of a immigration asylum at Renosa, a border city in Mexico, said that many immigrants are not familiar with the US immigration policy and often exchange errors. He told the Voice of America that he hoped to provide the correct information from the US government for immigrants. He also said that he often saw Chinese immigrants, but most of them would not stay locally for a long time.</text:p>
      <text:p text:style-name="P4">
Videos: []</text:p>
      <text:p text:style-name="P4">
Images: []</text:p>
      <text:p text:style-name="P4">
Categories: '美国移民/难民议题'</text:p>
      <text:p text:style-name="P4">
Type: None</text:p>
      <!--METADATA-->
      <text:p text:style-name="P4">
Nonenone</text:p>
      <text:p text:style-name="P4">
News Source: <text:a xlink:type="simple" xlink:href="https://www.voachinese.com/a/7091311.html" text:style-name="Internet_20_link" text:visited-style-name="Visited_20_Internet_20_Link">
https://www.voachinese.com/a/7091311.html</text:a>
</text:p>
      <!--NEWS-->
      <text:h text:style-name="P10" text:outline-level="1">
<text:span text:style-name="T4">
The new policy of the US immigration is launched, asylum talks to make an appointment for a long line</text:span>
</text:h>
      <text:p text:style-name="P4">
Author: VOA</text:p>
      <text:p text:style-name="P4">
Publisher: 美国之音中文网 (Type: Organization)</text:p>
      <text:p text:style-name="P4">
Published Time: 2023-05-13T05:24:44+08:00</text:p>
      <text:p text:style-name="P4">
Modified Time: 2023-05-12 21:24:44Z</text:p>
      <text:p text:style-name="P4">
Description: The U.S. government has implemented more stringent asylum measures from the 12th, including CBPONE application software that urged immigrants to apply for shelter. In Mexico, many immigration reactions that want to enter the country through the US government encouraged by the US government are difficult to make an appointment in the application.</text:p>
      <text:p text:style-name="P4">
Videos: []</text:p>
      <text:p text:style-name="P4">
Images: []</text:p>
      <text:p text:style-name="P4">
Categories: '美国移民/难民议题'</text:p>
      <text:p text:style-name="P4">
Type: None</text:p>
      <!--METADATA-->
      <text:p text:style-name="P4">
Nonenone</text:p>
      <text:p text:style-name="P4">
News Source: <text:a xlink:type="simple" xlink:href="https://www.voachinese.com/a/7091313.html" text:style-name="Internet_20_link" text:visited-style-name="Visited_20_Internet_20_Link">
https://www.voachinese.com/a/7091313.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